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float" office:value="0.30202895402908297" table:style-name="ce1">
            <text:p>0.302028954</text:p>
          </table:table-cell>
          <table:table-cell office:value-type="float" office:value="0.32558277249336198" table:style-name="ce1">
            <text:p>0.325582772</text:p>
          </table:table-cell>
          <table:table-cell office:value-type="float" office:value="2.03391173272394E-4" table:style-name="ce1">
            <text:p>0.000203391</text:p>
          </table:table-cell>
          <table:table-cell office:value-type="float" office:value="2.03391173272394E-4" table:style-name="ce1">
            <text:p>0.000203391</text:p>
          </table:table-cell>
          <table:table-cell office:value-type="float" office:value="2.03391173272394E-4" table:style-name="ce1">
            <text:p>0.000203391</text:p>
          </table:table-cell>
          <table:table-cell office:value-type="float" office:value="2.03391173272394E-4" table:style-name="ce1">
            <text:p>0.000203391</text:p>
          </table:table-cell>
          <table:table-cell office:value-type="float" office:value="2.03391173272394E-4" table:style-name="ce1">
            <text:p>0.000203391</text:p>
          </table:table-cell>
          <table:table-cell office:value-type="float" office:value="2.03391173272394E-4" table:style-name="ce1">
            <text:p>0.000203391</text:p>
          </table:table-cell>
          <table:table-cell office:value-type="float" office:value="2.03391173272394E-4" table:style-name="ce1">
            <text:p>0.000203391</text:p>
          </table:table-cell>
          <table:table-cell office:value-type="float" office:value="2.03391173272394E-4" table:style-name="ce1">
            <text:p>0.000203391</text:p>
          </table:table-cell>
          <table:table-cell office:value-type="float" office:value="2.03391173272394E-4" table:style-name="ce1">
            <text:p>0.000203391</text:p>
          </table:table-cell>
          <table:table-cell office:value-type="float" office:value="2.03391173272394E-4" table:style-name="ce1">
            <text:p>0.000203391</text:p>
          </table:table-cell>
          <table:table-cell table:style-name="ce1"/>
          <table:table-cell office:value-type="float" office:value="5.5478236424821078E-4" table:formula="of:=POWER([.B1]-[.A1]; 2)" table:style-name="ce1">
            <text:p>0.000554782</text:p>
          </table:table-cell>
          <table:table-cell office:value-type="float" office:value="0.10587174178824427" table:formula="of:=POWER([.C1]-[.B1]; 2)" table:style-name="ce1">
            <text:p>0.105871742</text:p>
          </table:table-cell>
          <table:table-cell office:value-type="float" office:value="0" table:formula="of:=POWER([.D1]-[.C1]; 2)" table:style-name="ce1">
            <text:p>0</text:p>
          </table:table-cell>
          <table:table-cell office:value-type="float" office:value="0" table:formula="of:=POWER([.E1]-[.D1]; 2)" table:style-name="ce1">
            <text:p>0</text:p>
          </table:table-cell>
          <table:table-cell office:value-type="float" office:value="0" table:formula="of:=POWER([.F1]-[.E1]; 2)" table:style-name="ce1">
            <text:p>0</text:p>
          </table:table-cell>
          <table:table-cell office:value-type="float" office:value="0" table:formula="of:=POWER([.G1]-[.F1]; 2)" table:style-name="ce1">
            <text:p>0</text:p>
          </table:table-cell>
          <table:table-cell office:value-type="float" office:value="0" table:formula="of:=POWER([.H1]-[.G1]; 2)" table:style-name="ce1">
            <text:p>0</text:p>
          </table:table-cell>
          <table:table-cell office:value-type="float" office:value="0" table:formula="of:=POWER([.I1]-[.H1]; 2)" table:style-name="ce1">
            <text:p>0</text:p>
          </table:table-cell>
          <table:table-cell office:value-type="float" office:value="0" table:formula="of:=POWER([.J1]-[.I1]; 2)" table:style-name="ce1">
            <text:p>0</text:p>
          </table:table-cell>
          <table:table-cell office:value-type="float" office:value="0" table:formula="of:=POWER([.K1]-[.J1]; 2)" table:style-name="ce1">
            <text:p>0</text:p>
          </table:table-cell>
          <table:table-cell office:value-type="float" office:value="0" table:formula="of:=POWER([.L1]-[.K1]; 2)" table:style-name="ce1">
            <text:p>0</text:p>
          </table:table-cell>
          <table:table-cell office:value-type="float" office:value="5.1399813107635097" table:formula="of:=SQRT(SUM([.N1:.N125]))" table:style-name="ce1">
            <text:p>5.139981311</text:p>
          </table:table-cell>
          <table:table-cell table:number-columns-repeated="16359"/>
        </table:table-row>
        <table:table-row table:style-name="ro1">
          <table:table-cell office:value-type="float" office:value="-0.65595734119415305" table:style-name="ce1">
            <text:p>-0.655957341</text:p>
          </table:table-cell>
          <table:table-cell office:value-type="float" office:value="-0.929185330867767" table:style-name="ce1">
            <text:p>-0.929185331</text:p>
          </table:table-cell>
          <table:table-cell office:value-type="float" office:value="-1.66973376274109" table:style-name="ce1">
            <text:p>-1.669733763</text:p>
          </table:table-cell>
          <table:table-cell office:value-type="float" office:value="-1.68916976451874" table:style-name="ce1">
            <text:p>-1.689169765</text:p>
          </table:table-cell>
          <table:table-cell office:value-type="float" office:value="-1.6968461275100699" table:style-name="ce1">
            <text:p>-1.696846128</text:p>
          </table:table-cell>
          <table:table-cell office:value-type="float" office:value="-1.72308301925659" table:style-name="ce1">
            <text:p>-1.723083019</text:p>
          </table:table-cell>
          <table:table-cell office:value-type="float" office:value="-1.67612552642822" table:style-name="ce1">
            <text:p>-1.676125526</text:p>
          </table:table-cell>
          <table:table-cell office:value-type="float" office:value="-1.69050860404968" table:style-name="ce1">
            <text:p>-1.690508604</text:p>
          </table:table-cell>
          <table:table-cell office:value-type="float" office:value="-1.67043280601501" table:style-name="ce1">
            <text:p>-1.670432806</text:p>
          </table:table-cell>
          <table:table-cell office:value-type="float" office:value="-1.69699919223785" table:style-name="ce1">
            <text:p>-1.696999192</text:p>
          </table:table-cell>
          <table:table-cell office:value-type="float" office:value="-1.66112232208252" table:style-name="ce1">
            <text:p>-1.661122322</text:p>
          </table:table-cell>
          <table:table-cell office:value-type="float" office:value="-1.6656529903411901" table:style-name="ce1">
            <text:p>-1.66565299</text:p>
          </table:table-cell>
          <table:table-cell table:style-name="ce1"/>
          <table:table-cell office:value-type="float" office:value="7.4653534341084488E-2" table:formula="of:=POWER([.B2]-[.A2]; 2)" table:style-name="ce1">
            <text:p>0.074653534</text:p>
          </table:table-cell>
          <table:table-cell office:value-type="float" office:value="0.54841197995003765" table:formula="of:=POWER([.C2]-[.B2]; 2)" table:style-name="ce1">
            <text:p>0.54841198</text:p>
          </table:table-cell>
          <table:table-cell office:value-type="float" office:value="3.7775816510081535E-4" table:formula="of:=POWER([.D2]-[.C2]; 2)" table:style-name="ce1">
            <text:p>0.000377758</text:p>
          </table:table-cell>
          <table:table-cell office:value-type="float" office:value="5.8926548774659319E-5" table:formula="of:=POWER([.E2]-[.D2]; 2)" table:style-name="ce1">
            <text:p>5.89265E-05</text:p>
          </table:table-cell>
          <table:table-cell office:value-type="float" office:value="6.8837448851861494E-4" table:formula="of:=POWER([.F2]-[.E2]; 2)" table:style-name="ce1">
            <text:p>0.000688374</text:p>
          </table:table-cell>
          <table:table-cell office:value-type="float" office:value="2.2050061327264225E-3" table:formula="of:=POWER([.G2]-[.F2]; 2)" table:style-name="ce1">
            <text:p>0.002205006</text:p>
          </table:table-cell>
          <table:table-cell office:value-type="float" office:value="2.0687292186494233E-4" table:formula="of:=POWER([.H2]-[.G2]; 2)" table:style-name="ce1">
            <text:p>0.000206873</text:p>
          </table:table-cell>
          <table:table-cell office:value-type="float" office:value="4.0303766672885851E-4" table:formula="of:=POWER([.I2]-[.H2]; 2)" table:style-name="ce1">
            <text:p>0.000403038</text:p>
          </table:table-cell>
          <table:table-cell office:value-type="float" office:value="7.0577287694110406E-4" table:formula="of:=POWER([.J2]-[.I2]; 2)" table:style-name="ce1">
            <text:p>0.000705773</text:p>
          </table:table-cell>
          <table:table-cell office:value-type="float" office:value="1.2871498121424106E-3" table:formula="of:=POWER([.K2]-[.J2]; 2)" table:style-name="ce1">
            <text:p>0.00128715</text:p>
          </table:table-cell>
          <table:table-cell office:value-type="float" office:value="2.0526954870120764E-5" table:formula="of:=POWER([.L2]-[.K2]; 2)" table:style-name="ce1">
            <text:p>2.0527E-05</text:p>
          </table:table-cell>
          <table:table-cell office:value-type="float" office:value="7.9789012425182291" table:formula="of:=SQRT(SUM([.O1:.O125]))" table:style-name="ce1">
            <text:p>7.978901243</text:p>
          </table:table-cell>
          <table:table-cell table:number-columns-repeated="16359"/>
        </table:table-row>
        <table:table-row table:style-name="ro1">
          <table:table-cell office:value-type="float" office:value="-0.38627991080284102" table:style-name="ce1">
            <text:p>-0.386279911</text:p>
          </table:table-cell>
          <table:table-cell office:value-type="float" office:value="0.54894030094146695" table:style-name="ce1">
            <text:p>0.548940301</text:p>
          </table:table-cell>
          <table:table-cell office:value-type="float" office:value="2.3954942226409899" table:style-name="ce1">
            <text:p>2.395494223</text:p>
          </table:table-cell>
          <table:table-cell office:value-type="float" office:value="3.3975670337677002" table:style-name="ce1">
            <text:p>3.397567034</text:p>
          </table:table-cell>
          <table:table-cell office:value-type="float" office:value="3.4756047725677499" table:style-name="ce1">
            <text:p>3.475604773</text:p>
          </table:table-cell>
          <table:table-cell office:value-type="float" office:value="3.5061767101287802" table:style-name="ce1">
            <text:p>3.50617671</text:p>
          </table:table-cell>
          <table:table-cell office:value-type="float" office:value="3.6131393909454301" table:style-name="ce1">
            <text:p>3.613139391</text:p>
          </table:table-cell>
          <table:table-cell office:value-type="float" office:value="3.8626034259796098" table:style-name="ce1">
            <text:p>3.862603426</text:p>
          </table:table-cell>
          <table:table-cell office:value-type="float" office:value="3.8758316040039098" table:style-name="ce1">
            <text:p>3.875831604</text:p>
          </table:table-cell>
          <table:table-cell office:value-type="float" office:value="4.0127296447753897" table:style-name="ce1">
            <text:p>4.012729645</text:p>
          </table:table-cell>
          <table:table-cell office:value-type="float" office:value="3.95595026016235" table:style-name="ce1">
            <text:p>3.95595026</text:p>
          </table:table-cell>
          <table:table-cell office:value-type="float" office:value="3.9881789684295699" table:style-name="ce1">
            <text:p>3.988178968</text:p>
          </table:table-cell>
          <table:table-cell table:style-name="ce1"/>
          <table:table-cell office:value-type="float" office:value="0.8746368444550684" table:formula="of:=POWER([.B3]-[.A3]; 2)" table:style-name="ce1">
            <text:p>0.874636844</text:p>
          </table:table-cell>
          <table:table-cell office:value-type="float" office:value="3.4097613857438884" table:formula="of:=POWER([.C3]-[.B3]; 2)" table:style-name="ce1">
            <text:p>3.409761386</text:p>
          </table:table-cell>
          <table:table-cell office:value-type="float" office:value="1.0041499187993876" table:formula="of:=POWER([.D3]-[.C3]; 2)" table:style-name="ce1">
            <text:p>1.004149919</text:p>
          </table:table-cell>
          <table:table-cell office:value-type="float" office:value="6.0898886770247851E-3" table:formula="of:=POWER([.E3]-[.D3]; 2)" table:style-name="ce1">
            <text:p>0.006089889</text:p>
          </table:table-cell>
          <table:table-cell office:value-type="float" office:value="9.3464336623553352E-4" table:formula="of:=POWER([.F3]-[.E3]; 2)" table:style-name="ce1">
            <text:p>0.000934643</text:p>
          </table:table-cell>
          <table:table-cell office:value-type="float" office:value="1.1441015087484534E-2" table:formula="of:=POWER([.G3]-[.F3]; 2)" table:style-name="ce1">
            <text:p>0.011441015</text:p>
          </table:table-cell>
          <table:table-cell office:value-type="float" office:value="6.2232304775534431E-2" table:formula="of:=POWER([.H3]-[.G3]; 2)" table:style-name="ce1">
            <text:p>0.062232305</text:p>
          </table:table-cell>
          <table:table-cell office:value-type="float" office:value="1.7498469384257307E-4" table:formula="of:=POWER([.I3]-[.H3]; 2)" table:style-name="ce1">
            <text:p>0.000174985</text:p>
          </table:table-cell>
          <table:table-cell office:value-type="float" office:value="1.8741073567069784E-2" table:formula="of:=POWER([.J3]-[.I3]; 2)" table:style-name="ce1">
            <text:p>0.018741074</text:p>
          </table:table-cell>
          <table:table-cell office:value-type="float" office:value="3.223898517035498E-3" table:formula="of:=POWER([.K3]-[.J3]; 2)" table:style-name="ce1">
            <text:p>0.003223899</text:p>
          </table:table-cell>
          <table:table-cell office:value-type="float" office:value="1.0386896365735688E-3" table:formula="of:=POWER([.L3]-[.K3]; 2)" table:style-name="ce1">
            <text:p>0.00103869</text:p>
          </table:table-cell>
          <table:table-cell office:value-type="float" office:value="1.7433772028843146" table:formula="of:=SQRT(SUM([.P1:.P125]))" table:style-name="ce1">
            <text:p>1.743377203</text:p>
          </table:table-cell>
          <table:table-cell table:number-columns-repeated="16359"/>
        </table:table-row>
        <table:table-row table:style-name="ro1">
          <table:table-cell office:value-type="float" office:value="-0.47295331954956099" table:style-name="ce1">
            <text:p>-0.47295332</text:p>
          </table:table-cell>
          <table:table-cell office:value-type="float" office:value="-1.06096410751343" table:style-name="ce1">
            <text:p>-1.060964108</text:p>
          </table:table-cell>
          <table:table-cell office:value-type="float" office:value="-2.6826474666595499" table:style-name="ce1">
            <text:p>-2.682647467</text:p>
          </table:table-cell>
          <table:table-cell office:value-type="float" office:value="-2.7369384765625" table:style-name="ce1">
            <text:p>-2.736938477</text:p>
          </table:table-cell>
          <table:table-cell office:value-type="float" office:value="-2.7422118186950701" table:style-name="ce1">
            <text:p>-2.742211819</text:p>
          </table:table-cell>
          <table:table-cell office:value-type="float" office:value="-2.7395920753478999" table:style-name="ce1">
            <text:p>-2.739592075</text:p>
          </table:table-cell>
          <table:table-cell office:value-type="float" office:value="-2.7524333000183101" table:style-name="ce1">
            <text:p>-2.7524333</text:p>
          </table:table-cell>
          <table:table-cell office:value-type="float" office:value="-2.7499439716339098" table:style-name="ce1">
            <text:p>-2.749943972</text:p>
          </table:table-cell>
          <table:table-cell office:value-type="float" office:value="-2.7324011325836199" table:style-name="ce1">
            <text:p>-2.732401133</text:p>
          </table:table-cell>
          <table:table-cell office:value-type="float" office:value="-2.7349307537078902" table:style-name="ce1">
            <text:p>-2.734930754</text:p>
          </table:table-cell>
          <table:table-cell office:value-type="float" office:value="-2.7473177909851101" table:style-name="ce1">
            <text:p>-2.747317791</text:p>
          </table:table-cell>
          <table:table-cell office:value-type="float" office:value="-2.7365446090698202" table:style-name="ce1">
            <text:p>-2.736544609</text:p>
          </table:table-cell>
          <table:table-cell table:style-name="ce1"/>
          <table:table-cell office:value-type="float" office:value="0.34575668676189009" table:formula="of:=POWER([.B4]-[.A4]; 2)" table:style-name="ce1">
            <text:p>0.345756687</text:p>
          </table:table-cell>
          <table:table-cell office:value-type="float" office:value="2.6298569173314434" table:formula="of:=POWER([.C4]-[.B4]; 2)" table:style-name="ce1">
            <text:p>2.629856917</text:p>
          </table:table-cell>
          <table:table-cell office:value-type="float" office:value="2.9475137562822262E-3" table:formula="of:=POWER([.D4]-[.C4]; 2)" table:style-name="ce1">
            <text:p>0.002947514</text:p>
          </table:table-cell>
          <table:table-cell office:value-type="float" office:value="2.7808137247139349E-5" table:formula="of:=POWER([.E4]-[.D4]; 2)" table:style-name="ce1">
            <text:p>2.78081E-05</text:p>
          </table:table-cell>
          <table:table-cell office:value-type="float" office:value="6.8630552050424664E-6" table:formula="of:=POWER([.F4]-[.E4]; 2)" table:style-name="ce1">
            <text:p>6.86306E-06</text:p>
          </table:table-cell>
          <table:table-cell office:value-type="float" office:value="1.6489705103595043E-4" table:formula="of:=POWER([.G4]-[.F4]; 2)" table:style-name="ce1">
            <text:p>0.000164897</text:p>
          </table:table-cell>
          <table:table-cell office:value-type="float" office:value="6.1967558053810185E-6" table:formula="of:=POWER([.H4]-[.G4]; 2)" table:style-name="ce1">
            <text:p>6.19676E-06</text:p>
          </table:table-cell>
          <table:table-cell office:value-type="float" office:value="3.0775120194437484E-4" table:formula="of:=POWER([.I4]-[.H4]; 2)" table:style-name="ce1">
            <text:p>0.000307751</text:p>
          </table:table-cell>
          <table:table-cell office:value-type="float" office:value="6.3989830323542465E-6" table:formula="of:=POWER([.J4]-[.I4]; 2)" table:style-name="ce1">
            <text:p>6.39898E-06</text:p>
          </table:table-cell>
          <table:table-cell office:value-type="float" office:value="1.5343869250723547E-4" table:formula="of:=POWER([.K4]-[.J4]; 2)" table:style-name="ce1">
            <text:p>0.000153439</text:p>
          </table:table-cell>
          <table:table-cell office:value-type="float" office:value="1.1606144857992859E-4" table:formula="of:=POWER([.L4]-[.K4]; 2)" table:style-name="ce1">
            <text:p>0.000116061</text:p>
          </table:table-cell>
          <table:table-cell office:value-type="float" office:value="1.021401975924721" table:formula="of:=SQRT(SUM([.Q1:.Q125]))" table:style-name="ce1">
            <text:p>1.021401976</text:p>
          </table:table-cell>
          <table:table-cell table:number-columns-repeated="16359"/>
        </table:table-row>
        <table:table-row table:style-name="ro1">
          <table:table-cell office:value-type="float" office:value="0.30417370796203602" table:style-name="ce1">
            <text:p>0.304173708</text:p>
          </table:table-cell>
          <table:table-cell office:value-type="float" office:value="0.26555082201957703" table:style-name="ce1">
            <text:p>0.265550822</text:p>
          </table:table-cell>
          <table:table-cell office:value-type="float" office:value="1.2584925862029199E-3" table:style-name="ce1">
            <text:p>0.001258493</text:p>
          </table:table-cell>
          <table:table-cell office:value-type="float" office:value="1.2584925862029199E-3" table:style-name="ce1">
            <text:p>0.001258493</text:p>
          </table:table-cell>
          <table:table-cell office:value-type="float" office:value="1.2584925862029199E-3" table:style-name="ce1">
            <text:p>0.001258493</text:p>
          </table:table-cell>
          <table:table-cell office:value-type="float" office:value="1.2584925862029199E-3" table:style-name="ce1">
            <text:p>0.001258493</text:p>
          </table:table-cell>
          <table:table-cell office:value-type="float" office:value="1.2584925862029199E-3" table:style-name="ce1">
            <text:p>0.001258493</text:p>
          </table:table-cell>
          <table:table-cell office:value-type="float" office:value="1.2584925862029199E-3" table:style-name="ce1">
            <text:p>0.001258493</text:p>
          </table:table-cell>
          <table:table-cell office:value-type="float" office:value="1.2584925862029199E-3" table:style-name="ce1">
            <text:p>0.001258493</text:p>
          </table:table-cell>
          <table:table-cell office:value-type="float" office:value="1.2584925862029199E-3" table:style-name="ce1">
            <text:p>0.001258493</text:p>
          </table:table-cell>
          <table:table-cell office:value-type="float" office:value="1.2584925862029199E-3" table:style-name="ce1">
            <text:p>0.001258493</text:p>
          </table:table-cell>
          <table:table-cell office:value-type="float" office:value="1.2584925862029199E-3" table:style-name="ce1">
            <text:p>0.001258493</text:p>
          </table:table-cell>
          <table:table-cell table:style-name="ce1"/>
          <table:table-cell office:value-type="float" office:value="1.4917273185241966E-3" table:formula="of:=POWER([.B5]-[.A5]; 2)" table:style-name="ce1">
            <text:p>0.001491727</text:p>
          </table:table-cell>
          <table:table-cell office:value-type="float" office:value="6.9850435397319152E-2" table:formula="of:=POWER([.C5]-[.B5]; 2)" table:style-name="ce1">
            <text:p>0.069850435</text:p>
          </table:table-cell>
          <table:table-cell office:value-type="float" office:value="0" table:formula="of:=POWER([.D5]-[.C5]; 2)" table:style-name="ce1">
            <text:p>0</text:p>
          </table:table-cell>
          <table:table-cell office:value-type="float" office:value="0" table:formula="of:=POWER([.E5]-[.D5]; 2)" table:style-name="ce1">
            <text:p>0</text:p>
          </table:table-cell>
          <table:table-cell office:value-type="float" office:value="0" table:formula="of:=POWER([.F5]-[.E5]; 2)" table:style-name="ce1">
            <text:p>0</text:p>
          </table:table-cell>
          <table:table-cell office:value-type="float" office:value="0" table:formula="of:=POWER([.G5]-[.F5]; 2)" table:style-name="ce1">
            <text:p>0</text:p>
          </table:table-cell>
          <table:table-cell office:value-type="float" office:value="0" table:formula="of:=POWER([.H5]-[.G5]; 2)" table:style-name="ce1">
            <text:p>0</text:p>
          </table:table-cell>
          <table:table-cell office:value-type="float" office:value="0" table:formula="of:=POWER([.I5]-[.H5]; 2)" table:style-name="ce1">
            <text:p>0</text:p>
          </table:table-cell>
          <table:table-cell office:value-type="float" office:value="0" table:formula="of:=POWER([.J5]-[.I5]; 2)" table:style-name="ce1">
            <text:p>0</text:p>
          </table:table-cell>
          <table:table-cell office:value-type="float" office:value="0" table:formula="of:=POWER([.K5]-[.J5]; 2)" table:style-name="ce1">
            <text:p>0</text:p>
          </table:table-cell>
          <table:table-cell office:value-type="float" office:value="0" table:formula="of:=POWER([.L5]-[.K5]; 2)" table:style-name="ce1">
            <text:p>0</text:p>
          </table:table-cell>
          <table:table-cell office:value-type="float" office:value="0.69015677013713139" table:formula="of:=SQRT(SUM([.R1:.R125]))" table:style-name="ce1">
            <text:p>0.69015677</text:p>
          </table:table-cell>
          <table:table-cell table:number-columns-repeated="16359"/>
        </table:table-row>
        <table:table-row table:style-name="ro1">
          <table:table-cell office:value-type="float" office:value="-0.42089745402336098" table:style-name="ce1">
            <text:p>-0.420897454</text:p>
          </table:table-cell>
          <table:table-cell office:value-type="float" office:value="-6.5207913517951993E-2" table:style-name="ce1">
            <text:p>-0.065207914</text:p>
          </table:table-cell>
          <table:table-cell office:value-type="float" office:value="-6.5207913517951993E-2" table:style-name="ce1">
            <text:p>-0.065207914</text:p>
          </table:table-cell>
          <table:table-cell office:value-type="float" office:value="-6.5207913517951993E-2" table:style-name="ce1">
            <text:p>-0.065207914</text:p>
          </table:table-cell>
          <table:table-cell office:value-type="float" office:value="-6.5207913517951993E-2" table:style-name="ce1">
            <text:p>-0.065207914</text:p>
          </table:table-cell>
          <table:table-cell office:value-type="float" office:value="-6.5207913517951993E-2" table:style-name="ce1">
            <text:p>-0.065207914</text:p>
          </table:table-cell>
          <table:table-cell office:value-type="float" office:value="-6.5207913517951993E-2" table:style-name="ce1">
            <text:p>-0.065207914</text:p>
          </table:table-cell>
          <table:table-cell office:value-type="float" office:value="-6.5207913517951993E-2" table:style-name="ce1">
            <text:p>-0.065207914</text:p>
          </table:table-cell>
          <table:table-cell office:value-type="float" office:value="-6.5207913517951993E-2" table:style-name="ce1">
            <text:p>-0.065207914</text:p>
          </table:table-cell>
          <table:table-cell office:value-type="float" office:value="-6.5207913517951993E-2" table:style-name="ce1">
            <text:p>-0.065207914</text:p>
          </table:table-cell>
          <table:table-cell office:value-type="float" office:value="-6.5207913517951993E-2" table:style-name="ce1">
            <text:p>-0.065207914</text:p>
          </table:table-cell>
          <table:table-cell office:value-type="float" office:value="-6.5207913517951993E-2" table:style-name="ce1">
            <text:p>-0.065207914</text:p>
          </table:table-cell>
          <table:table-cell table:style-name="ce1"/>
          <table:table-cell office:value-type="float" office:value="0.12651504922494899" table:formula="of:=POWER([.B6]-[.A6]; 2)" table:style-name="ce1">
            <text:p>0.126515049</text:p>
          </table:table-cell>
          <table:table-cell office:value-type="float" office:value="0" table:formula="of:=POWER([.C6]-[.B6]; 2)" table:style-name="ce1">
            <text:p>0</text:p>
          </table:table-cell>
          <table:table-cell office:value-type="float" office:value="0" table:formula="of:=POWER([.D6]-[.C6]; 2)" table:style-name="ce1">
            <text:p>0</text:p>
          </table:table-cell>
          <table:table-cell office:value-type="float" office:value="0" table:formula="of:=POWER([.E6]-[.D6]; 2)" table:style-name="ce1">
            <text:p>0</text:p>
          </table:table-cell>
          <table:table-cell office:value-type="float" office:value="0" table:formula="of:=POWER([.F6]-[.E6]; 2)" table:style-name="ce1">
            <text:p>0</text:p>
          </table:table-cell>
          <table:table-cell office:value-type="float" office:value="0" table:formula="of:=POWER([.G6]-[.F6]; 2)" table:style-name="ce1">
            <text:p>0</text:p>
          </table:table-cell>
          <table:table-cell office:value-type="float" office:value="0" table:formula="of:=POWER([.H6]-[.G6]; 2)" table:style-name="ce1">
            <text:p>0</text:p>
          </table:table-cell>
          <table:table-cell office:value-type="float" office:value="0" table:formula="of:=POWER([.I6]-[.H6]; 2)" table:style-name="ce1">
            <text:p>0</text:p>
          </table:table-cell>
          <table:table-cell office:value-type="float" office:value="0" table:formula="of:=POWER([.J6]-[.I6]; 2)" table:style-name="ce1">
            <text:p>0</text:p>
          </table:table-cell>
          <table:table-cell office:value-type="float" office:value="0" table:formula="of:=POWER([.K6]-[.J6]; 2)" table:style-name="ce1">
            <text:p>0</text:p>
          </table:table-cell>
          <table:table-cell office:value-type="float" office:value="0" table:formula="of:=POWER([.L6]-[.K6]; 2)" table:style-name="ce1">
            <text:p>0</text:p>
          </table:table-cell>
          <table:table-cell office:value-type="float" office:value="0.57175650961999913" table:formula="of:=SQRT(SUM([.S1:.S125]))" table:style-name="ce1">
            <text:p>0.57175651</text:p>
          </table:table-cell>
          <table:table-cell table:number-columns-repeated="16359"/>
        </table:table-row>
        <table:table-row table:style-name="ro1">
          <table:table-cell office:value-type="float" office:value="-0.374029010534286" table:style-name="ce1">
            <text:p>-0.374029011</text:p>
          </table:table-cell>
          <table:table-cell office:value-type="float" office:value="-6.9723714841529705E-4" table:style-name="ce1">
            <text:p>-0.000697237</text:p>
          </table:table-cell>
          <table:table-cell office:value-type="float" office:value="-6.9723714841529705E-4" table:style-name="ce1">
            <text:p>-0.000697237</text:p>
          </table:table-cell>
          <table:table-cell office:value-type="float" office:value="-6.9723714841529705E-4" table:style-name="ce1">
            <text:p>-0.000697237</text:p>
          </table:table-cell>
          <table:table-cell office:value-type="float" office:value="-6.9723714841529705E-4" table:style-name="ce1">
            <text:p>-0.000697237</text:p>
          </table:table-cell>
          <table:table-cell office:value-type="float" office:value="-6.9723714841529705E-4" table:style-name="ce1">
            <text:p>-0.000697237</text:p>
          </table:table-cell>
          <table:table-cell office:value-type="float" office:value="-6.9723714841529705E-4" table:style-name="ce1">
            <text:p>-0.000697237</text:p>
          </table:table-cell>
          <table:table-cell office:value-type="float" office:value="-6.9723714841529705E-4" table:style-name="ce1">
            <text:p>-0.000697237</text:p>
          </table:table-cell>
          <table:table-cell office:value-type="float" office:value="-6.9723714841529705E-4" table:style-name="ce1">
            <text:p>-0.000697237</text:p>
          </table:table-cell>
          <table:table-cell office:value-type="float" office:value="-6.9723714841529705E-4" table:style-name="ce1">
            <text:p>-0.000697237</text:p>
          </table:table-cell>
          <table:table-cell office:value-type="float" office:value="-6.9723714841529705E-4" table:style-name="ce1">
            <text:p>-0.000697237</text:p>
          </table:table-cell>
          <table:table-cell office:value-type="float" office:value="-6.9723714841529705E-4" table:style-name="ce1">
            <text:p>-0.000697237</text:p>
          </table:table-cell>
          <table:table-cell table:style-name="ce1"/>
          <table:table-cell office:value-type="float" office:value="0.13937661301943913" table:formula="of:=POWER([.B7]-[.A7]; 2)" table:style-name="ce1">
            <text:p>0.139376613</text:p>
          </table:table-cell>
          <table:table-cell office:value-type="float" office:value="0" table:formula="of:=POWER([.C7]-[.B7]; 2)" table:style-name="ce1">
            <text:p>0</text:p>
          </table:table-cell>
          <table:table-cell office:value-type="float" office:value="0" table:formula="of:=POWER([.D7]-[.C7]; 2)" table:style-name="ce1">
            <text:p>0</text:p>
          </table:table-cell>
          <table:table-cell office:value-type="float" office:value="0" table:formula="of:=POWER([.E7]-[.D7]; 2)" table:style-name="ce1">
            <text:p>0</text:p>
          </table:table-cell>
          <table:table-cell office:value-type="float" office:value="0" table:formula="of:=POWER([.F7]-[.E7]; 2)" table:style-name="ce1">
            <text:p>0</text:p>
          </table:table-cell>
          <table:table-cell office:value-type="float" office:value="0" table:formula="of:=POWER([.G7]-[.F7]; 2)" table:style-name="ce1">
            <text:p>0</text:p>
          </table:table-cell>
          <table:table-cell office:value-type="float" office:value="0" table:formula="of:=POWER([.H7]-[.G7]; 2)" table:style-name="ce1">
            <text:p>0</text:p>
          </table:table-cell>
          <table:table-cell office:value-type="float" office:value="0" table:formula="of:=POWER([.I7]-[.H7]; 2)" table:style-name="ce1">
            <text:p>0</text:p>
          </table:table-cell>
          <table:table-cell office:value-type="float" office:value="0" table:formula="of:=POWER([.J7]-[.I7]; 2)" table:style-name="ce1">
            <text:p>0</text:p>
          </table:table-cell>
          <table:table-cell office:value-type="float" office:value="0" table:formula="of:=POWER([.K7]-[.J7]; 2)" table:style-name="ce1">
            <text:p>0</text:p>
          </table:table-cell>
          <table:table-cell office:value-type="float" office:value="0" table:formula="of:=POWER([.L7]-[.K7]; 2)" table:style-name="ce1">
            <text:p>0</text:p>
          </table:table-cell>
          <table:table-cell office:value-type="float" office:value="0.68988368458657612" table:formula="of:=SQRT(SUM([.T1:.T125]))" table:style-name="ce1">
            <text:p>0.689883685</text:p>
          </table:table-cell>
          <table:table-cell table:number-columns-repeated="16359"/>
        </table:table-row>
        <table:table-row table:style-name="ro1">
          <table:table-cell office:value-type="float" office:value="0.30529773235321001" table:style-name="ce1">
            <text:p>0.305297732</text:p>
          </table:table-cell>
          <table:table-cell office:value-type="float" office:value="0.473738223314285" table:style-name="ce1">
            <text:p>0.473738223</text:p>
          </table:table-cell>
          <table:table-cell office:value-type="float" office:value="3.8058420614106601E-5" table:style-name="ce1">
            <text:p>3.80584E-05</text:p>
          </table:table-cell>
          <table:table-cell office:value-type="float" office:value="3.8058420614106601E-5" table:style-name="ce1">
            <text:p>3.80584E-05</text:p>
          </table:table-cell>
          <table:table-cell office:value-type="float" office:value="3.8058420614106601E-5" table:style-name="ce1">
            <text:p>3.80584E-05</text:p>
          </table:table-cell>
          <table:table-cell office:value-type="float" office:value="3.8058420614106601E-5" table:style-name="ce1">
            <text:p>3.80584E-05</text:p>
          </table:table-cell>
          <table:table-cell office:value-type="float" office:value="3.8058420614106601E-5" table:style-name="ce1">
            <text:p>3.80584E-05</text:p>
          </table:table-cell>
          <table:table-cell office:value-type="float" office:value="3.8058420614106601E-5" table:style-name="ce1">
            <text:p>3.80584E-05</text:p>
          </table:table-cell>
          <table:table-cell office:value-type="float" office:value="3.8058420614106601E-5" table:style-name="ce1">
            <text:p>3.80584E-05</text:p>
          </table:table-cell>
          <table:table-cell office:value-type="float" office:value="3.8058420614106601E-5" table:style-name="ce1">
            <text:p>3.80584E-05</text:p>
          </table:table-cell>
          <table:table-cell office:value-type="float" office:value="3.8058420614106601E-5" table:style-name="ce1">
            <text:p>3.80584E-05</text:p>
          </table:table-cell>
          <table:table-cell office:value-type="float" office:value="3.8058420614106601E-5" table:style-name="ce1">
            <text:p>3.80584E-05</text:p>
          </table:table-cell>
          <table:table-cell table:style-name="ce1"/>
          <table:table-cell office:value-type="float" office:value="2.8372198995207987E-2" table:formula="of:=POWER([.B8]-[.A8]; 2)" table:style-name="ce1">
            <text:p>0.028372199</text:p>
          </table:table-cell>
          <table:table-cell office:value-type="float" office:value="0.22439184622029099" table:formula="of:=POWER([.C8]-[.B8]; 2)" table:style-name="ce1">
            <text:p>0.224391846</text:p>
          </table:table-cell>
          <table:table-cell office:value-type="float" office:value="0" table:formula="of:=POWER([.D8]-[.C8]; 2)" table:style-name="ce1">
            <text:p>0</text:p>
          </table:table-cell>
          <table:table-cell office:value-type="float" office:value="0" table:formula="of:=POWER([.E8]-[.D8]; 2)" table:style-name="ce1">
            <text:p>0</text:p>
          </table:table-cell>
          <table:table-cell office:value-type="float" office:value="0" table:formula="of:=POWER([.F8]-[.E8]; 2)" table:style-name="ce1">
            <text:p>0</text:p>
          </table:table-cell>
          <table:table-cell office:value-type="float" office:value="0" table:formula="of:=POWER([.G8]-[.F8]; 2)" table:style-name="ce1">
            <text:p>0</text:p>
          </table:table-cell>
          <table:table-cell office:value-type="float" office:value="0" table:formula="of:=POWER([.H8]-[.G8]; 2)" table:style-name="ce1">
            <text:p>0</text:p>
          </table:table-cell>
          <table:table-cell office:value-type="float" office:value="0" table:formula="of:=POWER([.I8]-[.H8]; 2)" table:style-name="ce1">
            <text:p>0</text:p>
          </table:table-cell>
          <table:table-cell office:value-type="float" office:value="0" table:formula="of:=POWER([.J8]-[.I8]; 2)" table:style-name="ce1">
            <text:p>0</text:p>
          </table:table-cell>
          <table:table-cell office:value-type="float" office:value="0" table:formula="of:=POWER([.K8]-[.J8]; 2)" table:style-name="ce1">
            <text:p>0</text:p>
          </table:table-cell>
          <table:table-cell office:value-type="float" office:value="0" table:formula="of:=POWER([.L8]-[.K8]; 2)" table:style-name="ce1">
            <text:p>0</text:p>
          </table:table-cell>
          <table:table-cell office:value-type="float" office:value="1.8843499759827702" table:formula="of:=SQRT(SUM([.U1:.U125]))" table:style-name="ce1">
            <text:p>1.884349976</text:p>
          </table:table-cell>
          <table:table-cell table:number-columns-repeated="16359"/>
        </table:table-row>
        <table:table-row table:style-name="ro1">
          <table:table-cell office:value-type="float" office:value="0.45541638135910001" table:style-name="ce1">
            <text:p>0.455416381</text:p>
          </table:table-cell>
          <table:table-cell office:value-type="float" office:value="0.87989044189453103" table:style-name="ce1">
            <text:p>0.879890442</text:p>
          </table:table-cell>
          <table:table-cell office:value-type="float" office:value="1.4331903457641599" table:style-name="ce1">
            <text:p>1.433190346</text:p>
          </table:table-cell>
          <table:table-cell office:value-type="float" office:value="1.4977164268493699" table:style-name="ce1">
            <text:p>1.497716427</text:p>
          </table:table-cell>
          <table:table-cell office:value-type="float" office:value="1.4671256542205799" table:style-name="ce1">
            <text:p>1.467125654</text:p>
          </table:table-cell>
          <table:table-cell office:value-type="float" office:value="1.47540199756622" table:style-name="ce1">
            <text:p>1.475401998</text:p>
          </table:table-cell>
          <table:table-cell office:value-type="float" office:value="1.4999252557754501" table:style-name="ce1">
            <text:p>1.499925256</text:p>
          </table:table-cell>
          <table:table-cell office:value-type="float" office:value="1.4932825565338099" table:style-name="ce1">
            <text:p>1.493282557</text:p>
          </table:table-cell>
          <table:table-cell office:value-type="float" office:value="1.5389825105667101" table:style-name="ce1">
            <text:p>1.538982511</text:p>
          </table:table-cell>
          <table:table-cell office:value-type="float" office:value="1.4870349168777499" table:style-name="ce1">
            <text:p>1.487034917</text:p>
          </table:table-cell>
          <table:table-cell office:value-type="float" office:value="1.4805883169174201" table:style-name="ce1">
            <text:p>1.480588317</text:p>
          </table:table-cell>
          <table:table-cell office:value-type="float" office:value="1.48921227455139" table:style-name="ce1">
            <text:p>1.489212275</text:p>
          </table:table-cell>
          <table:table-cell table:style-name="ce1">
            <draw:frame draw:z-index="1" draw:id="id0" draw:style-name="a0" draw:name="Chart 1" svg:x="0.25521in" svg:y="0.17708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0.18017822806743675" table:formula="of:=POWER([.B9]-[.A9]; 2)" table:style-name="ce1">
            <text:p>0.180178228</text:p>
          </table:table-cell>
          <table:table-cell office:value-type="float" office:value="0.30614078362214059" table:formula="of:=POWER([.C9]-[.B9]; 2)" table:style-name="ce1">
            <text:p>0.306140784</text:p>
          </table:table-cell>
          <table:table-cell office:value-type="float" office:value="4.1636151402150911E-3" table:formula="of:=POWER([.D9]-[.C9]; 2)" table:style-name="ce1">
            <text:p>0.004163615</text:p>
          </table:table-cell>
          <table:table-cell office:value-type="float" office:value="9.3579537002632458E-4" table:formula="of:=POWER([.E9]-[.D9]; 2)" table:style-name="ce1">
            <text:p>0.000935795</text:p>
          </table:table-cell>
          <table:table-cell office:value-type="float" office:value="6.8497859174921019E-5" table:formula="of:=POWER([.F9]-[.E9]; 2)" table:style-name="ce1">
            <text:p>6.84979E-05</text:p>
          </table:table-cell>
          <table:table-cell office:value-type="float" office:value="6.0139019319657E-4" table:formula="of:=POWER([.G9]-[.F9]; 2)" table:style-name="ce1">
            <text:p>0.00060139</text:p>
          </table:table-cell>
          <table:table-cell office:value-type="float" office:value="4.4125453214887049E-5" table:formula="of:=POWER([.H9]-[.G9]; 2)" table:style-name="ce1">
            <text:p>4.41255E-05</text:p>
          </table:table-cell>
          <table:table-cell office:value-type="float" office:value="2.0884857986091885E-3" table:formula="of:=POWER([.I9]-[.H9]; 2)" table:style-name="ce1">
            <text:p>0.002088486</text:p>
          </table:table-cell>
          <table:table-cell office:value-type="float" office:value="2.6985524900732956E-3" table:formula="of:=POWER([.J9]-[.I9]; 2)" table:style-name="ce1">
            <text:p>0.002698552</text:p>
          </table:table-cell>
          <table:table-cell office:value-type="float" office:value="4.1558651048524347E-5" table:formula="of:=POWER([.K9]-[.J9]; 2)" table:style-name="ce1">
            <text:p>4.15587E-05</text:p>
          </table:table-cell>
          <table:table-cell office:value-type="float" office:value="7.4372645272508534E-5" table:formula="of:=POWER([.L9]-[.K9]; 2)" table:style-name="ce1">
            <text:p>7.43726E-05</text:p>
          </table:table-cell>
          <table:table-cell office:value-type="float" office:value="0.85378856221414057" table:formula="of:=SQRT(SUM([.V1:.V125]))" table:style-name="ce1">
            <text:p>0.853788562</text:p>
          </table:table-cell>
          <table:table-cell table:number-columns-repeated="16359"/>
        </table:table-row>
        <table:table-row table:style-name="ro1">
          <table:table-cell office:value-type="float" office:value="-0.65548944473266602" table:style-name="ce1">
            <text:p>-0.655489445</text:p>
          </table:table-cell>
          <table:table-cell office:value-type="float" office:value="-1.34433364868164" table:style-name="ce1">
            <text:p>-1.344333649</text:p>
          </table:table-cell>
          <table:table-cell office:value-type="float" office:value="-1.19028425216675" table:style-name="ce1">
            <text:p>-1.190284252</text:p>
          </table:table-cell>
          <table:table-cell office:value-type="float" office:value="-1.19028425216675" table:style-name="ce1">
            <text:p>-1.190284252</text:p>
          </table:table-cell>
          <table:table-cell office:value-type="float" office:value="-1.19028425216675" table:style-name="ce1">
            <text:p>-1.190284252</text:p>
          </table:table-cell>
          <table:table-cell office:value-type="float" office:value="-1.19028425216675" table:style-name="ce1">
            <text:p>-1.190284252</text:p>
          </table:table-cell>
          <table:table-cell office:value-type="float" office:value="-1.19028425216675" table:style-name="ce1">
            <text:p>-1.190284252</text:p>
          </table:table-cell>
          <table:table-cell office:value-type="float" office:value="-1.19028425216675" table:style-name="ce1">
            <text:p>-1.190284252</text:p>
          </table:table-cell>
          <table:table-cell office:value-type="float" office:value="-1.19028425216675" table:style-name="ce1">
            <text:p>-1.190284252</text:p>
          </table:table-cell>
          <table:table-cell office:value-type="float" office:value="-1.19028425216675" table:style-name="ce1">
            <text:p>-1.190284252</text:p>
          </table:table-cell>
          <table:table-cell office:value-type="float" office:value="-1.19028425216675" table:style-name="ce1">
            <text:p>-1.190284252</text:p>
          </table:table-cell>
          <table:table-cell office:value-type="float" office:value="-1.19028425216675" table:style-name="ce1">
            <text:p>-1.190284252</text:p>
          </table:table-cell>
          <table:table-cell table:style-name="ce1"/>
          <table:table-cell office:value-type="float" office:value="0.47450633731409558" table:formula="of:=POWER([.B10]-[.A10]; 2)" table:style-name="ce1">
            <text:p>0.474506337</text:p>
          </table:table-cell>
          <table:table-cell office:value-type="float" office:value="2.3731216566601775E-2" table:formula="of:=POWER([.C10]-[.B10]; 2)" table:style-name="ce1">
            <text:p>0.023731217</text:p>
          </table:table-cell>
          <table:table-cell office:value-type="float" office:value="0" table:formula="of:=POWER([.D10]-[.C10]; 2)" table:style-name="ce1">
            <text:p>0</text:p>
          </table:table-cell>
          <table:table-cell office:value-type="float" office:value="0" table:formula="of:=POWER([.E10]-[.D10]; 2)" table:style-name="ce1">
            <text:p>0</text:p>
          </table:table-cell>
          <table:table-cell office:value-type="float" office:value="0" table:formula="of:=POWER([.F10]-[.E10]; 2)" table:style-name="ce1">
            <text:p>0</text:p>
          </table:table-cell>
          <table:table-cell office:value-type="float" office:value="0" table:formula="of:=POWER([.G10]-[.F10]; 2)" table:style-name="ce1">
            <text:p>0</text:p>
          </table:table-cell>
          <table:table-cell office:value-type="float" office:value="0" table:formula="of:=POWER([.H10]-[.G10]; 2)" table:style-name="ce1">
            <text:p>0</text:p>
          </table:table-cell>
          <table:table-cell office:value-type="float" office:value="0" table:formula="of:=POWER([.I10]-[.H10]; 2)" table:style-name="ce1">
            <text:p>0</text:p>
          </table:table-cell>
          <table:table-cell office:value-type="float" office:value="0" table:formula="of:=POWER([.J10]-[.I10]; 2)" table:style-name="ce1">
            <text:p>0</text:p>
          </table:table-cell>
          <table:table-cell office:value-type="float" office:value="0" table:formula="of:=POWER([.K10]-[.J10]; 2)" table:style-name="ce1">
            <text:p>0</text:p>
          </table:table-cell>
          <table:table-cell office:value-type="float" office:value="0" table:formula="of:=POWER([.L10]-[.K10]; 2)" table:style-name="ce1">
            <text:p>0</text:p>
          </table:table-cell>
          <table:table-cell office:value-type="float" office:value="0.89296201816634657" table:formula="of:=SQRT(SUM([.W1:.W125]))" table:style-name="ce1">
            <text:p>0.892962018</text:p>
          </table:table-cell>
          <table:table-cell table:number-columns-repeated="16359"/>
        </table:table-row>
        <table:table-row table:style-name="ro1">
          <table:table-cell office:value-type="float" office:value="-0.47481667995452898" table:style-name="ce1">
            <text:p>-0.47481668</text:p>
          </table:table-cell>
          <table:table-cell office:value-type="float" office:value="-1.00395596027374" table:style-name="ce1">
            <text:p>-1.00395596</text:p>
          </table:table-cell>
          <table:table-cell office:value-type="float" office:value="-9.2476829886436504E-2" table:style-name="ce1">
            <text:p>-0.09247683</text:p>
          </table:table-cell>
          <table:table-cell office:value-type="float" office:value="-9.2476829886436504E-2" table:style-name="ce1">
            <text:p>-0.09247683</text:p>
          </table:table-cell>
          <table:table-cell office:value-type="float" office:value="-9.2476829886436504E-2" table:style-name="ce1">
            <text:p>-0.09247683</text:p>
          </table:table-cell>
          <table:table-cell office:value-type="float" office:value="-9.2476829886436504E-2" table:style-name="ce1">
            <text:p>-0.09247683</text:p>
          </table:table-cell>
          <table:table-cell office:value-type="float" office:value="-9.2476829886436504E-2" table:style-name="ce1">
            <text:p>-0.09247683</text:p>
          </table:table-cell>
          <table:table-cell office:value-type="float" office:value="-9.2476829886436504E-2" table:style-name="ce1">
            <text:p>-0.09247683</text:p>
          </table:table-cell>
          <table:table-cell office:value-type="float" office:value="-9.2476829886436504E-2" table:style-name="ce1">
            <text:p>-0.09247683</text:p>
          </table:table-cell>
          <table:table-cell office:value-type="float" office:value="-9.2476829886436504E-2" table:style-name="ce1">
            <text:p>-0.09247683</text:p>
          </table:table-cell>
          <table:table-cell office:value-type="float" office:value="-9.2476829886436504E-2" table:style-name="ce1">
            <text:p>-0.09247683</text:p>
          </table:table-cell>
          <table:table-cell office:value-type="float" office:value="-9.2476829886436504E-2" table:style-name="ce1">
            <text:p>-0.09247683</text:p>
          </table:table-cell>
          <table:table-cell table:style-name="ce1"/>
          <table:table-cell office:value-type="float" office:value="0.27998837797673254" table:formula="of:=POWER([.B11]-[.A11]; 2)" table:style-name="ce1">
            <text:p>0.279988378</text:p>
          </table:table-cell>
          <table:table-cell office:value-type="float" office:value="0.83079420513159508" table:formula="of:=POWER([.C11]-[.B11]; 2)" table:style-name="ce1">
            <text:p>0.830794205</text:p>
          </table:table-cell>
          <table:table-cell office:value-type="float" office:value="0" table:formula="of:=POWER([.D11]-[.C11]; 2)" table:style-name="ce1">
            <text:p>0</text:p>
          </table:table-cell>
          <table:table-cell office:value-type="float" office:value="0" table:formula="of:=POWER([.E11]-[.D11]; 2)" table:style-name="ce1">
            <text:p>0</text:p>
          </table:table-cell>
          <table:table-cell office:value-type="float" office:value="0" table:formula="of:=POWER([.F11]-[.E11]; 2)" table:style-name="ce1">
            <text:p>0</text:p>
          </table:table-cell>
          <table:table-cell office:value-type="float" office:value="0" table:formula="of:=POWER([.G11]-[.F11]; 2)" table:style-name="ce1">
            <text:p>0</text:p>
          </table:table-cell>
          <table:table-cell office:value-type="float" office:value="0" table:formula="of:=POWER([.H11]-[.G11]; 2)" table:style-name="ce1">
            <text:p>0</text:p>
          </table:table-cell>
          <table:table-cell office:value-type="float" office:value="0" table:formula="of:=POWER([.I11]-[.H11]; 2)" table:style-name="ce1">
            <text:p>0</text:p>
          </table:table-cell>
          <table:table-cell office:value-type="float" office:value="0" table:formula="of:=POWER([.J11]-[.I11]; 2)" table:style-name="ce1">
            <text:p>0</text:p>
          </table:table-cell>
          <table:table-cell office:value-type="float" office:value="0" table:formula="of:=POWER([.K11]-[.J11]; 2)" table:style-name="ce1">
            <text:p>0</text:p>
          </table:table-cell>
          <table:table-cell office:value-type="float" office:value="0" table:formula="of:=POWER([.L11]-[.K11]; 2)" table:style-name="ce1">
            <text:p>0</text:p>
          </table:table-cell>
          <table:table-cell office:value-type="float" office:value="0.73407206029009764" table:formula="of:=SQRT(SUM([.X1:.X125]))" table:style-name="ce1">
            <text:p>0.73407206</text:p>
          </table:table-cell>
          <table:table-cell table:number-columns-repeated="16359"/>
        </table:table-row>
        <table:table-row table:style-name="ro1">
          <table:table-cell office:value-type="float" office:value="0.60720086097717296" table:style-name="ce1">
            <text:p>0.607200861</text:p>
          </table:table-cell>
          <table:table-cell office:value-type="float" office:value="1.51050472259521" table:style-name="ce1">
            <text:p>1.510504723</text:p>
          </table:table-cell>
          <table:table-cell office:value-type="float" office:value="2.79811310768127" table:style-name="ce1">
            <text:p>2.798113108</text:p>
          </table:table-cell>
          <table:table-cell office:value-type="float" office:value="2.92614078521729" table:style-name="ce1">
            <text:p>2.926140785</text:p>
          </table:table-cell>
          <table:table-cell office:value-type="float" office:value="2.8653612136840798" table:style-name="ce1">
            <text:p>2.865361214</text:p>
          </table:table-cell>
          <table:table-cell office:value-type="float" office:value="2.8768548965454102" table:style-name="ce1">
            <text:p>2.876854897</text:p>
          </table:table-cell>
          <table:table-cell office:value-type="float" office:value="2.8902277946472199" table:style-name="ce1">
            <text:p>2.890227795</text:p>
          </table:table-cell>
          <table:table-cell office:value-type="float" office:value="2.8990607261657702" table:style-name="ce1">
            <text:p>2.899060726</text:p>
          </table:table-cell>
          <table:table-cell office:value-type="float" office:value="2.8620579242706299" table:style-name="ce1">
            <text:p>2.862057924</text:p>
          </table:table-cell>
          <table:table-cell office:value-type="float" office:value="2.9098653793335001" table:style-name="ce1">
            <text:p>2.909865379</text:p>
          </table:table-cell>
          <table:table-cell office:value-type="float" office:value="2.9096109867095898" table:style-name="ce1">
            <text:p>2.909610987</text:p>
          </table:table-cell>
          <table:table-cell office:value-type="float" office:value="2.9619045257568399" table:style-name="ce1">
            <text:p>2.961904526</text:p>
          </table:table-cell>
          <table:table-cell table:style-name="ce1"/>
          <table:table-cell office:value-type="float" office:value="0.81595786641405776" table:formula="of:=POWER([.B12]-[.A12]; 2)" table:style-name="ce1">
            <text:p>0.815957866</text:p>
          </table:table-cell>
          <table:table-cell office:value-type="float" office:value="1.6579353533439314" table:formula="of:=POWER([.C12]-[.B12]; 2)" table:style-name="ce1">
            <text:p>1.657935353</text:p>
          </table:table-cell>
          <table:table-cell office:value-type="float" office:value="1.6391086215267137E-2" table:formula="of:=POWER([.D12]-[.C12]; 2)" table:style-name="ce1">
            <text:p>0.016391086</text:p>
          </table:table-cell>
          <table:table-cell office:value-type="float" office:value="3.6941563157606196E-3" table:formula="of:=POWER([.E12]-[.D12]; 2)" table:style-name="ce1">
            <text:p>0.003694156</text:p>
          </table:table-cell>
          <table:table-cell office:value-type="float" office:value="1.3210474571683891E-4" table:formula="of:=POWER([.F12]-[.E12]; 2)" table:style-name="ce1">
            <text:p>0.000132105</text:p>
          </table:table-cell>
          <table:table-cell office:value-type="float" office:value="1.7883440364138678E-4" table:formula="of:=POWER([.G12]-[.F12]; 2)" table:style-name="ce1">
            <text:p>0.000178834</text:p>
          </table:table-cell>
          <table:table-cell office:value-type="float" office:value="7.8020679211398362E-5" table:formula="of:=POWER([.H12]-[.G12]; 2)" table:style-name="ce1">
            <text:p>7.80207E-05</text:p>
          </table:table-cell>
          <table:table-cell office:value-type="float" office:value="1.3692073480909962E-3" table:formula="of:=POWER([.I12]-[.H12]; 2)" table:style-name="ce1">
            <text:p>0.001369207</text:p>
          </table:table-cell>
          <table:table-cell office:value-type="float" office:value="2.2855527595883542E-3" table:formula="of:=POWER([.J12]-[.I12]; 2)" table:style-name="ce1">
            <text:p>0.002285553</text:p>
          </table:table-cell>
          <table:table-cell office:value-type="float" office:value="6.4715607099941377E-8" table:formula="of:=POWER([.K12]-[.J12]; 2)" table:style-name="ce1">
            <text:p>6.47156E-08</text:p>
          </table:table-cell>
          <table:table-cell office:value-type="float" office:value="2.7346142260862702E-3" table:formula="of:=POWER([.L12]-[.K12]; 2)" table:style-name="ce1">
            <text:p>0.002734614</text:p>
          </table:table-cell>
          <table:table-cell table:number-columns-repeated="16360" table:style-name="ce1"/>
        </table:table-row>
        <table:table-row table:style-name="ro1">
          <table:table-cell office:value-type="float" office:value="-0.63857859373092696" table:style-name="ce1">
            <text:p>-0.638578594</text:p>
          </table:table-cell>
          <table:table-cell office:value-type="float" office:value="-1.2918790578842201" table:style-name="ce1">
            <text:p>-1.291879058</text:p>
          </table:table-cell>
          <table:table-cell office:value-type="float" office:value="-3.25230741500854" table:style-name="ce1">
            <text:p>-3.252307415</text:p>
          </table:table-cell>
          <table:table-cell office:value-type="float" office:value="-3.6799218654632599" table:style-name="ce1">
            <text:p>-3.679921865</text:p>
          </table:table-cell>
          <table:table-cell office:value-type="float" office:value="-3.8009769916534402" table:style-name="ce1">
            <text:p>-3.800976992</text:p>
          </table:table-cell>
          <table:table-cell office:value-type="float" office:value="-3.8017308712005602" table:style-name="ce1">
            <text:p>-3.801730871</text:p>
          </table:table-cell>
          <table:table-cell office:value-type="float" office:value="-3.8530232906341602" table:style-name="ce1">
            <text:p>-3.853023291</text:p>
          </table:table-cell>
          <table:table-cell office:value-type="float" office:value="-3.8138730525970499" table:style-name="ce1">
            <text:p>-3.813873053</text:p>
          </table:table-cell>
          <table:table-cell office:value-type="float" office:value="-3.8722503185272199" table:style-name="ce1">
            <text:p>-3.872250319</text:p>
          </table:table-cell>
          <table:table-cell office:value-type="float" office:value="-3.87037253379822" table:style-name="ce1">
            <text:p>-3.870372534</text:p>
          </table:table-cell>
          <table:table-cell office:value-type="float" office:value="-3.8572685718536399" table:style-name="ce1">
            <text:p>-3.857268572</text:p>
          </table:table-cell>
          <table:table-cell office:value-type="float" office:value="-3.8814718723297101" table:style-name="ce1">
            <text:p>-3.881471872</text:p>
          </table:table-cell>
          <table:table-cell table:style-name="ce1"/>
          <table:table-cell office:value-type="float" office:value="0.42680149646290821" table:formula="of:=POWER([.B13]-[.A13]; 2)" table:style-name="ce1">
            <text:p>0.426801496</text:p>
          </table:table-cell>
          <table:table-cell office:value-type="float" office:value="3.8432793434171604" table:formula="of:=POWER([.C13]-[.B13]; 2)" table:style-name="ce1">
            <text:p>3.843279343</text:p>
          </table:table-cell>
          <table:table-cell office:value-type="float" office:value="0.1828541182376921" table:formula="of:=POWER([.D13]-[.C13]; 2)" table:style-name="ce1">
            <text:p>0.182854118</text:p>
          </table:table-cell>
          <table:table-cell office:value-type="float" office:value="1.4654343576920456E-2" table:formula="of:=POWER([.E13]-[.D13]; 2)" table:style-name="ce1">
            <text:p>0.014654344</text:p>
          </table:table-cell>
          <table:table-cell office:value-type="float" office:value="5.6833437156589973E-7" table:formula="of:=POWER([.F13]-[.E13]; 2)" table:style-name="ce1">
            <text:p>5.68334E-07</text:p>
          </table:table-cell>
          <table:table-cell office:value-type="float" office:value="2.6309122913523437E-3" table:formula="of:=POWER([.G13]-[.F13]; 2)" table:style-name="ce1">
            <text:p>0.002630912</text:p>
          </table:table-cell>
          <table:table-cell office:value-type="float" office:value="1.5327411383623953E-3" table:formula="of:=POWER([.H13]-[.G13]; 2)" table:style-name="ce1">
            <text:p>0.001532741</text:p>
          </table:table-cell>
          <table:table-cell office:value-type="float" office:value="3.4079051774817881E-3" table:formula="of:=POWER([.I13]-[.H13]; 2)" table:style-name="ce1">
            <text:p>0.003407905</text:p>
          </table:table-cell>
          <table:table-cell office:value-type="float" office:value="3.5260754884652634E-6" table:formula="of:=POWER([.J13]-[.I13]; 2)" table:style-name="ce1">
            <text:p>3.52608E-06</text:p>
          </table:table-cell>
          <table:table-cell office:value-type="float" office:value="1.717138186450029E-4" table:formula="of:=POWER([.K13]-[.J13]; 2)" table:style-name="ce1">
            <text:p>0.000171714</text:p>
          </table:table-cell>
          <table:table-cell office:value-type="float" office:value="5.8579975393494108E-4" table:formula="of:=POWER([.L13]-[.K13]; 2)" table:style-name="ce1">
            <text:p>0.0005858</text:p>
          </table:table-cell>
          <table:table-cell table:number-columns-repeated="16360" table:style-name="ce1"/>
        </table:table-row>
        <table:table-row table:style-name="ro1">
          <table:table-cell office:value-type="float" office:value="0.305455893278122" table:style-name="ce1">
            <text:p>0.305455893</text:p>
          </table:table-cell>
          <table:table-cell office:value-type="float" office:value="0.46909737586975098" table:style-name="ce1">
            <text:p>0.469097376</text:p>
          </table:table-cell>
          <table:table-cell office:value-type="float" office:value="0.97575855255126998" table:style-name="ce1">
            <text:p>0.975758553</text:p>
          </table:table-cell>
          <table:table-cell office:value-type="float" office:value="0.94476407766342196" table:style-name="ce1">
            <text:p>0.944764078</text:p>
          </table:table-cell>
          <table:table-cell office:value-type="float" office:value="0.96934741735458396" table:style-name="ce1">
            <text:p>0.969347417</text:p>
          </table:table-cell>
          <table:table-cell office:value-type="float" office:value="0.93441945314407404" table:style-name="ce1">
            <text:p>0.934419453</text:p>
          </table:table-cell>
          <table:table-cell office:value-type="float" office:value="0.95804744958877597" table:style-name="ce1">
            <text:p>0.95804745</text:p>
          </table:table-cell>
          <table:table-cell office:value-type="float" office:value="0.96550780534744296" table:style-name="ce1">
            <text:p>0.965507805</text:p>
          </table:table-cell>
          <table:table-cell office:value-type="float" office:value="0.95615583658218395" table:style-name="ce1">
            <text:p>0.956155837</text:p>
          </table:table-cell>
          <table:table-cell office:value-type="float" office:value="0.96706837415695202" table:style-name="ce1">
            <text:p>0.967068374</text:p>
          </table:table-cell>
          <table:table-cell office:value-type="float" office:value="0.95950549840927102" table:style-name="ce1">
            <text:p>0.959505498</text:p>
          </table:table-cell>
          <table:table-cell office:value-type="float" office:value="0.97068208456039395" table:style-name="ce1">
            <text:p>0.970682085</text:p>
          </table:table-cell>
          <table:table-cell table:style-name="ce1"/>
          <table:table-cell office:value-type="float" office:value="2.6778534824786409E-2" table:formula="of:=POWER([.B14]-[.A14]; 2)" table:style-name="ce1">
            <text:p>0.026778535</text:p>
          </table:table-cell>
          <table:table-cell office:value-type="float" office:value="0.25670554795630141" table:formula="of:=POWER([.C14]-[.B14]; 2)" table:style-name="ce1">
            <text:p>0.256705548</text:p>
          </table:table-cell>
          <table:table-cell office:value-type="float" office:value="9.6065747357344095E-4" table:formula="of:=POWER([.D14]-[.C14]; 2)" table:style-name="ce1">
            <text:p>0.000960657</text:p>
          </table:table-cell>
          <table:table-cell office:value-type="float" office:value="6.0434059037106093E-4" table:formula="of:=POWER([.E14]-[.D14]; 2)" table:style-name="ce1">
            <text:p>0.000604341</text:p>
          </table:table-cell>
          <table:table-cell office:value-type="float" office:value="1.219962683890662E-3" table:formula="of:=POWER([.F14]-[.E14]; 2)" table:style-name="ce1">
            <text:p>0.001219963</text:p>
          </table:table-cell>
          <table:table-cell office:value-type="float" office:value="5.5828221599084685E-4" table:formula="of:=POWER([.G14]-[.F14]; 2)" table:style-name="ce1">
            <text:p>0.000558282</text:p>
          </table:table-cell>
          <table:table-cell office:value-type="float" office:value="5.5656908045875753E-5" table:formula="of:=POWER([.H14]-[.G14]; 2)" table:style-name="ce1">
            <text:p>5.56569E-05</text:p>
          </table:table-cell>
          <table:table-cell office:value-type="float" office:value="8.7459319786380147E-5" table:formula="of:=POWER([.I14]-[.H14]; 2)" table:style-name="ce1">
            <text:p>8.74593E-05</text:p>
          </table:table-cell>
          <table:table-cell office:value-type="float" office:value="1.1908347632072491E-4" table:formula="of:=POWER([.J14]-[.I14]; 2)" table:style-name="ce1">
            <text:p>0.000119083</text:p>
          </table:table-cell>
          <table:table-cell office:value-type="float" office:value="5.7197089574861398E-5" table:formula="of:=POWER([.K14]-[.J14]; 2)" table:style-name="ce1">
            <text:p>5.71971E-05</text:p>
          </table:table-cell>
          <table:table-cell office:value-type="float" office:value="1.2491607799347299E-4" table:formula="of:=POWER([.L14]-[.K14]; 2)" table:style-name="ce1">
            <text:p>0.000124916</text:p>
          </table:table-cell>
          <table:table-cell table:number-columns-repeated="16360" table:style-name="ce1"/>
        </table:table-row>
        <table:table-row table:style-name="ro1">
          <table:table-cell office:value-type="float" office:value="-0.45969647169113198" table:style-name="ce1">
            <text:p>-0.459696472</text:p>
          </table:table-cell>
          <table:table-cell office:value-type="float" office:value="-0.70370584726333596" table:style-name="ce1">
            <text:p>-0.703705847</text:p>
          </table:table-cell>
          <table:table-cell office:value-type="float" office:value="2.5612293029553301E-5" table:style-name="ce1">
            <text:p>2.56123E-05</text:p>
          </table:table-cell>
          <table:table-cell office:value-type="float" office:value="2.5612293029553301E-5" table:style-name="ce1">
            <text:p>2.56123E-05</text:p>
          </table:table-cell>
          <table:table-cell office:value-type="float" office:value="2.5612293029553301E-5" table:style-name="ce1">
            <text:p>2.56123E-05</text:p>
          </table:table-cell>
          <table:table-cell office:value-type="float" office:value="2.5612293029553301E-5" table:style-name="ce1">
            <text:p>2.56123E-05</text:p>
          </table:table-cell>
          <table:table-cell office:value-type="float" office:value="2.5612293029553301E-5" table:style-name="ce1">
            <text:p>2.56123E-05</text:p>
          </table:table-cell>
          <table:table-cell office:value-type="float" office:value="2.5612293029553301E-5" table:style-name="ce1">
            <text:p>2.56123E-05</text:p>
          </table:table-cell>
          <table:table-cell office:value-type="float" office:value="2.5612293029553301E-5" table:style-name="ce1">
            <text:p>2.56123E-05</text:p>
          </table:table-cell>
          <table:table-cell office:value-type="float" office:value="2.5612293029553301E-5" table:style-name="ce1">
            <text:p>2.56123E-05</text:p>
          </table:table-cell>
          <table:table-cell office:value-type="float" office:value="2.5612293029553301E-5" table:style-name="ce1">
            <text:p>2.56123E-05</text:p>
          </table:table-cell>
          <table:table-cell office:value-type="float" office:value="2.5612293029553301E-5" table:style-name="ce1">
            <text:p>2.56123E-05</text:p>
          </table:table-cell>
          <table:table-cell table:style-name="ce1"/>
          <table:table-cell office:value-type="float" office:value="5.9540575367136896E-2" table:formula="of:=POWER([.B15]-[.A15]; 2)" table:style-name="ce1">
            <text:p>0.059540575</text:p>
          </table:table-cell>
          <table:table-cell office:value-type="float" office:value="0.49523796716933249" table:formula="of:=POWER([.C15]-[.B15]; 2)" table:style-name="ce1">
            <text:p>0.495237967</text:p>
          </table:table-cell>
          <table:table-cell office:value-type="float" office:value="0" table:formula="of:=POWER([.D15]-[.C15]; 2)" table:style-name="ce1">
            <text:p>0</text:p>
          </table:table-cell>
          <table:table-cell office:value-type="float" office:value="0" table:formula="of:=POWER([.E15]-[.D15]; 2)" table:style-name="ce1">
            <text:p>0</text:p>
          </table:table-cell>
          <table:table-cell office:value-type="float" office:value="0" table:formula="of:=POWER([.F15]-[.E15]; 2)" table:style-name="ce1">
            <text:p>0</text:p>
          </table:table-cell>
          <table:table-cell office:value-type="float" office:value="0" table:formula="of:=POWER([.G15]-[.F15]; 2)" table:style-name="ce1">
            <text:p>0</text:p>
          </table:table-cell>
          <table:table-cell office:value-type="float" office:value="0" table:formula="of:=POWER([.H15]-[.G15]; 2)" table:style-name="ce1">
            <text:p>0</text:p>
          </table:table-cell>
          <table:table-cell office:value-type="float" office:value="0" table:formula="of:=POWER([.I15]-[.H15]; 2)" table:style-name="ce1">
            <text:p>0</text:p>
          </table:table-cell>
          <table:table-cell office:value-type="float" office:value="0" table:formula="of:=POWER([.J15]-[.I15]; 2)" table:style-name="ce1">
            <text:p>0</text:p>
          </table:table-cell>
          <table:table-cell office:value-type="float" office:value="0" table:formula="of:=POWER([.K15]-[.J15]; 2)" table:style-name="ce1">
            <text:p>0</text:p>
          </table:table-cell>
          <table:table-cell office:value-type="float" office:value="0" table:formula="of:=POWER([.L15]-[.K15]; 2)" table:style-name="ce1">
            <text:p>0</text:p>
          </table:table-cell>
          <table:table-cell table:number-columns-repeated="16360" table:style-name="ce1"/>
        </table:table-row>
        <table:table-row table:style-name="ro1">
          <table:table-cell office:value-type="float" office:value="2.65358611941338E-2" table:style-name="ce1">
            <text:p>0.026535861</text:p>
          </table:table-cell>
          <table:table-cell office:value-type="float" office:value="2.65358611941338E-2" table:style-name="ce1">
            <text:p>0.026535861</text:p>
          </table:table-cell>
          <table:table-cell office:value-type="float" office:value="2.65358611941338E-2" table:style-name="ce1">
            <text:p>0.026535861</text:p>
          </table:table-cell>
          <table:table-cell office:value-type="float" office:value="2.65358611941338E-2" table:style-name="ce1">
            <text:p>0.026535861</text:p>
          </table:table-cell>
          <table:table-cell office:value-type="float" office:value="2.65358611941338E-2" table:style-name="ce1">
            <text:p>0.026535861</text:p>
          </table:table-cell>
          <table:table-cell office:value-type="float" office:value="2.65358611941338E-2" table:style-name="ce1">
            <text:p>0.026535861</text:p>
          </table:table-cell>
          <table:table-cell office:value-type="float" office:value="2.65358611941338E-2" table:style-name="ce1">
            <text:p>0.026535861</text:p>
          </table:table-cell>
          <table:table-cell office:value-type="float" office:value="2.65358611941338E-2" table:style-name="ce1">
            <text:p>0.026535861</text:p>
          </table:table-cell>
          <table:table-cell office:value-type="float" office:value="2.65358611941338E-2" table:style-name="ce1">
            <text:p>0.026535861</text:p>
          </table:table-cell>
          <table:table-cell office:value-type="float" office:value="2.65358611941338E-2" table:style-name="ce1">
            <text:p>0.026535861</text:p>
          </table:table-cell>
          <table:table-cell office:value-type="float" office:value="2.65358611941338E-2" table:style-name="ce1">
            <text:p>0.026535861</text:p>
          </table:table-cell>
          <table:table-cell office:value-type="float" office:value="2.65358611941338E-2" table:style-name="ce1">
            <text:p>0.026535861</text:p>
          </table:table-cell>
          <table:table-cell table:style-name="ce1"/>
          <table:table-cell office:value-type="float" office:value="0" table:formula="of:=POWER([.B16]-[.A16]; 2)" table:style-name="ce1">
            <text:p>0</text:p>
          </table:table-cell>
          <table:table-cell office:value-type="float" office:value="0" table:formula="of:=POWER([.C16]-[.B16]; 2)" table:style-name="ce1">
            <text:p>0</text:p>
          </table:table-cell>
          <table:table-cell office:value-type="float" office:value="0" table:formula="of:=POWER([.D16]-[.C16]; 2)" table:style-name="ce1">
            <text:p>0</text:p>
          </table:table-cell>
          <table:table-cell office:value-type="float" office:value="0" table:formula="of:=POWER([.E16]-[.D16]; 2)" table:style-name="ce1">
            <text:p>0</text:p>
          </table:table-cell>
          <table:table-cell office:value-type="float" office:value="0" table:formula="of:=POWER([.F16]-[.E16]; 2)" table:style-name="ce1">
            <text:p>0</text:p>
          </table:table-cell>
          <table:table-cell office:value-type="float" office:value="0" table:formula="of:=POWER([.G16]-[.F16]; 2)" table:style-name="ce1">
            <text:p>0</text:p>
          </table:table-cell>
          <table:table-cell office:value-type="float" office:value="0" table:formula="of:=POWER([.H16]-[.G16]; 2)" table:style-name="ce1">
            <text:p>0</text:p>
          </table:table-cell>
          <table:table-cell office:value-type="float" office:value="0" table:formula="of:=POWER([.I16]-[.H16]; 2)" table:style-name="ce1">
            <text:p>0</text:p>
          </table:table-cell>
          <table:table-cell office:value-type="float" office:value="0" table:formula="of:=POWER([.J16]-[.I16]; 2)" table:style-name="ce1">
            <text:p>0</text:p>
          </table:table-cell>
          <table:table-cell office:value-type="float" office:value="0" table:formula="of:=POWER([.K16]-[.J16]; 2)" table:style-name="ce1">
            <text:p>0</text:p>
          </table:table-cell>
          <table:table-cell office:value-type="float" office:value="0" table:formula="of:=POWER([.L16]-[.K16]; 2)" table:style-name="ce1">
            <text:p>0</text:p>
          </table:table-cell>
          <table:table-cell table:number-columns-repeated="16360" table:style-name="ce1"/>
        </table:table-row>
        <table:table-row table:style-name="ro1">
          <table:table-cell office:value-type="float" office:value="-0.43498408794403098" table:style-name="ce1">
            <text:p>-0.434984088</text:p>
          </table:table-cell>
          <table:table-cell office:value-type="float" office:value="5.9062428772449504E-4" table:style-name="ce1">
            <text:p>0.000590624</text:p>
          </table:table-cell>
          <table:table-cell office:value-type="float" office:value="5.9062428772449504E-4" table:style-name="ce1">
            <text:p>0.000590624</text:p>
          </table:table-cell>
          <table:table-cell office:value-type="float" office:value="5.9062428772449504E-4" table:style-name="ce1">
            <text:p>0.000590624</text:p>
          </table:table-cell>
          <table:table-cell office:value-type="float" office:value="5.9062428772449504E-4" table:style-name="ce1">
            <text:p>0.000590624</text:p>
          </table:table-cell>
          <table:table-cell office:value-type="float" office:value="5.9062428772449504E-4" table:style-name="ce1">
            <text:p>0.000590624</text:p>
          </table:table-cell>
          <table:table-cell office:value-type="float" office:value="5.9062428772449504E-4" table:style-name="ce1">
            <text:p>0.000590624</text:p>
          </table:table-cell>
          <table:table-cell office:value-type="float" office:value="5.9062428772449504E-4" table:style-name="ce1">
            <text:p>0.000590624</text:p>
          </table:table-cell>
          <table:table-cell office:value-type="float" office:value="5.9062428772449504E-4" table:style-name="ce1">
            <text:p>0.000590624</text:p>
          </table:table-cell>
          <table:table-cell office:value-type="float" office:value="5.9062428772449504E-4" table:style-name="ce1">
            <text:p>0.000590624</text:p>
          </table:table-cell>
          <table:table-cell office:value-type="float" office:value="5.9062428772449504E-4" table:style-name="ce1">
            <text:p>0.000590624</text:p>
          </table:table-cell>
          <table:table-cell office:value-type="float" office:value="5.9062428772449504E-4" table:style-name="ce1">
            <text:p>0.000590624</text:p>
          </table:table-cell>
          <table:table-cell table:style-name="ce1"/>
          <table:table-cell office:value-type="float" office:value="0.18972532993577659" table:formula="of:=POWER([.B17]-[.A17]; 2)" table:style-name="ce1">
            <text:p>0.18972533</text:p>
          </table:table-cell>
          <table:table-cell office:value-type="float" office:value="0" table:formula="of:=POWER([.C17]-[.B17]; 2)" table:style-name="ce1">
            <text:p>0</text:p>
          </table:table-cell>
          <table:table-cell office:value-type="float" office:value="0" table:formula="of:=POWER([.D17]-[.C17]; 2)" table:style-name="ce1">
            <text:p>0</text:p>
          </table:table-cell>
          <table:table-cell office:value-type="float" office:value="0" table:formula="of:=POWER([.E17]-[.D17]; 2)" table:style-name="ce1">
            <text:p>0</text:p>
          </table:table-cell>
          <table:table-cell office:value-type="float" office:value="0" table:formula="of:=POWER([.F17]-[.E17]; 2)" table:style-name="ce1">
            <text:p>0</text:p>
          </table:table-cell>
          <table:table-cell office:value-type="float" office:value="0" table:formula="of:=POWER([.G17]-[.F17]; 2)" table:style-name="ce1">
            <text:p>0</text:p>
          </table:table-cell>
          <table:table-cell office:value-type="float" office:value="0" table:formula="of:=POWER([.H17]-[.G17]; 2)" table:style-name="ce1">
            <text:p>0</text:p>
          </table:table-cell>
          <table:table-cell office:value-type="float" office:value="0" table:formula="of:=POWER([.I17]-[.H17]; 2)" table:style-name="ce1">
            <text:p>0</text:p>
          </table:table-cell>
          <table:table-cell office:value-type="float" office:value="0" table:formula="of:=POWER([.J17]-[.I17]; 2)" table:style-name="ce1">
            <text:p>0</text:p>
          </table:table-cell>
          <table:table-cell office:value-type="float" office:value="0" table:formula="of:=POWER([.K17]-[.J17]; 2)" table:style-name="ce1">
            <text:p>0</text:p>
          </table:table-cell>
          <table:table-cell office:value-type="float" office:value="0" table:formula="of:=POWER([.L17]-[.K17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0.55188852548599199" table:style-name="ce1">
            <text:p>0.551888525</text:p>
          </table:table-cell>
          <table:table-cell office:value-type="float" office:value="0.68136990070342995" table:style-name="ce1">
            <text:p>0.681369901</text:p>
          </table:table-cell>
          <table:table-cell office:value-type="float" office:value="0.65827083587646495" table:style-name="ce1">
            <text:p>0.658270836</text:p>
          </table:table-cell>
          <table:table-cell office:value-type="float" office:value="0.65827083587646495" table:style-name="ce1">
            <text:p>0.658270836</text:p>
          </table:table-cell>
          <table:table-cell office:value-type="float" office:value="0.65827083587646495" table:style-name="ce1">
            <text:p>0.658270836</text:p>
          </table:table-cell>
          <table:table-cell office:value-type="float" office:value="0.65827083587646495" table:style-name="ce1">
            <text:p>0.658270836</text:p>
          </table:table-cell>
          <table:table-cell office:value-type="float" office:value="0.65827083587646495" table:style-name="ce1">
            <text:p>0.658270836</text:p>
          </table:table-cell>
          <table:table-cell office:value-type="float" office:value="0.65827083587646495" table:style-name="ce1">
            <text:p>0.658270836</text:p>
          </table:table-cell>
          <table:table-cell office:value-type="float" office:value="0.65827083587646495" table:style-name="ce1">
            <text:p>0.658270836</text:p>
          </table:table-cell>
          <table:table-cell office:value-type="float" office:value="0.65827083587646495" table:style-name="ce1">
            <text:p>0.658270836</text:p>
          </table:table-cell>
          <table:table-cell office:value-type="float" office:value="0.65827083587646495" table:style-name="ce1">
            <text:p>0.658270836</text:p>
          </table:table-cell>
          <table:table-cell office:value-type="float" office:value="0.65827083587646495" table:style-name="ce1">
            <text:p>0.658270836</text:p>
          </table:table-cell>
          <table:table-cell table:style-name="ce1"/>
          <table:table-cell office:value-type="float" office:value="1.676542652819896E-2" table:formula="of:=POWER([.B18]-[.A18]; 2)" table:style-name="ce1">
            <text:p>0.016765427</text:p>
          </table:table-cell>
          <table:table-cell office:value-type="float" office:value="5.3356679588033155E-4" table:formula="of:=POWER([.C18]-[.B18]; 2)" table:style-name="ce1">
            <text:p>0.000533567</text:p>
          </table:table-cell>
          <table:table-cell office:value-type="float" office:value="0" table:formula="of:=POWER([.D18]-[.C18]; 2)" table:style-name="ce1">
            <text:p>0</text:p>
          </table:table-cell>
          <table:table-cell office:value-type="float" office:value="0" table:formula="of:=POWER([.E18]-[.D18]; 2)" table:style-name="ce1">
            <text:p>0</text:p>
          </table:table-cell>
          <table:table-cell office:value-type="float" office:value="0" table:formula="of:=POWER([.F18]-[.E18]; 2)" table:style-name="ce1">
            <text:p>0</text:p>
          </table:table-cell>
          <table:table-cell office:value-type="float" office:value="0" table:formula="of:=POWER([.G18]-[.F18]; 2)" table:style-name="ce1">
            <text:p>0</text:p>
          </table:table-cell>
          <table:table-cell office:value-type="float" office:value="0" table:formula="of:=POWER([.H18]-[.G18]; 2)" table:style-name="ce1">
            <text:p>0</text:p>
          </table:table-cell>
          <table:table-cell office:value-type="float" office:value="0" table:formula="of:=POWER([.I18]-[.H18]; 2)" table:style-name="ce1">
            <text:p>0</text:p>
          </table:table-cell>
          <table:table-cell office:value-type="float" office:value="0" table:formula="of:=POWER([.J18]-[.I18]; 2)" table:style-name="ce1">
            <text:p>0</text:p>
          </table:table-cell>
          <table:table-cell office:value-type="float" office:value="0" table:formula="of:=POWER([.K18]-[.J18]; 2)" table:style-name="ce1">
            <text:p>0</text:p>
          </table:table-cell>
          <table:table-cell office:value-type="float" office:value="0" table:formula="of:=POWER([.L18]-[.K18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-0.52171295881271396" table:style-name="ce1">
            <text:p>-0.521712959</text:p>
          </table:table-cell>
          <table:table-cell office:value-type="float" office:value="-0.82005566358566295" table:style-name="ce1">
            <text:p>-0.820055664</text:p>
          </table:table-cell>
          <table:table-cell office:value-type="float" office:value="-0.94567781686782804" table:style-name="ce1">
            <text:p>-0.945677817</text:p>
          </table:table-cell>
          <table:table-cell office:value-type="float" office:value="-0.92372941970825195" table:style-name="ce1">
            <text:p>-0.92372942</text:p>
          </table:table-cell>
          <table:table-cell office:value-type="float" office:value="-0.93716037273407005" table:style-name="ce1">
            <text:p>-0.937160373</text:p>
          </table:table-cell>
          <table:table-cell office:value-type="float" office:value="-0.94709652662277199" table:style-name="ce1">
            <text:p>-0.947096527</text:p>
          </table:table-cell>
          <table:table-cell office:value-type="float" office:value="-0.94785982370376598" table:style-name="ce1">
            <text:p>-0.947859824</text:p>
          </table:table-cell>
          <table:table-cell office:value-type="float" office:value="-0.96873480081558205" table:style-name="ce1">
            <text:p>-0.968734801</text:p>
          </table:table-cell>
          <table:table-cell office:value-type="float" office:value="-0.95085048675537098" table:style-name="ce1">
            <text:p>-0.950850487</text:p>
          </table:table-cell>
          <table:table-cell office:value-type="float" office:value="-0.93768584728241" table:style-name="ce1">
            <text:p>-0.937685847</text:p>
          </table:table-cell>
          <table:table-cell office:value-type="float" office:value="-0.93698424100875799" table:style-name="ce1">
            <text:p>-0.936984241</text:p>
          </table:table-cell>
          <table:table-cell office:value-type="float" office:value="-0.94477492570877097" table:style-name="ce1">
            <text:p>-0.944774926</text:p>
          </table:table-cell>
          <table:table-cell table:style-name="ce1"/>
          <table:table-cell office:value-type="float" office:value="8.9008369491238998E-2" table:formula="of:=POWER([.B19]-[.A19]; 2)" table:style-name="ce1">
            <text:p>0.089008369</text:p>
          </table:table-cell>
          <table:table-cell office:value-type="float" office:value="1.578092539524778E-2" table:formula="of:=POWER([.C19]-[.B19]; 2)" table:style-name="ce1">
            <text:p>0.015780925</text:p>
          </table:table-cell>
          <table:table-cell office:value-type="float" office:value="4.8173213787448745E-4" table:formula="of:=POWER([.D19]-[.C19]; 2)" table:style-name="ce1">
            <text:p>0.000481732</text:p>
          </table:table-cell>
          <table:table-cell office:value-type="float" office:value="1.8039049918173219E-4" table:formula="of:=POWER([.E19]-[.D19]; 2)" table:style-name="ce1">
            <text:p>0.00018039</text:p>
          </table:table-cell>
          <table:table-cell office:value-type="float" office:value="9.8727154099966855E-5" table:formula="of:=POWER([.F19]-[.E19]; 2)" table:style-name="ce1">
            <text:p>9.87272E-05</text:p>
          </table:table-cell>
          <table:table-cell office:value-type="float" office:value="5.826224338539387E-7" table:formula="of:=POWER([.G19]-[.F19]; 2)" table:style-name="ce1">
            <text:p>5.82622E-07</text:p>
          </table:table-cell>
          <table:table-cell office:value-type="float" office:value="4.357646694188449E-4" table:formula="of:=POWER([.H19]-[.G19]; 2)" table:style-name="ce1">
            <text:p>0.000435765</text:p>
          </table:table-cell>
          <table:table-cell office:value-type="float" office:value="3.198486894042634E-4" table:formula="of:=POWER([.I19]-[.H19]; 2)" table:style-name="ce1">
            <text:p>0.000319849</text:p>
          </table:table-cell>
          <table:table-cell office:value-type="float" office:value="1.733077324530424E-4" table:formula="of:=POWER([.J19]-[.I19]; 2)" table:style-name="ce1">
            <text:p>0.000173308</text:p>
          </table:table-cell>
          <table:table-cell office:value-type="float" office:value="4.9225136322786086E-7" table:formula="of:=POWER([.K19]-[.J19]; 2)" table:style-name="ce1">
            <text:p>4.92251E-07</text:p>
          </table:table-cell>
          <table:table-cell office:value-type="float" office:value="6.0694768095016401E-5" table:formula="of:=POWER([.L19]-[.K19]; 2)" table:style-name="ce1">
            <text:p>6.06948E-05</text:p>
          </table:table-cell>
          <table:table-cell table:number-columns-repeated="16360"/>
        </table:table-row>
        <table:table-row table:style-name="ro1">
          <table:table-cell office:value-type="float" office:value="-7.52690434455872E-2" table:style-name="ce1">
            <text:p>-0.075269043</text:p>
          </table:table-cell>
          <table:table-cell office:value-type="float" office:value="-7.52690434455872E-2" table:style-name="ce1">
            <text:p>-0.075269043</text:p>
          </table:table-cell>
          <table:table-cell office:value-type="float" office:value="-7.52690434455872E-2" table:style-name="ce1">
            <text:p>-0.075269043</text:p>
          </table:table-cell>
          <table:table-cell office:value-type="float" office:value="-7.52690434455872E-2" table:style-name="ce1">
            <text:p>-0.075269043</text:p>
          </table:table-cell>
          <table:table-cell office:value-type="float" office:value="-7.52690434455872E-2" table:style-name="ce1">
            <text:p>-0.075269043</text:p>
          </table:table-cell>
          <table:table-cell office:value-type="float" office:value="-7.52690434455872E-2" table:style-name="ce1">
            <text:p>-0.075269043</text:p>
          </table:table-cell>
          <table:table-cell office:value-type="float" office:value="-7.52690434455872E-2" table:style-name="ce1">
            <text:p>-0.075269043</text:p>
          </table:table-cell>
          <table:table-cell office:value-type="float" office:value="-7.52690434455872E-2" table:style-name="ce1">
            <text:p>-0.075269043</text:p>
          </table:table-cell>
          <table:table-cell office:value-type="float" office:value="-7.52690434455872E-2" table:style-name="ce1">
            <text:p>-0.075269043</text:p>
          </table:table-cell>
          <table:table-cell office:value-type="float" office:value="-7.52690434455872E-2" table:style-name="ce1">
            <text:p>-0.075269043</text:p>
          </table:table-cell>
          <table:table-cell office:value-type="float" office:value="-7.52690434455872E-2" table:style-name="ce1">
            <text:p>-0.075269043</text:p>
          </table:table-cell>
          <table:table-cell office:value-type="float" office:value="-7.52690434455872E-2" table:style-name="ce1">
            <text:p>-0.075269043</text:p>
          </table:table-cell>
          <table:table-cell table:style-name="ce1"/>
          <table:table-cell office:value-type="float" office:value="0" table:formula="of:=POWER([.B20]-[.A20]; 2)" table:style-name="ce1">
            <text:p>0</text:p>
          </table:table-cell>
          <table:table-cell office:value-type="float" office:value="0" table:formula="of:=POWER([.C20]-[.B20]; 2)" table:style-name="ce1">
            <text:p>0</text:p>
          </table:table-cell>
          <table:table-cell office:value-type="float" office:value="0" table:formula="of:=POWER([.D20]-[.C20]; 2)" table:style-name="ce1">
            <text:p>0</text:p>
          </table:table-cell>
          <table:table-cell office:value-type="float" office:value="0" table:formula="of:=POWER([.E20]-[.D20]; 2)" table:style-name="ce1">
            <text:p>0</text:p>
          </table:table-cell>
          <table:table-cell office:value-type="float" office:value="0" table:formula="of:=POWER([.F20]-[.E20]; 2)" table:style-name="ce1">
            <text:p>0</text:p>
          </table:table-cell>
          <table:table-cell office:value-type="float" office:value="0" table:formula="of:=POWER([.G20]-[.F20]; 2)" table:style-name="ce1">
            <text:p>0</text:p>
          </table:table-cell>
          <table:table-cell office:value-type="float" office:value="0" table:formula="of:=POWER([.H20]-[.G20]; 2)" table:style-name="ce1">
            <text:p>0</text:p>
          </table:table-cell>
          <table:table-cell office:value-type="float" office:value="0" table:formula="of:=POWER([.I20]-[.H20]; 2)" table:style-name="ce1">
            <text:p>0</text:p>
          </table:table-cell>
          <table:table-cell office:value-type="float" office:value="0" table:formula="of:=POWER([.J20]-[.I20]; 2)" table:style-name="ce1">
            <text:p>0</text:p>
          </table:table-cell>
          <table:table-cell office:value-type="float" office:value="0" table:formula="of:=POWER([.K20]-[.J20]; 2)" table:style-name="ce1">
            <text:p>0</text:p>
          </table:table-cell>
          <table:table-cell office:value-type="float" office:value="0" table:formula="of:=POWER([.L20]-[.K20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0.44188645482063299" table:style-name="ce1">
            <text:p>0.441886455</text:p>
          </table:table-cell>
          <table:table-cell office:value-type="float" office:value="0.45177978277206399" table:style-name="ce1">
            <text:p>0.451779783</text:p>
          </table:table-cell>
          <table:table-cell office:value-type="float" office:value="0.67143726348876998" table:style-name="ce1">
            <text:p>0.671437263</text:p>
          </table:table-cell>
          <table:table-cell office:value-type="float" office:value="0.67486459016799905" table:style-name="ce1">
            <text:p>0.67486459</text:p>
          </table:table-cell>
          <table:table-cell office:value-type="float" office:value="0.65503346920013406" table:style-name="ce1">
            <text:p>0.655033469</text:p>
          </table:table-cell>
          <table:table-cell office:value-type="float" office:value="0.67939984798431396" table:style-name="ce1">
            <text:p>0.679399848</text:p>
          </table:table-cell>
          <table:table-cell office:value-type="float" office:value="0.68637597560882602" table:style-name="ce1">
            <text:p>0.686375976</text:p>
          </table:table-cell>
          <table:table-cell office:value-type="float" office:value="0.68058854341507002" table:style-name="ce1">
            <text:p>0.680588543</text:p>
          </table:table-cell>
          <table:table-cell office:value-type="float" office:value="0.668293416500092" table:style-name="ce1">
            <text:p>0.668293417</text:p>
          </table:table-cell>
          <table:table-cell office:value-type="float" office:value="0.66152107715606701" table:style-name="ce1">
            <text:p>0.661521077</text:p>
          </table:table-cell>
          <table:table-cell office:value-type="float" office:value="0.66663253307342496" table:style-name="ce1">
            <text:p>0.666632533</text:p>
          </table:table-cell>
          <table:table-cell office:value-type="float" office:value="0.67127519845962502" table:style-name="ce1">
            <text:p>0.671275198</text:p>
          </table:table-cell>
          <table:table-cell table:style-name="ce1"/>
          <table:table-cell office:value-type="float" office:value="9.7877937954565848E-5" table:formula="of:=POWER([.B21]-[.A21]; 2)" table:style-name="ce1">
            <text:p>9.78779E-05</text:p>
          </table:table-cell>
          <table:table-cell office:value-type="float" office:value="4.8249408834810062E-2" table:formula="of:=POWER([.C21]-[.B21]; 2)" table:style-name="ce1">
            <text:p>0.048249409</text:p>
          </table:table-cell>
          <table:table-cell office:value-type="float" office:value="1.1746568166155366E-5" table:formula="of:=POWER([.D21]-[.C21]; 2)" table:style-name="ce1">
            <text:p>1.17466E-05</text:p>
          </table:table-cell>
          <table:table-cell office:value-type="float" office:value="3.9327335884209447E-4" table:formula="of:=POWER([.E21]-[.D21]; 2)" table:style-name="ce1">
            <text:p>0.000393273</text:p>
          </table:table-cell>
          <table:table-cell office:value-type="float" office:value="5.9372041505413283E-4" table:formula="of:=POWER([.F21]-[.E21]; 2)" table:style-name="ce1">
            <text:p>0.00059372</text:p>
          </table:table-cell>
          <table:table-cell office:value-type="float" office:value="4.8666356633480165E-5" table:formula="of:=POWER([.G21]-[.F21]; 2)" table:style-name="ce1">
            <text:p>4.86664E-05</text:p>
          </table:table-cell>
          <table:table-cell office:value-type="float" office:value="3.3494371397323297E-5" table:formula="of:=POWER([.H21]-[.G21]; 2)" table:style-name="ce1">
            <text:p>3.34944E-05</text:p>
          </table:table-cell>
          <table:table-cell office:value-type="float" office:value="1.511701458554171E-4" table:formula="of:=POWER([.I21]-[.H21]; 2)" table:style-name="ce1">
            <text:p>0.00015117</text:p>
          </table:table-cell>
          <table:table-cell office:value-type="float" office:value="4.5864580190628851E-5" table:formula="of:=POWER([.J21]-[.I21]; 2)" table:style-name="ce1">
            <text:p>4.58646E-05</text:p>
          </table:table-cell>
          <table:table-cell office:value-type="float" office:value="2.6126981595093646E-5" table:formula="of:=POWER([.K21]-[.J21]; 2)" table:style-name="ce1">
            <text:p>2.6127E-05</text:p>
          </table:table-cell>
          <table:table-cell office:value-type="float" office:value="2.1554341888220172E-5" table:formula="of:=POWER([.L21]-[.K21]; 2)" table:style-name="ce1">
            <text:p>2.15543E-05</text:p>
          </table:table-cell>
          <table:table-cell table:number-columns-repeated="16360"/>
        </table:table-row>
        <table:table-row table:style-name="ro1">
          <table:table-cell office:value-type="float" office:value="6.4464197494089603E-3" table:style-name="ce1">
            <text:p>0.00644642</text:p>
          </table:table-cell>
          <table:table-cell office:value-type="float" office:value="6.4464197494089603E-3" table:style-name="ce1">
            <text:p>0.00644642</text:p>
          </table:table-cell>
          <table:table-cell office:value-type="float" office:value="6.4464197494089603E-3" table:style-name="ce1">
            <text:p>0.00644642</text:p>
          </table:table-cell>
          <table:table-cell office:value-type="float" office:value="6.4464197494089603E-3" table:style-name="ce1">
            <text:p>0.00644642</text:p>
          </table:table-cell>
          <table:table-cell office:value-type="float" office:value="6.4464197494089603E-3" table:style-name="ce1">
            <text:p>0.00644642</text:p>
          </table:table-cell>
          <table:table-cell office:value-type="float" office:value="6.4464197494089603E-3" table:style-name="ce1">
            <text:p>0.00644642</text:p>
          </table:table-cell>
          <table:table-cell office:value-type="float" office:value="6.4464197494089603E-3" table:style-name="ce1">
            <text:p>0.00644642</text:p>
          </table:table-cell>
          <table:table-cell office:value-type="float" office:value="6.4464197494089603E-3" table:style-name="ce1">
            <text:p>0.00644642</text:p>
          </table:table-cell>
          <table:table-cell office:value-type="float" office:value="6.4464197494089603E-3" table:style-name="ce1">
            <text:p>0.00644642</text:p>
          </table:table-cell>
          <table:table-cell office:value-type="float" office:value="6.4464197494089603E-3" table:style-name="ce1">
            <text:p>0.00644642</text:p>
          </table:table-cell>
          <table:table-cell office:value-type="float" office:value="6.4464197494089603E-3" table:style-name="ce1">
            <text:p>0.00644642</text:p>
          </table:table-cell>
          <table:table-cell office:value-type="float" office:value="6.4464197494089603E-3" table:style-name="ce1">
            <text:p>0.00644642</text:p>
          </table:table-cell>
          <table:table-cell table:style-name="ce1"/>
          <table:table-cell office:value-type="float" office:value="0" table:formula="of:=POWER([.B22]-[.A22]; 2)" table:style-name="ce1">
            <text:p>0</text:p>
          </table:table-cell>
          <table:table-cell office:value-type="float" office:value="0" table:formula="of:=POWER([.C22]-[.B22]; 2)" table:style-name="ce1">
            <text:p>0</text:p>
          </table:table-cell>
          <table:table-cell office:value-type="float" office:value="0" table:formula="of:=POWER([.D22]-[.C22]; 2)" table:style-name="ce1">
            <text:p>0</text:p>
          </table:table-cell>
          <table:table-cell office:value-type="float" office:value="0" table:formula="of:=POWER([.E22]-[.D22]; 2)" table:style-name="ce1">
            <text:p>0</text:p>
          </table:table-cell>
          <table:table-cell office:value-type="float" office:value="0" table:formula="of:=POWER([.F22]-[.E22]; 2)" table:style-name="ce1">
            <text:p>0</text:p>
          </table:table-cell>
          <table:table-cell office:value-type="float" office:value="0" table:formula="of:=POWER([.G22]-[.F22]; 2)" table:style-name="ce1">
            <text:p>0</text:p>
          </table:table-cell>
          <table:table-cell office:value-type="float" office:value="0" table:formula="of:=POWER([.H22]-[.G22]; 2)" table:style-name="ce1">
            <text:p>0</text:p>
          </table:table-cell>
          <table:table-cell office:value-type="float" office:value="0" table:formula="of:=POWER([.I22]-[.H22]; 2)" table:style-name="ce1">
            <text:p>0</text:p>
          </table:table-cell>
          <table:table-cell office:value-type="float" office:value="0" table:formula="of:=POWER([.J22]-[.I22]; 2)" table:style-name="ce1">
            <text:p>0</text:p>
          </table:table-cell>
          <table:table-cell office:value-type="float" office:value="0" table:formula="of:=POWER([.K22]-[.J22]; 2)" table:style-name="ce1">
            <text:p>0</text:p>
          </table:table-cell>
          <table:table-cell office:value-type="float" office:value="0" table:formula="of:=POWER([.L22]-[.K22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0.27486434578895602" table:style-name="ce1">
            <text:p>0.274864346</text:p>
          </table:table-cell>
          <table:table-cell office:value-type="float" office:value="1.6890515325940201E-5" table:style-name="ce1">
            <text:p>1.68905E-05</text:p>
          </table:table-cell>
          <table:table-cell office:value-type="float" office:value="1.6890515325940201E-5" table:style-name="ce1">
            <text:p>1.68905E-05</text:p>
          </table:table-cell>
          <table:table-cell office:value-type="float" office:value="1.6890515325940201E-5" table:style-name="ce1">
            <text:p>1.68905E-05</text:p>
          </table:table-cell>
          <table:table-cell office:value-type="float" office:value="1.6890515325940201E-5" table:style-name="ce1">
            <text:p>1.68905E-05</text:p>
          </table:table-cell>
          <table:table-cell office:value-type="float" office:value="1.6890515325940201E-5" table:style-name="ce1">
            <text:p>1.68905E-05</text:p>
          </table:table-cell>
          <table:table-cell office:value-type="float" office:value="1.6890515325940201E-5" table:style-name="ce1">
            <text:p>1.68905E-05</text:p>
          </table:table-cell>
          <table:table-cell office:value-type="float" office:value="1.6890515325940201E-5" table:style-name="ce1">
            <text:p>1.68905E-05</text:p>
          </table:table-cell>
          <table:table-cell office:value-type="float" office:value="1.6890515325940201E-5" table:style-name="ce1">
            <text:p>1.68905E-05</text:p>
          </table:table-cell>
          <table:table-cell office:value-type="float" office:value="1.6890515325940201E-5" table:style-name="ce1">
            <text:p>1.68905E-05</text:p>
          </table:table-cell>
          <table:table-cell office:value-type="float" office:value="1.6890515325940201E-5" table:style-name="ce1">
            <text:p>1.68905E-05</text:p>
          </table:table-cell>
          <table:table-cell office:value-type="float" office:value="1.6890515325940201E-5" table:style-name="ce1">
            <text:p>1.68905E-05</text:p>
          </table:table-cell>
          <table:table-cell table:style-name="ce1"/>
          <table:table-cell office:value-type="float" office:value="7.5541123670390092E-2" table:formula="of:=POWER([.B23]-[.A23]; 2)" table:style-name="ce1">
            <text:p>0.075541124</text:p>
          </table:table-cell>
          <table:table-cell office:value-type="float" office:value="0" table:formula="of:=POWER([.C23]-[.B23]; 2)" table:style-name="ce1">
            <text:p>0</text:p>
          </table:table-cell>
          <table:table-cell office:value-type="float" office:value="0" table:formula="of:=POWER([.D23]-[.C23]; 2)" table:style-name="ce1">
            <text:p>0</text:p>
          </table:table-cell>
          <table:table-cell office:value-type="float" office:value="0" table:formula="of:=POWER([.E23]-[.D23]; 2)" table:style-name="ce1">
            <text:p>0</text:p>
          </table:table-cell>
          <table:table-cell office:value-type="float" office:value="0" table:formula="of:=POWER([.F23]-[.E23]; 2)" table:style-name="ce1">
            <text:p>0</text:p>
          </table:table-cell>
          <table:table-cell office:value-type="float" office:value="0" table:formula="of:=POWER([.G23]-[.F23]; 2)" table:style-name="ce1">
            <text:p>0</text:p>
          </table:table-cell>
          <table:table-cell office:value-type="float" office:value="0" table:formula="of:=POWER([.H23]-[.G23]; 2)" table:style-name="ce1">
            <text:p>0</text:p>
          </table:table-cell>
          <table:table-cell office:value-type="float" office:value="0" table:formula="of:=POWER([.I23]-[.H23]; 2)" table:style-name="ce1">
            <text:p>0</text:p>
          </table:table-cell>
          <table:table-cell office:value-type="float" office:value="0" table:formula="of:=POWER([.J23]-[.I23]; 2)" table:style-name="ce1">
            <text:p>0</text:p>
          </table:table-cell>
          <table:table-cell office:value-type="float" office:value="0" table:formula="of:=POWER([.K23]-[.J23]; 2)" table:style-name="ce1">
            <text:p>0</text:p>
          </table:table-cell>
          <table:table-cell office:value-type="float" office:value="0" table:formula="of:=POWER([.L23]-[.K23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-1.4416376352310201" table:style-name="ce1">
            <text:p>-1.441637635</text:p>
          </table:table-cell>
          <table:table-cell office:value-type="float" office:value="-1.88707327842712" table:style-name="ce1">
            <text:p>-1.887073278</text:p>
          </table:table-cell>
          <table:table-cell office:value-type="float" office:value="-3.1087682247161901" table:style-name="ce1">
            <text:p>-3.108768225</text:p>
          </table:table-cell>
          <table:table-cell office:value-type="float" office:value="-3.2378015518188499" table:style-name="ce1">
            <text:p>-3.237801552</text:p>
          </table:table-cell>
          <table:table-cell office:value-type="float" office:value="-3.2264814376831099" table:style-name="ce1">
            <text:p>-3.226481438</text:p>
          </table:table-cell>
          <table:table-cell office:value-type="float" office:value="-3.2439711093902601" table:style-name="ce1">
            <text:p>-3.243971109</text:p>
          </table:table-cell>
          <table:table-cell office:value-type="float" office:value="-3.2334640026092498" table:style-name="ce1">
            <text:p>-3.233464003</text:p>
          </table:table-cell>
          <table:table-cell office:value-type="float" office:value="-3.2276091575622599" table:style-name="ce1">
            <text:p>-3.227609158</text:p>
          </table:table-cell>
          <table:table-cell office:value-type="float" office:value="-3.2394177913665798" table:style-name="ce1">
            <text:p>-3.239417791</text:p>
          </table:table-cell>
          <table:table-cell office:value-type="float" office:value="-3.2449102401733398" table:style-name="ce1">
            <text:p>-3.24491024</text:p>
          </table:table-cell>
          <table:table-cell office:value-type="float" office:value="-3.2617404460907" table:style-name="ce1">
            <text:p>-3.261740446</text:p>
          </table:table-cell>
          <table:table-cell office:value-type="float" office:value="-3.2470250129699698" table:style-name="ce1">
            <text:p>-3.247025013</text:p>
          </table:table-cell>
          <table:table-cell table:style-name="ce1"/>
          <table:table-cell office:value-type="float" office:value="0.19841291222952329" table:formula="of:=POWER([.B24]-[.A24]; 2)" table:style-name="ce1">
            <text:p>0.198412912</text:p>
          </table:table-cell>
          <table:table-cell office:value-type="float" office:value="1.4925385417882537" table:formula="of:=POWER([.C24]-[.B24]; 2)" table:style-name="ce1">
            <text:p>1.492538542</text:p>
          </table:table-cell>
          <table:table-cell office:value-type="float" office:value="1.6649599503182001E-2" table:formula="of:=POWER([.D24]-[.C24]; 2)" table:style-name="ce1">
            <text:p>0.0166496</text:p>
          </table:table-cell>
          <table:table-cell office:value-type="float" office:value="1.2814498404617981E-4" table:formula="of:=POWER([.E24]-[.D24]; 2)" table:style-name="ce1">
            <text:p>0.000128145</text:p>
          </table:table-cell>
          <table:table-cell office:value-type="float" office:value="3.0588861642389059E-4" table:formula="of:=POWER([.F24]-[.E24]; 2)" table:style-name="ce1">
            <text:p>0.000305889</text:p>
          </table:table-cell>
          <table:table-cell office:value-type="float" office:value="1.1039929290755263E-4" table:formula="of:=POWER([.G24]-[.F24]; 2)" table:style-name="ce1">
            <text:p>0.000110399</text:p>
          </table:table-cell>
          <table:table-cell office:value-type="float" office:value="3.4279210524262928E-5" table:formula="of:=POWER([.H24]-[.G24]; 2)" table:style-name="ce1">
            <text:p>3.42792E-05</text:p>
          </table:table-cell>
          <table:table-cell office:value-type="float" office:value="1.3944383232452801E-4" table:formula="of:=POWER([.I24]-[.H24]; 2)" table:style-name="ce1">
            <text:p>0.000139444</text:p>
          </table:table-cell>
          <table:table-cell office:value-type="float" office:value="3.0166993894879685E-5" table:formula="of:=POWER([.J24]-[.I24]; 2)" table:style-name="ce1">
            <text:p>3.0167E-05</text:p>
          </table:table-cell>
          <table:table-cell office:value-type="float" office:value="2.8325583122074544E-4" table:formula="of:=POWER([.K24]-[.J24]; 2)" table:style-name="ce1">
            <text:p>0.000283256</text:p>
          </table:table-cell>
          <table:table-cell office:value-type="float" office:value="2.1654397193068345E-4" table:formula="of:=POWER([.L24]-[.K24]; 2)" table:style-name="ce1">
            <text:p>0.000216544</text:p>
          </table:table-cell>
          <table:table-cell table:number-columns-repeated="16360"/>
        </table:table-row>
        <table:table-row table:style-name="ro1">
          <table:table-cell office:value-type="float" office:value="0.63103276491165206" table:style-name="ce1">
            <text:p>0.631032765</text:p>
          </table:table-cell>
          <table:table-cell office:value-type="float" office:value="0.43787133693695102" table:style-name="ce1">
            <text:p>0.437871337</text:p>
          </table:table-cell>
          <table:table-cell office:value-type="float" office:value="0.43787133693695102" table:style-name="ce1">
            <text:p>0.437871337</text:p>
          </table:table-cell>
          <table:table-cell office:value-type="float" office:value="0.43787133693695102" table:style-name="ce1">
            <text:p>0.437871337</text:p>
          </table:table-cell>
          <table:table-cell office:value-type="float" office:value="0.43787133693695102" table:style-name="ce1">
            <text:p>0.437871337</text:p>
          </table:table-cell>
          <table:table-cell office:value-type="float" office:value="0.43787133693695102" table:style-name="ce1">
            <text:p>0.437871337</text:p>
          </table:table-cell>
          <table:table-cell office:value-type="float" office:value="0.43787133693695102" table:style-name="ce1">
            <text:p>0.437871337</text:p>
          </table:table-cell>
          <table:table-cell office:value-type="float" office:value="0.43787133693695102" table:style-name="ce1">
            <text:p>0.437871337</text:p>
          </table:table-cell>
          <table:table-cell office:value-type="float" office:value="0.43787133693695102" table:style-name="ce1">
            <text:p>0.437871337</text:p>
          </table:table-cell>
          <table:table-cell office:value-type="float" office:value="0.43787133693695102" table:style-name="ce1">
            <text:p>0.437871337</text:p>
          </table:table-cell>
          <table:table-cell office:value-type="float" office:value="0.43787133693695102" table:style-name="ce1">
            <text:p>0.437871337</text:p>
          </table:table-cell>
          <table:table-cell office:value-type="float" office:value="0.43787133693695102" table:style-name="ce1">
            <text:p>0.437871337</text:p>
          </table:table-cell>
          <table:table-cell table:style-name="ce1"/>
          <table:table-cell office:value-type="float" office:value="3.7311337257225616E-2" table:formula="of:=POWER([.B25]-[.A25]; 2)" table:style-name="ce1">
            <text:p>0.037311337</text:p>
          </table:table-cell>
          <table:table-cell office:value-type="float" office:value="0" table:formula="of:=POWER([.C25]-[.B25]; 2)" table:style-name="ce1">
            <text:p>0</text:p>
          </table:table-cell>
          <table:table-cell office:value-type="float" office:value="0" table:formula="of:=POWER([.D25]-[.C25]; 2)" table:style-name="ce1">
            <text:p>0</text:p>
          </table:table-cell>
          <table:table-cell office:value-type="float" office:value="0" table:formula="of:=POWER([.E25]-[.D25]; 2)" table:style-name="ce1">
            <text:p>0</text:p>
          </table:table-cell>
          <table:table-cell office:value-type="float" office:value="0" table:formula="of:=POWER([.F25]-[.E25]; 2)" table:style-name="ce1">
            <text:p>0</text:p>
          </table:table-cell>
          <table:table-cell office:value-type="float" office:value="0" table:formula="of:=POWER([.G25]-[.F25]; 2)" table:style-name="ce1">
            <text:p>0</text:p>
          </table:table-cell>
          <table:table-cell office:value-type="float" office:value="0" table:formula="of:=POWER([.H25]-[.G25]; 2)" table:style-name="ce1">
            <text:p>0</text:p>
          </table:table-cell>
          <table:table-cell office:value-type="float" office:value="0" table:formula="of:=POWER([.I25]-[.H25]; 2)" table:style-name="ce1">
            <text:p>0</text:p>
          </table:table-cell>
          <table:table-cell office:value-type="float" office:value="0" table:formula="of:=POWER([.J25]-[.I25]; 2)" table:style-name="ce1">
            <text:p>0</text:p>
          </table:table-cell>
          <table:table-cell office:value-type="float" office:value="0" table:formula="of:=POWER([.K25]-[.J25]; 2)" table:style-name="ce1">
            <text:p>0</text:p>
          </table:table-cell>
          <table:table-cell office:value-type="float" office:value="0" table:formula="of:=POWER([.L25]-[.K25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7.2406172752380399E-2" table:style-name="ce1">
            <text:p>0.072406173</text:p>
          </table:table-cell>
          <table:table-cell office:value-type="float" office:value="-4.7996681183576598E-2" table:style-name="ce1">
            <text:p>-0.047996681</text:p>
          </table:table-cell>
          <table:table-cell office:value-type="float" office:value="-1.2485540471971E-2" table:style-name="ce1">
            <text:p>-0.01248554</text:p>
          </table:table-cell>
          <table:table-cell office:value-type="float" office:value="-1.2485540471971E-2" table:style-name="ce1">
            <text:p>-0.01248554</text:p>
          </table:table-cell>
          <table:table-cell office:value-type="float" office:value="-1.2485540471971E-2" table:style-name="ce1">
            <text:p>-0.01248554</text:p>
          </table:table-cell>
          <table:table-cell office:value-type="float" office:value="-1.2485540471971E-2" table:style-name="ce1">
            <text:p>-0.01248554</text:p>
          </table:table-cell>
          <table:table-cell office:value-type="float" office:value="-1.2485540471971E-2" table:style-name="ce1">
            <text:p>-0.01248554</text:p>
          </table:table-cell>
          <table:table-cell office:value-type="float" office:value="-1.2485540471971E-2" table:style-name="ce1">
            <text:p>-0.01248554</text:p>
          </table:table-cell>
          <table:table-cell office:value-type="float" office:value="-1.2485540471971E-2" table:style-name="ce1">
            <text:p>-0.01248554</text:p>
          </table:table-cell>
          <table:table-cell office:value-type="float" office:value="-1.2485540471971E-2" table:style-name="ce1">
            <text:p>-0.01248554</text:p>
          </table:table-cell>
          <table:table-cell office:value-type="float" office:value="-1.2485540471971E-2" table:style-name="ce1">
            <text:p>-0.01248554</text:p>
          </table:table-cell>
          <table:table-cell office:value-type="float" office:value="-1.2485540471971E-2" table:style-name="ce1">
            <text:p>-0.01248554</text:p>
          </table:table-cell>
          <table:table-cell table:style-name="ce1"/>
          <table:table-cell office:value-type="float" office:value="1.4496847235923396E-2" table:formula="of:=POWER([.B26]-[.A26]; 2)" table:style-name="ce1">
            <text:p>0.014496847</text:p>
          </table:table-cell>
          <table:table-cell office:value-type="float" office:value="1.2610411146394525E-3" table:formula="of:=POWER([.C26]-[.B26]; 2)" table:style-name="ce1">
            <text:p>0.001261041</text:p>
          </table:table-cell>
          <table:table-cell office:value-type="float" office:value="0" table:formula="of:=POWER([.D26]-[.C26]; 2)" table:style-name="ce1">
            <text:p>0</text:p>
          </table:table-cell>
          <table:table-cell office:value-type="float" office:value="0" table:formula="of:=POWER([.E26]-[.D26]; 2)" table:style-name="ce1">
            <text:p>0</text:p>
          </table:table-cell>
          <table:table-cell office:value-type="float" office:value="0" table:formula="of:=POWER([.F26]-[.E26]; 2)" table:style-name="ce1">
            <text:p>0</text:p>
          </table:table-cell>
          <table:table-cell office:value-type="float" office:value="0" table:formula="of:=POWER([.G26]-[.F26]; 2)" table:style-name="ce1">
            <text:p>0</text:p>
          </table:table-cell>
          <table:table-cell office:value-type="float" office:value="0" table:formula="of:=POWER([.H26]-[.G26]; 2)" table:style-name="ce1">
            <text:p>0</text:p>
          </table:table-cell>
          <table:table-cell office:value-type="float" office:value="0" table:formula="of:=POWER([.I26]-[.H26]; 2)" table:style-name="ce1">
            <text:p>0</text:p>
          </table:table-cell>
          <table:table-cell office:value-type="float" office:value="0" table:formula="of:=POWER([.J26]-[.I26]; 2)" table:style-name="ce1">
            <text:p>0</text:p>
          </table:table-cell>
          <table:table-cell office:value-type="float" office:value="0" table:formula="of:=POWER([.K26]-[.J26]; 2)" table:style-name="ce1">
            <text:p>0</text:p>
          </table:table-cell>
          <table:table-cell office:value-type="float" office:value="0" table:formula="of:=POWER([.L26]-[.K26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-0.53897231817245495" table:style-name="ce1">
            <text:p>-0.538972318</text:p>
          </table:table-cell>
          <table:table-cell office:value-type="float" office:value="-0.84705573320388805" table:style-name="ce1">
            <text:p>-0.847055733</text:p>
          </table:table-cell>
          <table:table-cell office:value-type="float" office:value="-2.82238841056824" table:style-name="ce1">
            <text:p>-2.822388411</text:p>
          </table:table-cell>
          <table:table-cell office:value-type="float" office:value="-2.0354366302490199" table:style-name="ce1">
            <text:p>-2.03543663</text:p>
          </table:table-cell>
          <table:table-cell office:value-type="float" office:value="-2.7801675796508798" table:style-name="ce1">
            <text:p>-2.78016758</text:p>
          </table:table-cell>
          <table:table-cell office:value-type="float" office:value="-2.4440209865570099" table:style-name="ce1">
            <text:p>-2.444020987</text:p>
          </table:table-cell>
          <table:table-cell office:value-type="float" office:value="-2.5565662384033199" table:style-name="ce1">
            <text:p>-2.556566238</text:p>
          </table:table-cell>
          <table:table-cell office:value-type="float" office:value="-2.3974905014038099" table:style-name="ce1">
            <text:p>-2.397490501</text:p>
          </table:table-cell>
          <table:table-cell office:value-type="float" office:value="-2.27010273933411" table:style-name="ce1">
            <text:p>-2.270102739</text:p>
          </table:table-cell>
          <table:table-cell office:value-type="float" office:value="-2.6821444034576398" table:style-name="ce1">
            <text:p>-2.682144403</text:p>
          </table:table-cell>
          <table:table-cell office:value-type="float" office:value="-2.7328538894653298" table:style-name="ce1">
            <text:p>-2.732853889</text:p>
          </table:table-cell>
          <table:table-cell office:value-type="float" office:value="-2.6189262866973899" table:style-name="ce1">
            <text:p>-2.618926287</text:p>
          </table:table-cell>
          <table:table-cell table:style-name="ce1"/>
          <table:table-cell office:value-type="float" office:value="9.4915390617430262E-2" table:formula="of:=POWER([.B27]-[.A27]; 2)" table:style-name="ce1">
            <text:p>0.094915391</text:p>
          </table:table-cell>
          <table:table-cell office:value-type="float" office:value="3.9019391862634194" table:formula="of:=POWER([.C27]-[.B27]; 2)" table:style-name="ce1">
            <text:p>3.901939186</text:p>
          </table:table-cell>
          <table:table-cell office:value-type="float" office:value="0.61929310454759001" table:formula="of:=POWER([.D27]-[.C27]; 2)" table:style-name="ce1">
            <text:p>0.619293105</text:p>
          </table:table-cell>
          <table:table-cell office:value-type="float" office:value="0.55462418699699567" table:formula="of:=POWER([.E27]-[.D27]; 2)" table:style-name="ce1">
            <text:p>0.554624187</text:p>
          </table:table-cell>
          <table:table-cell office:value-type="float" office:value="0.1129945320486157" table:formula="of:=POWER([.F27]-[.E27]; 2)" table:style-name="ce1">
            <text:p>0.112994532</text:p>
          </table:table-cell>
          <table:table-cell office:value-type="float" office:value="1.2666433713149327E-2" table:formula="of:=POWER([.G27]-[.F27]; 2)" table:style-name="ce1">
            <text:p>0.012666434</text:p>
          </table:table-cell>
          <table:table-cell office:value-type="float" office:value="2.5305090101937256E-2" table:formula="of:=POWER([.H27]-[.G27]; 2)" table:style-name="ce1">
            <text:p>0.02530509</text:p>
          </table:table-cell>
          <table:table-cell office:value-type="float" office:value="1.622764192512648E-2" table:formula="of:=POWER([.I27]-[.H27]; 2)" table:style-name="ce1">
            <text:p>0.016227642</text:p>
          </table:table-cell>
          <table:table-cell office:value-type="float" office:value="0.16977833297368777" table:formula="of:=POWER([.J27]-[.I27]; 2)" table:style-name="ce1">
            <text:p>0.169778333</text:p>
          </table:table-cell>
          <table:table-cell office:value-type="float" office:value="2.5714519711641064E-3" table:formula="of:=POWER([.K27]-[.J27]; 2)" table:style-name="ce1">
            <text:p>0.002571452</text:p>
          </table:table-cell>
          <table:table-cell office:value-type="float" office:value="1.2979498672449507E-2" table:formula="of:=POWER([.L27]-[.K27]; 2)" table:style-name="ce1">
            <text:p>0.012979499</text:p>
          </table:table-cell>
          <table:table-cell table:number-columns-repeated="16360"/>
        </table:table-row>
        <table:table-row table:style-name="ro1">
          <table:table-cell office:value-type="float" office:value="-0.87759733200073198" table:style-name="ce1">
            <text:p>-0.877597332</text:p>
          </table:table-cell>
          <table:table-cell office:value-type="float" office:value="-1.34454250335693" table:style-name="ce1">
            <text:p>-1.344542503</text:p>
          </table:table-cell>
          <table:table-cell office:value-type="float" office:value="0.27376371622085599" table:style-name="ce1">
            <text:p>0.273763716</text:p>
          </table:table-cell>
          <table:table-cell office:value-type="float" office:value="0.71680003404617298" table:style-name="ce1">
            <text:p>0.716800034</text:p>
          </table:table-cell>
          <table:table-cell office:value-type="float" office:value="0.92136549949645996" table:style-name="ce1">
            <text:p>0.921365499</text:p>
          </table:table-cell>
          <table:table-cell office:value-type="float" office:value="0.78159517049789395" table:style-name="ce1">
            <text:p>0.78159517</text:p>
          </table:table-cell>
          <table:table-cell office:value-type="float" office:value="0.60124504566192605" table:style-name="ce1">
            <text:p>0.601245046</text:p>
          </table:table-cell>
          <table:table-cell office:value-type="float" office:value="0.92719846963882402" table:style-name="ce1">
            <text:p>0.92719847</text:p>
          </table:table-cell>
          <table:table-cell office:value-type="float" office:value="0.83741301298141502" table:style-name="ce1">
            <text:p>0.837413013</text:p>
          </table:table-cell>
          <table:table-cell office:value-type="float" office:value="0.805125951766968" table:style-name="ce1">
            <text:p>0.805125952</text:p>
          </table:table-cell>
          <table:table-cell office:value-type="float" office:value="1.0252720117569001" table:style-name="ce1">
            <text:p>1.025272012</text:p>
          </table:table-cell>
          <table:table-cell office:value-type="float" office:value="0.84350007772445701" table:style-name="ce1">
            <text:p>0.843500078</text:p>
          </table:table-cell>
          <table:table-cell table:style-name="ce1"/>
          <table:table-cell office:value-type="float" office:value="0.21803779305286916" table:formula="of:=POWER([.B28]-[.A28]; 2)" table:style-name="ce1">
            <text:p>0.218037793</text:p>
          </table:table-cell>
          <table:table-cell office:value-type="float" office:value="2.6189150203241454" table:formula="of:=POWER([.C28]-[.B28]; 2)" table:style-name="ce1">
            <text:p>2.61891502</text:p>
          </table:table-cell>
          <table:table-cell office:value-type="float" office:value="0.1962811789122153" table:formula="of:=POWER([.D28]-[.C28]; 2)" table:style-name="ce1">
            <text:p>0.196281179</text:p>
          </table:table-cell>
          <table:table-cell office:value-type="float" office:value="4.1847029654892558E-2" table:formula="of:=POWER([.E28]-[.D28]; 2)" table:style-name="ce1">
            <text:p>0.04184703</text:p>
          </table:table-cell>
          <table:table-cell office:value-type="float" office:value="1.9535744868367382E-2" table:formula="of:=POWER([.F28]-[.E28]; 2)" table:style-name="ce1">
            <text:p>0.019535745</text:p>
          </table:table-cell>
          <table:table-cell office:value-type="float" office:value="3.2526167528349206E-2" table:formula="of:=POWER([.G28]-[.F28]; 2)" table:style-name="ce1">
            <text:p>0.032526168</text:p>
          </table:table-cell>
          <table:table-cell office:value-type="float" office:value="0.10624563460226341" table:formula="of:=POWER([.H28]-[.G28]; 2)" table:style-name="ce1">
            <text:p>0.106245635</text:p>
          </table:table-cell>
          <table:table-cell office:value-type="float" office:value="8.0614282271794704E-3" table:formula="of:=POWER([.I28]-[.H28]; 2)" table:style-name="ce1">
            <text:p>0.008061428</text:p>
          </table:table-cell>
          <table:table-cell office:value-type="float" office:value="1.0424543218654492E-3" table:formula="of:=POWER([.J28]-[.I28]; 2)" table:style-name="ce1">
            <text:p>0.001042454</text:p>
          </table:table-cell>
          <table:table-cell office:value-type="float" office:value="4.8464287729090776E-2" table:formula="of:=POWER([.K28]-[.J28]; 2)" table:style-name="ce1">
            <text:p>0.048464288</text:p>
          </table:table-cell>
          <table:table-cell office:value-type="float" office:value="3.3041036001894834E-2" table:formula="of:=POWER([.L28]-[.K28]; 2)" table:style-name="ce1">
            <text:p>0.033041036</text:p>
          </table:table-cell>
          <table:table-cell table:number-columns-repeated="16360"/>
        </table:table-row>
        <table:table-row table:style-name="ro1">
          <table:table-cell office:value-type="float" office:value="-1.14323246479034" table:style-name="ce1">
            <text:p>-1.143232465</text:p>
          </table:table-cell>
          <table:table-cell office:value-type="float" office:value="-2.1598105430603001" table:style-name="ce1">
            <text:p>-2.159810543</text:p>
          </table:table-cell>
          <table:table-cell office:value-type="float" office:value="-3.35489749908447" table:style-name="ce1">
            <text:p>-3.354897499</text:p>
          </table:table-cell>
          <table:table-cell office:value-type="float" office:value="-3.38793897628784" table:style-name="ce1">
            <text:p>-3.387938976</text:p>
          </table:table-cell>
          <table:table-cell office:value-type="float" office:value="-3.2797143459320099" table:style-name="ce1">
            <text:p>-3.279714346</text:p>
          </table:table-cell>
          <table:table-cell office:value-type="float" office:value="-3.3589835166931201" table:style-name="ce1">
            <text:p>-3.358983517</text:p>
          </table:table-cell>
          <table:table-cell office:value-type="float" office:value="-3.44417476654053" table:style-name="ce1">
            <text:p>-3.444174767</text:p>
          </table:table-cell>
          <table:table-cell office:value-type="float" office:value="-3.3826057910919198" table:style-name="ce1">
            <text:p>-3.382605791</text:p>
          </table:table-cell>
          <table:table-cell office:value-type="float" office:value="-3.3523979187011701" table:style-name="ce1">
            <text:p>-3.352397919</text:p>
          </table:table-cell>
          <table:table-cell office:value-type="float" office:value="-3.2877287864685099" table:style-name="ce1">
            <text:p>-3.287728786</text:p>
          </table:table-cell>
          <table:table-cell office:value-type="float" office:value="-3.4248969554901101" table:style-name="ce1">
            <text:p>-3.424896955</text:p>
          </table:table-cell>
          <table:table-cell office:value-type="float" office:value="-3.4005115032196001" table:style-name="ce1">
            <text:p>-3.400511503</text:p>
          </table:table-cell>
          <table:table-cell table:style-name="ce1"/>
          <table:table-cell office:value-type="float" office:value="1.033430989219045" table:formula="of:=POWER([.B29]-[.A29]; 2)" table:style-name="ce1">
            <text:p>1.033430989</text:p>
          </table:table-cell>
          <table:table-cell office:value-type="float" office:value="1.4282328324591163" table:formula="of:=POWER([.C29]-[.B29]; 2)" table:style-name="ce1">
            <text:p>1.428232832</text:p>
          </table:table-cell>
          <table:table-cell office:value-type="float" office:value="1.0917392157808214E-3" table:formula="of:=POWER([.D29]-[.C29]; 2)" table:style-name="ce1">
            <text:p>0.001091739</text:p>
          </table:table-cell>
          <table:table-cell office:value-type="float" office:value="1.1712570615656056E-2" table:formula="of:=POWER([.E29]-[.D29]; 2)" table:style-name="ce1">
            <text:p>0.011712571</text:p>
          </table:table-cell>
          <table:table-cell office:value-type="float" office:value="6.2836014331540445E-3" table:formula="of:=POWER([.F29]-[.E29]; 2)" table:style-name="ce1">
            <text:p>0.006283601</text:p>
          </table:table-cell>
          <table:table-cell office:value-type="float" office:value="7.2575490505638156E-3" table:formula="of:=POWER([.G29]-[.F29]; 2)" table:style-name="ce1">
            <text:p>0.007257549</text:p>
          </table:table-cell>
          <table:table-cell office:value-type="float" office:value="3.7907387377915623E-3" table:formula="of:=POWER([.H29]-[.G29]; 2)" table:style-name="ce1">
            <text:p>0.003790739</text:p>
          </table:table-cell>
          <table:table-cell office:value-type="float" office:value="9.1251555437582013E-4" table:formula="of:=POWER([.I29]-[.H29]; 2)" table:style-name="ce1">
            <text:p>0.000912516</text:p>
          </table:table-cell>
          <table:table-cell office:value-type="float" office:value="4.1820966637252958E-3" table:formula="of:=POWER([.J29]-[.I29]; 2)" table:style-name="ce1">
            <text:p>0.004182097</text:p>
          </table:table-cell>
          <table:table-cell office:value-type="float" office:value="1.8815106592738287E-2" table:formula="of:=POWER([.K29]-[.J29]; 2)" table:style-name="ce1">
            <text:p>0.018815107</text:p>
          </table:table-cell>
          <table:table-cell office:value-type="float" office:value="5.9465028243732294E-4" table:formula="of:=POWER([.L29]-[.K29]; 2)" table:style-name="ce1">
            <text:p>0.00059465</text:p>
          </table:table-cell>
          <table:table-cell table:number-columns-repeated="16360"/>
        </table:table-row>
        <table:table-row table:style-name="ro1">
          <table:table-cell office:value-type="float" office:value="4.2361050844192498E-2" table:style-name="ce1">
            <text:p>0.042361051</text:p>
          </table:table-cell>
          <table:table-cell office:value-type="float" office:value="-3.0023403465747799E-2" table:style-name="ce1">
            <text:p>-0.030023403</text:p>
          </table:table-cell>
          <table:table-cell office:value-type="float" office:value="-6.2732291407883202E-3" table:style-name="ce1">
            <text:p>-0.006273229</text:p>
          </table:table-cell>
          <table:table-cell office:value-type="float" office:value="-6.2732291407883202E-3" table:style-name="ce1">
            <text:p>-0.006273229</text:p>
          </table:table-cell>
          <table:table-cell office:value-type="float" office:value="-6.2732291407883202E-3" table:style-name="ce1">
            <text:p>-0.006273229</text:p>
          </table:table-cell>
          <table:table-cell office:value-type="float" office:value="-6.2732291407883202E-3" table:style-name="ce1">
            <text:p>-0.006273229</text:p>
          </table:table-cell>
          <table:table-cell office:value-type="float" office:value="-6.2732291407883202E-3" table:style-name="ce1">
            <text:p>-0.006273229</text:p>
          </table:table-cell>
          <table:table-cell office:value-type="float" office:value="-6.2732291407883202E-3" table:style-name="ce1">
            <text:p>-0.006273229</text:p>
          </table:table-cell>
          <table:table-cell office:value-type="float" office:value="-6.2732291407883202E-3" table:style-name="ce1">
            <text:p>-0.006273229</text:p>
          </table:table-cell>
          <table:table-cell office:value-type="float" office:value="-6.2732291407883202E-3" table:style-name="ce1">
            <text:p>-0.006273229</text:p>
          </table:table-cell>
          <table:table-cell office:value-type="float" office:value="-6.2732291407883202E-3" table:style-name="ce1">
            <text:p>-0.006273229</text:p>
          </table:table-cell>
          <table:table-cell office:value-type="float" office:value="-6.2732291407883202E-3" table:style-name="ce1">
            <text:p>-0.006273229</text:p>
          </table:table-cell>
          <table:table-cell table:style-name="ce1"/>
          <table:table-cell office:value-type="float" office:value="5.2395092257478343E-3" table:formula="of:=POWER([.B30]-[.A30]; 2)" table:style-name="ce1">
            <text:p>0.005239509</text:p>
          </table:table-cell>
          <table:table-cell office:value-type="float" office:value="5.6407078046596438E-4" table:formula="of:=POWER([.C30]-[.B30]; 2)" table:style-name="ce1">
            <text:p>0.000564071</text:p>
          </table:table-cell>
          <table:table-cell office:value-type="float" office:value="0" table:formula="of:=POWER([.D30]-[.C30]; 2)" table:style-name="ce1">
            <text:p>0</text:p>
          </table:table-cell>
          <table:table-cell office:value-type="float" office:value="0" table:formula="of:=POWER([.E30]-[.D30]; 2)" table:style-name="ce1">
            <text:p>0</text:p>
          </table:table-cell>
          <table:table-cell office:value-type="float" office:value="0" table:formula="of:=POWER([.F30]-[.E30]; 2)" table:style-name="ce1">
            <text:p>0</text:p>
          </table:table-cell>
          <table:table-cell office:value-type="float" office:value="0" table:formula="of:=POWER([.G30]-[.F30]; 2)" table:style-name="ce1">
            <text:p>0</text:p>
          </table:table-cell>
          <table:table-cell office:value-type="float" office:value="0" table:formula="of:=POWER([.H30]-[.G30]; 2)" table:style-name="ce1">
            <text:p>0</text:p>
          </table:table-cell>
          <table:table-cell office:value-type="float" office:value="0" table:formula="of:=POWER([.I30]-[.H30]; 2)" table:style-name="ce1">
            <text:p>0</text:p>
          </table:table-cell>
          <table:table-cell office:value-type="float" office:value="0" table:formula="of:=POWER([.J30]-[.I30]; 2)" table:style-name="ce1">
            <text:p>0</text:p>
          </table:table-cell>
          <table:table-cell office:value-type="float" office:value="0" table:formula="of:=POWER([.K30]-[.J30]; 2)" table:style-name="ce1">
            <text:p>0</text:p>
          </table:table-cell>
          <table:table-cell office:value-type="float" office:value="0" table:formula="of:=POWER([.L30]-[.K30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-0.76919901371002197" table:style-name="ce1">
            <text:p>-0.769199014</text:p>
          </table:table-cell>
          <table:table-cell office:value-type="float" office:value="-0.29720669984817499" table:style-name="ce1">
            <text:p>-0.2972067</text:p>
          </table:table-cell>
          <table:table-cell office:value-type="float" office:value="-0.29720669984817499" table:style-name="ce1">
            <text:p>-0.2972067</text:p>
          </table:table-cell>
          <table:table-cell office:value-type="float" office:value="-0.29720669984817499" table:style-name="ce1">
            <text:p>-0.2972067</text:p>
          </table:table-cell>
          <table:table-cell office:value-type="float" office:value="-0.29720669984817499" table:style-name="ce1">
            <text:p>-0.2972067</text:p>
          </table:table-cell>
          <table:table-cell office:value-type="float" office:value="-0.29720669984817499" table:style-name="ce1">
            <text:p>-0.2972067</text:p>
          </table:table-cell>
          <table:table-cell office:value-type="float" office:value="-0.29720669984817499" table:style-name="ce1">
            <text:p>-0.2972067</text:p>
          </table:table-cell>
          <table:table-cell office:value-type="float" office:value="-0.29720669984817499" table:style-name="ce1">
            <text:p>-0.2972067</text:p>
          </table:table-cell>
          <table:table-cell office:value-type="float" office:value="-0.29720669984817499" table:style-name="ce1">
            <text:p>-0.2972067</text:p>
          </table:table-cell>
          <table:table-cell office:value-type="float" office:value="-0.29720669984817499" table:style-name="ce1">
            <text:p>-0.2972067</text:p>
          </table:table-cell>
          <table:table-cell office:value-type="float" office:value="-0.29720669984817499" table:style-name="ce1">
            <text:p>-0.2972067</text:p>
          </table:table-cell>
          <table:table-cell office:value-type="float" office:value="-0.29720669984817499" table:style-name="ce1">
            <text:p>-0.2972067</text:p>
          </table:table-cell>
          <table:table-cell table:style-name="ce1"/>
          <table:table-cell office:value-type="float" office:value="0.22277674434466027" table:formula="of:=POWER([.B31]-[.A31]; 2)" table:style-name="ce1">
            <text:p>0.222776744</text:p>
          </table:table-cell>
          <table:table-cell office:value-type="float" office:value="0" table:formula="of:=POWER([.C31]-[.B31]; 2)" table:style-name="ce1">
            <text:p>0</text:p>
          </table:table-cell>
          <table:table-cell office:value-type="float" office:value="0" table:formula="of:=POWER([.D31]-[.C31]; 2)" table:style-name="ce1">
            <text:p>0</text:p>
          </table:table-cell>
          <table:table-cell office:value-type="float" office:value="0" table:formula="of:=POWER([.E31]-[.D31]; 2)" table:style-name="ce1">
            <text:p>0</text:p>
          </table:table-cell>
          <table:table-cell office:value-type="float" office:value="0" table:formula="of:=POWER([.F31]-[.E31]; 2)" table:style-name="ce1">
            <text:p>0</text:p>
          </table:table-cell>
          <table:table-cell office:value-type="float" office:value="0" table:formula="of:=POWER([.G31]-[.F31]; 2)" table:style-name="ce1">
            <text:p>0</text:p>
          </table:table-cell>
          <table:table-cell office:value-type="float" office:value="0" table:formula="of:=POWER([.H31]-[.G31]; 2)" table:style-name="ce1">
            <text:p>0</text:p>
          </table:table-cell>
          <table:table-cell office:value-type="float" office:value="0" table:formula="of:=POWER([.I31]-[.H31]; 2)" table:style-name="ce1">
            <text:p>0</text:p>
          </table:table-cell>
          <table:table-cell office:value-type="float" office:value="0" table:formula="of:=POWER([.J31]-[.I31]; 2)" table:style-name="ce1">
            <text:p>0</text:p>
          </table:table-cell>
          <table:table-cell office:value-type="float" office:value="0" table:formula="of:=POWER([.K31]-[.J31]; 2)" table:style-name="ce1">
            <text:p>0</text:p>
          </table:table-cell>
          <table:table-cell office:value-type="float" office:value="0" table:formula="of:=POWER([.L31]-[.K31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-0.93941295146942105" table:style-name="ce1">
            <text:p>-0.939412951</text:p>
          </table:table-cell>
          <table:table-cell office:value-type="float" office:value="-0.93941295146942105" table:style-name="ce1">
            <text:p>-0.939412951</text:p>
          </table:table-cell>
          <table:table-cell office:value-type="float" office:value="-0.93941295146942105" table:style-name="ce1">
            <text:p>-0.939412951</text:p>
          </table:table-cell>
          <table:table-cell office:value-type="float" office:value="-0.93941295146942105" table:style-name="ce1">
            <text:p>-0.939412951</text:p>
          </table:table-cell>
          <table:table-cell office:value-type="float" office:value="-0.93941295146942105" table:style-name="ce1">
            <text:p>-0.939412951</text:p>
          </table:table-cell>
          <table:table-cell office:value-type="float" office:value="-0.93941295146942105" table:style-name="ce1">
            <text:p>-0.939412951</text:p>
          </table:table-cell>
          <table:table-cell office:value-type="float" office:value="-0.93941295146942105" table:style-name="ce1">
            <text:p>-0.939412951</text:p>
          </table:table-cell>
          <table:table-cell office:value-type="float" office:value="-0.93941295146942105" table:style-name="ce1">
            <text:p>-0.939412951</text:p>
          </table:table-cell>
          <table:table-cell office:value-type="float" office:value="-0.93941295146942105" table:style-name="ce1">
            <text:p>-0.939412951</text:p>
          </table:table-cell>
          <table:table-cell office:value-type="float" office:value="-0.93941295146942105" table:style-name="ce1">
            <text:p>-0.939412951</text:p>
          </table:table-cell>
          <table:table-cell office:value-type="float" office:value="-0.93941295146942105" table:style-name="ce1">
            <text:p>-0.939412951</text:p>
          </table:table-cell>
          <table:table-cell office:value-type="float" office:value="-0.93941295146942105" table:style-name="ce1">
            <text:p>-0.939412951</text:p>
          </table:table-cell>
          <table:table-cell table:style-name="ce1"/>
          <table:table-cell office:value-type="float" office:value="0" table:formula="of:=POWER([.B32]-[.A32]; 2)" table:style-name="ce1">
            <text:p>0</text:p>
          </table:table-cell>
          <table:table-cell office:value-type="float" office:value="0" table:formula="of:=POWER([.C32]-[.B32]; 2)" table:style-name="ce1">
            <text:p>0</text:p>
          </table:table-cell>
          <table:table-cell office:value-type="float" office:value="0" table:formula="of:=POWER([.D32]-[.C32]; 2)" table:style-name="ce1">
            <text:p>0</text:p>
          </table:table-cell>
          <table:table-cell office:value-type="float" office:value="0" table:formula="of:=POWER([.E32]-[.D32]; 2)" table:style-name="ce1">
            <text:p>0</text:p>
          </table:table-cell>
          <table:table-cell office:value-type="float" office:value="0" table:formula="of:=POWER([.F32]-[.E32]; 2)" table:style-name="ce1">
            <text:p>0</text:p>
          </table:table-cell>
          <table:table-cell office:value-type="float" office:value="0" table:formula="of:=POWER([.G32]-[.F32]; 2)" table:style-name="ce1">
            <text:p>0</text:p>
          </table:table-cell>
          <table:table-cell office:value-type="float" office:value="0" table:formula="of:=POWER([.H32]-[.G32]; 2)" table:style-name="ce1">
            <text:p>0</text:p>
          </table:table-cell>
          <table:table-cell office:value-type="float" office:value="0" table:formula="of:=POWER([.I32]-[.H32]; 2)" table:style-name="ce1">
            <text:p>0</text:p>
          </table:table-cell>
          <table:table-cell office:value-type="float" office:value="0" table:formula="of:=POWER([.J32]-[.I32]; 2)" table:style-name="ce1">
            <text:p>0</text:p>
          </table:table-cell>
          <table:table-cell office:value-type="float" office:value="0" table:formula="of:=POWER([.K32]-[.J32]; 2)" table:style-name="ce1">
            <text:p>0</text:p>
          </table:table-cell>
          <table:table-cell office:value-type="float" office:value="0" table:formula="of:=POWER([.L32]-[.K32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7.5344316661357894E-2" table:style-name="ce1">
            <text:p>0.075344317</text:p>
          </table:table-cell>
          <table:table-cell office:value-type="float" office:value="-2.12294217199087E-2" table:style-name="ce1">
            <text:p>-0.021229422</text:p>
          </table:table-cell>
          <table:table-cell office:value-type="float" office:value="-1.7644863110035699E-3" table:style-name="ce1">
            <text:p>-0.001764486</text:p>
          </table:table-cell>
          <table:table-cell office:value-type="float" office:value="-1.7644863110035699E-3" table:style-name="ce1">
            <text:p>-0.001764486</text:p>
          </table:table-cell>
          <table:table-cell office:value-type="float" office:value="-1.7644863110035699E-3" table:style-name="ce1">
            <text:p>-0.001764486</text:p>
          </table:table-cell>
          <table:table-cell office:value-type="float" office:value="-1.7644863110035699E-3" table:style-name="ce1">
            <text:p>-0.001764486</text:p>
          </table:table-cell>
          <table:table-cell office:value-type="float" office:value="-1.7644863110035699E-3" table:style-name="ce1">
            <text:p>-0.001764486</text:p>
          </table:table-cell>
          <table:table-cell office:value-type="float" office:value="-1.7644863110035699E-3" table:style-name="ce1">
            <text:p>-0.001764486</text:p>
          </table:table-cell>
          <table:table-cell office:value-type="float" office:value="-1.7644863110035699E-3" table:style-name="ce1">
            <text:p>-0.001764486</text:p>
          </table:table-cell>
          <table:table-cell office:value-type="float" office:value="-1.7644863110035699E-3" table:style-name="ce1">
            <text:p>-0.001764486</text:p>
          </table:table-cell>
          <table:table-cell office:value-type="float" office:value="-1.7644863110035699E-3" table:style-name="ce1">
            <text:p>-0.001764486</text:p>
          </table:table-cell>
          <table:table-cell office:value-type="float" office:value="-1.7644863110035699E-3" table:style-name="ce1">
            <text:p>-0.001764486</text:p>
          </table:table-cell>
          <table:table-cell table:style-name="ce1"/>
          <table:table-cell office:value-type="float" office:value="9.3264869449333244E-3" table:formula="of:=POWER([.B33]-[.A33]; 2)" table:style-name="ce1">
            <text:p>0.009326487</text:p>
          </table:table-cell>
          <table:table-cell office:value-type="float" office:value="3.7888371047284879E-4" table:formula="of:=POWER([.C33]-[.B33]; 2)" table:style-name="ce1">
            <text:p>0.000378884</text:p>
          </table:table-cell>
          <table:table-cell office:value-type="float" office:value="0" table:formula="of:=POWER([.D33]-[.C33]; 2)" table:style-name="ce1">
            <text:p>0</text:p>
          </table:table-cell>
          <table:table-cell office:value-type="float" office:value="0" table:formula="of:=POWER([.E33]-[.D33]; 2)" table:style-name="ce1">
            <text:p>0</text:p>
          </table:table-cell>
          <table:table-cell office:value-type="float" office:value="0" table:formula="of:=POWER([.F33]-[.E33]; 2)" table:style-name="ce1">
            <text:p>0</text:p>
          </table:table-cell>
          <table:table-cell office:value-type="float" office:value="0" table:formula="of:=POWER([.G33]-[.F33]; 2)" table:style-name="ce1">
            <text:p>0</text:p>
          </table:table-cell>
          <table:table-cell office:value-type="float" office:value="0" table:formula="of:=POWER([.H33]-[.G33]; 2)" table:style-name="ce1">
            <text:p>0</text:p>
          </table:table-cell>
          <table:table-cell office:value-type="float" office:value="0" table:formula="of:=POWER([.I33]-[.H33]; 2)" table:style-name="ce1">
            <text:p>0</text:p>
          </table:table-cell>
          <table:table-cell office:value-type="float" office:value="0" table:formula="of:=POWER([.J33]-[.I33]; 2)" table:style-name="ce1">
            <text:p>0</text:p>
          </table:table-cell>
          <table:table-cell office:value-type="float" office:value="0" table:formula="of:=POWER([.K33]-[.J33]; 2)" table:style-name="ce1">
            <text:p>0</text:p>
          </table:table-cell>
          <table:table-cell office:value-type="float" office:value="0" table:formula="of:=POWER([.L33]-[.K33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0.25228673219680797" table:style-name="ce1">
            <text:p>0.252286732</text:p>
          </table:table-cell>
          <table:table-cell office:value-type="float" office:value="0.38431188464164701" table:style-name="ce1">
            <text:p>0.384311885</text:p>
          </table:table-cell>
          <table:table-cell office:value-type="float" office:value="0.53011667728424094" table:style-name="ce1">
            <text:p>0.530116677</text:p>
          </table:table-cell>
          <table:table-cell office:value-type="float" office:value="0.37457013130187999" table:style-name="ce1">
            <text:p>0.374570131</text:p>
          </table:table-cell>
          <table:table-cell office:value-type="float" office:value="0.42147332429885898" table:style-name="ce1">
            <text:p>0.421473324</text:p>
          </table:table-cell>
          <table:table-cell office:value-type="float" office:value="0.51447957754135099" table:style-name="ce1">
            <text:p>0.514479578</text:p>
          </table:table-cell>
          <table:table-cell office:value-type="float" office:value="0.50784409046173096" table:style-name="ce1">
            <text:p>0.50784409</text:p>
          </table:table-cell>
          <table:table-cell office:value-type="float" office:value="0.44679316878318798" table:style-name="ce1">
            <text:p>0.446793169</text:p>
          </table:table-cell>
          <table:table-cell office:value-type="float" office:value="0.47254332900047302" table:style-name="ce1">
            <text:p>0.472543329</text:p>
          </table:table-cell>
          <table:table-cell office:value-type="float" office:value="0.50469642877578702" table:style-name="ce1">
            <text:p>0.504696429</text:p>
          </table:table-cell>
          <table:table-cell office:value-type="float" office:value="0.63449847698211703" table:style-name="ce1">
            <text:p>0.634498477</text:p>
          </table:table-cell>
          <table:table-cell office:value-type="float" office:value="0.50592452287673995" table:style-name="ce1">
            <text:p>0.505924523</text:p>
          </table:table-cell>
          <table:table-cell table:style-name="ce1"/>
          <table:table-cell office:value-type="float" office:value="1.7430640878082986E-2" table:formula="of:=POWER([.B34]-[.A34]; 2)" table:style-name="ce1">
            <text:p>0.017430641</text:p>
          </table:table-cell>
          <table:table-cell office:value-type="float" office:value="2.1259037557549817E-2" table:formula="of:=POWER([.C34]-[.B34]; 2)" table:style-name="ce1">
            <text:p>0.021259038</text:p>
          </table:table-cell>
          <table:table-cell office:value-type="float" office:value="2.419472796704273E-2" table:formula="of:=POWER([.D34]-[.C34]; 2)" table:style-name="ce1">
            <text:p>0.024194728</text:p>
          </table:table-cell>
          <table:table-cell office:value-type="float" office:value="2.1999095133118582E-3" table:formula="of:=POWER([.E34]-[.D34]; 2)" table:style-name="ce1">
            <text:p>0.00219991</text:p>
          </table:table-cell>
          <table:table-cell office:value-type="float" office:value="8.6501631422065562E-3" table:formula="of:=POWER([.F34]-[.E34]; 2)" table:style-name="ce1">
            <text:p>0.008650163</text:p>
          </table:table-cell>
          <table:table-cell office:value-type="float" office:value="4.4029688783804333E-5" table:formula="of:=POWER([.G34]-[.F34]; 2)" table:style-name="ce1">
            <text:p>4.40297E-05</text:p>
          </table:table-cell>
          <table:table-cell office:value-type="float" office:value="3.7272150377995893E-3" table:formula="of:=POWER([.H34]-[.G34]; 2)" table:style-name="ce1">
            <text:p>0.003727215</text:p>
          </table:table-cell>
          <table:table-cell office:value-type="float" office:value="6.6307075121584938E-4" table:formula="of:=POWER([.I34]-[.H34]; 2)" table:style-name="ce1">
            <text:p>0.000663071</text:p>
          </table:table-cell>
          <table:table-cell office:value-type="float" office:value="1.033821825161297E-3" table:formula="of:=POWER([.J34]-[.I34]; 2)" table:style-name="ce1">
            <text:p>0.001033822</text:p>
          </table:table-cell>
          <table:table-cell office:value-type="float" office:value="1.6848571718558421E-2" table:formula="of:=POWER([.K34]-[.J34]; 2)" table:style-name="ce1">
            <text:p>0.016848572</text:p>
          </table:table-cell>
          <table:table-cell office:value-type="float" office:value="1.6531261674291614E-2" table:formula="of:=POWER([.L34]-[.K34]; 2)" table:style-name="ce1">
            <text:p>0.016531262</text:p>
          </table:table-cell>
          <table:table-cell table:number-columns-repeated="16360"/>
        </table:table-row>
        <table:table-row table:style-name="ro1">
          <table:table-cell office:value-type="float" office:value="-0.48726248741149902" table:style-name="ce1">
            <text:p>-0.487262487</text:p>
          </table:table-cell>
          <table:table-cell office:value-type="float" office:value="-1.48331606388092" table:style-name="ce1">
            <text:p>-1.483316064</text:p>
          </table:table-cell>
          <table:table-cell office:value-type="float" office:value="0.33181935548782299" table:style-name="ce1">
            <text:p>0.331819355</text:p>
          </table:table-cell>
          <table:table-cell office:value-type="float" office:value="0.33181935548782299" table:style-name="ce1">
            <text:p>0.331819355</text:p>
          </table:table-cell>
          <table:table-cell office:value-type="float" office:value="0.33181935548782299" table:style-name="ce1">
            <text:p>0.331819355</text:p>
          </table:table-cell>
          <table:table-cell office:value-type="float" office:value="0.33181935548782299" table:style-name="ce1">
            <text:p>0.331819355</text:p>
          </table:table-cell>
          <table:table-cell office:value-type="float" office:value="0.33181935548782299" table:style-name="ce1">
            <text:p>0.331819355</text:p>
          </table:table-cell>
          <table:table-cell office:value-type="float" office:value="0.33181935548782299" table:style-name="ce1">
            <text:p>0.331819355</text:p>
          </table:table-cell>
          <table:table-cell office:value-type="float" office:value="0.33181935548782299" table:style-name="ce1">
            <text:p>0.331819355</text:p>
          </table:table-cell>
          <table:table-cell office:value-type="float" office:value="0.33181935548782299" table:style-name="ce1">
            <text:p>0.331819355</text:p>
          </table:table-cell>
          <table:table-cell office:value-type="float" office:value="0.33181935548782299" table:style-name="ce1">
            <text:p>0.331819355</text:p>
          </table:table-cell>
          <table:table-cell office:value-type="float" office:value="0.33181935548782299" table:style-name="ce1">
            <text:p>0.331819355</text:p>
          </table:table-cell>
          <table:table-cell table:style-name="ce1"/>
          <table:table-cell office:value-type="float" office:value="0.99212272719752459" table:formula="of:=POWER([.B35]-[.A35]; 2)" table:style-name="ce1">
            <text:p>0.992122727</text:p>
          </table:table-cell>
          <table:table-cell office:value-type="float" office:value="3.2947165906469427" table:formula="of:=POWER([.C35]-[.B35]; 2)" table:style-name="ce1">
            <text:p>3.294716591</text:p>
          </table:table-cell>
          <table:table-cell office:value-type="float" office:value="0" table:formula="of:=POWER([.D35]-[.C35]; 2)" table:style-name="ce1">
            <text:p>0</text:p>
          </table:table-cell>
          <table:table-cell office:value-type="float" office:value="0" table:formula="of:=POWER([.E35]-[.D35]; 2)" table:style-name="ce1">
            <text:p>0</text:p>
          </table:table-cell>
          <table:table-cell office:value-type="float" office:value="0" table:formula="of:=POWER([.F35]-[.E35]; 2)" table:style-name="ce1">
            <text:p>0</text:p>
          </table:table-cell>
          <table:table-cell office:value-type="float" office:value="0" table:formula="of:=POWER([.G35]-[.F35]; 2)" table:style-name="ce1">
            <text:p>0</text:p>
          </table:table-cell>
          <table:table-cell office:value-type="float" office:value="0" table:formula="of:=POWER([.H35]-[.G35]; 2)" table:style-name="ce1">
            <text:p>0</text:p>
          </table:table-cell>
          <table:table-cell office:value-type="float" office:value="0" table:formula="of:=POWER([.I35]-[.H35]; 2)" table:style-name="ce1">
            <text:p>0</text:p>
          </table:table-cell>
          <table:table-cell office:value-type="float" office:value="0" table:formula="of:=POWER([.J35]-[.I35]; 2)" table:style-name="ce1">
            <text:p>0</text:p>
          </table:table-cell>
          <table:table-cell office:value-type="float" office:value="0" table:formula="of:=POWER([.K35]-[.J35]; 2)" table:style-name="ce1">
            <text:p>0</text:p>
          </table:table-cell>
          <table:table-cell office:value-type="float" office:value="0" table:formula="of:=POWER([.L35]-[.K35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-1.0417686700820901" table:style-name="ce1">
            <text:p>-1.04176867</text:p>
          </table:table-cell>
          <table:table-cell office:value-type="float" office:value="-2.0995068550109899" table:style-name="ce1">
            <text:p>-2.099506855</text:p>
          </table:table-cell>
          <table:table-cell office:value-type="float" office:value="-2.49926090240479" table:style-name="ce1">
            <text:p>-2.499260902</text:p>
          </table:table-cell>
          <table:table-cell office:value-type="float" office:value="-2.49926090240479" table:style-name="ce1">
            <text:p>-2.499260902</text:p>
          </table:table-cell>
          <table:table-cell office:value-type="float" office:value="-2.49926090240479" table:style-name="ce1">
            <text:p>-2.499260902</text:p>
          </table:table-cell>
          <table:table-cell office:value-type="float" office:value="-2.49926090240479" table:style-name="ce1">
            <text:p>-2.499260902</text:p>
          </table:table-cell>
          <table:table-cell office:value-type="float" office:value="-2.49926090240479" table:style-name="ce1">
            <text:p>-2.499260902</text:p>
          </table:table-cell>
          <table:table-cell office:value-type="float" office:value="-2.49926090240479" table:style-name="ce1">
            <text:p>-2.499260902</text:p>
          </table:table-cell>
          <table:table-cell office:value-type="float" office:value="-2.49926090240479" table:style-name="ce1">
            <text:p>-2.499260902</text:p>
          </table:table-cell>
          <table:table-cell office:value-type="float" office:value="-2.49926090240479" table:style-name="ce1">
            <text:p>-2.499260902</text:p>
          </table:table-cell>
          <table:table-cell office:value-type="float" office:value="-2.49926090240479" table:style-name="ce1">
            <text:p>-2.499260902</text:p>
          </table:table-cell>
          <table:table-cell office:value-type="float" office:value="-2.49926090240479" table:style-name="ce1">
            <text:p>-2.499260902</text:p>
          </table:table-cell>
          <table:table-cell table:style-name="ce1"/>
          <table:table-cell office:value-type="float" office:value="1.1188100678566835" table:formula="of:=POWER([.B36]-[.A36]; 2)" table:style-name="ce1">
            <text:p>1.118810068</text:p>
          </table:table-cell>
          <table:table-cell office:value-type="float" office:value="0.15980329840772461" table:formula="of:=POWER([.C36]-[.B36]; 2)" table:style-name="ce1">
            <text:p>0.159803298</text:p>
          </table:table-cell>
          <table:table-cell office:value-type="float" office:value="0" table:formula="of:=POWER([.D36]-[.C36]; 2)" table:style-name="ce1">
            <text:p>0</text:p>
          </table:table-cell>
          <table:table-cell office:value-type="float" office:value="0" table:formula="of:=POWER([.E36]-[.D36]; 2)" table:style-name="ce1">
            <text:p>0</text:p>
          </table:table-cell>
          <table:table-cell office:value-type="float" office:value="0" table:formula="of:=POWER([.F36]-[.E36]; 2)" table:style-name="ce1">
            <text:p>0</text:p>
          </table:table-cell>
          <table:table-cell office:value-type="float" office:value="0" table:formula="of:=POWER([.G36]-[.F36]; 2)" table:style-name="ce1">
            <text:p>0</text:p>
          </table:table-cell>
          <table:table-cell office:value-type="float" office:value="0" table:formula="of:=POWER([.H36]-[.G36]; 2)" table:style-name="ce1">
            <text:p>0</text:p>
          </table:table-cell>
          <table:table-cell office:value-type="float" office:value="0" table:formula="of:=POWER([.I36]-[.H36]; 2)" table:style-name="ce1">
            <text:p>0</text:p>
          </table:table-cell>
          <table:table-cell office:value-type="float" office:value="0" table:formula="of:=POWER([.J36]-[.I36]; 2)" table:style-name="ce1">
            <text:p>0</text:p>
          </table:table-cell>
          <table:table-cell office:value-type="float" office:value="0" table:formula="of:=POWER([.K36]-[.J36]; 2)" table:style-name="ce1">
            <text:p>0</text:p>
          </table:table-cell>
          <table:table-cell office:value-type="float" office:value="0" table:formula="of:=POWER([.L36]-[.K36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-0.188621491193771" table:style-name="ce1">
            <text:p>-0.188621491</text:p>
          </table:table-cell>
          <table:table-cell office:value-type="float" office:value="-1.1630046647041999E-3" table:style-name="ce1">
            <text:p>-0.001163005</text:p>
          </table:table-cell>
          <table:table-cell office:value-type="float" office:value="0.128729462623596" table:style-name="ce1">
            <text:p>0.128729463</text:p>
          </table:table-cell>
          <table:table-cell office:value-type="float" office:value="8.6153205484151806E-3" table:style-name="ce1">
            <text:p>0.008615321</text:p>
          </table:table-cell>
          <table:table-cell office:value-type="float" office:value="-0.30275917053222701" table:style-name="ce1">
            <text:p>-0.302759171</text:p>
          </table:table-cell>
          <table:table-cell office:value-type="float" office:value="-9.5669321715831798E-2" table:style-name="ce1">
            <text:p>-0.095669322</text:p>
          </table:table-cell>
          <table:table-cell office:value-type="float" office:value="0.15199504792690299" table:style-name="ce1">
            <text:p>0.151995048</text:p>
          </table:table-cell>
          <table:table-cell office:value-type="float" office:value="1.39033459126949E-2" table:style-name="ce1">
            <text:p>0.013903346</text:p>
          </table:table-cell>
          <table:table-cell office:value-type="float" office:value="4.7051243484020198E-2" table:style-name="ce1">
            <text:p>0.047051243</text:p>
          </table:table-cell>
          <table:table-cell office:value-type="float" office:value="-3.1311709433794001E-2" table:style-name="ce1">
            <text:p>-0.031311709</text:p>
          </table:table-cell>
          <table:table-cell office:value-type="float" office:value="1.1359856463968801E-2" table:style-name="ce1">
            <text:p>0.011359856</text:p>
          </table:table-cell>
          <table:table-cell office:value-type="float" office:value="-4.6580068767070798E-2" table:style-name="ce1">
            <text:p>-0.046580069</text:p>
          </table:table-cell>
          <table:table-cell table:style-name="ce1"/>
          <table:table-cell office:value-type="float" office:value="3.514068417176832E-2" table:formula="of:=POWER([.B37]-[.A37]; 2)" table:style-name="ce1">
            <text:p>0.035140684</text:p>
          </table:table-cell>
          <table:table-cell office:value-type="float" office:value="1.6872053058242138E-2" table:formula="of:=POWER([.C37]-[.B37]; 2)" table:style-name="ce1">
            <text:p>0.016872053</text:p>
          </table:table-cell>
          <table:table-cell office:value-type="float" office:value="1.4427407126456722E-2" table:formula="of:=POWER([.D37]-[.C37]; 2)" table:style-name="ce1">
            <text:p>0.014427407</text:p>
          </table:table-cell>
          <table:table-cell office:value-type="float" office:value="9.6954073695728921E-2" table:formula="of:=POWER([.E37]-[.D37]; 2)" table:style-name="ce1">
            <text:p>0.096954074</text:p>
          </table:table-cell>
          <table:table-cell office:value-type="float" office:value="4.2886205482797417E-2" table:formula="of:=POWER([.F37]-[.E37]; 2)" table:style-name="ce1">
            <text:p>0.042886205</text:p>
          </table:table-cell>
          <table:table-cell office:value-type="float" office:value="6.1337639990533183E-2" table:formula="of:=POWER([.G37]-[.F37]; 2)" table:style-name="ce1">
            <text:p>0.06133764</text:p>
          </table:table-cell>
          <table:table-cell office:value-type="float" office:value="1.9069318165180843E-2" table:formula="of:=POWER([.H37]-[.G37]; 2)" table:style-name="ce1">
            <text:p>0.019069318</text:p>
          </table:table-cell>
          <table:table-cell office:value-type="float" office:value="1.0987831133990739E-3" table:formula="of:=POWER([.I37]-[.H37]; 2)" table:style-name="ce1">
            <text:p>0.001098783</text:p>
          </table:table-cell>
          <table:table-cell office:value-type="float" office:value="6.140752389999565E-3" table:formula="of:=POWER([.J37]-[.I37]; 2)" table:style-name="ce1">
            <text:p>0.006140752</text:p>
          </table:table-cell>
          <table:table-cell office:value-type="float" office:value="1.8208625361671134E-3" table:formula="of:=POWER([.K37]-[.J37]; 2)" table:style-name="ce1">
            <text:p>0.001820863</text:p>
          </table:table-cell>
          <table:table-cell office:value-type="float" office:value="3.3570349357784591E-3" table:formula="of:=POWER([.L37]-[.K37]; 2)" table:style-name="ce1">
            <text:p>0.003357035</text:p>
          </table:table-cell>
          <table:table-cell table:number-columns-repeated="16360"/>
        </table:table-row>
        <table:table-row table:style-name="ro1">
          <table:table-cell office:value-type="float" office:value="-9.4241835176944705E-2" table:style-name="ce1">
            <text:p>-0.094241835</text:p>
          </table:table-cell>
          <table:table-cell office:value-type="float" office:value="8.02273228764534E-2" table:style-name="ce1">
            <text:p>0.080227323</text:p>
          </table:table-cell>
          <table:table-cell office:value-type="float" office:value="0.41113218665123002" table:style-name="ce1">
            <text:p>0.411132187</text:p>
          </table:table-cell>
          <table:table-cell office:value-type="float" office:value="0.43794259428978" table:style-name="ce1">
            <text:p>0.437942594</text:p>
          </table:table-cell>
          <table:table-cell office:value-type="float" office:value="0.31257751584053001" table:style-name="ce1">
            <text:p>0.312577516</text:p>
          </table:table-cell>
          <table:table-cell office:value-type="float" office:value="0.430220246315002" table:style-name="ce1">
            <text:p>0.430220246</text:p>
          </table:table-cell>
          <table:table-cell office:value-type="float" office:value="0.50875502824783303" table:style-name="ce1">
            <text:p>0.508755028</text:p>
          </table:table-cell>
          <table:table-cell office:value-type="float" office:value="0.34190252423286399" table:style-name="ce1">
            <text:p>0.341902524</text:p>
          </table:table-cell>
          <table:table-cell office:value-type="float" office:value="0.53305655717849698" table:style-name="ce1">
            <text:p>0.533056557</text:p>
          </table:table-cell>
          <table:table-cell office:value-type="float" office:value="0.61194121837616" table:style-name="ce1">
            <text:p>0.611941218</text:p>
          </table:table-cell>
          <table:table-cell office:value-type="float" office:value="0.37625339627265902" table:style-name="ce1">
            <text:p>0.376253396</text:p>
          </table:table-cell>
          <table:table-cell office:value-type="float" office:value="0.25886720418930098" table:style-name="ce1">
            <text:p>0.258867204</text:p>
          </table:table-cell>
          <table:table-cell table:style-name="ce1"/>
          <table:table-cell office:value-type="float" office:value="3.0439487111861608E-2" table:formula="of:=POWER([.B38]-[.A38]; 2)" table:style-name="ce1">
            <text:p>0.030439487</text:p>
          </table:table-cell>
          <table:table-cell office:value-type="float" office:value="0.10949802886980348" table:formula="of:=POWER([.C38]-[.B38]; 2)" table:style-name="ce1">
            <text:p>0.109498029</text:p>
          </table:table-cell>
          <table:table-cell office:value-type="float" office:value="7.1879795774521861E-4" table:formula="of:=POWER([.D38]-[.C38]; 2)" table:style-name="ce1">
            <text:p>0.000718798</text:p>
          </table:table-cell>
          <table:table-cell office:value-type="float" office:value="1.5716402894586604E-2" table:formula="of:=POWER([.E38]-[.D38]; 2)" table:style-name="ce1">
            <text:p>0.015716403</text:p>
          </table:table-cell>
          <table:table-cell office:value-type="float" office:value="1.383981203348926E-2" table:formula="of:=POWER([.F38]-[.E38]; 2)" table:style-name="ce1">
            <text:p>0.013839812</text:p>
          </table:table-cell>
          <table:table-cell office:value-type="float" office:value="6.1677119732373234E-3" table:formula="of:=POWER([.G38]-[.F38]; 2)" table:style-name="ce1">
            <text:p>0.006167712</text:p>
          </table:table-cell>
          <table:table-cell office:value-type="float" office:value="2.7839758096065259E-2" table:formula="of:=POWER([.H38]-[.G38]; 2)" table:style-name="ce1">
            <text:p>0.027839758</text:p>
          </table:table-cell>
          <table:table-cell office:value-type="float" office:value="3.6539864311380142E-2" table:formula="of:=POWER([.I38]-[.H38]; 2)" table:style-name="ce1">
            <text:p>0.036539864</text:p>
          </table:table-cell>
          <table:table-cell office:value-type="float" office:value="6.2227897722700815E-3" table:formula="of:=POWER([.J38]-[.I38]; 2)" table:style-name="ce1">
            <text:p>0.00622279</text:p>
          </table:table-cell>
          <table:table-cell office:value-type="float" office:value="5.554874948789152E-2" table:formula="of:=POWER([.K38]-[.J38]; 2)" table:style-name="ce1">
            <text:p>0.055548749</text:p>
          </table:table-cell>
          <table:table-cell office:value-type="float" office:value="1.377951809183103E-2" table:formula="of:=POWER([.L38]-[.K38]; 2)" table:style-name="ce1">
            <text:p>0.013779518</text:p>
          </table:table-cell>
          <table:table-cell table:number-columns-repeated="16360"/>
        </table:table-row>
        <table:table-row table:style-name="ro1">
          <table:table-cell office:value-type="float" office:value="4.6578321605920799E-2" table:style-name="ce1">
            <text:p>0.046578322</text:p>
          </table:table-cell>
          <table:table-cell office:value-type="float" office:value="-2.16782409697771E-2" table:style-name="ce1">
            <text:p>-0.021678241</text:p>
          </table:table-cell>
          <table:table-cell office:value-type="float" office:value="-0.17088401317596399" table:style-name="ce1">
            <text:p>-0.170884013</text:p>
          </table:table-cell>
          <table:table-cell office:value-type="float" office:value="-0.17574968934059099" table:style-name="ce1">
            <text:p>-0.175749689</text:p>
          </table:table-cell>
          <table:table-cell office:value-type="float" office:value="-0.221196874976158" table:style-name="ce1">
            <text:p>-0.221196875</text:p>
          </table:table-cell>
          <table:table-cell office:value-type="float" office:value="-0.20278079807758301" table:style-name="ce1">
            <text:p>-0.202780798</text:p>
          </table:table-cell>
          <table:table-cell office:value-type="float" office:value="-0.19673258066177399" table:style-name="ce1">
            <text:p>-0.196732581</text:p>
          </table:table-cell>
          <table:table-cell office:value-type="float" office:value="-0.16924455761909499" table:style-name="ce1">
            <text:p>-0.169244558</text:p>
          </table:table-cell>
          <table:table-cell office:value-type="float" office:value="-0.191387474536896" table:style-name="ce1">
            <text:p>-0.191387475</text:p>
          </table:table-cell>
          <table:table-cell office:value-type="float" office:value="-0.19131726026535001" table:style-name="ce1">
            <text:p>-0.19131726</text:p>
          </table:table-cell>
          <table:table-cell office:value-type="float" office:value="-0.22111739218234999" table:style-name="ce1">
            <text:p>-0.221117392</text:p>
          </table:table-cell>
          <table:table-cell office:value-type="float" office:value="-7.1125246584415394E-2" table:style-name="ce1">
            <text:p>-0.071125247</text:p>
          </table:table-cell>
          <table:table-cell table:style-name="ce1"/>
          <table:table-cell office:value-type="float" office:value="4.658958334650163E-3" table:formula="of:=POWER([.B39]-[.A39]; 2)" table:style-name="ce1">
            <text:p>0.004658958</text:p>
          </table:table-cell>
          <table:table-cell office:value-type="float" office:value="2.2262362459644532E-2" table:formula="of:=POWER([.C39]-[.B39]; 2)" table:style-name="ce1">
            <text:p>0.022262362</text:p>
          </table:table-cell>
          <table:table-cell office:value-type="float" office:value="2.3674804539019235E-5" table:formula="of:=POWER([.D39]-[.C39]; 2)" table:style-name="ce1">
            <text:p>2.36748E-05</text:p>
          </table:table-cell>
          <table:table-cell office:value-type="float" office:value="2.065446682193689E-3" table:formula="of:=POWER([.E39]-[.D39]; 2)" table:style-name="ce1">
            <text:p>0.002065447</text:p>
          </table:table-cell>
          <table:table-cell office:value-type="float" office:value="3.3915188833422762E-4" table:formula="of:=POWER([.F39]-[.E39]; 2)" table:style-name="ce1">
            <text:p>0.000339152</text:p>
          </table:table-cell>
          <table:table-cell office:value-type="float" office:value="3.6580933908895549E-5" table:formula="of:=POWER([.G39]-[.F39]; 2)" table:style-name="ce1">
            <text:p>3.65809E-05</text:p>
          </table:table-cell>
          <table:table-cell office:value-type="float" office:value="7.555914107948516E-4" table:formula="of:=POWER([.H39]-[.G39]; 2)" table:style-name="ce1">
            <text:p>0.000755591</text:p>
          </table:table-cell>
          <table:table-cell office:value-type="float" office:value="4.9030876962863834E-4" table:formula="of:=POWER([.I39]-[.H39]; 2)" table:style-name="ce1">
            <text:p>0.000490309</text:p>
          </table:table-cell>
          <table:table-cell office:value-type="float" office:value="4.9300439287344455E-9" table:formula="of:=POWER([.J39]-[.I39]; 2)" table:style-name="ce1">
            <text:p>4.93004E-09</text:p>
          </table:table-cell>
          <table:table-cell office:value-type="float" office:value="8.8804786227060116E-4" table:formula="of:=POWER([.K39]-[.J39]; 2)" table:style-name="ce1">
            <text:p>0.000888048</text:p>
          </table:table-cell>
          <table:table-cell office:value-type="float" office:value="2.2497643741072014E-2" table:formula="of:=POWER([.L39]-[.K39]; 2)" table:style-name="ce1">
            <text:p>0.022497644</text:p>
          </table:table-cell>
          <table:table-cell table:number-columns-repeated="16360"/>
        </table:table-row>
        <table:table-row table:style-name="ro1">
          <table:table-cell office:value-type="float" office:value="-1.09833347797394" table:style-name="ce1">
            <text:p>-1.098333478</text:p>
          </table:table-cell>
          <table:table-cell office:value-type="float" office:value="-1.80285155773163" table:style-name="ce1">
            <text:p>-1.802851558</text:p>
          </table:table-cell>
          <table:table-cell office:value-type="float" office:value="-1.80285155773163" table:style-name="ce1">
            <text:p>-1.802851558</text:p>
          </table:table-cell>
          <table:table-cell office:value-type="float" office:value="-1.80285155773163" table:style-name="ce1">
            <text:p>-1.802851558</text:p>
          </table:table-cell>
          <table:table-cell office:value-type="float" office:value="-1.80285155773163" table:style-name="ce1">
            <text:p>-1.802851558</text:p>
          </table:table-cell>
          <table:table-cell office:value-type="float" office:value="-1.80285155773163" table:style-name="ce1">
            <text:p>-1.802851558</text:p>
          </table:table-cell>
          <table:table-cell office:value-type="float" office:value="-1.80285155773163" table:style-name="ce1">
            <text:p>-1.802851558</text:p>
          </table:table-cell>
          <table:table-cell office:value-type="float" office:value="-1.80285155773163" table:style-name="ce1">
            <text:p>-1.802851558</text:p>
          </table:table-cell>
          <table:table-cell office:value-type="float" office:value="-1.80285155773163" table:style-name="ce1">
            <text:p>-1.802851558</text:p>
          </table:table-cell>
          <table:table-cell office:value-type="float" office:value="-1.80285155773163" table:style-name="ce1">
            <text:p>-1.802851558</text:p>
          </table:table-cell>
          <table:table-cell office:value-type="float" office:value="-1.80285155773163" table:style-name="ce1">
            <text:p>-1.802851558</text:p>
          </table:table-cell>
          <table:table-cell office:value-type="float" office:value="-1.80285155773163" table:style-name="ce1">
            <text:p>-1.802851558</text:p>
          </table:table-cell>
          <table:table-cell table:style-name="ce1"/>
          <table:table-cell office:value-type="float" office:value="0.49634572470546284" table:formula="of:=POWER([.B40]-[.A40]; 2)" table:style-name="ce1">
            <text:p>0.496345725</text:p>
          </table:table-cell>
          <table:table-cell office:value-type="float" office:value="0" table:formula="of:=POWER([.C40]-[.B40]; 2)" table:style-name="ce1">
            <text:p>0</text:p>
          </table:table-cell>
          <table:table-cell office:value-type="float" office:value="0" table:formula="of:=POWER([.D40]-[.C40]; 2)" table:style-name="ce1">
            <text:p>0</text:p>
          </table:table-cell>
          <table:table-cell office:value-type="float" office:value="0" table:formula="of:=POWER([.E40]-[.D40]; 2)" table:style-name="ce1">
            <text:p>0</text:p>
          </table:table-cell>
          <table:table-cell office:value-type="float" office:value="0" table:formula="of:=POWER([.F40]-[.E40]; 2)" table:style-name="ce1">
            <text:p>0</text:p>
          </table:table-cell>
          <table:table-cell office:value-type="float" office:value="0" table:formula="of:=POWER([.G40]-[.F40]; 2)" table:style-name="ce1">
            <text:p>0</text:p>
          </table:table-cell>
          <table:table-cell office:value-type="float" office:value="0" table:formula="of:=POWER([.H40]-[.G40]; 2)" table:style-name="ce1">
            <text:p>0</text:p>
          </table:table-cell>
          <table:table-cell office:value-type="float" office:value="0" table:formula="of:=POWER([.I40]-[.H40]; 2)" table:style-name="ce1">
            <text:p>0</text:p>
          </table:table-cell>
          <table:table-cell office:value-type="float" office:value="0" table:formula="of:=POWER([.J40]-[.I40]; 2)" table:style-name="ce1">
            <text:p>0</text:p>
          </table:table-cell>
          <table:table-cell office:value-type="float" office:value="0" table:formula="of:=POWER([.K40]-[.J40]; 2)" table:style-name="ce1">
            <text:p>0</text:p>
          </table:table-cell>
          <table:table-cell office:value-type="float" office:value="0" table:formula="of:=POWER([.L40]-[.K40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-3.7326763849705501E-3" table:style-name="ce1">
            <text:p>-0.003732676</text:p>
          </table:table-cell>
          <table:table-cell office:value-type="float" office:value="-3.7326763849705501E-3" table:style-name="ce1">
            <text:p>-0.003732676</text:p>
          </table:table-cell>
          <table:table-cell office:value-type="float" office:value="-3.7326763849705501E-3" table:style-name="ce1">
            <text:p>-0.003732676</text:p>
          </table:table-cell>
          <table:table-cell office:value-type="float" office:value="-3.7326763849705501E-3" table:style-name="ce1">
            <text:p>-0.003732676</text:p>
          </table:table-cell>
          <table:table-cell office:value-type="float" office:value="-3.7326763849705501E-3" table:style-name="ce1">
            <text:p>-0.003732676</text:p>
          </table:table-cell>
          <table:table-cell office:value-type="float" office:value="-3.7326763849705501E-3" table:style-name="ce1">
            <text:p>-0.003732676</text:p>
          </table:table-cell>
          <table:table-cell office:value-type="float" office:value="-3.7326763849705501E-3" table:style-name="ce1">
            <text:p>-0.003732676</text:p>
          </table:table-cell>
          <table:table-cell office:value-type="float" office:value="-3.7326763849705501E-3" table:style-name="ce1">
            <text:p>-0.003732676</text:p>
          </table:table-cell>
          <table:table-cell office:value-type="float" office:value="-3.7326763849705501E-3" table:style-name="ce1">
            <text:p>-0.003732676</text:p>
          </table:table-cell>
          <table:table-cell office:value-type="float" office:value="-3.7326763849705501E-3" table:style-name="ce1">
            <text:p>-0.003732676</text:p>
          </table:table-cell>
          <table:table-cell office:value-type="float" office:value="-3.7326763849705501E-3" table:style-name="ce1">
            <text:p>-0.003732676</text:p>
          </table:table-cell>
          <table:table-cell office:value-type="float" office:value="-3.7326763849705501E-3" table:style-name="ce1">
            <text:p>-0.003732676</text:p>
          </table:table-cell>
          <table:table-cell table:style-name="ce1"/>
          <table:table-cell office:value-type="float" office:value="0" table:formula="of:=POWER([.B41]-[.A41]; 2)" table:style-name="ce1">
            <text:p>0</text:p>
          </table:table-cell>
          <table:table-cell office:value-type="float" office:value="0" table:formula="of:=POWER([.C41]-[.B41]; 2)" table:style-name="ce1">
            <text:p>0</text:p>
          </table:table-cell>
          <table:table-cell office:value-type="float" office:value="0" table:formula="of:=POWER([.D41]-[.C41]; 2)" table:style-name="ce1">
            <text:p>0</text:p>
          </table:table-cell>
          <table:table-cell office:value-type="float" office:value="0" table:formula="of:=POWER([.E41]-[.D41]; 2)" table:style-name="ce1">
            <text:p>0</text:p>
          </table:table-cell>
          <table:table-cell office:value-type="float" office:value="0" table:formula="of:=POWER([.F41]-[.E41]; 2)" table:style-name="ce1">
            <text:p>0</text:p>
          </table:table-cell>
          <table:table-cell office:value-type="float" office:value="0" table:formula="of:=POWER([.G41]-[.F41]; 2)" table:style-name="ce1">
            <text:p>0</text:p>
          </table:table-cell>
          <table:table-cell office:value-type="float" office:value="0" table:formula="of:=POWER([.H41]-[.G41]; 2)" table:style-name="ce1">
            <text:p>0</text:p>
          </table:table-cell>
          <table:table-cell office:value-type="float" office:value="0" table:formula="of:=POWER([.I41]-[.H41]; 2)" table:style-name="ce1">
            <text:p>0</text:p>
          </table:table-cell>
          <table:table-cell office:value-type="float" office:value="0" table:formula="of:=POWER([.J41]-[.I41]; 2)" table:style-name="ce1">
            <text:p>0</text:p>
          </table:table-cell>
          <table:table-cell office:value-type="float" office:value="0" table:formula="of:=POWER([.K41]-[.J41]; 2)" table:style-name="ce1">
            <text:p>0</text:p>
          </table:table-cell>
          <table:table-cell office:value-type="float" office:value="0" table:formula="of:=POWER([.L41]-[.K41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-1.04286956787109" table:style-name="ce1">
            <text:p>-1.042869568</text:p>
          </table:table-cell>
          <table:table-cell office:value-type="float" office:value="8.8581508025527E-3" table:style-name="ce1">
            <text:p>0.008858151</text:p>
          </table:table-cell>
          <table:table-cell office:value-type="float" office:value="8.8581508025527E-3" table:style-name="ce1">
            <text:p>0.008858151</text:p>
          </table:table-cell>
          <table:table-cell office:value-type="float" office:value="8.8581508025527E-3" table:style-name="ce1">
            <text:p>0.008858151</text:p>
          </table:table-cell>
          <table:table-cell office:value-type="float" office:value="8.8581508025527E-3" table:style-name="ce1">
            <text:p>0.008858151</text:p>
          </table:table-cell>
          <table:table-cell office:value-type="float" office:value="8.8581508025527E-3" table:style-name="ce1">
            <text:p>0.008858151</text:p>
          </table:table-cell>
          <table:table-cell office:value-type="float" office:value="8.8581508025527E-3" table:style-name="ce1">
            <text:p>0.008858151</text:p>
          </table:table-cell>
          <table:table-cell office:value-type="float" office:value="8.8581508025527E-3" table:style-name="ce1">
            <text:p>0.008858151</text:p>
          </table:table-cell>
          <table:table-cell office:value-type="float" office:value="8.8581508025527E-3" table:style-name="ce1">
            <text:p>0.008858151</text:p>
          </table:table-cell>
          <table:table-cell office:value-type="float" office:value="8.8581508025527E-3" table:style-name="ce1">
            <text:p>0.008858151</text:p>
          </table:table-cell>
          <table:table-cell office:value-type="float" office:value="8.8581508025527E-3" table:style-name="ce1">
            <text:p>0.008858151</text:p>
          </table:table-cell>
          <table:table-cell office:value-type="float" office:value="8.8581508025527E-3" table:style-name="ce1">
            <text:p>0.008858151</text:p>
          </table:table-cell>
          <table:table-cell table:style-name="ce1"/>
          <table:table-cell office:value-type="float" office:value="1.1061311942264649" table:formula="of:=POWER([.B42]-[.A42]; 2)" table:style-name="ce1">
            <text:p>1.106131194</text:p>
          </table:table-cell>
          <table:table-cell office:value-type="float" office:value="0" table:formula="of:=POWER([.C42]-[.B42]; 2)" table:style-name="ce1">
            <text:p>0</text:p>
          </table:table-cell>
          <table:table-cell office:value-type="float" office:value="0" table:formula="of:=POWER([.D42]-[.C42]; 2)" table:style-name="ce1">
            <text:p>0</text:p>
          </table:table-cell>
          <table:table-cell office:value-type="float" office:value="0" table:formula="of:=POWER([.E42]-[.D42]; 2)" table:style-name="ce1">
            <text:p>0</text:p>
          </table:table-cell>
          <table:table-cell office:value-type="float" office:value="0" table:formula="of:=POWER([.F42]-[.E42]; 2)" table:style-name="ce1">
            <text:p>0</text:p>
          </table:table-cell>
          <table:table-cell office:value-type="float" office:value="0" table:formula="of:=POWER([.G42]-[.F42]; 2)" table:style-name="ce1">
            <text:p>0</text:p>
          </table:table-cell>
          <table:table-cell office:value-type="float" office:value="0" table:formula="of:=POWER([.H42]-[.G42]; 2)" table:style-name="ce1">
            <text:p>0</text:p>
          </table:table-cell>
          <table:table-cell office:value-type="float" office:value="0" table:formula="of:=POWER([.I42]-[.H42]; 2)" table:style-name="ce1">
            <text:p>0</text:p>
          </table:table-cell>
          <table:table-cell office:value-type="float" office:value="0" table:formula="of:=POWER([.J42]-[.I42]; 2)" table:style-name="ce1">
            <text:p>0</text:p>
          </table:table-cell>
          <table:table-cell office:value-type="float" office:value="0" table:formula="of:=POWER([.K42]-[.J42]; 2)" table:style-name="ce1">
            <text:p>0</text:p>
          </table:table-cell>
          <table:table-cell office:value-type="float" office:value="0" table:formula="of:=POWER([.L42]-[.K42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-0.29927664995193498" table:style-name="ce1">
            <text:p>-0.29927665</text:p>
          </table:table-cell>
          <table:table-cell office:value-type="float" office:value="0.107646152377129" table:style-name="ce1">
            <text:p>0.107646152</text:p>
          </table:table-cell>
          <table:table-cell office:value-type="float" office:value="8.6139976978302002E-2" table:style-name="ce1">
            <text:p>0.086139977</text:p>
          </table:table-cell>
          <table:table-cell office:value-type="float" office:value="8.6139976978302002E-2" table:style-name="ce1">
            <text:p>0.086139977</text:p>
          </table:table-cell>
          <table:table-cell office:value-type="float" office:value="8.6139976978302002E-2" table:style-name="ce1">
            <text:p>0.086139977</text:p>
          </table:table-cell>
          <table:table-cell office:value-type="float" office:value="8.6139976978302002E-2" table:style-name="ce1">
            <text:p>0.086139977</text:p>
          </table:table-cell>
          <table:table-cell office:value-type="float" office:value="8.6139976978302002E-2" table:style-name="ce1">
            <text:p>0.086139977</text:p>
          </table:table-cell>
          <table:table-cell office:value-type="float" office:value="8.6139976978302002E-2" table:style-name="ce1">
            <text:p>0.086139977</text:p>
          </table:table-cell>
          <table:table-cell office:value-type="float" office:value="8.6139976978302002E-2" table:style-name="ce1">
            <text:p>0.086139977</text:p>
          </table:table-cell>
          <table:table-cell office:value-type="float" office:value="8.6139976978302002E-2" table:style-name="ce1">
            <text:p>0.086139977</text:p>
          </table:table-cell>
          <table:table-cell office:value-type="float" office:value="8.6139976978302002E-2" table:style-name="ce1">
            <text:p>0.086139977</text:p>
          </table:table-cell>
          <table:table-cell office:value-type="float" office:value="8.6139976978302002E-2" table:style-name="ce1">
            <text:p>0.086139977</text:p>
          </table:table-cell>
          <table:table-cell table:style-name="ce1"/>
          <table:table-cell office:value-type="float" office:value="0.16558616705533846" table:formula="of:=POWER([.B43]-[.A43]; 2)" table:style-name="ce1">
            <text:p>0.165586167</text:p>
          </table:table-cell>
          <table:table-cell office:value-type="float" office:value="4.6251558028511172E-4" table:formula="of:=POWER([.C43]-[.B43]; 2)" table:style-name="ce1">
            <text:p>0.000462516</text:p>
          </table:table-cell>
          <table:table-cell office:value-type="float" office:value="0" table:formula="of:=POWER([.D43]-[.C43]; 2)" table:style-name="ce1">
            <text:p>0</text:p>
          </table:table-cell>
          <table:table-cell office:value-type="float" office:value="0" table:formula="of:=POWER([.E43]-[.D43]; 2)" table:style-name="ce1">
            <text:p>0</text:p>
          </table:table-cell>
          <table:table-cell office:value-type="float" office:value="0" table:formula="of:=POWER([.F43]-[.E43]; 2)" table:style-name="ce1">
            <text:p>0</text:p>
          </table:table-cell>
          <table:table-cell office:value-type="float" office:value="0" table:formula="of:=POWER([.G43]-[.F43]; 2)" table:style-name="ce1">
            <text:p>0</text:p>
          </table:table-cell>
          <table:table-cell office:value-type="float" office:value="0" table:formula="of:=POWER([.H43]-[.G43]; 2)" table:style-name="ce1">
            <text:p>0</text:p>
          </table:table-cell>
          <table:table-cell office:value-type="float" office:value="0" table:formula="of:=POWER([.I43]-[.H43]; 2)" table:style-name="ce1">
            <text:p>0</text:p>
          </table:table-cell>
          <table:table-cell office:value-type="float" office:value="0" table:formula="of:=POWER([.J43]-[.I43]; 2)" table:style-name="ce1">
            <text:p>0</text:p>
          </table:table-cell>
          <table:table-cell office:value-type="float" office:value="0" table:formula="of:=POWER([.K43]-[.J43]; 2)" table:style-name="ce1">
            <text:p>0</text:p>
          </table:table-cell>
          <table:table-cell office:value-type="float" office:value="0" table:formula="of:=POWER([.L43]-[.K43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-0.13634105026721999" table:style-name="ce1">
            <text:p>-0.13634105</text:p>
          </table:table-cell>
          <table:table-cell office:value-type="float" office:value="7.1038915775716296E-3" table:style-name="ce1">
            <text:p>0.007103892</text:p>
          </table:table-cell>
          <table:table-cell office:value-type="float" office:value="0.16048377752304099" table:style-name="ce1">
            <text:p>0.160483778</text:p>
          </table:table-cell>
          <table:table-cell office:value-type="float" office:value="0.216697007417679" table:style-name="ce1">
            <text:p>0.216697007</text:p>
          </table:table-cell>
          <table:table-cell office:value-type="float" office:value="0.15731546282768299" table:style-name="ce1">
            <text:p>0.157315463</text:p>
          </table:table-cell>
          <table:table-cell office:value-type="float" office:value="0.21649344265461001" table:style-name="ce1">
            <text:p>0.216493443</text:p>
          </table:table-cell>
          <table:table-cell office:value-type="float" office:value="0.17206194996833801" table:style-name="ce1">
            <text:p>0.17206195</text:p>
          </table:table-cell>
          <table:table-cell office:value-type="float" office:value="0.150244846940041" table:style-name="ce1">
            <text:p>0.150244847</text:p>
          </table:table-cell>
          <table:table-cell office:value-type="float" office:value="0.130758881568909" table:style-name="ce1">
            <text:p>0.130758882</text:p>
          </table:table-cell>
          <table:table-cell office:value-type="float" office:value="2.2241991013288501E-2" table:style-name="ce1">
            <text:p>0.022241991</text:p>
          </table:table-cell>
          <table:table-cell office:value-type="float" office:value="0.21591433882713301" table:style-name="ce1">
            <text:p>0.215914339</text:p>
          </table:table-cell>
          <table:table-cell office:value-type="float" office:value="0.15180449187755601" table:style-name="ce1">
            <text:p>0.151804492</text:p>
          </table:table-cell>
          <table:table-cell table:style-name="ce1"/>
          <table:table-cell office:value-type="float" office:value="2.0576451340855648E-2" table:formula="of:=POWER([.B44]-[.A44]; 2)" table:style-name="ce1">
            <text:p>0.020576451</text:p>
          </table:table-cell>
          <table:table-cell office:value-type="float" office:value="2.352538941264519E-2" table:formula="of:=POWER([.C44]-[.B44]; 2)" table:style-name="ce1">
            <text:p>0.023525389</text:p>
          </table:table-cell>
          <table:table-cell office:value-type="float" office:value="3.1599272151874242E-3" table:formula="of:=POWER([.D44]-[.C44]; 2)" table:style-name="ce1">
            <text:p>0.003159927</text:p>
          </table:table-cell>
          <table:table-cell office:value-type="float" office:value="3.5261678378936839E-3" table:formula="of:=POWER([.E44]-[.D44]; 2)" table:style-name="ce1">
            <text:p>0.003526168</text:p>
          </table:table-cell>
          <table:table-cell office:value-type="float" office:value="3.5020332963961814E-3" table:formula="of:=POWER([.F44]-[.E44]; 2)" table:style-name="ce1">
            <text:p>0.003502033</text:p>
          </table:table-cell>
          <table:table-cell office:value-type="float" office:value="1.9741575423302422E-3" table:formula="of:=POWER([.G44]-[.F44]; 2)" table:style-name="ce1">
            <text:p>0.001974158</text:p>
          </table:table-cell>
          <table:table-cell office:value-type="float" office:value="4.7598598454732648E-4" table:formula="of:=POWER([.H44]-[.G44]; 2)" table:style-name="ce1">
            <text:p>0.000475986</text:p>
          </table:table-cell>
          <table:table-cell office:value-type="float" office:value="3.7970284644495578E-4" table:formula="of:=POWER([.I44]-[.H44]; 2)" table:style-name="ce1">
            <text:p>0.000379703</text:p>
          </table:table-cell>
          <table:table-cell office:value-type="float" office:value="1.1775915535860517E-2" table:formula="of:=POWER([.J44]-[.I44]; 2)" table:style-name="ce1">
            <text:p>0.011775916</text:p>
          </table:table-cell>
          <table:table-cell office:value-type="float" office:value="3.7508978307726766E-2" table:formula="of:=POWER([.K44]-[.J44]; 2)" table:style-name="ce1">
            <text:p>0.037508978</text:p>
          </table:table-cell>
          <table:table-cell office:value-type="float" office:value="4.1100724758981874E-3" table:formula="of:=POWER([.L44]-[.K44]; 2)" table:style-name="ce1">
            <text:p>0.004110072</text:p>
          </table:table-cell>
          <table:table-cell table:number-columns-repeated="16360"/>
        </table:table-row>
        <table:table-row table:style-name="ro1">
          <table:table-cell office:value-type="float" office:value="9.4235772266984003E-3" table:style-name="ce1">
            <text:p>0.009423577</text:p>
          </table:table-cell>
          <table:table-cell office:value-type="float" office:value="9.4235772266984003E-3" table:style-name="ce1">
            <text:p>0.009423577</text:p>
          </table:table-cell>
          <table:table-cell office:value-type="float" office:value="9.4235772266984003E-3" table:style-name="ce1">
            <text:p>0.009423577</text:p>
          </table:table-cell>
          <table:table-cell office:value-type="float" office:value="9.4235772266984003E-3" table:style-name="ce1">
            <text:p>0.009423577</text:p>
          </table:table-cell>
          <table:table-cell office:value-type="float" office:value="9.4235772266984003E-3" table:style-name="ce1">
            <text:p>0.009423577</text:p>
          </table:table-cell>
          <table:table-cell office:value-type="float" office:value="9.4235772266984003E-3" table:style-name="ce1">
            <text:p>0.009423577</text:p>
          </table:table-cell>
          <table:table-cell office:value-type="float" office:value="9.4235772266984003E-3" table:style-name="ce1">
            <text:p>0.009423577</text:p>
          </table:table-cell>
          <table:table-cell office:value-type="float" office:value="9.4235772266984003E-3" table:style-name="ce1">
            <text:p>0.009423577</text:p>
          </table:table-cell>
          <table:table-cell office:value-type="float" office:value="9.4235772266984003E-3" table:style-name="ce1">
            <text:p>0.009423577</text:p>
          </table:table-cell>
          <table:table-cell office:value-type="float" office:value="9.4235772266984003E-3" table:style-name="ce1">
            <text:p>0.009423577</text:p>
          </table:table-cell>
          <table:table-cell office:value-type="float" office:value="9.4235772266984003E-3" table:style-name="ce1">
            <text:p>0.009423577</text:p>
          </table:table-cell>
          <table:table-cell office:value-type="float" office:value="9.4235772266984003E-3" table:style-name="ce1">
            <text:p>0.009423577</text:p>
          </table:table-cell>
          <table:table-cell table:style-name="ce1"/>
          <table:table-cell office:value-type="float" office:value="0" table:formula="of:=POWER([.B45]-[.A45]; 2)" table:style-name="ce1">
            <text:p>0</text:p>
          </table:table-cell>
          <table:table-cell office:value-type="float" office:value="0" table:formula="of:=POWER([.C45]-[.B45]; 2)" table:style-name="ce1">
            <text:p>0</text:p>
          </table:table-cell>
          <table:table-cell office:value-type="float" office:value="0" table:formula="of:=POWER([.D45]-[.C45]; 2)" table:style-name="ce1">
            <text:p>0</text:p>
          </table:table-cell>
          <table:table-cell office:value-type="float" office:value="0" table:formula="of:=POWER([.E45]-[.D45]; 2)" table:style-name="ce1">
            <text:p>0</text:p>
          </table:table-cell>
          <table:table-cell office:value-type="float" office:value="0" table:formula="of:=POWER([.F45]-[.E45]; 2)" table:style-name="ce1">
            <text:p>0</text:p>
          </table:table-cell>
          <table:table-cell office:value-type="float" office:value="0" table:formula="of:=POWER([.G45]-[.F45]; 2)" table:style-name="ce1">
            <text:p>0</text:p>
          </table:table-cell>
          <table:table-cell office:value-type="float" office:value="0" table:formula="of:=POWER([.H45]-[.G45]; 2)" table:style-name="ce1">
            <text:p>0</text:p>
          </table:table-cell>
          <table:table-cell office:value-type="float" office:value="0" table:formula="of:=POWER([.I45]-[.H45]; 2)" table:style-name="ce1">
            <text:p>0</text:p>
          </table:table-cell>
          <table:table-cell office:value-type="float" office:value="0" table:formula="of:=POWER([.J45]-[.I45]; 2)" table:style-name="ce1">
            <text:p>0</text:p>
          </table:table-cell>
          <table:table-cell office:value-type="float" office:value="0" table:formula="of:=POWER([.K45]-[.J45]; 2)" table:style-name="ce1">
            <text:p>0</text:p>
          </table:table-cell>
          <table:table-cell office:value-type="float" office:value="0" table:formula="of:=POWER([.L45]-[.K45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-8.0396853387355804E-2" table:style-name="ce1">
            <text:p>-0.080396853</text:p>
          </table:table-cell>
          <table:table-cell office:value-type="float" office:value="-0.24738986790180201" table:style-name="ce1">
            <text:p>-0.247389868</text:p>
          </table:table-cell>
          <table:table-cell office:value-type="float" office:value="-0.437185227870941" table:style-name="ce1">
            <text:p>-0.437185228</text:p>
          </table:table-cell>
          <table:table-cell office:value-type="float" office:value="-0.20607522130012501" table:style-name="ce1">
            <text:p>-0.206075221</text:p>
          </table:table-cell>
          <table:table-cell office:value-type="float" office:value="-0.152842462062836" table:style-name="ce1">
            <text:p>-0.152842462</text:p>
          </table:table-cell>
          <table:table-cell office:value-type="float" office:value="-0.37440931797027599" table:style-name="ce1">
            <text:p>-0.374409318</text:p>
          </table:table-cell>
          <table:table-cell office:value-type="float" office:value="-0.352238088846207" table:style-name="ce1">
            <text:p>-0.352238089</text:p>
          </table:table-cell>
          <table:table-cell office:value-type="float" office:value="-0.25720569491386402" table:style-name="ce1">
            <text:p>-0.257205695</text:p>
          </table:table-cell>
          <table:table-cell office:value-type="float" office:value="-0.318506419658661" table:style-name="ce1">
            <text:p>-0.31850642</text:p>
          </table:table-cell>
          <table:table-cell office:value-type="float" office:value="-0.377118319272995" table:style-name="ce1">
            <text:p>-0.377118319</text:p>
          </table:table-cell>
          <table:table-cell office:value-type="float" office:value="-0.54443711042404197" table:style-name="ce1">
            <text:p>-0.54443711</text:p>
          </table:table-cell>
          <table:table-cell office:value-type="float" office:value="-0.41941770911216703" table:style-name="ce1">
            <text:p>-0.419417709</text:p>
          </table:table-cell>
          <table:table-cell table:style-name="ce1"/>
          <table:table-cell office:value-type="float" office:value="2.7886666896622041E-2" table:formula="of:=POWER([.B46]-[.A46]; 2)" table:style-name="ce1">
            <text:p>0.027886667</text:p>
          </table:table-cell>
          <table:table-cell office:value-type="float" office:value="3.6022278665815047E-2" table:formula="of:=POWER([.C46]-[.B46]; 2)" table:style-name="ce1">
            <text:p>0.036022279</text:p>
          </table:table-cell>
          <table:table-cell office:value-type="float" office:value="5.3411835137162605E-2" table:formula="of:=POWER([.D46]-[.C46]; 2)" table:style-name="ce1">
            <text:p>0.053411835</text:p>
          </table:table-cell>
          <table:table-cell office:value-type="float" office:value="2.8337266560151788E-3" table:formula="of:=POWER([.E46]-[.D46]; 2)" table:style-name="ce1">
            <text:p>0.002833727</text:p>
          </table:table-cell>
          <table:table-cell office:value-type="float" office:value="4.9091871636708279E-2" table:formula="of:=POWER([.F46]-[.E46]; 2)" table:style-name="ce1">
            <text:p>0.049091872</text:p>
          </table:table-cell>
          <table:table-cell office:value-type="float" office:value="4.9156340087196505E-4" table:formula="of:=POWER([.G46]-[.F46]; 2)" table:style-name="ce1">
            <text:p>0.000491563</text:p>
          </table:table-cell>
          <table:table-cell office:value-type="float" office:value="9.0311558965120182E-3" table:formula="of:=POWER([.H46]-[.G46]; 2)" table:style-name="ce1">
            <text:p>0.009031156</text:p>
          </table:table-cell>
          <table:table-cell office:value-type="float" office:value="3.7577788542373643E-3" table:formula="of:=POWER([.I46]-[.H46]; 2)" table:style-name="ce1">
            <text:p>0.003757779</text:p>
          </table:table-cell>
          <table:table-cell office:value-type="float" office:value="3.4353547764007656E-3" table:formula="of:=POWER([.J46]-[.I46]; 2)" table:style-name="ce1">
            <text:p>0.003435355</text:p>
          </table:table-cell>
          <table:table-cell office:value-type="float" office:value="2.7995577872247674E-2" table:formula="of:=POWER([.K46]-[.J46]; 2)" table:style-name="ce1">
            <text:p>0.027995578</text:p>
          </table:table-cell>
          <table:table-cell office:value-type="float" office:value="1.5629850704379639E-2" table:formula="of:=POWER([.L46]-[.K46]; 2)" table:style-name="ce1">
            <text:p>0.015629851</text:p>
          </table:table-cell>
          <table:table-cell table:number-columns-repeated="16360"/>
        </table:table-row>
        <table:table-row table:style-name="ro1">
          <table:table-cell office:value-type="float" office:value="-6.2357764691114398E-2" table:style-name="ce1">
            <text:p>-0.062357765</text:p>
          </table:table-cell>
          <table:table-cell office:value-type="float" office:value="-6.2357764691114398E-2" table:style-name="ce1">
            <text:p>-0.062357765</text:p>
          </table:table-cell>
          <table:table-cell office:value-type="float" office:value="-6.2357764691114398E-2" table:style-name="ce1">
            <text:p>-0.062357765</text:p>
          </table:table-cell>
          <table:table-cell office:value-type="float" office:value="-6.2357764691114398E-2" table:style-name="ce1">
            <text:p>-0.062357765</text:p>
          </table:table-cell>
          <table:table-cell office:value-type="float" office:value="-6.2357764691114398E-2" table:style-name="ce1">
            <text:p>-0.062357765</text:p>
          </table:table-cell>
          <table:table-cell office:value-type="float" office:value="-6.2357764691114398E-2" table:style-name="ce1">
            <text:p>-0.062357765</text:p>
          </table:table-cell>
          <table:table-cell office:value-type="float" office:value="-6.2357764691114398E-2" table:style-name="ce1">
            <text:p>-0.062357765</text:p>
          </table:table-cell>
          <table:table-cell office:value-type="float" office:value="-6.2357764691114398E-2" table:style-name="ce1">
            <text:p>-0.062357765</text:p>
          </table:table-cell>
          <table:table-cell office:value-type="float" office:value="-6.2357764691114398E-2" table:style-name="ce1">
            <text:p>-0.062357765</text:p>
          </table:table-cell>
          <table:table-cell office:value-type="float" office:value="-6.2357764691114398E-2" table:style-name="ce1">
            <text:p>-0.062357765</text:p>
          </table:table-cell>
          <table:table-cell office:value-type="float" office:value="-6.2357764691114398E-2" table:style-name="ce1">
            <text:p>-0.062357765</text:p>
          </table:table-cell>
          <table:table-cell office:value-type="float" office:value="-6.2357764691114398E-2" table:style-name="ce1">
            <text:p>-0.062357765</text:p>
          </table:table-cell>
          <table:table-cell table:style-name="ce1"/>
          <table:table-cell office:value-type="float" office:value="0" table:formula="of:=POWER([.B47]-[.A47]; 2)" table:style-name="ce1">
            <text:p>0</text:p>
          </table:table-cell>
          <table:table-cell office:value-type="float" office:value="0" table:formula="of:=POWER([.C47]-[.B47]; 2)" table:style-name="ce1">
            <text:p>0</text:p>
          </table:table-cell>
          <table:table-cell office:value-type="float" office:value="0" table:formula="of:=POWER([.D47]-[.C47]; 2)" table:style-name="ce1">
            <text:p>0</text:p>
          </table:table-cell>
          <table:table-cell office:value-type="float" office:value="0" table:formula="of:=POWER([.E47]-[.D47]; 2)" table:style-name="ce1">
            <text:p>0</text:p>
          </table:table-cell>
          <table:table-cell office:value-type="float" office:value="0" table:formula="of:=POWER([.F47]-[.E47]; 2)" table:style-name="ce1">
            <text:p>0</text:p>
          </table:table-cell>
          <table:table-cell office:value-type="float" office:value="0" table:formula="of:=POWER([.G47]-[.F47]; 2)" table:style-name="ce1">
            <text:p>0</text:p>
          </table:table-cell>
          <table:table-cell office:value-type="float" office:value="0" table:formula="of:=POWER([.H47]-[.G47]; 2)" table:style-name="ce1">
            <text:p>0</text:p>
          </table:table-cell>
          <table:table-cell office:value-type="float" office:value="0" table:formula="of:=POWER([.I47]-[.H47]; 2)" table:style-name="ce1">
            <text:p>0</text:p>
          </table:table-cell>
          <table:table-cell office:value-type="float" office:value="0" table:formula="of:=POWER([.J47]-[.I47]; 2)" table:style-name="ce1">
            <text:p>0</text:p>
          </table:table-cell>
          <table:table-cell office:value-type="float" office:value="0" table:formula="of:=POWER([.K47]-[.J47]; 2)" table:style-name="ce1">
            <text:p>0</text:p>
          </table:table-cell>
          <table:table-cell office:value-type="float" office:value="0" table:formula="of:=POWER([.L47]-[.K47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-0.12945513427257499" table:style-name="ce1">
            <text:p>-0.129455134</text:p>
          </table:table-cell>
          <table:table-cell office:value-type="float" office:value="-6.3382773078046698E-5" table:style-name="ce1">
            <text:p>-6.33828E-05</text:p>
          </table:table-cell>
          <table:table-cell office:value-type="float" office:value="-6.3382773078046698E-5" table:style-name="ce1">
            <text:p>-6.33828E-05</text:p>
          </table:table-cell>
          <table:table-cell office:value-type="float" office:value="-6.3382773078046698E-5" table:style-name="ce1">
            <text:p>-6.33828E-05</text:p>
          </table:table-cell>
          <table:table-cell office:value-type="float" office:value="-6.3382773078046698E-5" table:style-name="ce1">
            <text:p>-6.33828E-05</text:p>
          </table:table-cell>
          <table:table-cell office:value-type="float" office:value="-6.3382773078046698E-5" table:style-name="ce1">
            <text:p>-6.33828E-05</text:p>
          </table:table-cell>
          <table:table-cell office:value-type="float" office:value="-6.3382773078046698E-5" table:style-name="ce1">
            <text:p>-6.33828E-05</text:p>
          </table:table-cell>
          <table:table-cell office:value-type="float" office:value="-6.3382773078046698E-5" table:style-name="ce1">
            <text:p>-6.33828E-05</text:p>
          </table:table-cell>
          <table:table-cell office:value-type="float" office:value="-6.3382773078046698E-5" table:style-name="ce1">
            <text:p>-6.33828E-05</text:p>
          </table:table-cell>
          <table:table-cell office:value-type="float" office:value="-6.3382773078046698E-5" table:style-name="ce1">
            <text:p>-6.33828E-05</text:p>
          </table:table-cell>
          <table:table-cell office:value-type="float" office:value="-6.3382773078046698E-5" table:style-name="ce1">
            <text:p>-6.33828E-05</text:p>
          </table:table-cell>
          <table:table-cell office:value-type="float" office:value="-6.3382773078046698E-5" table:style-name="ce1">
            <text:p>-6.33828E-05</text:p>
          </table:table-cell>
          <table:table-cell table:style-name="ce1"/>
          <table:table-cell office:value-type="float" office:value="1.674222535610757E-2" table:formula="of:=POWER([.B48]-[.A48]; 2)" table:style-name="ce1">
            <text:p>0.016742225</text:p>
          </table:table-cell>
          <table:table-cell office:value-type="float" office:value="0" table:formula="of:=POWER([.C48]-[.B48]; 2)" table:style-name="ce1">
            <text:p>0</text:p>
          </table:table-cell>
          <table:table-cell office:value-type="float" office:value="0" table:formula="of:=POWER([.D48]-[.C48]; 2)" table:style-name="ce1">
            <text:p>0</text:p>
          </table:table-cell>
          <table:table-cell office:value-type="float" office:value="0" table:formula="of:=POWER([.E48]-[.D48]; 2)" table:style-name="ce1">
            <text:p>0</text:p>
          </table:table-cell>
          <table:table-cell office:value-type="float" office:value="0" table:formula="of:=POWER([.F48]-[.E48]; 2)" table:style-name="ce1">
            <text:p>0</text:p>
          </table:table-cell>
          <table:table-cell office:value-type="float" office:value="0" table:formula="of:=POWER([.G48]-[.F48]; 2)" table:style-name="ce1">
            <text:p>0</text:p>
          </table:table-cell>
          <table:table-cell office:value-type="float" office:value="0" table:formula="of:=POWER([.H48]-[.G48]; 2)" table:style-name="ce1">
            <text:p>0</text:p>
          </table:table-cell>
          <table:table-cell office:value-type="float" office:value="0" table:formula="of:=POWER([.I48]-[.H48]; 2)" table:style-name="ce1">
            <text:p>0</text:p>
          </table:table-cell>
          <table:table-cell office:value-type="float" office:value="0" table:formula="of:=POWER([.J48]-[.I48]; 2)" table:style-name="ce1">
            <text:p>0</text:p>
          </table:table-cell>
          <table:table-cell office:value-type="float" office:value="0" table:formula="of:=POWER([.K48]-[.J48]; 2)" table:style-name="ce1">
            <text:p>0</text:p>
          </table:table-cell>
          <table:table-cell office:value-type="float" office:value="0" table:formula="of:=POWER([.L48]-[.K48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-0.75060296058654796" table:style-name="ce1">
            <text:p>-0.750602961</text:p>
          </table:table-cell>
          <table:table-cell office:value-type="float" office:value="-0.91964340209960904" table:style-name="ce1">
            <text:p>-0.919643402</text:p>
          </table:table-cell>
          <table:table-cell office:value-type="float" office:value="-1.93930232524872" table:style-name="ce1">
            <text:p>-1.939302325</text:p>
          </table:table-cell>
          <table:table-cell office:value-type="float" office:value="-1.9114949703216599" table:style-name="ce1">
            <text:p>-1.91149497</text:p>
          </table:table-cell>
          <table:table-cell office:value-type="float" office:value="-1.95123374462128" table:style-name="ce1">
            <text:p>-1.951233745</text:p>
          </table:table-cell>
          <table:table-cell office:value-type="float" office:value="-1.9367822408676101" table:style-name="ce1">
            <text:p>-1.936782241</text:p>
          </table:table-cell>
          <table:table-cell office:value-type="float" office:value="-1.9503543376922601" table:style-name="ce1">
            <text:p>-1.950354338</text:p>
          </table:table-cell>
          <table:table-cell office:value-type="float" office:value="-1.89339327812195" table:style-name="ce1">
            <text:p>-1.893393278</text:p>
          </table:table-cell>
          <table:table-cell office:value-type="float" office:value="-1.8480471372604399" table:style-name="ce1">
            <text:p>-1.848047137</text:p>
          </table:table-cell>
          <table:table-cell office:value-type="float" office:value="-1.90342473983765" table:style-name="ce1">
            <text:p>-1.90342474</text:p>
          </table:table-cell>
          <table:table-cell office:value-type="float" office:value="-1.92665147781372" table:style-name="ce1">
            <text:p>-1.926651478</text:p>
          </table:table-cell>
          <table:table-cell office:value-type="float" office:value="-1.9922169446945199" table:style-name="ce1">
            <text:p>-1.992216945</text:p>
          </table:table-cell>
          <table:table-cell table:style-name="ce1"/>
          <table:table-cell office:value-type="float" office:value="2.8574670866930624E-2" table:formula="of:=POWER([.B49]-[.A49]; 2)" table:style-name="ce1">
            <text:p>0.028574671</text:p>
          </table:table-cell>
          <table:table-cell office:value-type="float" office:value="1.0397043195576048" table:formula="of:=POWER([.C49]-[.B49]; 2)" table:style-name="ce1">
            <text:p>1.03970432</text:p>
          </table:table-cell>
          <table:table-cell office:value-type="float" office:value="7.7324898803949368E-4" table:formula="of:=POWER([.D49]-[.C49]; 2)" table:style-name="ce1">
            <text:p>0.000773249</text:p>
          </table:table-cell>
          <table:table-cell office:value-type="float" office:value="1.5791701828361412E-3" table:formula="of:=POWER([.E49]-[.D49]; 2)" table:style-name="ce1">
            <text:p>0.00157917</text:p>
          </table:table-cell>
          <table:table-cell office:value-type="float" office:value="2.0884596074233466E-4" table:formula="of:=POWER([.F49]-[.E49]; 2)" table:style-name="ce1">
            <text:p>0.000208846</text:p>
          </table:table-cell>
          <table:table-cell office:value-type="float" office:value="1.8420181221767443E-4" table:formula="of:=POWER([.G49]-[.F49]; 2)" table:style-name="ce1">
            <text:p>0.000184202</text:p>
          </table:table-cell>
          <table:table-cell office:value-type="float" office:value="3.2445623073724108E-3" table:formula="of:=POWER([.H49]-[.G49]; 2)" table:style-name="ce1">
            <text:p>0.003244562</text:p>
          </table:table-cell>
          <table:table-cell office:value-type="float" office:value="2.0562724910319179E-3" table:formula="of:=POWER([.I49]-[.H49]; 2)" table:style-name="ce1">
            <text:p>0.002056272</text:p>
          </table:table-cell>
          <table:table-cell office:value-type="float" office:value="3.066678867199431E-3" table:formula="of:=POWER([.J49]-[.I49]; 2)" table:style-name="ce1">
            <text:p>0.003066679</text:p>
          </table:table-cell>
          <table:table-cell office:value-type="float" office:value="5.3948135700901227E-4" table:formula="of:=POWER([.K49]-[.J49]; 2)" table:style-name="ce1">
            <text:p>0.000539481</text:p>
          </table:table-cell>
          <table:table-cell office:value-type="float" office:value="4.2988304472972678E-3" table:formula="of:=POWER([.L49]-[.K49]; 2)" table:style-name="ce1">
            <text:p>0.00429883</text:p>
          </table:table-cell>
          <table:table-cell table:number-columns-repeated="16360"/>
        </table:table-row>
        <table:table-row table:style-name="ro1">
          <table:table-cell office:value-type="float" office:value="-2.3972071707248702E-2" table:style-name="ce1">
            <text:p>-0.023972072</text:p>
          </table:table-cell>
          <table:table-cell office:value-type="float" office:value="3.4327365458011599E-2" table:style-name="ce1">
            <text:p>0.034327365</text:p>
          </table:table-cell>
          <table:table-cell office:value-type="float" office:value="3.4327365458011599E-2" table:style-name="ce1">
            <text:p>0.034327365</text:p>
          </table:table-cell>
          <table:table-cell office:value-type="float" office:value="3.4327365458011599E-2" table:style-name="ce1">
            <text:p>0.034327365</text:p>
          </table:table-cell>
          <table:table-cell office:value-type="float" office:value="3.4327365458011599E-2" table:style-name="ce1">
            <text:p>0.034327365</text:p>
          </table:table-cell>
          <table:table-cell office:value-type="float" office:value="3.4327365458011599E-2" table:style-name="ce1">
            <text:p>0.034327365</text:p>
          </table:table-cell>
          <table:table-cell office:value-type="float" office:value="3.4327365458011599E-2" table:style-name="ce1">
            <text:p>0.034327365</text:p>
          </table:table-cell>
          <table:table-cell office:value-type="float" office:value="3.4327365458011599E-2" table:style-name="ce1">
            <text:p>0.034327365</text:p>
          </table:table-cell>
          <table:table-cell office:value-type="float" office:value="3.4327365458011599E-2" table:style-name="ce1">
            <text:p>0.034327365</text:p>
          </table:table-cell>
          <table:table-cell office:value-type="float" office:value="3.4327365458011599E-2" table:style-name="ce1">
            <text:p>0.034327365</text:p>
          </table:table-cell>
          <table:table-cell office:value-type="float" office:value="3.4327365458011599E-2" table:style-name="ce1">
            <text:p>0.034327365</text:p>
          </table:table-cell>
          <table:table-cell office:value-type="float" office:value="3.4327365458011599E-2" table:style-name="ce1">
            <text:p>0.034327365</text:p>
          </table:table-cell>
          <table:table-cell table:style-name="ce1"/>
          <table:table-cell office:value-type="float" office:value="3.3988243737861339E-3" table:formula="of:=POWER([.B50]-[.A50]; 2)" table:style-name="ce1">
            <text:p>0.003398824</text:p>
          </table:table-cell>
          <table:table-cell office:value-type="float" office:value="0" table:formula="of:=POWER([.C50]-[.B50]; 2)" table:style-name="ce1">
            <text:p>0</text:p>
          </table:table-cell>
          <table:table-cell office:value-type="float" office:value="0" table:formula="of:=POWER([.D50]-[.C50]; 2)" table:style-name="ce1">
            <text:p>0</text:p>
          </table:table-cell>
          <table:table-cell office:value-type="float" office:value="0" table:formula="of:=POWER([.E50]-[.D50]; 2)" table:style-name="ce1">
            <text:p>0</text:p>
          </table:table-cell>
          <table:table-cell office:value-type="float" office:value="0" table:formula="of:=POWER([.F50]-[.E50]; 2)" table:style-name="ce1">
            <text:p>0</text:p>
          </table:table-cell>
          <table:table-cell office:value-type="float" office:value="0" table:formula="of:=POWER([.G50]-[.F50]; 2)" table:style-name="ce1">
            <text:p>0</text:p>
          </table:table-cell>
          <table:table-cell office:value-type="float" office:value="0" table:formula="of:=POWER([.H50]-[.G50]; 2)" table:style-name="ce1">
            <text:p>0</text:p>
          </table:table-cell>
          <table:table-cell office:value-type="float" office:value="0" table:formula="of:=POWER([.I50]-[.H50]; 2)" table:style-name="ce1">
            <text:p>0</text:p>
          </table:table-cell>
          <table:table-cell office:value-type="float" office:value="0" table:formula="of:=POWER([.J50]-[.I50]; 2)" table:style-name="ce1">
            <text:p>0</text:p>
          </table:table-cell>
          <table:table-cell office:value-type="float" office:value="0" table:formula="of:=POWER([.K50]-[.J50]; 2)" table:style-name="ce1">
            <text:p>0</text:p>
          </table:table-cell>
          <table:table-cell office:value-type="float" office:value="0" table:formula="of:=POWER([.L50]-[.K50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-0.665574610233307" table:style-name="ce1">
            <text:p>-0.66557461</text:p>
          </table:table-cell>
          <table:table-cell office:value-type="float" office:value="-0.52862417697906505" table:style-name="ce1">
            <text:p>-0.528624177</text:p>
          </table:table-cell>
          <table:table-cell office:value-type="float" office:value="9.0159964747726896E-4" table:style-name="ce1">
            <text:p>0.0009016</text:p>
          </table:table-cell>
          <table:table-cell office:value-type="float" office:value="9.0159964747726896E-4" table:style-name="ce1">
            <text:p>0.0009016</text:p>
          </table:table-cell>
          <table:table-cell office:value-type="float" office:value="9.0159964747726896E-4" table:style-name="ce1">
            <text:p>0.0009016</text:p>
          </table:table-cell>
          <table:table-cell office:value-type="float" office:value="9.0159964747726896E-4" table:style-name="ce1">
            <text:p>0.0009016</text:p>
          </table:table-cell>
          <table:table-cell office:value-type="float" office:value="9.0159964747726896E-4" table:style-name="ce1">
            <text:p>0.0009016</text:p>
          </table:table-cell>
          <table:table-cell office:value-type="float" office:value="9.0159964747726896E-4" table:style-name="ce1">
            <text:p>0.0009016</text:p>
          </table:table-cell>
          <table:table-cell office:value-type="float" office:value="9.0159964747726896E-4" table:style-name="ce1">
            <text:p>0.0009016</text:p>
          </table:table-cell>
          <table:table-cell office:value-type="float" office:value="9.0159964747726896E-4" table:style-name="ce1">
            <text:p>0.0009016</text:p>
          </table:table-cell>
          <table:table-cell office:value-type="float" office:value="9.0159964747726896E-4" table:style-name="ce1">
            <text:p>0.0009016</text:p>
          </table:table-cell>
          <table:table-cell office:value-type="float" office:value="9.0159964747726896E-4" table:style-name="ce1">
            <text:p>0.0009016</text:p>
          </table:table-cell>
          <table:table-cell table:style-name="ce1"/>
          <table:table-cell office:value-type="float" office:value="1.8755421168524578E-2" table:formula="of:=POWER([.B51]-[.A51]; 2)" table:style-name="ce1">
            <text:p>0.018755421</text:p>
          </table:table-cell>
          <table:table-cell office:value-type="float" office:value="0.28039754811194278" table:formula="of:=POWER([.C51]-[.B51]; 2)" table:style-name="ce1">
            <text:p>0.280397548</text:p>
          </table:table-cell>
          <table:table-cell office:value-type="float" office:value="0" table:formula="of:=POWER([.D51]-[.C51]; 2)" table:style-name="ce1">
            <text:p>0</text:p>
          </table:table-cell>
          <table:table-cell office:value-type="float" office:value="0" table:formula="of:=POWER([.E51]-[.D51]; 2)" table:style-name="ce1">
            <text:p>0</text:p>
          </table:table-cell>
          <table:table-cell office:value-type="float" office:value="0" table:formula="of:=POWER([.F51]-[.E51]; 2)" table:style-name="ce1">
            <text:p>0</text:p>
          </table:table-cell>
          <table:table-cell office:value-type="float" office:value="0" table:formula="of:=POWER([.G51]-[.F51]; 2)" table:style-name="ce1">
            <text:p>0</text:p>
          </table:table-cell>
          <table:table-cell office:value-type="float" office:value="0" table:formula="of:=POWER([.H51]-[.G51]; 2)" table:style-name="ce1">
            <text:p>0</text:p>
          </table:table-cell>
          <table:table-cell office:value-type="float" office:value="0" table:formula="of:=POWER([.I51]-[.H51]; 2)" table:style-name="ce1">
            <text:p>0</text:p>
          </table:table-cell>
          <table:table-cell office:value-type="float" office:value="0" table:formula="of:=POWER([.J51]-[.I51]; 2)" table:style-name="ce1">
            <text:p>0</text:p>
          </table:table-cell>
          <table:table-cell office:value-type="float" office:value="0" table:formula="of:=POWER([.K51]-[.J51]; 2)" table:style-name="ce1">
            <text:p>0</text:p>
          </table:table-cell>
          <table:table-cell office:value-type="float" office:value="0" table:formula="of:=POWER([.L51]-[.K51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0.50048857927322399" table:style-name="ce1">
            <text:p>0.500488579</text:p>
          </table:table-cell>
          <table:table-cell office:value-type="float" office:value="-0.24267016351223" table:style-name="ce1">
            <text:p>-0.242670164</text:p>
          </table:table-cell>
          <table:table-cell office:value-type="float" office:value="0.57528716325759899" table:style-name="ce1">
            <text:p>0.575287163</text:p>
          </table:table-cell>
          <table:table-cell office:value-type="float" office:value="0.57246869802474998" table:style-name="ce1">
            <text:p>0.572468698</text:p>
          </table:table-cell>
          <table:table-cell office:value-type="float" office:value="0.43784517049789401" table:style-name="ce1">
            <text:p>0.43784517</text:p>
          </table:table-cell>
          <table:table-cell office:value-type="float" office:value="0.55401915311813299" table:style-name="ce1">
            <text:p>0.554019153</text:p>
          </table:table-cell>
          <table:table-cell office:value-type="float" office:value="0.60958963632583596" table:style-name="ce1">
            <text:p>0.609589636</text:p>
          </table:table-cell>
          <table:table-cell office:value-type="float" office:value="0.64315837621688798" table:style-name="ce1">
            <text:p>0.643158376</text:p>
          </table:table-cell>
          <table:table-cell office:value-type="float" office:value="0.53902274370193504" table:style-name="ce1">
            <text:p>0.539022744</text:p>
          </table:table-cell>
          <table:table-cell office:value-type="float" office:value="0.43775573372840898" table:style-name="ce1">
            <text:p>0.437755734</text:p>
          </table:table-cell>
          <table:table-cell office:value-type="float" office:value="0.60613882541656505" table:style-name="ce1">
            <text:p>0.606138825</text:p>
          </table:table-cell>
          <table:table-cell office:value-type="float" office:value="0.55451995134353604" table:style-name="ce1">
            <text:p>0.554519951</text:p>
          </table:table-cell>
          <table:table-cell table:style-name="ce1"/>
          <table:table-cell office:value-type="float" office:value="0.55228491697845661" table:formula="of:=POWER([.B52]-[.A52]; 2)" table:style-name="ce1">
            <text:p>0.552284917</text:p>
          </table:table-cell>
          <table:table-cell office:value-type="float" office:value="0.66905418841644482" table:formula="of:=POWER([.C52]-[.B52]; 2)" table:style-name="ce1">
            <text:p>0.669054188</text:p>
          </table:table-cell>
          <table:table-cell office:value-type="float" office:value="7.9437462687786253E-6" table:formula="of:=POWER([.D52]-[.C52]; 2)" table:style-name="ce1">
            <text:p>7.94375E-06</text:p>
          </table:table-cell>
          <table:table-cell office:value-type="float" office:value="1.8123494163774147E-2" table:formula="of:=POWER([.E52]-[.D52]; 2)" table:style-name="ce1">
            <text:p>0.018123494</text:p>
          </table:table-cell>
          <table:table-cell office:value-type="float" office:value="1.3496394237847589E-2" table:formula="of:=POWER([.F52]-[.E52]; 2)" table:style-name="ce1">
            <text:p>0.013496394</text:p>
          </table:table-cell>
          <table:table-cell office:value-type="float" office:value="3.0880786039375976E-3" table:formula="of:=POWER([.G52]-[.F52]; 2)" table:style-name="ce1">
            <text:p>0.003088079</text:p>
          </table:table-cell>
          <table:table-cell office:value-type="float" office:value="1.1268602978731074E-3" table:formula="of:=POWER([.H52]-[.G52]; 2)" table:style-name="ce1">
            <text:p>0.00112686</text:p>
          </table:table-cell>
          <table:table-cell office:value-type="float" office:value="1.0844229959289325E-2" table:formula="of:=POWER([.I52]-[.H52]; 2)" table:style-name="ce1">
            <text:p>0.01084423</text:p>
          </table:table-cell>
          <table:table-cell office:value-type="float" office:value="1.0255007308978225E-2" table:formula="of:=POWER([.J52]-[.I52]; 2)" table:style-name="ce1">
            <text:p>0.010255007</text:p>
          </table:table-cell>
          <table:table-cell office:value-type="float" office:value="2.8352865566461976E-2" table:formula="of:=POWER([.K52]-[.J52]; 2)" table:style-name="ce1">
            <text:p>0.028352866</text:p>
          </table:table-cell>
          <table:table-cell office:value-type="float" office:value="2.6645081605672265E-3" table:formula="of:=POWER([.L52]-[.K52]; 2)" table:style-name="ce1">
            <text:p>0.002664508</text:p>
          </table:table-cell>
          <table:table-cell table:number-columns-repeated="16360"/>
        </table:table-row>
        <table:table-row table:style-name="ro1">
          <table:table-cell office:value-type="float" office:value="-0.36798322200775102" table:style-name="ce1">
            <text:p>-0.367983222</text:p>
          </table:table-cell>
          <table:table-cell office:value-type="float" office:value="0.23054754734039301" table:style-name="ce1">
            <text:p>0.230547547</text:p>
          </table:table-cell>
          <table:table-cell office:value-type="float" office:value="-2.1808223724365199" table:style-name="ce1">
            <text:p>-2.180822372</text:p>
          </table:table-cell>
          <table:table-cell office:value-type="float" office:value="-1.8341469764709499" table:style-name="ce1">
            <text:p>-1.834146976</text:p>
          </table:table-cell>
          <table:table-cell office:value-type="float" office:value="-2.0488233566284202" table:style-name="ce1">
            <text:p>-2.048823357</text:p>
          </table:table-cell>
          <table:table-cell office:value-type="float" office:value="-2.02088403701782" table:style-name="ce1">
            <text:p>-2.020884037</text:p>
          </table:table-cell>
          <table:table-cell office:value-type="float" office:value="-2.2080233097076398" table:style-name="ce1">
            <text:p>-2.20802331</text:p>
          </table:table-cell>
          <table:table-cell office:value-type="float" office:value="-1.9075058698654199" table:style-name="ce1">
            <text:p>-1.90750587</text:p>
          </table:table-cell>
          <table:table-cell office:value-type="float" office:value="-1.9502818584442101" table:style-name="ce1">
            <text:p>-1.950281858</text:p>
          </table:table-cell>
          <table:table-cell office:value-type="float" office:value="-2.36980175971985" table:style-name="ce1">
            <text:p>-2.36980176</text:p>
          </table:table-cell>
          <table:table-cell office:value-type="float" office:value="-1.92397880554199" table:style-name="ce1">
            <text:p>-1.923978806</text:p>
          </table:table-cell>
          <table:table-cell office:value-type="float" office:value="-2.2676579952239999" table:style-name="ce1">
            <text:p>-2.267657995</text:p>
          </table:table-cell>
          <table:table-cell table:style-name="ce1"/>
          <table:table-cell office:value-type="float" office:value="0.35823908185648123" table:formula="of:=POWER([.B53]-[.A53]; 2)" table:style-name="ce1">
            <text:p>0.358239082</text:p>
          </table:table-cell>
          <table:table-cell office:value-type="float" office:value="5.8147048900049159" table:formula="of:=POWER([.C53]-[.B53]; 2)" table:style-name="ce1">
            <text:p>5.81470489</text:p>
          </table:table-cell>
          <table:table-cell office:value-type="float" office:value="0.12018383016788471" table:formula="of:=POWER([.D53]-[.C53]; 2)" table:style-name="ce1">
            <text:p>0.12018383</text:p>
          </table:table-cell>
          <table:table-cell office:value-type="float" office:value="4.6085948197514694E-2" table:formula="of:=POWER([.E53]-[.D53]; 2)" table:style-name="ce1">
            <text:p>0.046085948</text:p>
          </table:table-cell>
          <table:table-cell office:value-type="float" office:value="7.8060558030326581E-4" table:formula="of:=POWER([.F53]-[.E53]; 2)" table:style-name="ce1">
            <text:p>0.000780606</text:p>
          </table:table-cell>
          <table:table-cell office:value-type="float" office:value="3.5021107382874728E-2" table:formula="of:=POWER([.G53]-[.F53]; 2)" table:style-name="ce1">
            <text:p>0.035021107</text:p>
          </table:table-cell>
          <table:table-cell office:value-type="float" office:value="9.0310731649322254E-2" table:formula="of:=POWER([.H53]-[.G53]; 2)" table:style-name="ce1">
            <text:p>0.090310732</text:p>
          </table:table-cell>
          <table:table-cell office:value-type="float" office:value="1.829785198892787E-3" table:formula="of:=POWER([.I53]-[.H53]; 2)" table:style-name="ce1">
            <text:p>0.001829785</text:p>
          </table:table-cell>
          <table:table-cell office:value-type="float" office:value="0.17599694756632261" table:formula="of:=POWER([.J53]-[.I53]; 2)" table:style-name="ce1">
            <text:p>0.175996948</text:p>
          </table:table-cell>
          <table:table-cell office:value-type="float" office:value="0.19875810647187425" table:formula="of:=POWER([.K53]-[.J53]; 2)" table:style-name="ce1">
            <text:p>0.198758106</text:p>
          </table:table-cell>
          <table:table-cell office:value-type="float" office:value="0.11811538542048297" table:formula="of:=POWER([.L53]-[.K53]; 2)" table:style-name="ce1">
            <text:p>0.118115385</text:p>
          </table:table-cell>
          <table:table-cell table:number-columns-repeated="16360"/>
        </table:table-row>
        <table:table-row table:style-name="ro1">
          <table:table-cell office:value-type="float" office:value="-0.44040513038635298" table:style-name="ce1">
            <text:p>-0.44040513</text:p>
          </table:table-cell>
          <table:table-cell office:value-type="float" office:value="-0.40165174007415799" table:style-name="ce1">
            <text:p>-0.40165174</text:p>
          </table:table-cell>
          <table:table-cell office:value-type="float" office:value="6.2179733067750903E-2" table:style-name="ce1">
            <text:p>0.062179733</text:p>
          </table:table-cell>
          <table:table-cell office:value-type="float" office:value="0.100041218101978" table:style-name="ce1">
            <text:p>0.100041218</text:p>
          </table:table-cell>
          <table:table-cell office:value-type="float" office:value="9.02132838964462E-2" table:style-name="ce1">
            <text:p>0.090213284</text:p>
          </table:table-cell>
          <table:table-cell office:value-type="float" office:value="0.12972289323806799" table:style-name="ce1">
            <text:p>0.129722893</text:p>
          </table:table-cell>
          <table:table-cell office:value-type="float" office:value="9.7032316029071794E-2" table:style-name="ce1">
            <text:p>0.097032316</text:p>
          </table:table-cell>
          <table:table-cell office:value-type="float" office:value="0.134977832436562" table:style-name="ce1">
            <text:p>0.134977832</text:p>
          </table:table-cell>
          <table:table-cell office:value-type="float" office:value="0.114579364657402" table:style-name="ce1">
            <text:p>0.114579365</text:p>
          </table:table-cell>
          <table:table-cell office:value-type="float" office:value="9.9354386329650907E-2" table:style-name="ce1">
            <text:p>0.099354386</text:p>
          </table:table-cell>
          <table:table-cell office:value-type="float" office:value="0.10095189511776" table:style-name="ce1">
            <text:p>0.100951895</text:p>
          </table:table-cell>
          <table:table-cell office:value-type="float" office:value="0.137438625097275" table:style-name="ce1">
            <text:p>0.137438625</text:p>
          </table:table-cell>
          <table:table-cell table:style-name="ce1"/>
          <table:table-cell office:value-type="float" office:value="1.5018252606893287E-3" table:formula="of:=POWER([.B54]-[.A54]; 2)" table:style-name="ce1">
            <text:p>0.001501825</text:p>
          </table:table-cell>
          <table:table-cell office:value-type="float" office:value="0.21513963547699333" table:formula="of:=POWER([.C54]-[.B54]; 2)" table:style-name="ce1">
            <text:p>0.215139635</text:p>
          </table:table-cell>
          <table:table-cell office:value-type="float" office:value="1.4334920489970022E-3" table:formula="of:=POWER([.D54]-[.C54]; 2)" table:style-name="ce1">
            <text:p>0.001433492</text:p>
          </table:table-cell>
          <table:table-cell office:value-type="float" office:value="9.6588290748261896E-5" table:formula="of:=POWER([.E54]-[.D54]; 2)" table:style-name="ce1">
            <text:p>9.65883E-05</text:p>
          </table:table-cell>
          <table:table-cell office:value-type="float" office:value="1.5610092303275677E-3" table:formula="of:=POWER([.F54]-[.E54]; 2)" table:style-name="ce1">
            <text:p>0.001561009</text:p>
          </table:table-cell>
          <table:table-cell office:value-type="float" office:value="1.0686738382573414E-3" table:formula="of:=POWER([.G54]-[.F54]; 2)" table:style-name="ce1">
            <text:p>0.001068674</text:p>
          </table:table-cell>
          <table:table-cell office:value-type="float" office:value="1.4398622154311086E-3" table:formula="of:=POWER([.H54]-[.G54]; 2)" table:style-name="ce1">
            <text:p>0.001439862</text:p>
          </table:table-cell>
          <table:table-cell office:value-type="float" office:value="4.1609748773742888E-4" table:formula="of:=POWER([.I54]-[.H54]; 2)" table:style-name="ce1">
            <text:p>0.000416097</text:p>
          </table:table-cell>
          <table:table-cell office:value-type="float" office:value="2.3179996508049038E-4" table:formula="of:=POWER([.J54]-[.I54]; 2)" table:style-name="ce1">
            <text:p>0.0002318</text:p>
          </table:table-cell>
          <table:table-cell office:value-type="float" office:value="2.5520343280857713E-6" table:formula="of:=POWER([.K54]-[.J54]; 2)" table:style-name="ce1">
            <text:p>2.55203E-06</text:p>
          </table:table-cell>
          <table:table-cell office:value-type="float" office:value="1.3312814645980392E-3" table:formula="of:=POWER([.L54]-[.K54]; 2)" table:style-name="ce1">
            <text:p>0.001331281</text:p>
          </table:table-cell>
          <table:table-cell table:number-columns-repeated="16360"/>
        </table:table-row>
        <table:table-row table:style-name="ro1">
          <table:table-cell office:value-type="float" office:value="-0.661171734333038" table:style-name="ce1">
            <text:p>-0.661171734</text:p>
          </table:table-cell>
          <table:table-cell office:value-type="float" office:value="-0.117862612009048" table:style-name="ce1">
            <text:p>-0.117862612</text:p>
          </table:table-cell>
          <table:table-cell office:value-type="float" office:value="-1.3731408864259701E-2" table:style-name="ce1">
            <text:p>-0.013731409</text:p>
          </table:table-cell>
          <table:table-cell office:value-type="float" office:value="-1.3731408864259701E-2" table:style-name="ce1">
            <text:p>-0.013731409</text:p>
          </table:table-cell>
          <table:table-cell office:value-type="float" office:value="-1.3731408864259701E-2" table:style-name="ce1">
            <text:p>-0.013731409</text:p>
          </table:table-cell>
          <table:table-cell office:value-type="float" office:value="-1.3731408864259701E-2" table:style-name="ce1">
            <text:p>-0.013731409</text:p>
          </table:table-cell>
          <table:table-cell office:value-type="float" office:value="-1.3731408864259701E-2" table:style-name="ce1">
            <text:p>-0.013731409</text:p>
          </table:table-cell>
          <table:table-cell office:value-type="float" office:value="-1.3731408864259701E-2" table:style-name="ce1">
            <text:p>-0.013731409</text:p>
          </table:table-cell>
          <table:table-cell office:value-type="float" office:value="-1.3731408864259701E-2" table:style-name="ce1">
            <text:p>-0.013731409</text:p>
          </table:table-cell>
          <table:table-cell office:value-type="float" office:value="-1.3731408864259701E-2" table:style-name="ce1">
            <text:p>-0.013731409</text:p>
          </table:table-cell>
          <table:table-cell office:value-type="float" office:value="-1.3731408864259701E-2" table:style-name="ce1">
            <text:p>-0.013731409</text:p>
          </table:table-cell>
          <table:table-cell office:value-type="float" office:value="-1.3731408864259701E-2" table:style-name="ce1">
            <text:p>-0.013731409</text:p>
          </table:table-cell>
          <table:table-cell table:style-name="ce1"/>
          <table:table-cell office:value-type="float" office:value="0.2951848024004643" table:formula="of:=POWER([.B55]-[.A55]; 2)" table:style-name="ce1">
            <text:p>0.295184802</text:p>
          </table:table-cell>
          <table:table-cell office:value-type="float" office:value="1.0843307468381169E-2" table:formula="of:=POWER([.C55]-[.B55]; 2)" table:style-name="ce1">
            <text:p>0.010843307</text:p>
          </table:table-cell>
          <table:table-cell office:value-type="float" office:value="0" table:formula="of:=POWER([.D55]-[.C55]; 2)" table:style-name="ce1">
            <text:p>0</text:p>
          </table:table-cell>
          <table:table-cell office:value-type="float" office:value="0" table:formula="of:=POWER([.E55]-[.D55]; 2)" table:style-name="ce1">
            <text:p>0</text:p>
          </table:table-cell>
          <table:table-cell office:value-type="float" office:value="0" table:formula="of:=POWER([.F55]-[.E55]; 2)" table:style-name="ce1">
            <text:p>0</text:p>
          </table:table-cell>
          <table:table-cell office:value-type="float" office:value="0" table:formula="of:=POWER([.G55]-[.F55]; 2)" table:style-name="ce1">
            <text:p>0</text:p>
          </table:table-cell>
          <table:table-cell office:value-type="float" office:value="0" table:formula="of:=POWER([.H55]-[.G55]; 2)" table:style-name="ce1">
            <text:p>0</text:p>
          </table:table-cell>
          <table:table-cell office:value-type="float" office:value="0" table:formula="of:=POWER([.I55]-[.H55]; 2)" table:style-name="ce1">
            <text:p>0</text:p>
          </table:table-cell>
          <table:table-cell office:value-type="float" office:value="0" table:formula="of:=POWER([.J55]-[.I55]; 2)" table:style-name="ce1">
            <text:p>0</text:p>
          </table:table-cell>
          <table:table-cell office:value-type="float" office:value="0" table:formula="of:=POWER([.K55]-[.J55]; 2)" table:style-name="ce1">
            <text:p>0</text:p>
          </table:table-cell>
          <table:table-cell office:value-type="float" office:value="0" table:formula="of:=POWER([.L55]-[.K55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-0.49660485982894897" table:style-name="ce1">
            <text:p>-0.49660486</text:p>
          </table:table-cell>
          <table:table-cell office:value-type="float" office:value="-9.2745169997215299E-2" table:style-name="ce1">
            <text:p>-0.09274517</text:p>
          </table:table-cell>
          <table:table-cell office:value-type="float" office:value="-9.2745169997215299E-2" table:style-name="ce1">
            <text:p>-0.09274517</text:p>
          </table:table-cell>
          <table:table-cell office:value-type="float" office:value="-9.2745169997215299E-2" table:style-name="ce1">
            <text:p>-0.09274517</text:p>
          </table:table-cell>
          <table:table-cell office:value-type="float" office:value="-9.2745169997215299E-2" table:style-name="ce1">
            <text:p>-0.09274517</text:p>
          </table:table-cell>
          <table:table-cell office:value-type="float" office:value="-9.2745169997215299E-2" table:style-name="ce1">
            <text:p>-0.09274517</text:p>
          </table:table-cell>
          <table:table-cell office:value-type="float" office:value="-9.2745169997215299E-2" table:style-name="ce1">
            <text:p>-0.09274517</text:p>
          </table:table-cell>
          <table:table-cell office:value-type="float" office:value="-9.2745169997215299E-2" table:style-name="ce1">
            <text:p>-0.09274517</text:p>
          </table:table-cell>
          <table:table-cell office:value-type="float" office:value="-9.2745169997215299E-2" table:style-name="ce1">
            <text:p>-0.09274517</text:p>
          </table:table-cell>
          <table:table-cell office:value-type="float" office:value="-9.2745169997215299E-2" table:style-name="ce1">
            <text:p>-0.09274517</text:p>
          </table:table-cell>
          <table:table-cell office:value-type="float" office:value="-9.2745169997215299E-2" table:style-name="ce1">
            <text:p>-0.09274517</text:p>
          </table:table-cell>
          <table:table-cell office:value-type="float" office:value="-9.2745169997215299E-2" table:style-name="ce1">
            <text:p>-0.09274517</text:p>
          </table:table-cell>
          <table:table-cell table:style-name="ce1"/>
          <table:table-cell office:value-type="float" office:value="0.16310264907098415" table:formula="of:=POWER([.B56]-[.A56]; 2)" table:style-name="ce1">
            <text:p>0.163102649</text:p>
          </table:table-cell>
          <table:table-cell office:value-type="float" office:value="0" table:formula="of:=POWER([.C56]-[.B56]; 2)" table:style-name="ce1">
            <text:p>0</text:p>
          </table:table-cell>
          <table:table-cell office:value-type="float" office:value="0" table:formula="of:=POWER([.D56]-[.C56]; 2)" table:style-name="ce1">
            <text:p>0</text:p>
          </table:table-cell>
          <table:table-cell office:value-type="float" office:value="0" table:formula="of:=POWER([.E56]-[.D56]; 2)" table:style-name="ce1">
            <text:p>0</text:p>
          </table:table-cell>
          <table:table-cell office:value-type="float" office:value="0" table:formula="of:=POWER([.F56]-[.E56]; 2)" table:style-name="ce1">
            <text:p>0</text:p>
          </table:table-cell>
          <table:table-cell office:value-type="float" office:value="0" table:formula="of:=POWER([.G56]-[.F56]; 2)" table:style-name="ce1">
            <text:p>0</text:p>
          </table:table-cell>
          <table:table-cell office:value-type="float" office:value="0" table:formula="of:=POWER([.H56]-[.G56]; 2)" table:style-name="ce1">
            <text:p>0</text:p>
          </table:table-cell>
          <table:table-cell office:value-type="float" office:value="0" table:formula="of:=POWER([.I56]-[.H56]; 2)" table:style-name="ce1">
            <text:p>0</text:p>
          </table:table-cell>
          <table:table-cell office:value-type="float" office:value="0" table:formula="of:=POWER([.J56]-[.I56]; 2)" table:style-name="ce1">
            <text:p>0</text:p>
          </table:table-cell>
          <table:table-cell office:value-type="float" office:value="0" table:formula="of:=POWER([.K56]-[.J56]; 2)" table:style-name="ce1">
            <text:p>0</text:p>
          </table:table-cell>
          <table:table-cell office:value-type="float" office:value="0" table:formula="of:=POWER([.L56]-[.K56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-0.35876590013504001" table:style-name="ce1">
            <text:p>-0.3587659</text:p>
          </table:table-cell>
          <table:table-cell office:value-type="float" office:value="-7.0175573229789706E-2" table:style-name="ce1">
            <text:p>-0.070175573</text:p>
          </table:table-cell>
          <table:table-cell office:value-type="float" office:value="-7.0175573229789706E-2" table:style-name="ce1">
            <text:p>-0.070175573</text:p>
          </table:table-cell>
          <table:table-cell office:value-type="float" office:value="-7.0175573229789706E-2" table:style-name="ce1">
            <text:p>-0.070175573</text:p>
          </table:table-cell>
          <table:table-cell office:value-type="float" office:value="-7.0175573229789706E-2" table:style-name="ce1">
            <text:p>-0.070175573</text:p>
          </table:table-cell>
          <table:table-cell office:value-type="float" office:value="-7.0175573229789706E-2" table:style-name="ce1">
            <text:p>-0.070175573</text:p>
          </table:table-cell>
          <table:table-cell office:value-type="float" office:value="-7.0175573229789706E-2" table:style-name="ce1">
            <text:p>-0.070175573</text:p>
          </table:table-cell>
          <table:table-cell office:value-type="float" office:value="-7.0175573229789706E-2" table:style-name="ce1">
            <text:p>-0.070175573</text:p>
          </table:table-cell>
          <table:table-cell office:value-type="float" office:value="-7.0175573229789706E-2" table:style-name="ce1">
            <text:p>-0.070175573</text:p>
          </table:table-cell>
          <table:table-cell office:value-type="float" office:value="-7.0175573229789706E-2" table:style-name="ce1">
            <text:p>-0.070175573</text:p>
          </table:table-cell>
          <table:table-cell office:value-type="float" office:value="-7.0175573229789706E-2" table:style-name="ce1">
            <text:p>-0.070175573</text:p>
          </table:table-cell>
          <table:table-cell office:value-type="float" office:value="-7.0175573229789706E-2" table:style-name="ce1">
            <text:p>-0.070175573</text:p>
          </table:table-cell>
          <table:table-cell table:style-name="ce1"/>
          <table:table-cell office:value-type="float" office:value="8.3284376783279254E-2" table:formula="of:=POWER([.B57]-[.A57]; 2)" table:style-name="ce1">
            <text:p>0.083284377</text:p>
          </table:table-cell>
          <table:table-cell office:value-type="float" office:value="0" table:formula="of:=POWER([.C57]-[.B57]; 2)" table:style-name="ce1">
            <text:p>0</text:p>
          </table:table-cell>
          <table:table-cell office:value-type="float" office:value="0" table:formula="of:=POWER([.D57]-[.C57]; 2)" table:style-name="ce1">
            <text:p>0</text:p>
          </table:table-cell>
          <table:table-cell office:value-type="float" office:value="0" table:formula="of:=POWER([.E57]-[.D57]; 2)" table:style-name="ce1">
            <text:p>0</text:p>
          </table:table-cell>
          <table:table-cell office:value-type="float" office:value="0" table:formula="of:=POWER([.F57]-[.E57]; 2)" table:style-name="ce1">
            <text:p>0</text:p>
          </table:table-cell>
          <table:table-cell office:value-type="float" office:value="0" table:formula="of:=POWER([.G57]-[.F57]; 2)" table:style-name="ce1">
            <text:p>0</text:p>
          </table:table-cell>
          <table:table-cell office:value-type="float" office:value="0" table:formula="of:=POWER([.H57]-[.G57]; 2)" table:style-name="ce1">
            <text:p>0</text:p>
          </table:table-cell>
          <table:table-cell office:value-type="float" office:value="0" table:formula="of:=POWER([.I57]-[.H57]; 2)" table:style-name="ce1">
            <text:p>0</text:p>
          </table:table-cell>
          <table:table-cell office:value-type="float" office:value="0" table:formula="of:=POWER([.J57]-[.I57]; 2)" table:style-name="ce1">
            <text:p>0</text:p>
          </table:table-cell>
          <table:table-cell office:value-type="float" office:value="0" table:formula="of:=POWER([.K57]-[.J57]; 2)" table:style-name="ce1">
            <text:p>0</text:p>
          </table:table-cell>
          <table:table-cell office:value-type="float" office:value="0" table:formula="of:=POWER([.L57]-[.K57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-0.66076683998107899" table:style-name="ce1">
            <text:p>-0.66076684</text:p>
          </table:table-cell>
          <table:table-cell office:value-type="float" office:value="-1.0795156955719001" table:style-name="ce1">
            <text:p>-1.079515696</text:p>
          </table:table-cell>
          <table:table-cell office:value-type="float" office:value="-1.13654601573944" table:style-name="ce1">
            <text:p>-1.136546016</text:p>
          </table:table-cell>
          <table:table-cell office:value-type="float" office:value="-1.13654601573944" table:style-name="ce1">
            <text:p>-1.136546016</text:p>
          </table:table-cell>
          <table:table-cell office:value-type="float" office:value="-1.13654601573944" table:style-name="ce1">
            <text:p>-1.136546016</text:p>
          </table:table-cell>
          <table:table-cell office:value-type="float" office:value="-1.13654601573944" table:style-name="ce1">
            <text:p>-1.136546016</text:p>
          </table:table-cell>
          <table:table-cell office:value-type="float" office:value="-1.13654601573944" table:style-name="ce1">
            <text:p>-1.136546016</text:p>
          </table:table-cell>
          <table:table-cell office:value-type="float" office:value="-1.13654601573944" table:style-name="ce1">
            <text:p>-1.136546016</text:p>
          </table:table-cell>
          <table:table-cell office:value-type="float" office:value="-1.13654601573944" table:style-name="ce1">
            <text:p>-1.136546016</text:p>
          </table:table-cell>
          <table:table-cell office:value-type="float" office:value="-1.13654601573944" table:style-name="ce1">
            <text:p>-1.136546016</text:p>
          </table:table-cell>
          <table:table-cell office:value-type="float" office:value="-1.13654601573944" table:style-name="ce1">
            <text:p>-1.136546016</text:p>
          </table:table-cell>
          <table:table-cell office:value-type="float" office:value="-1.13654601573944" table:style-name="ce1">
            <text:p>-1.136546016</text:p>
          </table:table-cell>
          <table:table-cell table:style-name="ce1"/>
          <table:table-cell office:value-type="float" office:value="0.17535060405862232" table:formula="of:=POWER([.B58]-[.A58]; 2)" table:style-name="ce1">
            <text:p>0.175350604</text:p>
          </table:table-cell>
          <table:table-cell office:value-type="float" office:value="3.2524574184121138E-3" table:formula="of:=POWER([.C58]-[.B58]; 2)" table:style-name="ce1">
            <text:p>0.003252457</text:p>
          </table:table-cell>
          <table:table-cell office:value-type="float" office:value="0" table:formula="of:=POWER([.D58]-[.C58]; 2)" table:style-name="ce1">
            <text:p>0</text:p>
          </table:table-cell>
          <table:table-cell office:value-type="float" office:value="0" table:formula="of:=POWER([.E58]-[.D58]; 2)" table:style-name="ce1">
            <text:p>0</text:p>
          </table:table-cell>
          <table:table-cell office:value-type="float" office:value="0" table:formula="of:=POWER([.F58]-[.E58]; 2)" table:style-name="ce1">
            <text:p>0</text:p>
          </table:table-cell>
          <table:table-cell office:value-type="float" office:value="0" table:formula="of:=POWER([.G58]-[.F58]; 2)" table:style-name="ce1">
            <text:p>0</text:p>
          </table:table-cell>
          <table:table-cell office:value-type="float" office:value="0" table:formula="of:=POWER([.H58]-[.G58]; 2)" table:style-name="ce1">
            <text:p>0</text:p>
          </table:table-cell>
          <table:table-cell office:value-type="float" office:value="0" table:formula="of:=POWER([.I58]-[.H58]; 2)" table:style-name="ce1">
            <text:p>0</text:p>
          </table:table-cell>
          <table:table-cell office:value-type="float" office:value="0" table:formula="of:=POWER([.J58]-[.I58]; 2)" table:style-name="ce1">
            <text:p>0</text:p>
          </table:table-cell>
          <table:table-cell office:value-type="float" office:value="0" table:formula="of:=POWER([.K58]-[.J58]; 2)" table:style-name="ce1">
            <text:p>0</text:p>
          </table:table-cell>
          <table:table-cell office:value-type="float" office:value="0" table:formula="of:=POWER([.L58]-[.K58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-0.27622950077056901" table:style-name="ce1">
            <text:p>-0.276229501</text:p>
          </table:table-cell>
          <table:table-cell office:value-type="float" office:value="-0.29799747467040999" table:style-name="ce1">
            <text:p>-0.297997475</text:p>
          </table:table-cell>
          <table:table-cell office:value-type="float" office:value="5.7002589106559802E-2" table:style-name="ce1">
            <text:p>0.057002589</text:p>
          </table:table-cell>
          <table:table-cell office:value-type="float" office:value="4.9176491796970402E-2" table:style-name="ce1">
            <text:p>0.049176492</text:p>
          </table:table-cell>
          <table:table-cell office:value-type="float" office:value="1.4096746221184699E-2" table:style-name="ce1">
            <text:p>0.014096746</text:p>
          </table:table-cell>
          <table:table-cell office:value-type="float" office:value="1.34267853572965E-2" table:style-name="ce1">
            <text:p>0.013426785</text:p>
          </table:table-cell>
          <table:table-cell office:value-type="float" office:value="-2.2599341347813599E-2" table:style-name="ce1">
            <text:p>-0.022599341</text:p>
          </table:table-cell>
          <table:table-cell office:value-type="float" office:value="-1.0546272620558701E-2" table:style-name="ce1">
            <text:p>-0.010546273</text:p>
          </table:table-cell>
          <table:table-cell office:value-type="float" office:value="1.82231236249208E-2" table:style-name="ce1">
            <text:p>0.018223124</text:p>
          </table:table-cell>
          <table:table-cell office:value-type="float" office:value="5.7038243860006298E-2" table:style-name="ce1">
            <text:p>0.057038244</text:p>
          </table:table-cell>
          <table:table-cell office:value-type="float" office:value="3.97415868937969E-2" table:style-name="ce1">
            <text:p>0.039741587</text:p>
          </table:table-cell>
          <table:table-cell office:value-type="float" office:value="5.9628721326589598E-2" table:style-name="ce1">
            <text:p>0.059628721</text:p>
          </table:table-cell>
          <table:table-cell table:style-name="ce1"/>
          <table:table-cell office:value-type="float" office:value="4.7384468770415796E-4" table:formula="of:=POWER([.B59]-[.A59]; 2)" table:style-name="ce1">
            <text:p>0.000473845</text:p>
          </table:table-cell>
          <table:table-cell office:value-type="float" office:value="0.12602504528165262" table:formula="of:=POWER([.C59]-[.B59]; 2)" table:style-name="ce1">
            <text:p>0.126025045</text:p>
          </table:table-cell>
          <table:table-cell office:value-type="float" office:value="6.1247799099162442E-5" table:formula="of:=POWER([.D59]-[.C59]; 2)" table:style-name="ce1">
            <text:p>6.12478E-05</text:p>
          </table:table-cell>
          <table:table-cell office:value-type="float" office:value="1.2305885496618567E-3" table:formula="of:=POWER([.E59]-[.D59]; 2)" table:style-name="ce1">
            <text:p>0.001230589</text:p>
          </table:table-cell>
          <table:table-cell office:value-type="float" office:value="4.4884755914182258E-7" table:formula="of:=POWER([.F59]-[.E59]; 2)" table:style-name="ce1">
            <text:p>4.48848E-07</text:p>
          </table:table-cell>
          <table:table-cell office:value-type="float" office:value="1.2978818053726471E-3" table:formula="of:=POWER([.G59]-[.F59]; 2)" table:style-name="ce1">
            <text:p>0.001297882</text:p>
          </table:table-cell>
          <table:table-cell office:value-type="float" office:value="1.4527646574393003E-4" table:formula="of:=POWER([.H59]-[.G59]; 2)" table:style-name="ce1">
            <text:p>0.000145276</text:p>
          </table:table-cell>
          <table:table-cell office:value-type="float" office:value="8.2767816032941E-4" table:formula="of:=POWER([.I59]-[.H59]; 2)" table:style-name="ce1">
            <text:p>0.000827678</text:p>
          </table:table-cell>
          <table:table-cell office:value-type="float" office:value="1.5066135588641439E-3" table:formula="of:=POWER([.J59]-[.I59]; 2)" table:style-name="ce1">
            <text:p>0.001506614</text:p>
          </table:table-cell>
          <table:table-cell office:value-type="float" office:value="2.9917434220672008E-4" table:formula="of:=POWER([.K59]-[.J59]; 2)" table:style-name="ce1">
            <text:p>0.000299174</text:p>
          </table:table-cell>
          <table:table-cell office:value-type="float" office:value="3.9549811594796893E-4" table:formula="of:=POWER([.L59]-[.K59]; 2)" table:style-name="ce1">
            <text:p>0.000395498</text:p>
          </table:table-cell>
          <table:table-cell table:number-columns-repeated="16360"/>
        </table:table-row>
        <table:table-row table:style-name="ro1">
          <table:table-cell office:value-type="float" office:value="0.61438906192779497" table:style-name="ce1">
            <text:p>0.614389062</text:p>
          </table:table-cell>
          <table:table-cell office:value-type="float" office:value="1.28552186489105" table:style-name="ce1">
            <text:p>1.285521865</text:p>
          </table:table-cell>
          <table:table-cell office:value-type="float" office:value="0.67902100086212203" table:style-name="ce1">
            <text:p>0.679021001</text:p>
          </table:table-cell>
          <table:table-cell office:value-type="float" office:value="0.67902100086212203" table:style-name="ce1">
            <text:p>0.679021001</text:p>
          </table:table-cell>
          <table:table-cell office:value-type="float" office:value="0.67902100086212203" table:style-name="ce1">
            <text:p>0.679021001</text:p>
          </table:table-cell>
          <table:table-cell office:value-type="float" office:value="0.67902100086212203" table:style-name="ce1">
            <text:p>0.679021001</text:p>
          </table:table-cell>
          <table:table-cell office:value-type="float" office:value="0.67902100086212203" table:style-name="ce1">
            <text:p>0.679021001</text:p>
          </table:table-cell>
          <table:table-cell office:value-type="float" office:value="0.67902100086212203" table:style-name="ce1">
            <text:p>0.679021001</text:p>
          </table:table-cell>
          <table:table-cell office:value-type="float" office:value="0.67902100086212203" table:style-name="ce1">
            <text:p>0.679021001</text:p>
          </table:table-cell>
          <table:table-cell office:value-type="float" office:value="0.67902100086212203" table:style-name="ce1">
            <text:p>0.679021001</text:p>
          </table:table-cell>
          <table:table-cell office:value-type="float" office:value="0.67902100086212203" table:style-name="ce1">
            <text:p>0.679021001</text:p>
          </table:table-cell>
          <table:table-cell office:value-type="float" office:value="0.67902100086212203" table:style-name="ce1">
            <text:p>0.679021001</text:p>
          </table:table-cell>
          <table:table-cell table:style-name="ce1"/>
          <table:table-cell office:value-type="float" office:value="0.45041923921331534" table:formula="of:=POWER([.B60]-[.A60]; 2)" table:style-name="ce1">
            <text:p>0.450419239</text:p>
          </table:table-cell>
          <table:table-cell office:value-type="float" office:value="0.36784329806783622" table:formula="of:=POWER([.C60]-[.B60]; 2)" table:style-name="ce1">
            <text:p>0.367843298</text:p>
          </table:table-cell>
          <table:table-cell office:value-type="float" office:value="0" table:formula="of:=POWER([.D60]-[.C60]; 2)" table:style-name="ce1">
            <text:p>0</text:p>
          </table:table-cell>
          <table:table-cell office:value-type="float" office:value="0" table:formula="of:=POWER([.E60]-[.D60]; 2)" table:style-name="ce1">
            <text:p>0</text:p>
          </table:table-cell>
          <table:table-cell office:value-type="float" office:value="0" table:formula="of:=POWER([.F60]-[.E60]; 2)" table:style-name="ce1">
            <text:p>0</text:p>
          </table:table-cell>
          <table:table-cell office:value-type="float" office:value="0" table:formula="of:=POWER([.G60]-[.F60]; 2)" table:style-name="ce1">
            <text:p>0</text:p>
          </table:table-cell>
          <table:table-cell office:value-type="float" office:value="0" table:formula="of:=POWER([.H60]-[.G60]; 2)" table:style-name="ce1">
            <text:p>0</text:p>
          </table:table-cell>
          <table:table-cell office:value-type="float" office:value="0" table:formula="of:=POWER([.I60]-[.H60]; 2)" table:style-name="ce1">
            <text:p>0</text:p>
          </table:table-cell>
          <table:table-cell office:value-type="float" office:value="0" table:formula="of:=POWER([.J60]-[.I60]; 2)" table:style-name="ce1">
            <text:p>0</text:p>
          </table:table-cell>
          <table:table-cell office:value-type="float" office:value="0" table:formula="of:=POWER([.K60]-[.J60]; 2)" table:style-name="ce1">
            <text:p>0</text:p>
          </table:table-cell>
          <table:table-cell office:value-type="float" office:value="0" table:formula="of:=POWER([.L60]-[.K60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-0.440568387508392" table:style-name="ce1">
            <text:p>-0.440568388</text:p>
          </table:table-cell>
          <table:table-cell office:value-type="float" office:value="-0.329349964857101" table:style-name="ce1">
            <text:p>-0.329349965</text:p>
          </table:table-cell>
          <table:table-cell office:value-type="float" office:value="-0.63436871767044101" table:style-name="ce1">
            <text:p>-0.634368718</text:p>
          </table:table-cell>
          <table:table-cell office:value-type="float" office:value="-0.63436871767044101" table:style-name="ce1">
            <text:p>-0.634368718</text:p>
          </table:table-cell>
          <table:table-cell office:value-type="float" office:value="-0.63436871767044101" table:style-name="ce1">
            <text:p>-0.634368718</text:p>
          </table:table-cell>
          <table:table-cell office:value-type="float" office:value="-0.63436871767044101" table:style-name="ce1">
            <text:p>-0.634368718</text:p>
          </table:table-cell>
          <table:table-cell office:value-type="float" office:value="-0.63436871767044101" table:style-name="ce1">
            <text:p>-0.634368718</text:p>
          </table:table-cell>
          <table:table-cell office:value-type="float" office:value="-0.63436871767044101" table:style-name="ce1">
            <text:p>-0.634368718</text:p>
          </table:table-cell>
          <table:table-cell office:value-type="float" office:value="-0.63436871767044101" table:style-name="ce1">
            <text:p>-0.634368718</text:p>
          </table:table-cell>
          <table:table-cell office:value-type="float" office:value="-0.63436871767044101" table:style-name="ce1">
            <text:p>-0.634368718</text:p>
          </table:table-cell>
          <table:table-cell office:value-type="float" office:value="-0.63436871767044101" table:style-name="ce1">
            <text:p>-0.634368718</text:p>
          </table:table-cell>
          <table:table-cell office:value-type="float" office:value="-0.63436871767044101" table:style-name="ce1">
            <text:p>-0.634368718</text:p>
          </table:table-cell>
          <table:table-cell table:style-name="ce1"/>
          <table:table-cell office:value-type="float" office:value="1.23695375370412E-2" table:formula="of:=POWER([.B61]-[.A61]; 2)" table:style-name="ce1">
            <text:p>0.012369538</text:p>
          </table:table-cell>
          <table:table-cell office:value-type="float" office:value="9.3036439567805412E-2" table:formula="of:=POWER([.C61]-[.B61]; 2)" table:style-name="ce1">
            <text:p>0.09303644</text:p>
          </table:table-cell>
          <table:table-cell office:value-type="float" office:value="0" table:formula="of:=POWER([.D61]-[.C61]; 2)" table:style-name="ce1">
            <text:p>0</text:p>
          </table:table-cell>
          <table:table-cell office:value-type="float" office:value="0" table:formula="of:=POWER([.E61]-[.D61]; 2)" table:style-name="ce1">
            <text:p>0</text:p>
          </table:table-cell>
          <table:table-cell office:value-type="float" office:value="0" table:formula="of:=POWER([.F61]-[.E61]; 2)" table:style-name="ce1">
            <text:p>0</text:p>
          </table:table-cell>
          <table:table-cell office:value-type="float" office:value="0" table:formula="of:=POWER([.G61]-[.F61]; 2)" table:style-name="ce1">
            <text:p>0</text:p>
          </table:table-cell>
          <table:table-cell office:value-type="float" office:value="0" table:formula="of:=POWER([.H61]-[.G61]; 2)" table:style-name="ce1">
            <text:p>0</text:p>
          </table:table-cell>
          <table:table-cell office:value-type="float" office:value="0" table:formula="of:=POWER([.I61]-[.H61]; 2)" table:style-name="ce1">
            <text:p>0</text:p>
          </table:table-cell>
          <table:table-cell office:value-type="float" office:value="0" table:formula="of:=POWER([.J61]-[.I61]; 2)" table:style-name="ce1">
            <text:p>0</text:p>
          </table:table-cell>
          <table:table-cell office:value-type="float" office:value="0" table:formula="of:=POWER([.K61]-[.J61]; 2)" table:style-name="ce1">
            <text:p>0</text:p>
          </table:table-cell>
          <table:table-cell office:value-type="float" office:value="0" table:formula="of:=POWER([.L61]-[.K61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0.66778945922851596" table:style-name="ce1">
            <text:p>0.667789459</text:p>
          </table:table-cell>
          <table:table-cell office:value-type="float" office:value="1.5308810472488401" table:style-name="ce1">
            <text:p>1.530881047</text:p>
          </table:table-cell>
          <table:table-cell office:value-type="float" office:value="2.9504308700561501" table:style-name="ce1">
            <text:p>2.95043087</text:p>
          </table:table-cell>
          <table:table-cell office:value-type="float" office:value="3.1423082351684601" table:style-name="ce1">
            <text:p>3.142308235</text:p>
          </table:table-cell>
          <table:table-cell office:value-type="float" office:value="3.21191430091858" table:style-name="ce1">
            <text:p>3.211914301</text:p>
          </table:table-cell>
          <table:table-cell office:value-type="float" office:value="3.1897447109222399" table:style-name="ce1">
            <text:p>3.189744711</text:p>
          </table:table-cell>
          <table:table-cell office:value-type="float" office:value="3.2012271881103498" table:style-name="ce1">
            <text:p>3.201227188</text:p>
          </table:table-cell>
          <table:table-cell office:value-type="float" office:value="3.2313990592956499" table:style-name="ce1">
            <text:p>3.231399059</text:p>
          </table:table-cell>
          <table:table-cell office:value-type="float" office:value="3.2648761272430402" table:style-name="ce1">
            <text:p>3.264876127</text:p>
          </table:table-cell>
          <table:table-cell office:value-type="float" office:value="3.34256911277771" table:style-name="ce1">
            <text:p>3.342569113</text:p>
          </table:table-cell>
          <table:table-cell office:value-type="float" office:value="3.2737870216369598" table:style-name="ce1">
            <text:p>3.273787022</text:p>
          </table:table-cell>
          <table:table-cell office:value-type="float" office:value="3.4337499141693102" table:style-name="ce1">
            <text:p>3.433749914</text:p>
          </table:table-cell>
          <table:table-cell table:style-name="ce1"/>
          <table:table-cell office:value-type="float" office:value="0.74492708931144491" table:formula="of:=POWER([.B62]-[.A62]; 2)" table:style-name="ce1">
            <text:p>0.744927089</text:p>
          </table:table-cell>
          <table:table-cell office:value-type="float" office:value="2.0151216994322652" table:formula="of:=POWER([.C62]-[.B62]; 2)" table:style-name="ce1">
            <text:p>2.015121699</text:p>
          </table:table-cell>
          <table:table-cell office:value-type="float" office:value="3.6816923242442727E-2" table:formula="of:=POWER([.D62]-[.C62]; 2)" table:style-name="ce1">
            <text:p>0.036816923</text:p>
          </table:table-cell>
          <table:table-cell office:value-type="float" office:value="4.845004389210008E-3" table:formula="of:=POWER([.E62]-[.D62]; 2)" table:style-name="ce1">
            <text:p>0.004845004</text:p>
          </table:table-cell>
          <table:table-cell office:value-type="float" office:value="4.9149072060582352E-4" table:formula="of:=POWER([.F62]-[.E62]; 2)" table:style-name="ce1">
            <text:p>0.000491491</text:p>
          </table:table-cell>
          <table:table-cell office:value-type="float" office:value="1.3184728237546441E-4" table:formula="of:=POWER([.G62]-[.F62]; 2)" table:style-name="ce1">
            <text:p>0.000131847</text:p>
          </table:table-cell>
          <table:table-cell office:value-type="float" office:value="9.1034181082234064E-4" table:formula="of:=POWER([.H62]-[.G62]; 2)" table:style-name="ce1">
            <text:p>0.000910342</text:p>
          </table:table-cell>
          <table:table-cell office:value-type="float" office:value="1.1207140783541911E-3" table:formula="of:=POWER([.I62]-[.H62]; 2)" table:style-name="ce1">
            <text:p>0.001120714</text:p>
          </table:table-cell>
          <table:table-cell office:value-type="float" office:value="6.0362000012904021E-3" table:formula="of:=POWER([.J62]-[.I62]; 2)" table:style-name="ce1">
            <text:p>0.0060362</text:p>
          </table:table-cell>
          <table:table-cell office:value-type="float" office:value="4.7309760616944642E-3" table:formula="of:=POWER([.K62]-[.J62]; 2)" table:style-name="ce1">
            <text:p>0.004730976</text:p>
          </table:table-cell>
          <table:table-cell office:value-type="float" office:value="2.5588126987316287E-2" table:formula="of:=POWER([.L62]-[.K62]; 2)" table:style-name="ce1">
            <text:p>0.025588127</text:p>
          </table:table-cell>
          <table:table-cell table:number-columns-repeated="16360"/>
        </table:table-row>
        <table:table-row table:style-name="ro1">
          <table:table-cell office:value-type="float" office:value="0.66718244552612305" table:style-name="ce1">
            <text:p>0.667182446</text:p>
          </table:table-cell>
          <table:table-cell office:value-type="float" office:value="1.61290907859802" table:style-name="ce1">
            <text:p>1.612909079</text:p>
          </table:table-cell>
          <table:table-cell office:value-type="float" office:value="3.3806824684143102" table:style-name="ce1">
            <text:p>3.380682468</text:p>
          </table:table-cell>
          <table:table-cell office:value-type="float" office:value="3.8032968044281001" table:style-name="ce1">
            <text:p>3.803296804</text:p>
          </table:table-cell>
          <table:table-cell office:value-type="float" office:value="3.9079065322875999" table:style-name="ce1">
            <text:p>3.907906532</text:p>
          </table:table-cell>
          <table:table-cell office:value-type="float" office:value="3.7989544868469198" table:style-name="ce1">
            <text:p>3.798954487</text:p>
          </table:table-cell>
          <table:table-cell office:value-type="float" office:value="3.9027864933013898" table:style-name="ce1">
            <text:p>3.902786493</text:p>
          </table:table-cell>
          <table:table-cell office:value-type="float" office:value="3.86602759361267" table:style-name="ce1">
            <text:p>3.866027594</text:p>
          </table:table-cell>
          <table:table-cell office:value-type="float" office:value="3.7397751808166499" table:style-name="ce1">
            <text:p>3.739775181</text:p>
          </table:table-cell>
          <table:table-cell office:value-type="float" office:value="3.7949290275573699" table:style-name="ce1">
            <text:p>3.794929028</text:p>
          </table:table-cell>
          <table:table-cell office:value-type="float" office:value="3.8587419986724898" table:style-name="ce1">
            <text:p>3.858741999</text:p>
          </table:table-cell>
          <table:table-cell office:value-type="float" office:value="3.9169342517852801" table:style-name="ce1">
            <text:p>3.916934252</text:p>
          </table:table-cell>
          <table:table-cell table:style-name="ce1"/>
          <table:table-cell office:value-type="float" office:value="0.89439886450150641" table:formula="of:=POWER([.B63]-[.A63]; 2)" table:style-name="ce1">
            <text:p>0.894398865</text:p>
          </table:table-cell>
          <table:table-cell office:value-type="float" office:value="3.1250227577425775" table:formula="of:=POWER([.C63]-[.B63]; 2)" table:style-name="ce1">
            <text:p>3.125022758</text:p>
          </table:table-cell>
          <table:table-cell office:value-type="float" office:value="0.17860287700437655" table:formula="of:=POWER([.D63]-[.C63]; 2)" table:style-name="ce1">
            <text:p>0.178602877</text:p>
          </table:table-cell>
          <table:table-cell office:value-type="float" office:value="1.0943195162838594E-2" table:formula="of:=POWER([.E63]-[.D63]; 2)" table:style-name="ce1">
            <text:p>0.010943195</text:p>
          </table:table-cell>
          <table:table-cell office:value-type="float" office:value="1.187054820570801E-2" table:formula="of:=POWER([.F63]-[.E63]; 2)" table:style-name="ce1">
            <text:p>0.011870548</text:p>
          </table:table-cell>
          <table:table-cell office:value-type="float" office:value="1.0781085564361099E-2" table:formula="of:=POWER([.G63]-[.F63]; 2)" table:style-name="ce1">
            <text:p>0.010781086</text:p>
          </table:table-cell>
          <table:table-cell office:value-type="float" office:value="1.3512167063253657E-3" table:formula="of:=POWER([.H63]-[.G63]; 2)" table:style-name="ce1">
            <text:p>0.001351217</text:p>
          </table:table-cell>
          <table:table-cell office:value-type="float" office:value="1.5939671736816652E-2" table:formula="of:=POWER([.I63]-[.H63]; 2)" table:style-name="ce1">
            <text:p>0.015939672</text:p>
          </table:table-cell>
          <table:table-cell office:value-type="float" office:value="3.0419468102988291E-3" table:formula="of:=POWER([.J63]-[.I63]; 2)" table:style-name="ce1">
            <text:p>0.003041947</text:p>
          </table:table-cell>
          <table:table-cell office:value-type="float" office:value="4.072095282539121E-3" table:formula="of:=POWER([.K63]-[.J63]; 2)" table:style-name="ce1">
            <text:p>0.004072095</text:p>
          </table:table-cell>
          <table:table-cell office:value-type="float" office:value="3.3863383223430529E-3" table:formula="of:=POWER([.L63]-[.K63]; 2)" table:style-name="ce1">
            <text:p>0.003386338</text:p>
          </table:table-cell>
          <table:table-cell table:number-columns-repeated="16360"/>
        </table:table-row>
        <table:table-row table:style-name="ro1">
          <table:table-cell office:value-type="float" office:value="-0.651378333568573" table:style-name="ce1">
            <text:p>-0.651378334</text:p>
          </table:table-cell>
          <table:table-cell office:value-type="float" office:value="-1.10615110397339" table:style-name="ce1">
            <text:p>-1.106151104</text:p>
          </table:table-cell>
          <table:table-cell office:value-type="float" office:value="-2.2027392387390101" table:style-name="ce1">
            <text:p>-2.202739239</text:p>
          </table:table-cell>
          <table:table-cell office:value-type="float" office:value="-2.1965031623840301" table:style-name="ce1">
            <text:p>-2.196503162</text:p>
          </table:table-cell>
          <table:table-cell office:value-type="float" office:value="-2.2370398044586199" table:style-name="ce1">
            <text:p>-2.237039804</text:p>
          </table:table-cell>
          <table:table-cell office:value-type="float" office:value="-2.2333018779754599" table:style-name="ce1">
            <text:p>-2.233301878</text:p>
          </table:table-cell>
          <table:table-cell office:value-type="float" office:value="-2.2423737049102801" table:style-name="ce1">
            <text:p>-2.242373705</text:p>
          </table:table-cell>
          <table:table-cell office:value-type="float" office:value="-2.2594063282012899" table:style-name="ce1">
            <text:p>-2.259406328</text:p>
          </table:table-cell>
          <table:table-cell office:value-type="float" office:value="-2.27071952819824" table:style-name="ce1">
            <text:p>-2.270719528</text:p>
          </table:table-cell>
          <table:table-cell office:value-type="float" office:value="-2.2220494747161901" table:style-name="ce1">
            <text:p>-2.222049475</text:p>
          </table:table-cell>
          <table:table-cell office:value-type="float" office:value="-2.2359709739685099" table:style-name="ce1">
            <text:p>-2.235970974</text:p>
          </table:table-cell>
          <table:table-cell office:value-type="float" office:value="-2.20591020584106" table:style-name="ce1">
            <text:p>-2.205910206</text:p>
          </table:table-cell>
          <table:table-cell table:style-name="ce1"/>
          <table:table-cell office:value-type="float" office:value="0.20681827270167241" table:formula="of:=POWER([.B64]-[.A64]; 2)" table:style-name="ce1">
            <text:p>0.206818273</text:p>
          </table:table-cell>
          <table:table-cell office:value-type="float" office:value="1.2025055373087419" table:formula="of:=POWER([.C64]-[.B64]; 2)" table:style-name="ce1">
            <text:p>1.202505537</text:p>
          </table:table-cell>
          <table:table-cell office:value-type="float" office:value="3.8888648305140953E-5" table:formula="of:=POWER([.D64]-[.C64]; 2)" table:style-name="ce1">
            <text:p>3.88886E-05</text:p>
          </table:table-cell>
          <table:table-cell office:value-type="float" office:value="1.6432193506834077E-3" table:formula="of:=POWER([.E64]-[.D64]; 2)" table:style-name="ce1">
            <text:p>0.001643219</text:p>
          </table:table-cell>
          <table:table-cell office:value-type="float" office:value="1.397209439350941E-5" table:formula="of:=POWER([.F64]-[.E64]; 2)" table:style-name="ce1">
            <text:p>1.39721E-05</text:p>
          </table:table-cell>
          <table:table-cell office:value-type="float" office:value="8.2298043935329743E-5" table:formula="of:=POWER([.G64]-[.F64]; 2)" table:style-name="ce1">
            <text:p>8.2298E-05</text:p>
          </table:table-cell>
          <table:table-cell office:value-type="float" office:value="2.9011025617345127E-4" table:formula="of:=POWER([.H64]-[.G64]; 2)" table:style-name="ce1">
            <text:p>0.00029011</text:p>
          </table:table-cell>
          <table:table-cell office:value-type="float" office:value="1.279884941709899E-4" table:formula="of:=POWER([.I64]-[.H64]; 2)" table:style-name="ce1">
            <text:p>0.000127988</text:p>
          </table:table-cell>
          <table:table-cell office:value-type="float" office:value="2.3687741059455966E-3" table:formula="of:=POWER([.J64]-[.I64]; 2)" table:style-name="ce1">
            <text:p>0.002368774</text:p>
          </table:table-cell>
          <table:table-cell office:value-type="float" office:value="1.9380814143234019E-4" table:formula="of:=POWER([.K64]-[.J64]; 2)" table:style-name="ce1">
            <text:p>0.000193808</text:p>
          </table:table-cell>
          <table:table-cell office:value-type="float" office:value="9.0364978041230441E-4" table:formula="of:=POWER([.L64]-[.K64]; 2)" table:style-name="ce1">
            <text:p>0.00090365</text:p>
          </table:table-cell>
          <table:table-cell table:number-columns-repeated="16360"/>
        </table:table-row>
        <table:table-row table:style-name="ro1">
          <table:table-cell office:value-type="float" office:value="-0.44976228475570701" table:style-name="ce1">
            <text:p>-0.449762285</text:p>
          </table:table-cell>
          <table:table-cell office:value-type="float" office:value="-0.33978629112243602" table:style-name="ce1">
            <text:p>-0.339786291</text:p>
          </table:table-cell>
          <table:table-cell office:value-type="float" office:value="-0.21585474908351901" table:style-name="ce1">
            <text:p>-0.215854749</text:p>
          </table:table-cell>
          <table:table-cell office:value-type="float" office:value="-0.21585474908351901" table:style-name="ce1">
            <text:p>-0.215854749</text:p>
          </table:table-cell>
          <table:table-cell office:value-type="float" office:value="-0.21585474908351901" table:style-name="ce1">
            <text:p>-0.215854749</text:p>
          </table:table-cell>
          <table:table-cell office:value-type="float" office:value="-0.21585474908351901" table:style-name="ce1">
            <text:p>-0.215854749</text:p>
          </table:table-cell>
          <table:table-cell office:value-type="float" office:value="-0.21585474908351901" table:style-name="ce1">
            <text:p>-0.215854749</text:p>
          </table:table-cell>
          <table:table-cell office:value-type="float" office:value="-0.21585474908351901" table:style-name="ce1">
            <text:p>-0.215854749</text:p>
          </table:table-cell>
          <table:table-cell office:value-type="float" office:value="-0.21585474908351901" table:style-name="ce1">
            <text:p>-0.215854749</text:p>
          </table:table-cell>
          <table:table-cell office:value-type="float" office:value="-0.21585474908351901" table:style-name="ce1">
            <text:p>-0.215854749</text:p>
          </table:table-cell>
          <table:table-cell office:value-type="float" office:value="-0.21585474908351901" table:style-name="ce1">
            <text:p>-0.215854749</text:p>
          </table:table-cell>
          <table:table-cell office:value-type="float" office:value="-0.21585474908351901" table:style-name="ce1">
            <text:p>-0.215854749</text:p>
          </table:table-cell>
          <table:table-cell table:style-name="ce1"/>
          <table:table-cell office:value-type="float" office:value="1.2094719175625261E-2" table:formula="of:=POWER([.B65]-[.A65]; 2)" table:style-name="ce1">
            <text:p>0.012094719</text:p>
          </table:table-cell>
          <table:table-cell office:value-type="float" office:value="1.5359027112143856E-2" table:formula="of:=POWER([.C65]-[.B65]; 2)" table:style-name="ce1">
            <text:p>0.015359027</text:p>
          </table:table-cell>
          <table:table-cell office:value-type="float" office:value="0" table:formula="of:=POWER([.D65]-[.C65]; 2)" table:style-name="ce1">
            <text:p>0</text:p>
          </table:table-cell>
          <table:table-cell office:value-type="float" office:value="0" table:formula="of:=POWER([.E65]-[.D65]; 2)" table:style-name="ce1">
            <text:p>0</text:p>
          </table:table-cell>
          <table:table-cell office:value-type="float" office:value="0" table:formula="of:=POWER([.F65]-[.E65]; 2)" table:style-name="ce1">
            <text:p>0</text:p>
          </table:table-cell>
          <table:table-cell office:value-type="float" office:value="0" table:formula="of:=POWER([.G65]-[.F65]; 2)" table:style-name="ce1">
            <text:p>0</text:p>
          </table:table-cell>
          <table:table-cell office:value-type="float" office:value="0" table:formula="of:=POWER([.H65]-[.G65]; 2)" table:style-name="ce1">
            <text:p>0</text:p>
          </table:table-cell>
          <table:table-cell office:value-type="float" office:value="0" table:formula="of:=POWER([.I65]-[.H65]; 2)" table:style-name="ce1">
            <text:p>0</text:p>
          </table:table-cell>
          <table:table-cell office:value-type="float" office:value="0" table:formula="of:=POWER([.J65]-[.I65]; 2)" table:style-name="ce1">
            <text:p>0</text:p>
          </table:table-cell>
          <table:table-cell office:value-type="float" office:value="0" table:formula="of:=POWER([.K65]-[.J65]; 2)" table:style-name="ce1">
            <text:p>0</text:p>
          </table:table-cell>
          <table:table-cell office:value-type="float" office:value="0" table:formula="of:=POWER([.L65]-[.K65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-1.2953405268490301E-2" table:style-name="ce1">
            <text:p>-0.012953405</text:p>
          </table:table-cell>
          <table:table-cell office:value-type="float" office:value="-1.2953405268490301E-2" table:style-name="ce1">
            <text:p>-0.012953405</text:p>
          </table:table-cell>
          <table:table-cell office:value-type="float" office:value="-1.2953405268490301E-2" table:style-name="ce1">
            <text:p>-0.012953405</text:p>
          </table:table-cell>
          <table:table-cell office:value-type="float" office:value="-1.2953405268490301E-2" table:style-name="ce1">
            <text:p>-0.012953405</text:p>
          </table:table-cell>
          <table:table-cell office:value-type="float" office:value="-1.2953405268490301E-2" table:style-name="ce1">
            <text:p>-0.012953405</text:p>
          </table:table-cell>
          <table:table-cell office:value-type="float" office:value="-1.2953405268490301E-2" table:style-name="ce1">
            <text:p>-0.012953405</text:p>
          </table:table-cell>
          <table:table-cell office:value-type="float" office:value="-1.2953405268490301E-2" table:style-name="ce1">
            <text:p>-0.012953405</text:p>
          </table:table-cell>
          <table:table-cell office:value-type="float" office:value="-1.2953405268490301E-2" table:style-name="ce1">
            <text:p>-0.012953405</text:p>
          </table:table-cell>
          <table:table-cell office:value-type="float" office:value="-1.2953405268490301E-2" table:style-name="ce1">
            <text:p>-0.012953405</text:p>
          </table:table-cell>
          <table:table-cell office:value-type="float" office:value="-1.2953405268490301E-2" table:style-name="ce1">
            <text:p>-0.012953405</text:p>
          </table:table-cell>
          <table:table-cell office:value-type="float" office:value="-1.2953405268490301E-2" table:style-name="ce1">
            <text:p>-0.012953405</text:p>
          </table:table-cell>
          <table:table-cell office:value-type="float" office:value="-1.2953405268490301E-2" table:style-name="ce1">
            <text:p>-0.012953405</text:p>
          </table:table-cell>
          <table:table-cell table:style-name="ce1"/>
          <table:table-cell office:value-type="float" office:value="0" table:formula="of:=POWER([.B66]-[.A66]; 2)" table:style-name="ce1">
            <text:p>0</text:p>
          </table:table-cell>
          <table:table-cell office:value-type="float" office:value="0" table:formula="of:=POWER([.C66]-[.B66]; 2)" table:style-name="ce1">
            <text:p>0</text:p>
          </table:table-cell>
          <table:table-cell office:value-type="float" office:value="0" table:formula="of:=POWER([.D66]-[.C66]; 2)" table:style-name="ce1">
            <text:p>0</text:p>
          </table:table-cell>
          <table:table-cell office:value-type="float" office:value="0" table:formula="of:=POWER([.E66]-[.D66]; 2)" table:style-name="ce1">
            <text:p>0</text:p>
          </table:table-cell>
          <table:table-cell office:value-type="float" office:value="0" table:formula="of:=POWER([.F66]-[.E66]; 2)" table:style-name="ce1">
            <text:p>0</text:p>
          </table:table-cell>
          <table:table-cell office:value-type="float" office:value="0" table:formula="of:=POWER([.G66]-[.F66]; 2)" table:style-name="ce1">
            <text:p>0</text:p>
          </table:table-cell>
          <table:table-cell office:value-type="float" office:value="0" table:formula="of:=POWER([.H66]-[.G66]; 2)" table:style-name="ce1">
            <text:p>0</text:p>
          </table:table-cell>
          <table:table-cell office:value-type="float" office:value="0" table:formula="of:=POWER([.I66]-[.H66]; 2)" table:style-name="ce1">
            <text:p>0</text:p>
          </table:table-cell>
          <table:table-cell office:value-type="float" office:value="0" table:formula="of:=POWER([.J66]-[.I66]; 2)" table:style-name="ce1">
            <text:p>0</text:p>
          </table:table-cell>
          <table:table-cell office:value-type="float" office:value="0" table:formula="of:=POWER([.K66]-[.J66]; 2)" table:style-name="ce1">
            <text:p>0</text:p>
          </table:table-cell>
          <table:table-cell office:value-type="float" office:value="0" table:formula="of:=POWER([.L66]-[.K66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-0.405792146921158" table:style-name="ce1">
            <text:p>-0.405792147</text:p>
          </table:table-cell>
          <table:table-cell office:value-type="float" office:value="-0.25788021087646501" table:style-name="ce1">
            <text:p>-0.257880211</text:p>
          </table:table-cell>
          <table:table-cell office:value-type="float" office:value="-0.25788021087646501" table:style-name="ce1">
            <text:p>-0.257880211</text:p>
          </table:table-cell>
          <table:table-cell office:value-type="float" office:value="-0.25788021087646501" table:style-name="ce1">
            <text:p>-0.257880211</text:p>
          </table:table-cell>
          <table:table-cell office:value-type="float" office:value="-0.25788021087646501" table:style-name="ce1">
            <text:p>-0.257880211</text:p>
          </table:table-cell>
          <table:table-cell office:value-type="float" office:value="-0.25788021087646501" table:style-name="ce1">
            <text:p>-0.257880211</text:p>
          </table:table-cell>
          <table:table-cell office:value-type="float" office:value="-0.25788021087646501" table:style-name="ce1">
            <text:p>-0.257880211</text:p>
          </table:table-cell>
          <table:table-cell office:value-type="float" office:value="-0.25788021087646501" table:style-name="ce1">
            <text:p>-0.257880211</text:p>
          </table:table-cell>
          <table:table-cell office:value-type="float" office:value="-0.25788021087646501" table:style-name="ce1">
            <text:p>-0.257880211</text:p>
          </table:table-cell>
          <table:table-cell office:value-type="float" office:value="-0.25788021087646501" table:style-name="ce1">
            <text:p>-0.257880211</text:p>
          </table:table-cell>
          <table:table-cell office:value-type="float" office:value="-0.25788021087646501" table:style-name="ce1">
            <text:p>-0.257880211</text:p>
          </table:table-cell>
          <table:table-cell office:value-type="float" office:value="-0.25788021087646501" table:style-name="ce1">
            <text:p>-0.257880211</text:p>
          </table:table-cell>
          <table:table-cell table:style-name="ce1"/>
          <table:table-cell office:value-type="float" office:value="2.187794082448935E-2" table:formula="of:=POWER([.B67]-[.A67]; 2)" table:style-name="ce1">
            <text:p>0.021877941</text:p>
          </table:table-cell>
          <table:table-cell office:value-type="float" office:value="0" table:formula="of:=POWER([.C67]-[.B67]; 2)" table:style-name="ce1">
            <text:p>0</text:p>
          </table:table-cell>
          <table:table-cell office:value-type="float" office:value="0" table:formula="of:=POWER([.D67]-[.C67]; 2)" table:style-name="ce1">
            <text:p>0</text:p>
          </table:table-cell>
          <table:table-cell office:value-type="float" office:value="0" table:formula="of:=POWER([.E67]-[.D67]; 2)" table:style-name="ce1">
            <text:p>0</text:p>
          </table:table-cell>
          <table:table-cell office:value-type="float" office:value="0" table:formula="of:=POWER([.F67]-[.E67]; 2)" table:style-name="ce1">
            <text:p>0</text:p>
          </table:table-cell>
          <table:table-cell office:value-type="float" office:value="0" table:formula="of:=POWER([.G67]-[.F67]; 2)" table:style-name="ce1">
            <text:p>0</text:p>
          </table:table-cell>
          <table:table-cell office:value-type="float" office:value="0" table:formula="of:=POWER([.H67]-[.G67]; 2)" table:style-name="ce1">
            <text:p>0</text:p>
          </table:table-cell>
          <table:table-cell office:value-type="float" office:value="0" table:formula="of:=POWER([.I67]-[.H67]; 2)" table:style-name="ce1">
            <text:p>0</text:p>
          </table:table-cell>
          <table:table-cell office:value-type="float" office:value="0" table:formula="of:=POWER([.J67]-[.I67]; 2)" table:style-name="ce1">
            <text:p>0</text:p>
          </table:table-cell>
          <table:table-cell office:value-type="float" office:value="0" table:formula="of:=POWER([.K67]-[.J67]; 2)" table:style-name="ce1">
            <text:p>0</text:p>
          </table:table-cell>
          <table:table-cell office:value-type="float" office:value="0" table:formula="of:=POWER([.L67]-[.K67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0.54100918769836404" table:style-name="ce1">
            <text:p>0.541009188</text:p>
          </table:table-cell>
          <table:table-cell office:value-type="float" office:value="0.75720393657684304" table:style-name="ce1">
            <text:p>0.757203937</text:p>
          </table:table-cell>
          <table:table-cell office:value-type="float" office:value="0.734089374542236" table:style-name="ce1">
            <text:p>0.734089375</text:p>
          </table:table-cell>
          <table:table-cell office:value-type="float" office:value="0.734089374542236" table:style-name="ce1">
            <text:p>0.734089375</text:p>
          </table:table-cell>
          <table:table-cell office:value-type="float" office:value="0.734089374542236" table:style-name="ce1">
            <text:p>0.734089375</text:p>
          </table:table-cell>
          <table:table-cell office:value-type="float" office:value="0.734089374542236" table:style-name="ce1">
            <text:p>0.734089375</text:p>
          </table:table-cell>
          <table:table-cell office:value-type="float" office:value="0.734089374542236" table:style-name="ce1">
            <text:p>0.734089375</text:p>
          </table:table-cell>
          <table:table-cell office:value-type="float" office:value="0.734089374542236" table:style-name="ce1">
            <text:p>0.734089375</text:p>
          </table:table-cell>
          <table:table-cell office:value-type="float" office:value="0.734089374542236" table:style-name="ce1">
            <text:p>0.734089375</text:p>
          </table:table-cell>
          <table:table-cell office:value-type="float" office:value="0.734089374542236" table:style-name="ce1">
            <text:p>0.734089375</text:p>
          </table:table-cell>
          <table:table-cell office:value-type="float" office:value="0.734089374542236" table:style-name="ce1">
            <text:p>0.734089375</text:p>
          </table:table-cell>
          <table:table-cell office:value-type="float" office:value="0.734089374542236" table:style-name="ce1">
            <text:p>0.734089375</text:p>
          </table:table-cell>
          <table:table-cell table:style-name="ce1"/>
          <table:table-cell office:value-type="float" office:value="4.6740169442628599E-2" table:formula="of:=POWER([.B68]-[.A68]; 2)" table:style-name="ce1">
            <text:p>0.046740169</text:p>
          </table:table-cell>
          <table:table-cell office:value-type="float" office:value="5.3428297805169732E-4" table:formula="of:=POWER([.C68]-[.B68]; 2)" table:style-name="ce1">
            <text:p>0.000534283</text:p>
          </table:table-cell>
          <table:table-cell office:value-type="float" office:value="0" table:formula="of:=POWER([.D68]-[.C68]; 2)" table:style-name="ce1">
            <text:p>0</text:p>
          </table:table-cell>
          <table:table-cell office:value-type="float" office:value="0" table:formula="of:=POWER([.E68]-[.D68]; 2)" table:style-name="ce1">
            <text:p>0</text:p>
          </table:table-cell>
          <table:table-cell office:value-type="float" office:value="0" table:formula="of:=POWER([.F68]-[.E68]; 2)" table:style-name="ce1">
            <text:p>0</text:p>
          </table:table-cell>
          <table:table-cell office:value-type="float" office:value="0" table:formula="of:=POWER([.G68]-[.F68]; 2)" table:style-name="ce1">
            <text:p>0</text:p>
          </table:table-cell>
          <table:table-cell office:value-type="float" office:value="0" table:formula="of:=POWER([.H68]-[.G68]; 2)" table:style-name="ce1">
            <text:p>0</text:p>
          </table:table-cell>
          <table:table-cell office:value-type="float" office:value="0" table:formula="of:=POWER([.I68]-[.H68]; 2)" table:style-name="ce1">
            <text:p>0</text:p>
          </table:table-cell>
          <table:table-cell office:value-type="float" office:value="0" table:formula="of:=POWER([.J68]-[.I68]; 2)" table:style-name="ce1">
            <text:p>0</text:p>
          </table:table-cell>
          <table:table-cell office:value-type="float" office:value="0" table:formula="of:=POWER([.K68]-[.J68]; 2)" table:style-name="ce1">
            <text:p>0</text:p>
          </table:table-cell>
          <table:table-cell office:value-type="float" office:value="0" table:formula="of:=POWER([.L68]-[.K68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-1.0718737840652499" table:style-name="ce1">
            <text:p>-1.071873784</text:p>
          </table:table-cell>
          <table:table-cell office:value-type="float" office:value="-1.72367680072784" table:style-name="ce1">
            <text:p>-1.723676801</text:p>
          </table:table-cell>
          <table:table-cell office:value-type="float" office:value="-2.2106966972351101" table:style-name="ce1">
            <text:p>-2.210696697</text:p>
          </table:table-cell>
          <table:table-cell office:value-type="float" office:value="-2.2922062873840301" table:style-name="ce1">
            <text:p>-2.292206287</text:p>
          </table:table-cell>
          <table:table-cell office:value-type="float" office:value="-2.28789234161377" table:style-name="ce1">
            <text:p>-2.287892342</text:p>
          </table:table-cell>
          <table:table-cell office:value-type="float" office:value="-2.1619126796722399" table:style-name="ce1">
            <text:p>-2.16191268</text:p>
          </table:table-cell>
          <table:table-cell office:value-type="float" office:value="-2.1747527122497599" table:style-name="ce1">
            <text:p>-2.174752712</text:p>
          </table:table-cell>
          <table:table-cell office:value-type="float" office:value="-2.23662281036377" table:style-name="ce1">
            <text:p>-2.23662281</text:p>
          </table:table-cell>
          <table:table-cell office:value-type="float" office:value="-2.26060938835144" table:style-name="ce1">
            <text:p>-2.260609388</text:p>
          </table:table-cell>
          <table:table-cell office:value-type="float" office:value="-2.2005186080932599" table:style-name="ce1">
            <text:p>-2.200518608</text:p>
          </table:table-cell>
          <table:table-cell office:value-type="float" office:value="-2.2576766014099099" table:style-name="ce1">
            <text:p>-2.257676601</text:p>
          </table:table-cell>
          <table:table-cell office:value-type="float" office:value="-2.2222371101379399" table:style-name="ce1">
            <text:p>-2.22223711</text:p>
          </table:table-cell>
          <table:table-cell table:style-name="ce1"/>
          <table:table-cell office:value-type="float" office:value="0.42484717253045273" table:formula="of:=POWER([.B69]-[.A69]; 2)" table:style-name="ce1">
            <text:p>0.424847173</text:p>
          </table:table-cell>
          <table:table-cell office:value-type="float" office:value="0.23718837959395206" table:formula="of:=POWER([.C69]-[.B69]; 2)" table:style-name="ce1">
            <text:p>0.23718838</text:p>
          </table:table-cell>
          <table:table-cell office:value-type="float" office:value="6.6438132862449177E-3" table:formula="of:=POWER([.D69]-[.C69]; 2)" table:style-name="ce1">
            <text:p>0.006643813</text:p>
          </table:table-cell>
          <table:table-cell office:value-type="float" office:value="1.8610128108745173E-5" table:formula="of:=POWER([.E69]-[.D69]; 2)" table:style-name="ce1">
            <text:p>1.86101E-05</text:p>
          </table:table-cell>
          <table:table-cell office:value-type="float" office:value="1.5870875222902207E-2" table:formula="of:=POWER([.F69]-[.E69]; 2)" table:style-name="ce1">
            <text:p>0.015870875</text:p>
          </table:table-cell>
          <table:table-cell office:value-type="float" office:value="1.6486643659177432E-4" table:formula="of:=POWER([.G69]-[.F69]; 2)" table:style-name="ce1">
            <text:p>0.000164866</text:p>
          </table:table-cell>
          <table:table-cell office:value-type="float" office:value="3.8279090406372384E-3" table:formula="of:=POWER([.H69]-[.G69]; 2)" table:style-name="ce1">
            <text:p>0.003827909</text:p>
          </table:table-cell>
          <table:table-cell office:value-type="float" office:value="5.7535592355857548E-4" table:formula="of:=POWER([.I69]-[.H69]; 2)" table:style-name="ce1">
            <text:p>0.000575356</text:p>
          </table:table-cell>
          <table:table-cell office:value-type="float" office:value="3.6109018720368803E-3" table:formula="of:=POWER([.J69]-[.I69]; 2)" table:style-name="ce1">
            <text:p>0.003610902</text:p>
          </table:table-cell>
          <table:table-cell office:value-type="float" office:value="3.2670361999862E-3" table:formula="of:=POWER([.K69]-[.J69]; 2)" table:style-name="ce1">
            <text:p>0.003267036</text:p>
          </table:table-cell>
          <table:table-cell office:value-type="float" office:value="1.2559575416160372E-3" table:formula="of:=POWER([.L69]-[.K69]; 2)" table:style-name="ce1">
            <text:p>0.001255958</text:p>
          </table:table-cell>
          <table:table-cell table:number-columns-repeated="16360"/>
        </table:table-row>
        <table:table-row table:style-name="ro1">
          <table:table-cell office:value-type="float" office:value="-4.6115566045045901E-2" table:style-name="ce1">
            <text:p>-0.046115566</text:p>
          </table:table-cell>
          <table:table-cell office:value-type="float" office:value="-4.6115566045045901E-2" table:style-name="ce1">
            <text:p>-0.046115566</text:p>
          </table:table-cell>
          <table:table-cell office:value-type="float" office:value="-4.6115566045045901E-2" table:style-name="ce1">
            <text:p>-0.046115566</text:p>
          </table:table-cell>
          <table:table-cell office:value-type="float" office:value="-4.6115566045045901E-2" table:style-name="ce1">
            <text:p>-0.046115566</text:p>
          </table:table-cell>
          <table:table-cell office:value-type="float" office:value="-4.6115566045045901E-2" table:style-name="ce1">
            <text:p>-0.046115566</text:p>
          </table:table-cell>
          <table:table-cell office:value-type="float" office:value="-4.6115566045045901E-2" table:style-name="ce1">
            <text:p>-0.046115566</text:p>
          </table:table-cell>
          <table:table-cell office:value-type="float" office:value="-4.6115566045045901E-2" table:style-name="ce1">
            <text:p>-0.046115566</text:p>
          </table:table-cell>
          <table:table-cell office:value-type="float" office:value="-4.6115566045045901E-2" table:style-name="ce1">
            <text:p>-0.046115566</text:p>
          </table:table-cell>
          <table:table-cell office:value-type="float" office:value="-4.6115566045045901E-2" table:style-name="ce1">
            <text:p>-0.046115566</text:p>
          </table:table-cell>
          <table:table-cell office:value-type="float" office:value="-4.6115566045045901E-2" table:style-name="ce1">
            <text:p>-0.046115566</text:p>
          </table:table-cell>
          <table:table-cell office:value-type="float" office:value="-4.6115566045045901E-2" table:style-name="ce1">
            <text:p>-0.046115566</text:p>
          </table:table-cell>
          <table:table-cell office:value-type="float" office:value="-4.6115566045045901E-2" table:style-name="ce1">
            <text:p>-0.046115566</text:p>
          </table:table-cell>
          <table:table-cell table:style-name="ce1"/>
          <table:table-cell office:value-type="float" office:value="0" table:formula="of:=POWER([.B70]-[.A70]; 2)" table:style-name="ce1">
            <text:p>0</text:p>
          </table:table-cell>
          <table:table-cell office:value-type="float" office:value="0" table:formula="of:=POWER([.C70]-[.B70]; 2)" table:style-name="ce1">
            <text:p>0</text:p>
          </table:table-cell>
          <table:table-cell office:value-type="float" office:value="0" table:formula="of:=POWER([.D70]-[.C70]; 2)" table:style-name="ce1">
            <text:p>0</text:p>
          </table:table-cell>
          <table:table-cell office:value-type="float" office:value="0" table:formula="of:=POWER([.E70]-[.D70]; 2)" table:style-name="ce1">
            <text:p>0</text:p>
          </table:table-cell>
          <table:table-cell office:value-type="float" office:value="0" table:formula="of:=POWER([.F70]-[.E70]; 2)" table:style-name="ce1">
            <text:p>0</text:p>
          </table:table-cell>
          <table:table-cell office:value-type="float" office:value="0" table:formula="of:=POWER([.G70]-[.F70]; 2)" table:style-name="ce1">
            <text:p>0</text:p>
          </table:table-cell>
          <table:table-cell office:value-type="float" office:value="0" table:formula="of:=POWER([.H70]-[.G70]; 2)" table:style-name="ce1">
            <text:p>0</text:p>
          </table:table-cell>
          <table:table-cell office:value-type="float" office:value="0" table:formula="of:=POWER([.I70]-[.H70]; 2)" table:style-name="ce1">
            <text:p>0</text:p>
          </table:table-cell>
          <table:table-cell office:value-type="float" office:value="0" table:formula="of:=POWER([.J70]-[.I70]; 2)" table:style-name="ce1">
            <text:p>0</text:p>
          </table:table-cell>
          <table:table-cell office:value-type="float" office:value="0" table:formula="of:=POWER([.K70]-[.J70]; 2)" table:style-name="ce1">
            <text:p>0</text:p>
          </table:table-cell>
          <table:table-cell office:value-type="float" office:value="0" table:formula="of:=POWER([.L70]-[.K70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-7.2154104709625203E-2" table:style-name="ce1">
            <text:p>-0.072154105</text:p>
          </table:table-cell>
          <table:table-cell office:value-type="float" office:value="0.18528567254543299" table:style-name="ce1">
            <text:p>0.185285673</text:p>
          </table:table-cell>
          <table:table-cell office:value-type="float" office:value="-0.212505117058754" table:style-name="ce1">
            <text:p>-0.212505117</text:p>
          </table:table-cell>
          <table:table-cell office:value-type="float" office:value="-0.31502413749694802" table:style-name="ce1">
            <text:p>-0.315024137</text:p>
          </table:table-cell>
          <table:table-cell office:value-type="float" office:value="-0.37672218680381803" table:style-name="ce1">
            <text:p>-0.376722187</text:p>
          </table:table-cell>
          <table:table-cell office:value-type="float" office:value="-0.29356911778450001" table:style-name="ce1">
            <text:p>-0.293569118</text:p>
          </table:table-cell>
          <table:table-cell office:value-type="float" office:value="-0.27300900220870999" table:style-name="ce1">
            <text:p>-0.273009002</text:p>
          </table:table-cell>
          <table:table-cell office:value-type="float" office:value="-0.22505895793437999" table:style-name="ce1">
            <text:p>-0.225058958</text:p>
          </table:table-cell>
          <table:table-cell office:value-type="float" office:value="-0.28454840183258101" table:style-name="ce1">
            <text:p>-0.284548402</text:p>
          </table:table-cell>
          <table:table-cell office:value-type="float" office:value="-0.348130762577057" table:style-name="ce1">
            <text:p>-0.348130763</text:p>
          </table:table-cell>
          <table:table-cell office:value-type="float" office:value="-0.33740943670272799" table:style-name="ce1">
            <text:p>-0.337409437</text:p>
          </table:table-cell>
          <table:table-cell office:value-type="float" office:value="-0.39182889461517301" table:style-name="ce1">
            <text:p>-0.391828895</text:p>
          </table:table-cell>
          <table:table-cell table:style-name="ce1"/>
          <table:table-cell office:value-type="float" office:value="6.6275238913133971E-2" table:formula="of:=POWER([.B71]-[.A71]; 2)" table:style-name="ce1">
            <text:p>0.066275239</text:p>
          </table:table-cell>
          <table:table-cell office:value-type="float" office:value="0.15823751229392258" table:formula="of:=POWER([.C71]-[.B71]; 2)" table:style-name="ce1">
            <text:p>0.158237512</text:p>
          </table:table-cell>
          <table:table-cell office:value-type="float" office:value="1.0510149551606843E-2" table:formula="of:=POWER([.D71]-[.C71]; 2)" table:style-name="ce1">
            <text:p>0.01051015</text:p>
          </table:table-cell>
          <table:table-cell office:value-type="float" office:value="3.8066492882729624E-3" table:formula="of:=POWER([.E71]-[.D71]; 2)" table:style-name="ce1">
            <text:p>0.003806649</text:p>
          </table:table-cell>
          <table:table-cell office:value-type="float" office:value="6.914432887331466E-3" table:formula="of:=POWER([.F71]-[.E71]; 2)" table:style-name="ce1">
            <text:p>0.006914433</text:p>
          </table:table-cell>
          <table:table-cell office:value-type="float" office:value="4.2271835248984324E-4" table:formula="of:=POWER([.G71]-[.F71]; 2)" table:style-name="ce1">
            <text:p>0.000422718</text:p>
          </table:table-cell>
          <table:table-cell office:value-type="float" office:value="2.2992067459102071E-3" table:formula="of:=POWER([.H71]-[.G71]; 2)" table:style-name="ce1">
            <text:p>0.002299207</text:p>
          </table:table-cell>
          <table:table-cell office:value-type="float" office:value="3.5389939353172063E-3" table:formula="of:=POWER([.I71]-[.H71]; 2)" table:style-name="ce1">
            <text:p>0.003538994</text:p>
          </table:table-cell>
          <table:table-cell office:value-type="float" office:value="4.0427165978406806E-3" table:formula="of:=POWER([.J71]-[.I71]; 2)" table:style-name="ce1">
            <text:p>0.004042717</text:p>
          </table:table-cell>
          <table:table-cell office:value-type="float" office:value="1.1494682850355654E-4" table:formula="of:=POWER([.K71]-[.J71]; 2)" table:style-name="ce1">
            <text:p>0.000114947</text:p>
          </table:table-cell>
          <table:table-cell office:value-type="float" office:value="2.9614773994843741E-3" table:formula="of:=POWER([.L71]-[.K71]; 2)" table:style-name="ce1">
            <text:p>0.002961477</text:p>
          </table:table-cell>
          <table:table-cell table:number-columns-repeated="16360"/>
        </table:table-row>
        <table:table-row table:style-name="ro1">
          <table:table-cell office:value-type="float" office:value="2.2058252245187801E-2" table:style-name="ce1">
            <text:p>0.022058252</text:p>
          </table:table-cell>
          <table:table-cell office:value-type="float" office:value="2.2058252245187801E-2" table:style-name="ce1">
            <text:p>0.022058252</text:p>
          </table:table-cell>
          <table:table-cell office:value-type="float" office:value="2.2058252245187801E-2" table:style-name="ce1">
            <text:p>0.022058252</text:p>
          </table:table-cell>
          <table:table-cell office:value-type="float" office:value="2.2058252245187801E-2" table:style-name="ce1">
            <text:p>0.022058252</text:p>
          </table:table-cell>
          <table:table-cell office:value-type="float" office:value="2.2058252245187801E-2" table:style-name="ce1">
            <text:p>0.022058252</text:p>
          </table:table-cell>
          <table:table-cell office:value-type="float" office:value="2.2058252245187801E-2" table:style-name="ce1">
            <text:p>0.022058252</text:p>
          </table:table-cell>
          <table:table-cell office:value-type="float" office:value="2.2058252245187801E-2" table:style-name="ce1">
            <text:p>0.022058252</text:p>
          </table:table-cell>
          <table:table-cell office:value-type="float" office:value="2.2058252245187801E-2" table:style-name="ce1">
            <text:p>0.022058252</text:p>
          </table:table-cell>
          <table:table-cell office:value-type="float" office:value="2.2058252245187801E-2" table:style-name="ce1">
            <text:p>0.022058252</text:p>
          </table:table-cell>
          <table:table-cell office:value-type="float" office:value="2.2058252245187801E-2" table:style-name="ce1">
            <text:p>0.022058252</text:p>
          </table:table-cell>
          <table:table-cell office:value-type="float" office:value="2.2058252245187801E-2" table:style-name="ce1">
            <text:p>0.022058252</text:p>
          </table:table-cell>
          <table:table-cell office:value-type="float" office:value="2.2058252245187801E-2" table:style-name="ce1">
            <text:p>0.022058252</text:p>
          </table:table-cell>
          <table:table-cell table:style-name="ce1"/>
          <table:table-cell office:value-type="float" office:value="0" table:formula="of:=POWER([.B72]-[.A72]; 2)" table:style-name="ce1">
            <text:p>0</text:p>
          </table:table-cell>
          <table:table-cell office:value-type="float" office:value="0" table:formula="of:=POWER([.C72]-[.B72]; 2)" table:style-name="ce1">
            <text:p>0</text:p>
          </table:table-cell>
          <table:table-cell office:value-type="float" office:value="0" table:formula="of:=POWER([.D72]-[.C72]; 2)" table:style-name="ce1">
            <text:p>0</text:p>
          </table:table-cell>
          <table:table-cell office:value-type="float" office:value="0" table:formula="of:=POWER([.E72]-[.D72]; 2)" table:style-name="ce1">
            <text:p>0</text:p>
          </table:table-cell>
          <table:table-cell office:value-type="float" office:value="0" table:formula="of:=POWER([.F72]-[.E72]; 2)" table:style-name="ce1">
            <text:p>0</text:p>
          </table:table-cell>
          <table:table-cell office:value-type="float" office:value="0" table:formula="of:=POWER([.G72]-[.F72]; 2)" table:style-name="ce1">
            <text:p>0</text:p>
          </table:table-cell>
          <table:table-cell office:value-type="float" office:value="0" table:formula="of:=POWER([.H72]-[.G72]; 2)" table:style-name="ce1">
            <text:p>0</text:p>
          </table:table-cell>
          <table:table-cell office:value-type="float" office:value="0" table:formula="of:=POWER([.I72]-[.H72]; 2)" table:style-name="ce1">
            <text:p>0</text:p>
          </table:table-cell>
          <table:table-cell office:value-type="float" office:value="0" table:formula="of:=POWER([.J72]-[.I72]; 2)" table:style-name="ce1">
            <text:p>0</text:p>
          </table:table-cell>
          <table:table-cell office:value-type="float" office:value="0" table:formula="of:=POWER([.K72]-[.J72]; 2)" table:style-name="ce1">
            <text:p>0</text:p>
          </table:table-cell>
          <table:table-cell office:value-type="float" office:value="0" table:formula="of:=POWER([.L72]-[.K72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7.2157387621700798E-3" table:style-name="ce1">
            <text:p>0.007215739</text:p>
          </table:table-cell>
          <table:table-cell office:value-type="float" office:value="-2.03214061912149E-4" table:style-name="ce1">
            <text:p>-0.000203214</text:p>
          </table:table-cell>
          <table:table-cell office:value-type="float" office:value="-2.03214061912149E-4" table:style-name="ce1">
            <text:p>-0.000203214</text:p>
          </table:table-cell>
          <table:table-cell office:value-type="float" office:value="-2.03214061912149E-4" table:style-name="ce1">
            <text:p>-0.000203214</text:p>
          </table:table-cell>
          <table:table-cell office:value-type="float" office:value="-2.03214061912149E-4" table:style-name="ce1">
            <text:p>-0.000203214</text:p>
          </table:table-cell>
          <table:table-cell office:value-type="float" office:value="-2.03214061912149E-4" table:style-name="ce1">
            <text:p>-0.000203214</text:p>
          </table:table-cell>
          <table:table-cell office:value-type="float" office:value="-2.03214061912149E-4" table:style-name="ce1">
            <text:p>-0.000203214</text:p>
          </table:table-cell>
          <table:table-cell office:value-type="float" office:value="-2.03214061912149E-4" table:style-name="ce1">
            <text:p>-0.000203214</text:p>
          </table:table-cell>
          <table:table-cell office:value-type="float" office:value="-2.03214061912149E-4" table:style-name="ce1">
            <text:p>-0.000203214</text:p>
          </table:table-cell>
          <table:table-cell office:value-type="float" office:value="-2.03214061912149E-4" table:style-name="ce1">
            <text:p>-0.000203214</text:p>
          </table:table-cell>
          <table:table-cell office:value-type="float" office:value="-2.03214061912149E-4" table:style-name="ce1">
            <text:p>-0.000203214</text:p>
          </table:table-cell>
          <table:table-cell office:value-type="float" office:value="-2.03214061912149E-4" table:style-name="ce1">
            <text:p>-0.000203214</text:p>
          </table:table-cell>
          <table:table-cell table:style-name="ce1"/>
          <table:table-cell office:value-type="float" office:value="5.5040861005957681E-5" table:formula="of:=POWER([.B73]-[.A73]; 2)" table:style-name="ce1">
            <text:p>5.50409E-05</text:p>
          </table:table-cell>
          <table:table-cell office:value-type="float" office:value="0" table:formula="of:=POWER([.C73]-[.B73]; 2)" table:style-name="ce1">
            <text:p>0</text:p>
          </table:table-cell>
          <table:table-cell office:value-type="float" office:value="0" table:formula="of:=POWER([.D73]-[.C73]; 2)" table:style-name="ce1">
            <text:p>0</text:p>
          </table:table-cell>
          <table:table-cell office:value-type="float" office:value="0" table:formula="of:=POWER([.E73]-[.D73]; 2)" table:style-name="ce1">
            <text:p>0</text:p>
          </table:table-cell>
          <table:table-cell office:value-type="float" office:value="0" table:formula="of:=POWER([.F73]-[.E73]; 2)" table:style-name="ce1">
            <text:p>0</text:p>
          </table:table-cell>
          <table:table-cell office:value-type="float" office:value="0" table:formula="of:=POWER([.G73]-[.F73]; 2)" table:style-name="ce1">
            <text:p>0</text:p>
          </table:table-cell>
          <table:table-cell office:value-type="float" office:value="0" table:formula="of:=POWER([.H73]-[.G73]; 2)" table:style-name="ce1">
            <text:p>0</text:p>
          </table:table-cell>
          <table:table-cell office:value-type="float" office:value="0" table:formula="of:=POWER([.I73]-[.H73]; 2)" table:style-name="ce1">
            <text:p>0</text:p>
          </table:table-cell>
          <table:table-cell office:value-type="float" office:value="0" table:formula="of:=POWER([.J73]-[.I73]; 2)" table:style-name="ce1">
            <text:p>0</text:p>
          </table:table-cell>
          <table:table-cell office:value-type="float" office:value="0" table:formula="of:=POWER([.K73]-[.J73]; 2)" table:style-name="ce1">
            <text:p>0</text:p>
          </table:table-cell>
          <table:table-cell office:value-type="float" office:value="0" table:formula="of:=POWER([.L73]-[.K73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-8.9165657758712796E-2" table:style-name="ce1">
            <text:p>-0.089165658</text:p>
          </table:table-cell>
          <table:table-cell office:value-type="float" office:value="-0.10184171050787" table:style-name="ce1">
            <text:p>-0.101841711</text:p>
          </table:table-cell>
          <table:table-cell office:value-type="float" office:value="-2.2942006587982199E-2" table:style-name="ce1">
            <text:p>-0.022942007</text:p>
          </table:table-cell>
          <table:table-cell office:value-type="float" office:value="-3.3977627754211398E-2" table:style-name="ce1">
            <text:p>-0.033977628</text:p>
          </table:table-cell>
          <table:table-cell office:value-type="float" office:value="-6.3617467880248996E-2" table:style-name="ce1">
            <text:p>-0.063617468</text:p>
          </table:table-cell>
          <table:table-cell office:value-type="float" office:value="-9.7432658076286302E-2" table:style-name="ce1">
            <text:p>-0.097432658</text:p>
          </table:table-cell>
          <table:table-cell office:value-type="float" office:value="-7.4960298836231204E-2" table:style-name="ce1">
            <text:p>-0.074960299</text:p>
          </table:table-cell>
          <table:table-cell office:value-type="float" office:value="-2.4694930762052501E-2" table:style-name="ce1">
            <text:p>-0.024694931</text:p>
          </table:table-cell>
          <table:table-cell office:value-type="float" office:value="-9.7610287368297605E-2" table:style-name="ce1">
            <text:p>-0.097610287</text:p>
          </table:table-cell>
          <table:table-cell office:value-type="float" office:value="-9.9366791546344799E-2" table:style-name="ce1">
            <text:p>-0.099366792</text:p>
          </table:table-cell>
          <table:table-cell office:value-type="float" office:value="4.4553214684128796E-3" table:style-name="ce1">
            <text:p>0.004455321</text:p>
          </table:table-cell>
          <table:table-cell office:value-type="float" office:value="-8.3073325455188807E-2" table:style-name="ce1">
            <text:p>-0.083073325</text:p>
          </table:table-cell>
          <table:table-cell table:style-name="ce1"/>
          <table:table-cell office:value-type="float" office:value="1.6068231329941586E-4" table:formula="of:=POWER([.B74]-[.A74]; 2)" table:style-name="ce1">
            <text:p>0.000160682</text:p>
          </table:table-cell>
          <table:table-cell office:value-type="float" office:value="6.2251632786459567E-3" table:formula="of:=POWER([.C74]-[.B74]; 2)" table:style-name="ce1">
            <text:p>0.006225163</text:p>
          </table:table-cell>
          <table:table-cell office:value-type="float" office:value="1.2178493452452592E-4" table:formula="of:=POWER([.D74]-[.C74]; 2)" table:style-name="ce1">
            <text:p>0.000121785</text:p>
          </table:table-cell>
          <table:table-cell office:value-type="float" office:value="8.7852012269706847E-4" table:formula="of:=POWER([.E74]-[.D74]; 2)" table:style-name="ce1">
            <text:p>0.00087852</text:p>
          </table:table-cell>
          <table:table-cell office:value-type="float" office:value="1.1434670879941775E-3" table:formula="of:=POWER([.F74]-[.E74]; 2)" table:style-name="ce1">
            <text:p>0.001143467</text:p>
          </table:table-cell>
          <table:table-cell office:value-type="float" office:value="5.0500692981408977E-4" table:formula="of:=POWER([.G74]-[.F74]; 2)" table:style-name="ce1">
            <text:p>0.000505007</text:p>
          </table:table-cell>
          <table:table-cell office:value-type="float" office:value="2.5266072276326637E-3" table:formula="of:=POWER([.H74]-[.G74]; 2)" table:style-name="ce1">
            <text:p>0.002526607</text:p>
          </table:table-cell>
          <table:table-cell office:value-type="float" office:value="5.3166492290158901E-3" table:formula="of:=POWER([.I74]-[.H74]; 2)" table:style-name="ce1">
            <text:p>0.005316649</text:p>
          </table:table-cell>
          <table:table-cell office:value-type="float" office:value="3.0853069274972487E-6" table:formula="of:=POWER([.J74]-[.I74]; 2)" table:style-name="ce1">
            <text:p>3.08531E-06</text:p>
          </table:table-cell>
          <table:table-cell office:value-type="float" office:value="1.0779031150849114E-2" table:formula="of:=POWER([.K74]-[.J74]; 2)" table:style-name="ce1">
            <text:p>0.010779031</text:p>
          </table:table-cell>
          <table:table-cell office:value-type="float" office:value="7.6612640322765262E-3" table:formula="of:=POWER([.L74]-[.K74]; 2)" table:style-name="ce1">
            <text:p>0.007661264</text:p>
          </table:table-cell>
          <table:table-cell table:number-columns-repeated="16360"/>
        </table:table-row>
        <table:table-row table:style-name="ro1">
          <table:table-cell office:value-type="float" office:value="0.53600955009460505" table:style-name="ce1">
            <text:p>0.53600955</text:p>
          </table:table-cell>
          <table:table-cell office:value-type="float" office:value="0.39687651395797702" table:style-name="ce1">
            <text:p>0.396876514</text:p>
          </table:table-cell>
          <table:table-cell office:value-type="float" office:value="0.39687651395797702" table:style-name="ce1">
            <text:p>0.396876514</text:p>
          </table:table-cell>
          <table:table-cell office:value-type="float" office:value="0.39687651395797702" table:style-name="ce1">
            <text:p>0.396876514</text:p>
          </table:table-cell>
          <table:table-cell office:value-type="float" office:value="0.39687651395797702" table:style-name="ce1">
            <text:p>0.396876514</text:p>
          </table:table-cell>
          <table:table-cell office:value-type="float" office:value="0.39687651395797702" table:style-name="ce1">
            <text:p>0.396876514</text:p>
          </table:table-cell>
          <table:table-cell office:value-type="float" office:value="0.39687651395797702" table:style-name="ce1">
            <text:p>0.396876514</text:p>
          </table:table-cell>
          <table:table-cell office:value-type="float" office:value="0.39687651395797702" table:style-name="ce1">
            <text:p>0.396876514</text:p>
          </table:table-cell>
          <table:table-cell office:value-type="float" office:value="0.39687651395797702" table:style-name="ce1">
            <text:p>0.396876514</text:p>
          </table:table-cell>
          <table:table-cell office:value-type="float" office:value="0.39687651395797702" table:style-name="ce1">
            <text:p>0.396876514</text:p>
          </table:table-cell>
          <table:table-cell office:value-type="float" office:value="0.39687651395797702" table:style-name="ce1">
            <text:p>0.396876514</text:p>
          </table:table-cell>
          <table:table-cell office:value-type="float" office:value="0.39687651395797702" table:style-name="ce1">
            <text:p>0.396876514</text:p>
          </table:table-cell>
          <table:table-cell table:style-name="ce1"/>
          <table:table-cell office:value-type="float" office:value="1.9358001744596242E-2" table:formula="of:=POWER([.B75]-[.A75]; 2)" table:style-name="ce1">
            <text:p>0.019358002</text:p>
          </table:table-cell>
          <table:table-cell office:value-type="float" office:value="0" table:formula="of:=POWER([.C75]-[.B75]; 2)" table:style-name="ce1">
            <text:p>0</text:p>
          </table:table-cell>
          <table:table-cell office:value-type="float" office:value="0" table:formula="of:=POWER([.D75]-[.C75]; 2)" table:style-name="ce1">
            <text:p>0</text:p>
          </table:table-cell>
          <table:table-cell office:value-type="float" office:value="0" table:formula="of:=POWER([.E75]-[.D75]; 2)" table:style-name="ce1">
            <text:p>0</text:p>
          </table:table-cell>
          <table:table-cell office:value-type="float" office:value="0" table:formula="of:=POWER([.F75]-[.E75]; 2)" table:style-name="ce1">
            <text:p>0</text:p>
          </table:table-cell>
          <table:table-cell office:value-type="float" office:value="0" table:formula="of:=POWER([.G75]-[.F75]; 2)" table:style-name="ce1">
            <text:p>0</text:p>
          </table:table-cell>
          <table:table-cell office:value-type="float" office:value="0" table:formula="of:=POWER([.H75]-[.G75]; 2)" table:style-name="ce1">
            <text:p>0</text:p>
          </table:table-cell>
          <table:table-cell office:value-type="float" office:value="0" table:formula="of:=POWER([.I75]-[.H75]; 2)" table:style-name="ce1">
            <text:p>0</text:p>
          </table:table-cell>
          <table:table-cell office:value-type="float" office:value="0" table:formula="of:=POWER([.J75]-[.I75]; 2)" table:style-name="ce1">
            <text:p>0</text:p>
          </table:table-cell>
          <table:table-cell office:value-type="float" office:value="0" table:formula="of:=POWER([.K75]-[.J75]; 2)" table:style-name="ce1">
            <text:p>0</text:p>
          </table:table-cell>
          <table:table-cell office:value-type="float" office:value="0" table:formula="of:=POWER([.L75]-[.K75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-0.90945839881896995" table:style-name="ce1">
            <text:p>-0.909458399</text:p>
          </table:table-cell>
          <table:table-cell office:value-type="float" office:value="-0.82823121547698997" table:style-name="ce1">
            <text:p>-0.828231215</text:p>
          </table:table-cell>
          <table:table-cell office:value-type="float" office:value="-1.10570096969605" table:style-name="ce1">
            <text:p>-1.10570097</text:p>
          </table:table-cell>
          <table:table-cell office:value-type="float" office:value="-1.10570096969605" table:style-name="ce1">
            <text:p>-1.10570097</text:p>
          </table:table-cell>
          <table:table-cell office:value-type="float" office:value="-1.10570096969605" table:style-name="ce1">
            <text:p>-1.10570097</text:p>
          </table:table-cell>
          <table:table-cell office:value-type="float" office:value="-1.10570096969605" table:style-name="ce1">
            <text:p>-1.10570097</text:p>
          </table:table-cell>
          <table:table-cell office:value-type="float" office:value="-1.10570096969605" table:style-name="ce1">
            <text:p>-1.10570097</text:p>
          </table:table-cell>
          <table:table-cell office:value-type="float" office:value="-1.10570096969605" table:style-name="ce1">
            <text:p>-1.10570097</text:p>
          </table:table-cell>
          <table:table-cell office:value-type="float" office:value="-1.10570096969605" table:style-name="ce1">
            <text:p>-1.10570097</text:p>
          </table:table-cell>
          <table:table-cell office:value-type="float" office:value="-1.10570096969605" table:style-name="ce1">
            <text:p>-1.10570097</text:p>
          </table:table-cell>
          <table:table-cell office:value-type="float" office:value="-1.10570096969605" table:style-name="ce1">
            <text:p>-1.10570097</text:p>
          </table:table-cell>
          <table:table-cell office:value-type="float" office:value="-1.10570096969605" table:style-name="ce1">
            <text:p>-1.10570097</text:p>
          </table:table-cell>
          <table:table-cell table:style-name="ce1"/>
          <table:table-cell office:value-type="float" office:value="6.59785531367163E-3" table:formula="of:=POWER([.B76]-[.A76]; 2)" table:style-name="ce1">
            <text:p>0.006597855</text:p>
          </table:table-cell>
          <table:table-cell office:value-type="float" office:value="7.6989464506385594E-2" table:formula="of:=POWER([.C76]-[.B76]; 2)" table:style-name="ce1">
            <text:p>0.076989465</text:p>
          </table:table-cell>
          <table:table-cell office:value-type="float" office:value="0" table:formula="of:=POWER([.D76]-[.C76]; 2)" table:style-name="ce1">
            <text:p>0</text:p>
          </table:table-cell>
          <table:table-cell office:value-type="float" office:value="0" table:formula="of:=POWER([.E76]-[.D76]; 2)" table:style-name="ce1">
            <text:p>0</text:p>
          </table:table-cell>
          <table:table-cell office:value-type="float" office:value="0" table:formula="of:=POWER([.F76]-[.E76]; 2)" table:style-name="ce1">
            <text:p>0</text:p>
          </table:table-cell>
          <table:table-cell office:value-type="float" office:value="0" table:formula="of:=POWER([.G76]-[.F76]; 2)" table:style-name="ce1">
            <text:p>0</text:p>
          </table:table-cell>
          <table:table-cell office:value-type="float" office:value="0" table:formula="of:=POWER([.H76]-[.G76]; 2)" table:style-name="ce1">
            <text:p>0</text:p>
          </table:table-cell>
          <table:table-cell office:value-type="float" office:value="0" table:formula="of:=POWER([.I76]-[.H76]; 2)" table:style-name="ce1">
            <text:p>0</text:p>
          </table:table-cell>
          <table:table-cell office:value-type="float" office:value="0" table:formula="of:=POWER([.J76]-[.I76]; 2)" table:style-name="ce1">
            <text:p>0</text:p>
          </table:table-cell>
          <table:table-cell office:value-type="float" office:value="0" table:formula="of:=POWER([.K76]-[.J76]; 2)" table:style-name="ce1">
            <text:p>0</text:p>
          </table:table-cell>
          <table:table-cell office:value-type="float" office:value="0" table:formula="of:=POWER([.L76]-[.K76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-9.5659077167511E-2" table:style-name="ce1">
            <text:p>-0.095659077</text:p>
          </table:table-cell>
          <table:table-cell office:value-type="float" office:value="1.5466281175613401" table:style-name="ce1">
            <text:p>1.546628118</text:p>
          </table:table-cell>
          <table:table-cell office:value-type="float" office:value="-0.13331840932369199" table:style-name="ce1">
            <text:p>-0.133318409</text:p>
          </table:table-cell>
          <table:table-cell office:value-type="float" office:value="-4.7357838600874003E-2" table:style-name="ce1">
            <text:p>-0.047357839</text:p>
          </table:table-cell>
          <table:table-cell office:value-type="float" office:value="-5.3241726011037799E-2" table:style-name="ce1">
            <text:p>-0.053241726</text:p>
          </table:table-cell>
          <table:table-cell office:value-type="float" office:value="-7.9844087362289401E-2" table:style-name="ce1">
            <text:p>-0.079844087</text:p>
          </table:table-cell>
          <table:table-cell office:value-type="float" office:value="-0.102917701005936" table:style-name="ce1">
            <text:p>-0.102917701</text:p>
          </table:table-cell>
          <table:table-cell office:value-type="float" office:value="-5.5780868977308301E-2" table:style-name="ce1">
            <text:p>-0.055780869</text:p>
          </table:table-cell>
          <table:table-cell office:value-type="float" office:value="-3.4707862883806201E-2" table:style-name="ce1">
            <text:p>-0.034707863</text:p>
          </table:table-cell>
          <table:table-cell office:value-type="float" office:value="5.2614333108067504E-3" table:style-name="ce1">
            <text:p>0.005261433</text:p>
          </table:table-cell>
          <table:table-cell office:value-type="float" office:value="-7.5566165149211897E-2" table:style-name="ce1">
            <text:p>-0.075566165</text:p>
          </table:table-cell>
          <table:table-cell office:value-type="float" office:value="9.6186928451061304E-2" table:style-name="ce1">
            <text:p>0.096186928</text:p>
          </table:table-cell>
          <table:table-cell table:style-name="ce1"/>
          <table:table-cell office:value-type="float" office:value="2.6971072299703591" table:formula="of:=POWER([.B77]-[.A77]; 2)" table:style-name="ce1">
            <text:p>2.69710723</text:p>
          </table:table-cell>
          <table:table-cell office:value-type="float" office:value="2.8222203331930822" table:formula="of:=POWER([.C77]-[.B77]; 2)" table:style-name="ce1">
            <text:p>2.822220333</text:p>
          </table:table-cell>
          <table:table-cell office:value-type="float" office:value="7.3892197189925927E-3" table:formula="of:=POWER([.D77]-[.C77]; 2)" table:style-name="ce1">
            <text:p>0.00738922</text:p>
          </table:table-cell>
          <table:table-cell office:value-type="float" office:value="3.4620131055484021E-5" table:formula="of:=POWER([.E77]-[.D77]; 2)" table:style-name="ce1">
            <text:p>3.46201E-05</text:p>
          </table:table-cell>
          <table:table-cell office:value-type="float" office:value="7.0768562946256497E-4" table:formula="of:=POWER([.F77]-[.E77]; 2)" table:style-name="ce1">
            <text:p>0.000707686</text:p>
          </table:table-cell>
          <table:table-cell office:value-type="float" office:value="5.3239164657627462E-4" table:formula="of:=POWER([.G77]-[.F77]; 2)" table:style-name="ce1">
            <text:p>0.000532392</text:p>
          </table:table-cell>
          <table:table-cell office:value-type="float" office:value="2.2218809336950621E-3" table:formula="of:=POWER([.H77]-[.G77]; 2)" table:style-name="ce1">
            <text:p>0.002221881</text:p>
          </table:table-cell>
          <table:table-cell office:value-type="float" office:value="4.4407158581677664E-4" table:formula="of:=POWER([.I77]-[.H77]; 2)" table:style-name="ce1">
            <text:p>0.000444072</text:p>
          </table:table-cell>
          <table:table-cell office:value-type="float" office:value="1.5975446382927015E-3" table:formula="of:=POWER([.J77]-[.I77]; 2)" table:style-name="ce1">
            <text:p>0.001597545</text:p>
          </table:table-cell>
          <table:table-cell office:value-type="float" office:value="6.5331006728140094E-3" table:formula="of:=POWER([.K77]-[.J77]; 2)" table:style-name="ce1">
            <text:p>0.006533101</text:p>
          </table:table-cell>
          <table:table-cell office:value-type="float" office:value="2.9499125161264201E-2" table:formula="of:=POWER([.L77]-[.K77]; 2)" table:style-name="ce1">
            <text:p>0.029499125</text:p>
          </table:table-cell>
          <table:table-cell table:number-columns-repeated="16360"/>
        </table:table-row>
        <table:table-row table:style-name="ro1">
          <table:table-cell office:value-type="float" office:value="7.3588743805885301E-2" table:style-name="ce1">
            <text:p>0.073588744</text:p>
          </table:table-cell>
          <table:table-cell office:value-type="float" office:value="1.6866106986999501" table:style-name="ce1">
            <text:p>1.686610699</text:p>
          </table:table-cell>
          <table:table-cell office:value-type="float" office:value="3.22381663322449" table:style-name="ce1">
            <text:p>3.223816633</text:p>
          </table:table-cell>
          <table:table-cell office:value-type="float" office:value="3.6392405033111599" table:style-name="ce1">
            <text:p>3.639240503</text:p>
          </table:table-cell>
          <table:table-cell office:value-type="float" office:value="3.8541185855865501" table:style-name="ce1">
            <text:p>3.854118586</text:p>
          </table:table-cell>
          <table:table-cell office:value-type="float" office:value="3.9318053722381601" table:style-name="ce1">
            <text:p>3.931805372</text:p>
          </table:table-cell>
          <table:table-cell office:value-type="float" office:value="3.9320623874664302" table:style-name="ce1">
            <text:p>3.932062387</text:p>
          </table:table-cell>
          <table:table-cell office:value-type="float" office:value="3.8856983184814502" table:style-name="ce1">
            <text:p>3.885698318</text:p>
          </table:table-cell>
          <table:table-cell office:value-type="float" office:value="4.3010416030883798" table:style-name="ce1">
            <text:p>4.301041603</text:p>
          </table:table-cell>
          <table:table-cell office:value-type="float" office:value="4.3094100952148402" table:style-name="ce1">
            <text:p>4.309410095</text:p>
          </table:table-cell>
          <table:table-cell office:value-type="float" office:value="4.3261380195617702" table:style-name="ce1">
            <text:p>4.32613802</text:p>
          </table:table-cell>
          <table:table-cell office:value-type="float" office:value="4.3620028495788601" table:style-name="ce1">
            <text:p>4.36200285</text:p>
          </table:table-cell>
          <table:table-cell table:style-name="ce1"/>
          <table:table-cell office:value-type="float" office:value="2.6018398269702701" table:formula="of:=POWER([.B78]-[.A78]; 2)" table:style-name="ce1">
            <text:p>2.601839827</text:p>
          </table:table-cell>
          <table:table-cell office:value-type="float" office:value="2.363002085137464" table:formula="of:=POWER([.C78]-[.B78]; 2)" table:style-name="ce1">
            <text:p>2.363002085</text:p>
          </table:table-cell>
          <table:table-cell office:value-type="float" office:value="0.17257699183778641" table:formula="of:=POWER([.D78]-[.C78]; 2)" table:style-name="ce1">
            <text:p>0.172576992</text:p>
          </table:table-cell>
          <table:table-cell office:value-type="float" office:value="4.6172590242349348E-2" table:formula="of:=POWER([.E78]-[.D78]; 2)" table:style-name="ce1">
            <text:p>0.04617259</text:p>
          </table:table-cell>
          <table:table-cell office:value-type="float" office:value="6.0352368202527687E-3" table:formula="of:=POWER([.F78]-[.E78]; 2)" table:style-name="ce1">
            <text:p>0.006035237</text:p>
          </table:table-cell>
          <table:table-cell office:value-type="float" office:value="6.6056827562758395E-8" table:formula="of:=POWER([.G78]-[.F78]; 2)" table:style-name="ce1">
            <text:p>6.60568E-08</text:p>
          </table:table-cell>
          <table:table-cell office:value-type="float" office:value="2.1496268928439866E-3" table:formula="of:=POWER([.H78]-[.G78]; 2)" table:style-name="ce1">
            <text:p>0.002149627</text:p>
          </table:table-cell>
          <table:table-cell office:value-type="float" office:value="0.17251004406807291" table:formula="of:=POWER([.I78]-[.H78]; 2)" table:style-name="ce1">
            <text:p>0.172510044</text:p>
          </table:table-cell>
          <table:table-cell office:value-type="float" office:value="7.003166047062976E-5" table:formula="of:=POWER([.J78]-[.I78]; 2)" table:style-name="ce1">
            <text:p>7.00317E-05</text:p>
          </table:table-cell>
          <table:table-cell office:value-type="float" office:value="2.7982345295661499E-4" table:formula="of:=POWER([.K78]-[.J78]; 2)" table:style-name="ce1">
            <text:p>0.000279823</text:p>
          </table:table-cell>
          <table:table-cell office:value-type="float" office:value="1.2862860321547487E-3" table:formula="of:=POWER([.L78]-[.K78]; 2)" table:style-name="ce1">
            <text:p>0.001286286</text:p>
          </table:table-cell>
          <table:table-cell table:number-columns-repeated="16360"/>
        </table:table-row>
        <table:table-row table:style-name="ro1">
          <table:table-cell office:value-type="float" office:value="0.138512402772903" table:style-name="ce1">
            <text:p>0.138512403</text:p>
          </table:table-cell>
          <table:table-cell office:value-type="float" office:value="0.28759005665779103" table:style-name="ce1">
            <text:p>0.287590057</text:p>
          </table:table-cell>
          <table:table-cell office:value-type="float" office:value="0.23551577329635601" table:style-name="ce1">
            <text:p>0.235515773</text:p>
          </table:table-cell>
          <table:table-cell office:value-type="float" office:value="0.26206526160240201" table:style-name="ce1">
            <text:p>0.262065262</text:p>
          </table:table-cell>
          <table:table-cell office:value-type="float" office:value="0.26579326391220098" table:style-name="ce1">
            <text:p>0.265793264</text:p>
          </table:table-cell>
          <table:table-cell office:value-type="float" office:value="0.173292800784111" table:style-name="ce1">
            <text:p>0.173292801</text:p>
          </table:table-cell>
          <table:table-cell office:value-type="float" office:value="0.321031153202057" table:style-name="ce1">
            <text:p>0.321031153</text:p>
          </table:table-cell>
          <table:table-cell office:value-type="float" office:value="0.233681440353394" table:style-name="ce1">
            <text:p>0.23368144</text:p>
          </table:table-cell>
          <table:table-cell office:value-type="float" office:value="0.17986544966697701" table:style-name="ce1">
            <text:p>0.17986545</text:p>
          </table:table-cell>
          <table:table-cell office:value-type="float" office:value="0.10947817564010601" table:style-name="ce1">
            <text:p>0.109478176</text:p>
          </table:table-cell>
          <table:table-cell office:value-type="float" office:value="0.124079942703247" table:style-name="ce1">
            <text:p>0.124079943</text:p>
          </table:table-cell>
          <table:table-cell office:value-type="float" office:value="0.20631226897239699" table:style-name="ce1">
            <text:p>0.206312269</text:p>
          </table:table-cell>
          <table:table-cell table:style-name="ce1"/>
          <table:table-cell office:value-type="float" office:value="2.2224146887822472E-2" table:formula="of:=POWER([.B79]-[.A79]; 2)" table:style-name="ce1">
            <text:p>0.022224147</text:p>
          </table:table-cell>
          <table:table-cell office:value-type="float" office:value="2.7117309876070281E-3" table:formula="of:=POWER([.C79]-[.B79]; 2)" table:style-name="ce1">
            <text:p>0.002711731</text:p>
          </table:table-cell>
          <table:table-cell office:value-type="float" office:value="7.0487532931287351E-4" table:formula="of:=POWER([.D79]-[.C79]; 2)" table:style-name="ce1">
            <text:p>0.000704875</text:p>
          </table:table-cell>
          <table:table-cell office:value-type="float" office:value="1.3898001221866473E-5" table:formula="of:=POWER([.E79]-[.D79]; 2)" table:style-name="ce1">
            <text:p>1.3898E-05</text:p>
          </table:table-cell>
          <table:table-cell office:value-type="float" office:value="8.5563356789111356E-3" table:formula="of:=POWER([.F79]-[.E79]; 2)" table:style-name="ce1">
            <text:p>0.008556336</text:p>
          </table:table-cell>
          <table:table-cell office:value-type="float" office:value="2.1826620775169212E-2" table:formula="of:=POWER([.G79]-[.F79]; 2)" table:style-name="ce1">
            <text:p>0.021826621</text:p>
          </table:table-cell>
          <table:table-cell office:value-type="float" office:value="7.6299723347438815E-3" table:formula="of:=POWER([.H79]-[.G79]; 2)" table:style-name="ce1">
            <text:p>0.007629972</text:p>
          </table:table-cell>
          <table:table-cell office:value-type="float" office:value="2.8961608535605201E-3" table:formula="of:=POWER([.I79]-[.H79]; 2)" table:style-name="ce1">
            <text:p>0.002896161</text:p>
          </table:table-cell>
          <table:table-cell office:value-type="float" office:value="4.9543683449338296E-3" table:formula="of:=POWER([.J79]-[.I79]; 2)" table:style-name="ce1">
            <text:p>0.004954368</text:p>
          </table:table-cell>
          <table:table-cell office:value-type="float" office:value="2.1321160136622918E-4" table:formula="of:=POWER([.K79]-[.J79]; 2)" table:style-name="ce1">
            <text:p>0.000213212</text:p>
          </table:table-cell>
          <table:table-cell office:value-type="float" office:value="6.7621554836359348E-3" table:formula="of:=POWER([.L79]-[.K79]; 2)" table:style-name="ce1">
            <text:p>0.006762155</text:p>
          </table:table-cell>
          <table:table-cell table:number-columns-repeated="16360"/>
        </table:table-row>
        <table:table-row table:style-name="ro1">
          <table:table-cell office:value-type="float" office:value="-0.92459487915039096" table:style-name="ce1">
            <text:p>-0.924594879</text:p>
          </table:table-cell>
          <table:table-cell office:value-type="float" office:value="-1.0094369649887101" table:style-name="ce1">
            <text:p>-1.009436965</text:p>
          </table:table-cell>
          <table:table-cell office:value-type="float" office:value="-1.0124945640564" table:style-name="ce1">
            <text:p>-1.012494564</text:p>
          </table:table-cell>
          <table:table-cell office:value-type="float" office:value="-1.0124945640564" table:style-name="ce1">
            <text:p>-1.012494564</text:p>
          </table:table-cell>
          <table:table-cell office:value-type="float" office:value="-1.0124945640564" table:style-name="ce1">
            <text:p>-1.012494564</text:p>
          </table:table-cell>
          <table:table-cell office:value-type="float" office:value="-1.0124945640564" table:style-name="ce1">
            <text:p>-1.012494564</text:p>
          </table:table-cell>
          <table:table-cell office:value-type="float" office:value="-1.0124945640564" table:style-name="ce1">
            <text:p>-1.012494564</text:p>
          </table:table-cell>
          <table:table-cell office:value-type="float" office:value="-1.0124945640564" table:style-name="ce1">
            <text:p>-1.012494564</text:p>
          </table:table-cell>
          <table:table-cell office:value-type="float" office:value="-1.0124945640564" table:style-name="ce1">
            <text:p>-1.012494564</text:p>
          </table:table-cell>
          <table:table-cell office:value-type="float" office:value="-1.0124945640564" table:style-name="ce1">
            <text:p>-1.012494564</text:p>
          </table:table-cell>
          <table:table-cell office:value-type="float" office:value="-1.0124945640564" table:style-name="ce1">
            <text:p>-1.012494564</text:p>
          </table:table-cell>
          <table:table-cell office:value-type="float" office:value="-1.0124945640564" table:style-name="ce1">
            <text:p>-1.012494564</text:p>
          </table:table-cell>
          <table:table-cell table:style-name="ce1"/>
          <table:table-cell office:value-type="float" office:value="7.1981795293967052E-3" table:formula="of:=POWER([.B80]-[.A80]; 2)" table:style-name="ce1">
            <text:p>0.00719818</text:p>
          </table:table-cell>
          <table:table-cell office:value-type="float" office:value="9.3489120587386761E-6" table:formula="of:=POWER([.C80]-[.B80]; 2)" table:style-name="ce1">
            <text:p>9.34891E-06</text:p>
          </table:table-cell>
          <table:table-cell office:value-type="float" office:value="0" table:formula="of:=POWER([.D80]-[.C80]; 2)" table:style-name="ce1">
            <text:p>0</text:p>
          </table:table-cell>
          <table:table-cell office:value-type="float" office:value="0" table:formula="of:=POWER([.E80]-[.D80]; 2)" table:style-name="ce1">
            <text:p>0</text:p>
          </table:table-cell>
          <table:table-cell office:value-type="float" office:value="0" table:formula="of:=POWER([.F80]-[.E80]; 2)" table:style-name="ce1">
            <text:p>0</text:p>
          </table:table-cell>
          <table:table-cell office:value-type="float" office:value="0" table:formula="of:=POWER([.G80]-[.F80]; 2)" table:style-name="ce1">
            <text:p>0</text:p>
          </table:table-cell>
          <table:table-cell office:value-type="float" office:value="0" table:formula="of:=POWER([.H80]-[.G80]; 2)" table:style-name="ce1">
            <text:p>0</text:p>
          </table:table-cell>
          <table:table-cell office:value-type="float" office:value="0" table:formula="of:=POWER([.I80]-[.H80]; 2)" table:style-name="ce1">
            <text:p>0</text:p>
          </table:table-cell>
          <table:table-cell office:value-type="float" office:value="0" table:formula="of:=POWER([.J80]-[.I80]; 2)" table:style-name="ce1">
            <text:p>0</text:p>
          </table:table-cell>
          <table:table-cell office:value-type="float" office:value="0" table:formula="of:=POWER([.K80]-[.J80]; 2)" table:style-name="ce1">
            <text:p>0</text:p>
          </table:table-cell>
          <table:table-cell office:value-type="float" office:value="0" table:formula="of:=POWER([.L80]-[.K80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0.325321644544601" table:style-name="ce1">
            <text:p>0.325321645</text:p>
          </table:table-cell>
          <table:table-cell office:value-type="float" office:value="2.03075055032968E-2" table:style-name="ce1">
            <text:p>0.020307506</text:p>
          </table:table-cell>
          <table:table-cell office:value-type="float" office:value="2.03075055032968E-2" table:style-name="ce1">
            <text:p>0.020307506</text:p>
          </table:table-cell>
          <table:table-cell office:value-type="float" office:value="2.03075055032968E-2" table:style-name="ce1">
            <text:p>0.020307506</text:p>
          </table:table-cell>
          <table:table-cell office:value-type="float" office:value="2.03075055032968E-2" table:style-name="ce1">
            <text:p>0.020307506</text:p>
          </table:table-cell>
          <table:table-cell office:value-type="float" office:value="2.03075055032968E-2" table:style-name="ce1">
            <text:p>0.020307506</text:p>
          </table:table-cell>
          <table:table-cell office:value-type="float" office:value="2.03075055032968E-2" table:style-name="ce1">
            <text:p>0.020307506</text:p>
          </table:table-cell>
          <table:table-cell office:value-type="float" office:value="2.03075055032968E-2" table:style-name="ce1">
            <text:p>0.020307506</text:p>
          </table:table-cell>
          <table:table-cell office:value-type="float" office:value="2.03075055032968E-2" table:style-name="ce1">
            <text:p>0.020307506</text:p>
          </table:table-cell>
          <table:table-cell office:value-type="float" office:value="2.03075055032968E-2" table:style-name="ce1">
            <text:p>0.020307506</text:p>
          </table:table-cell>
          <table:table-cell office:value-type="float" office:value="2.03075055032968E-2" table:style-name="ce1">
            <text:p>0.020307506</text:p>
          </table:table-cell>
          <table:table-cell office:value-type="float" office:value="2.03075055032968E-2" table:style-name="ce1">
            <text:p>0.020307506</text:p>
          </table:table-cell>
          <table:table-cell table:style-name="ce1"/>
          <table:table-cell office:value-type="float" office:value="9.3033625015108048E-2" table:formula="of:=POWER([.B81]-[.A81]; 2)" table:style-name="ce1">
            <text:p>0.093033625</text:p>
          </table:table-cell>
          <table:table-cell office:value-type="float" office:value="0" table:formula="of:=POWER([.C81]-[.B81]; 2)" table:style-name="ce1">
            <text:p>0</text:p>
          </table:table-cell>
          <table:table-cell office:value-type="float" office:value="0" table:formula="of:=POWER([.D81]-[.C81]; 2)" table:style-name="ce1">
            <text:p>0</text:p>
          </table:table-cell>
          <table:table-cell office:value-type="float" office:value="0" table:formula="of:=POWER([.E81]-[.D81]; 2)" table:style-name="ce1">
            <text:p>0</text:p>
          </table:table-cell>
          <table:table-cell office:value-type="float" office:value="0" table:formula="of:=POWER([.F81]-[.E81]; 2)" table:style-name="ce1">
            <text:p>0</text:p>
          </table:table-cell>
          <table:table-cell office:value-type="float" office:value="0" table:formula="of:=POWER([.G81]-[.F81]; 2)" table:style-name="ce1">
            <text:p>0</text:p>
          </table:table-cell>
          <table:table-cell office:value-type="float" office:value="0" table:formula="of:=POWER([.H81]-[.G81]; 2)" table:style-name="ce1">
            <text:p>0</text:p>
          </table:table-cell>
          <table:table-cell office:value-type="float" office:value="0" table:formula="of:=POWER([.I81]-[.H81]; 2)" table:style-name="ce1">
            <text:p>0</text:p>
          </table:table-cell>
          <table:table-cell office:value-type="float" office:value="0" table:formula="of:=POWER([.J81]-[.I81]; 2)" table:style-name="ce1">
            <text:p>0</text:p>
          </table:table-cell>
          <table:table-cell office:value-type="float" office:value="0" table:formula="of:=POWER([.K81]-[.J81]; 2)" table:style-name="ce1">
            <text:p>0</text:p>
          </table:table-cell>
          <table:table-cell office:value-type="float" office:value="0" table:formula="of:=POWER([.L81]-[.K81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0.13764558732509599" table:style-name="ce1">
            <text:p>0.137645587</text:p>
          </table:table-cell>
          <table:table-cell office:value-type="float" office:value="-5.7293172925710699E-2" table:style-name="ce1">
            <text:p>-0.057293173</text:p>
          </table:table-cell>
          <table:table-cell office:value-type="float" office:value="-5.7293172925710699E-2" table:style-name="ce1">
            <text:p>-0.057293173</text:p>
          </table:table-cell>
          <table:table-cell office:value-type="float" office:value="-5.7293172925710699E-2" table:style-name="ce1">
            <text:p>-0.057293173</text:p>
          </table:table-cell>
          <table:table-cell office:value-type="float" office:value="-5.7293172925710699E-2" table:style-name="ce1">
            <text:p>-0.057293173</text:p>
          </table:table-cell>
          <table:table-cell office:value-type="float" office:value="-5.7293172925710699E-2" table:style-name="ce1">
            <text:p>-0.057293173</text:p>
          </table:table-cell>
          <table:table-cell office:value-type="float" office:value="-5.7293172925710699E-2" table:style-name="ce1">
            <text:p>-0.057293173</text:p>
          </table:table-cell>
          <table:table-cell office:value-type="float" office:value="-5.7293172925710699E-2" table:style-name="ce1">
            <text:p>-0.057293173</text:p>
          </table:table-cell>
          <table:table-cell office:value-type="float" office:value="-5.7293172925710699E-2" table:style-name="ce1">
            <text:p>-0.057293173</text:p>
          </table:table-cell>
          <table:table-cell office:value-type="float" office:value="-5.7293172925710699E-2" table:style-name="ce1">
            <text:p>-0.057293173</text:p>
          </table:table-cell>
          <table:table-cell office:value-type="float" office:value="-5.7293172925710699E-2" table:style-name="ce1">
            <text:p>-0.057293173</text:p>
          </table:table-cell>
          <table:table-cell office:value-type="float" office:value="-5.7293172925710699E-2" table:style-name="ce1">
            <text:p>-0.057293173</text:p>
          </table:table-cell>
          <table:table-cell table:style-name="ce1"/>
          <table:table-cell office:value-type="float" office:value="3.8001120248121495E-2" table:formula="of:=POWER([.B82]-[.A82]; 2)" table:style-name="ce1">
            <text:p>0.03800112</text:p>
          </table:table-cell>
          <table:table-cell office:value-type="float" office:value="0" table:formula="of:=POWER([.C82]-[.B82]; 2)" table:style-name="ce1">
            <text:p>0</text:p>
          </table:table-cell>
          <table:table-cell office:value-type="float" office:value="0" table:formula="of:=POWER([.D82]-[.C82]; 2)" table:style-name="ce1">
            <text:p>0</text:p>
          </table:table-cell>
          <table:table-cell office:value-type="float" office:value="0" table:formula="of:=POWER([.E82]-[.D82]; 2)" table:style-name="ce1">
            <text:p>0</text:p>
          </table:table-cell>
          <table:table-cell office:value-type="float" office:value="0" table:formula="of:=POWER([.F82]-[.E82]; 2)" table:style-name="ce1">
            <text:p>0</text:p>
          </table:table-cell>
          <table:table-cell office:value-type="float" office:value="0" table:formula="of:=POWER([.G82]-[.F82]; 2)" table:style-name="ce1">
            <text:p>0</text:p>
          </table:table-cell>
          <table:table-cell office:value-type="float" office:value="0" table:formula="of:=POWER([.H82]-[.G82]; 2)" table:style-name="ce1">
            <text:p>0</text:p>
          </table:table-cell>
          <table:table-cell office:value-type="float" office:value="0" table:formula="of:=POWER([.I82]-[.H82]; 2)" table:style-name="ce1">
            <text:p>0</text:p>
          </table:table-cell>
          <table:table-cell office:value-type="float" office:value="0" table:formula="of:=POWER([.J82]-[.I82]; 2)" table:style-name="ce1">
            <text:p>0</text:p>
          </table:table-cell>
          <table:table-cell office:value-type="float" office:value="0" table:formula="of:=POWER([.K82]-[.J82]; 2)" table:style-name="ce1">
            <text:p>0</text:p>
          </table:table-cell>
          <table:table-cell office:value-type="float" office:value="0" table:formula="of:=POWER([.L82]-[.K82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-0.98303651809692405" table:style-name="ce1">
            <text:p>-0.983036518</text:p>
          </table:table-cell>
          <table:table-cell office:value-type="float" office:value="-2.0750617980957" table:style-name="ce1">
            <text:p>-2.075061798</text:p>
          </table:table-cell>
          <table:table-cell office:value-type="float" office:value="-2.4182219505310099" table:style-name="ce1">
            <text:p>-2.418221951</text:p>
          </table:table-cell>
          <table:table-cell office:value-type="float" office:value="-2.4182219505310099" table:style-name="ce1">
            <text:p>-2.418221951</text:p>
          </table:table-cell>
          <table:table-cell office:value-type="float" office:value="-2.4182219505310099" table:style-name="ce1">
            <text:p>-2.418221951</text:p>
          </table:table-cell>
          <table:table-cell office:value-type="float" office:value="-2.4182219505310099" table:style-name="ce1">
            <text:p>-2.418221951</text:p>
          </table:table-cell>
          <table:table-cell office:value-type="float" office:value="-2.4182219505310099" table:style-name="ce1">
            <text:p>-2.418221951</text:p>
          </table:table-cell>
          <table:table-cell office:value-type="float" office:value="-2.4182219505310099" table:style-name="ce1">
            <text:p>-2.418221951</text:p>
          </table:table-cell>
          <table:table-cell office:value-type="float" office:value="-2.4182219505310099" table:style-name="ce1">
            <text:p>-2.418221951</text:p>
          </table:table-cell>
          <table:table-cell office:value-type="float" office:value="-2.4182219505310099" table:style-name="ce1">
            <text:p>-2.418221951</text:p>
          </table:table-cell>
          <table:table-cell office:value-type="float" office:value="-2.4182219505310099" table:style-name="ce1">
            <text:p>-2.418221951</text:p>
          </table:table-cell>
          <table:table-cell office:value-type="float" office:value="-2.4182219505310099" table:style-name="ce1">
            <text:p>-2.418221951</text:p>
          </table:table-cell>
          <table:table-cell table:style-name="ce1"/>
          <table:table-cell office:value-type="float" office:value="1.192519212156405" table:formula="of:=POWER([.B83]-[.A83]; 2)" table:style-name="ce1">
            <text:p>1.192519212</text:p>
          </table:table-cell>
          <table:table-cell office:value-type="float" office:value="0.11775889021942508" table:formula="of:=POWER([.C83]-[.B83]; 2)" table:style-name="ce1">
            <text:p>0.11775889</text:p>
          </table:table-cell>
          <table:table-cell office:value-type="float" office:value="0" table:formula="of:=POWER([.D83]-[.C83]; 2)" table:style-name="ce1">
            <text:p>0</text:p>
          </table:table-cell>
          <table:table-cell office:value-type="float" office:value="0" table:formula="of:=POWER([.E83]-[.D83]; 2)" table:style-name="ce1">
            <text:p>0</text:p>
          </table:table-cell>
          <table:table-cell office:value-type="float" office:value="0" table:formula="of:=POWER([.F83]-[.E83]; 2)" table:style-name="ce1">
            <text:p>0</text:p>
          </table:table-cell>
          <table:table-cell office:value-type="float" office:value="0" table:formula="of:=POWER([.G83]-[.F83]; 2)" table:style-name="ce1">
            <text:p>0</text:p>
          </table:table-cell>
          <table:table-cell office:value-type="float" office:value="0" table:formula="of:=POWER([.H83]-[.G83]; 2)" table:style-name="ce1">
            <text:p>0</text:p>
          </table:table-cell>
          <table:table-cell office:value-type="float" office:value="0" table:formula="of:=POWER([.I83]-[.H83]; 2)" table:style-name="ce1">
            <text:p>0</text:p>
          </table:table-cell>
          <table:table-cell office:value-type="float" office:value="0" table:formula="of:=POWER([.J83]-[.I83]; 2)" table:style-name="ce1">
            <text:p>0</text:p>
          </table:table-cell>
          <table:table-cell office:value-type="float" office:value="0" table:formula="of:=POWER([.K83]-[.J83]; 2)" table:style-name="ce1">
            <text:p>0</text:p>
          </table:table-cell>
          <table:table-cell office:value-type="float" office:value="0" table:formula="of:=POWER([.L83]-[.K83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8.3244182169437395E-2" table:style-name="ce1">
            <text:p>0.083244182</text:p>
          </table:table-cell>
          <table:table-cell office:value-type="float" office:value="-2.86047291010618E-2" table:style-name="ce1">
            <text:p>-0.028604729</text:p>
          </table:table-cell>
          <table:table-cell office:value-type="float" office:value="1.71426329761744E-2" table:style-name="ce1">
            <text:p>0.017142633</text:p>
          </table:table-cell>
          <table:table-cell office:value-type="float" office:value="6.0670901089906699E-2" table:style-name="ce1">
            <text:p>0.060670901</text:p>
          </table:table-cell>
          <table:table-cell office:value-type="float" office:value="1.4464388601481901E-2" table:style-name="ce1">
            <text:p>0.014464389</text:p>
          </table:table-cell>
          <table:table-cell office:value-type="float" office:value="-7.4651010334491702E-2" table:style-name="ce1">
            <text:p>-0.07465101</text:p>
          </table:table-cell>
          <table:table-cell office:value-type="float" office:value="3.3453904092311901E-2" table:style-name="ce1">
            <text:p>0.033453904</text:p>
          </table:table-cell>
          <table:table-cell office:value-type="float" office:value="-4.1252061724662802E-2" table:style-name="ce1">
            <text:p>-0.041252062</text:p>
          </table:table-cell>
          <table:table-cell office:value-type="float" office:value="-0.13325880467891699" table:style-name="ce1">
            <text:p>-0.133258805</text:p>
          </table:table-cell>
          <table:table-cell office:value-type="float" office:value="0.11838135868310901" table:style-name="ce1">
            <text:p>0.118381359</text:p>
          </table:table-cell>
          <table:table-cell office:value-type="float" office:value="-8.5025601089000702E-2" table:style-name="ce1">
            <text:p>-0.085025601</text:p>
          </table:table-cell>
          <table:table-cell office:value-type="float" office:value="4.5290011912584298E-2" table:style-name="ce1">
            <text:p>0.045290012</text:p>
          </table:table-cell>
          <table:table-cell table:style-name="ce1"/>
          <table:table-cell office:value-type="float" office:value="1.2510178952396003E-2" table:formula="of:=POWER([.B84]-[.A84]; 2)" table:style-name="ce1">
            <text:p>0.012510179</text:p>
          </table:table-cell>
          <table:table-cell office:value-type="float" office:value="2.0928211370257492E-3" table:formula="of:=POWER([.C84]-[.B84]; 2)" table:style-name="ce1">
            <text:p>0.002092821</text:p>
          </table:table-cell>
          <table:table-cell office:value-type="float" office:value="1.8947101249809637E-3" table:formula="of:=POWER([.D84]-[.C84]; 2)" table:style-name="ce1">
            <text:p>0.00189471</text:p>
          </table:table-cell>
          <table:table-cell office:value-type="float" office:value="2.1350417963429567E-3" table:formula="of:=POWER([.E84]-[.D84]; 2)" table:style-name="ce1">
            <text:p>0.002135042</text:p>
          </table:table-cell>
          <table:table-cell office:value-type="float" office:value="7.9415543275177247E-3" table:formula="of:=POWER([.F84]-[.E84]; 2)" table:style-name="ce1">
            <text:p>0.007941554</text:p>
          </table:table-cell>
          <table:table-cell office:value-type="float" office:value="1.168667252322653E-2" table:formula="of:=POWER([.G84]-[.F84]; 2)" table:style-name="ce1">
            <text:p>0.011686673</text:p>
          </table:table-cell>
          <table:table-cell office:value-type="float" office:value="5.580981328646992E-3" table:formula="of:=POWER([.H84]-[.G84]; 2)" table:style-name="ce1">
            <text:p>0.005580981</text:p>
          </table:table-cell>
          <table:table-cell office:value-type="float" office:value="8.4652407490502009E-3" table:formula="of:=POWER([.I84]-[.H84]; 2)" table:style-name="ce1">
            <text:p>0.008465241</text:p>
          </table:table-cell>
          <table:table-cell office:value-type="float" office:value="6.3322771816867129E-2" table:formula="of:=POWER([.J84]-[.I84]; 2)" table:style-name="ce1">
            <text:p>0.063322772</text:p>
          </table:table-cell>
          <table:table-cell office:value-type="float" office:value="4.1374391283732659E-2" table:formula="of:=POWER([.K84]-[.J84]; 2)" table:style-name="ce1">
            <text:p>0.041374391</text:p>
          </table:table-cell>
          <table:table-cell office:value-type="float" office:value="1.6982158991978871E-2" table:formula="of:=POWER([.L84]-[.K84]; 2)" table:style-name="ce1">
            <text:p>0.016982159</text:p>
          </table:table-cell>
          <table:table-cell table:number-columns-repeated="16360"/>
        </table:table-row>
        <table:table-row table:style-name="ro1">
          <table:table-cell office:value-type="float" office:value="-0.23721759021282199" table:style-name="ce1">
            <text:p>-0.23721759</text:p>
          </table:table-cell>
          <table:table-cell office:value-type="float" office:value="-0.86097484827041604" table:style-name="ce1">
            <text:p>-0.860974848</text:p>
          </table:table-cell>
          <table:table-cell office:value-type="float" office:value="-2.19939160346985" table:style-name="ce1">
            <text:p>-2.199391603</text:p>
          </table:table-cell>
          <table:table-cell office:value-type="float" office:value="-2.19939160346985" table:style-name="ce1">
            <text:p>-2.199391603</text:p>
          </table:table-cell>
          <table:table-cell office:value-type="float" office:value="-2.19939160346985" table:style-name="ce1">
            <text:p>-2.199391603</text:p>
          </table:table-cell>
          <table:table-cell office:value-type="float" office:value="-2.19939160346985" table:style-name="ce1">
            <text:p>-2.199391603</text:p>
          </table:table-cell>
          <table:table-cell office:value-type="float" office:value="-2.19939160346985" table:style-name="ce1">
            <text:p>-2.199391603</text:p>
          </table:table-cell>
          <table:table-cell office:value-type="float" office:value="-2.19939160346985" table:style-name="ce1">
            <text:p>-2.199391603</text:p>
          </table:table-cell>
          <table:table-cell office:value-type="float" office:value="-2.19939160346985" table:style-name="ce1">
            <text:p>-2.199391603</text:p>
          </table:table-cell>
          <table:table-cell office:value-type="float" office:value="-2.19939160346985" table:style-name="ce1">
            <text:p>-2.199391603</text:p>
          </table:table-cell>
          <table:table-cell office:value-type="float" office:value="-2.19939160346985" table:style-name="ce1">
            <text:p>-2.199391603</text:p>
          </table:table-cell>
          <table:table-cell office:value-type="float" office:value="-2.19939160346985" table:style-name="ce1">
            <text:p>-2.199391603</text:p>
          </table:table-cell>
          <table:table-cell table:style-name="ce1"/>
          <table:table-cell office:value-type="float" office:value="0.38907311697952801" table:formula="of:=POWER([.B85]-[.A85]; 2)" table:style-name="ce1">
            <text:p>0.389073117</text:p>
          </table:table-cell>
          <table:table-cell office:value-type="float" office:value="1.7913594105985815" table:formula="of:=POWER([.C85]-[.B85]; 2)" table:style-name="ce1">
            <text:p>1.791359411</text:p>
          </table:table-cell>
          <table:table-cell office:value-type="float" office:value="0" table:formula="of:=POWER([.D85]-[.C85]; 2)" table:style-name="ce1">
            <text:p>0</text:p>
          </table:table-cell>
          <table:table-cell office:value-type="float" office:value="0" table:formula="of:=POWER([.E85]-[.D85]; 2)" table:style-name="ce1">
            <text:p>0</text:p>
          </table:table-cell>
          <table:table-cell office:value-type="float" office:value="0" table:formula="of:=POWER([.F85]-[.E85]; 2)" table:style-name="ce1">
            <text:p>0</text:p>
          </table:table-cell>
          <table:table-cell office:value-type="float" office:value="0" table:formula="of:=POWER([.G85]-[.F85]; 2)" table:style-name="ce1">
            <text:p>0</text:p>
          </table:table-cell>
          <table:table-cell office:value-type="float" office:value="0" table:formula="of:=POWER([.H85]-[.G85]; 2)" table:style-name="ce1">
            <text:p>0</text:p>
          </table:table-cell>
          <table:table-cell office:value-type="float" office:value="0" table:formula="of:=POWER([.I85]-[.H85]; 2)" table:style-name="ce1">
            <text:p>0</text:p>
          </table:table-cell>
          <table:table-cell office:value-type="float" office:value="0" table:formula="of:=POWER([.J85]-[.I85]; 2)" table:style-name="ce1">
            <text:p>0</text:p>
          </table:table-cell>
          <table:table-cell office:value-type="float" office:value="0" table:formula="of:=POWER([.K85]-[.J85]; 2)" table:style-name="ce1">
            <text:p>0</text:p>
          </table:table-cell>
          <table:table-cell office:value-type="float" office:value="0" table:formula="of:=POWER([.L85]-[.K85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0.14049692451953899" table:style-name="ce1">
            <text:p>0.140496925</text:p>
          </table:table-cell>
          <table:table-cell office:value-type="float" office:value="0.26780205965042098" table:style-name="ce1">
            <text:p>0.26780206</text:p>
          </table:table-cell>
          <table:table-cell office:value-type="float" office:value="1.31942220032215E-2" table:style-name="ce1">
            <text:p>0.013194222</text:p>
          </table:table-cell>
          <table:table-cell office:value-type="float" office:value="1.31942220032215E-2" table:style-name="ce1">
            <text:p>0.013194222</text:p>
          </table:table-cell>
          <table:table-cell office:value-type="float" office:value="1.31942220032215E-2" table:style-name="ce1">
            <text:p>0.013194222</text:p>
          </table:table-cell>
          <table:table-cell office:value-type="float" office:value="1.31942220032215E-2" table:style-name="ce1">
            <text:p>0.013194222</text:p>
          </table:table-cell>
          <table:table-cell office:value-type="float" office:value="1.31942220032215E-2" table:style-name="ce1">
            <text:p>0.013194222</text:p>
          </table:table-cell>
          <table:table-cell office:value-type="float" office:value="1.31942220032215E-2" table:style-name="ce1">
            <text:p>0.013194222</text:p>
          </table:table-cell>
          <table:table-cell office:value-type="float" office:value="1.31942220032215E-2" table:style-name="ce1">
            <text:p>0.013194222</text:p>
          </table:table-cell>
          <table:table-cell office:value-type="float" office:value="1.31942220032215E-2" table:style-name="ce1">
            <text:p>0.013194222</text:p>
          </table:table-cell>
          <table:table-cell office:value-type="float" office:value="1.31942220032215E-2" table:style-name="ce1">
            <text:p>0.013194222</text:p>
          </table:table-cell>
          <table:table-cell office:value-type="float" office:value="1.31942220032215E-2" table:style-name="ce1">
            <text:p>0.013194222</text:p>
          </table:table-cell>
          <table:table-cell table:style-name="ce1"/>
          <table:table-cell office:value-type="float" office:value="1.6206597430692124E-2" table:formula="of:=POWER([.B86]-[.A86]; 2)" table:style-name="ce1">
            <text:p>0.016206597</text:p>
          </table:table-cell>
          <table:table-cell office:value-type="float" office:value="6.4825150991382682E-2" table:formula="of:=POWER([.C86]-[.B86]; 2)" table:style-name="ce1">
            <text:p>0.064825151</text:p>
          </table:table-cell>
          <table:table-cell office:value-type="float" office:value="0" table:formula="of:=POWER([.D86]-[.C86]; 2)" table:style-name="ce1">
            <text:p>0</text:p>
          </table:table-cell>
          <table:table-cell office:value-type="float" office:value="0" table:formula="of:=POWER([.E86]-[.D86]; 2)" table:style-name="ce1">
            <text:p>0</text:p>
          </table:table-cell>
          <table:table-cell office:value-type="float" office:value="0" table:formula="of:=POWER([.F86]-[.E86]; 2)" table:style-name="ce1">
            <text:p>0</text:p>
          </table:table-cell>
          <table:table-cell office:value-type="float" office:value="0" table:formula="of:=POWER([.G86]-[.F86]; 2)" table:style-name="ce1">
            <text:p>0</text:p>
          </table:table-cell>
          <table:table-cell office:value-type="float" office:value="0" table:formula="of:=POWER([.H86]-[.G86]; 2)" table:style-name="ce1">
            <text:p>0</text:p>
          </table:table-cell>
          <table:table-cell office:value-type="float" office:value="0" table:formula="of:=POWER([.I86]-[.H86]; 2)" table:style-name="ce1">
            <text:p>0</text:p>
          </table:table-cell>
          <table:table-cell office:value-type="float" office:value="0" table:formula="of:=POWER([.J86]-[.I86]; 2)" table:style-name="ce1">
            <text:p>0</text:p>
          </table:table-cell>
          <table:table-cell office:value-type="float" office:value="0" table:formula="of:=POWER([.K86]-[.J86]; 2)" table:style-name="ce1">
            <text:p>0</text:p>
          </table:table-cell>
          <table:table-cell office:value-type="float" office:value="0" table:formula="of:=POWER([.L86]-[.K86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-0.74821519851684604" table:style-name="ce1">
            <text:p>-0.748215199</text:p>
          </table:table-cell>
          <table:table-cell office:value-type="float" office:value="-0.59498405456543002" table:style-name="ce1">
            <text:p>-0.594984055</text:p>
          </table:table-cell>
          <table:table-cell office:value-type="float" office:value="-1.1811012029647801" table:style-name="ce1">
            <text:p>-1.181101203</text:p>
          </table:table-cell>
          <table:table-cell office:value-type="float" office:value="-1.3154093027114899" table:style-name="ce1">
            <text:p>-1.315409303</text:p>
          </table:table-cell>
          <table:table-cell office:value-type="float" office:value="-1.32173299789429" table:style-name="ce1">
            <text:p>-1.321732998</text:p>
          </table:table-cell>
          <table:table-cell office:value-type="float" office:value="-1.4938765764236499" table:style-name="ce1">
            <text:p>-1.493876576</text:p>
          </table:table-cell>
          <table:table-cell office:value-type="float" office:value="-1.2794561386108401" table:style-name="ce1">
            <text:p>-1.279456139</text:p>
          </table:table-cell>
          <table:table-cell office:value-type="float" office:value="-1.46786820888519" table:style-name="ce1">
            <text:p>-1.467868209</text:p>
          </table:table-cell>
          <table:table-cell office:value-type="float" office:value="-1.5970988273620601" table:style-name="ce1">
            <text:p>-1.597098827</text:p>
          </table:table-cell>
          <table:table-cell office:value-type="float" office:value="-1.9016907215118399" table:style-name="ce1">
            <text:p>-1.901690722</text:p>
          </table:table-cell>
          <table:table-cell office:value-type="float" office:value="-1.57051277160645" table:style-name="ce1">
            <text:p>-1.570512772</text:p>
          </table:table-cell>
          <table:table-cell office:value-type="float" office:value="-1.45128381252289" table:style-name="ce1">
            <text:p>-1.451283813</text:p>
          </table:table-cell>
          <table:table-cell table:style-name="ce1"/>
          <table:table-cell office:value-type="float" office:value="2.3479783476659577E-2" table:formula="of:=POWER([.B87]-[.A87]; 2)" table:style-name="ce1">
            <text:p>0.023479783</text:p>
          </table:table-cell>
          <table:table-cell office:value-type="float" office:value="0.34353331164778572" table:formula="of:=POWER([.C87]-[.B87]; 2)" table:style-name="ce1">
            <text:p>0.343533312</text:p>
          </table:table-cell>
          <table:table-cell office:value-type="float" office:value="1.8038665657572169E-2" table:formula="of:=POWER([.D87]-[.C87]; 2)" table:style-name="ce1">
            <text:p>0.018038666</text:p>
          </table:table-cell>
          <table:table-cell office:value-type="float" office:value="3.9989120764968825E-5" table:formula="of:=POWER([.E87]-[.D87]; 2)" table:style-name="ce1">
            <text:p>3.99891E-05</text:p>
          </table:table-cell>
          <table:table-cell office:value-type="float" office:value="2.9633411628893901E-2" table:formula="of:=POWER([.F87]-[.E87]; 2)" table:style-name="ce1">
            <text:p>0.029633412</text:p>
          </table:table-cell>
          <table:table-cell office:value-type="float" office:value="4.597612415183705E-2" table:formula="of:=POWER([.G87]-[.F87]; 2)" table:style-name="ce1">
            <text:p>0.045976124</text:p>
          </table:table-cell>
          <table:table-cell office:value-type="float" office:value="3.5499108225066571E-2" table:formula="of:=POWER([.H87]-[.G87]; 2)" table:style-name="ce1">
            <text:p>0.035499108</text:p>
          </table:table-cell>
          <table:table-cell office:value-type="float" office:value="1.6700552751914365E-2" table:formula="of:=POWER([.I87]-[.H87]; 2)" table:style-name="ce1">
            <text:p>0.016700553</text:p>
          </table:table-cell>
          <table:table-cell office:value-type="float" office:value="9.2776221981750687E-2" table:formula="of:=POWER([.J87]-[.I87]; 2)" table:style-name="ce1">
            <text:p>0.092776222</text:p>
          </table:table-cell>
          <table:table-cell office:value-type="float" office:value="0.10967883450353698" table:formula="of:=POWER([.K87]-[.J87]; 2)" table:style-name="ce1">
            <text:p>0.109678835</text:p>
          </table:table-cell>
          <table:table-cell office:value-type="float" office:value="1.4215544684149229E-2" table:formula="of:=POWER([.L87]-[.K87]; 2)" table:style-name="ce1">
            <text:p>0.014215545</text:p>
          </table:table-cell>
          <table:table-cell table:number-columns-repeated="16360"/>
        </table:table-row>
        <table:table-row table:style-name="ro1">
          <table:table-cell office:value-type="float" office:value="-0.385980725288391" table:style-name="ce1">
            <text:p>-0.385980725</text:p>
          </table:table-cell>
          <table:table-cell office:value-type="float" office:value="-0.98044013977050803" table:style-name="ce1">
            <text:p>-0.98044014</text:p>
          </table:table-cell>
          <table:table-cell office:value-type="float" office:value="-1.06247234344482" table:style-name="ce1">
            <text:p>-1.062472343</text:p>
          </table:table-cell>
          <table:table-cell office:value-type="float" office:value="-1.5905463695526101" table:style-name="ce1">
            <text:p>-1.59054637</text:p>
          </table:table-cell>
          <table:table-cell office:value-type="float" office:value="-1.6191520690918" table:style-name="ce1">
            <text:p>-1.619152069</text:p>
          </table:table-cell>
          <table:table-cell office:value-type="float" office:value="-1.70506739616394" table:style-name="ce1">
            <text:p>-1.705067396</text:p>
          </table:table-cell>
          <table:table-cell office:value-type="float" office:value="-1.7792508602142301" table:style-name="ce1">
            <text:p>-1.77925086</text:p>
          </table:table-cell>
          <table:table-cell office:value-type="float" office:value="-1.89182341098785" table:style-name="ce1">
            <text:p>-1.891823411</text:p>
          </table:table-cell>
          <table:table-cell office:value-type="float" office:value="-0.28088554739952099" table:style-name="ce1">
            <text:p>-0.280885547</text:p>
          </table:table-cell>
          <table:table-cell office:value-type="float" office:value="-2.3136962205171599E-2" table:style-name="ce1">
            <text:p>-0.023136962</text:p>
          </table:table-cell>
          <table:table-cell office:value-type="float" office:value="-0.355914056301117" table:style-name="ce1">
            <text:p>-0.355914056</text:p>
          </table:table-cell>
          <table:table-cell office:value-type="float" office:value="-0.59718525409698497" table:style-name="ce1">
            <text:p>-0.597185254</text:p>
          </table:table-cell>
          <table:table-cell table:style-name="ce1"/>
          <table:table-cell office:value-type="float" office:value="0.35338199546642141" table:formula="of:=POWER([.B88]-[.A88]; 2)" table:style-name="ce1">
            <text:p>0.353381995</text:p>
          </table:table-cell>
          <table:table-cell office:value-type="float" office:value="6.7292824396638015E-3" table:formula="of:=POWER([.C88]-[.B88]; 2)" table:style-name="ce1">
            <text:p>0.006729282</text:p>
          </table:table-cell>
          <table:table-cell office:value-type="float" office:value="0.27886217704969096" table:formula="of:=POWER([.D88]-[.C88]; 2)" table:style-name="ce1">
            <text:p>0.278862177</text:p>
          </table:table-cell>
          <table:table-cell office:value-type="float" office:value="8.1828604612640922E-4" table:formula="of:=POWER([.E88]-[.D88]; 2)" table:style-name="ce1">
            <text:p>0.000818286</text:p>
          </table:table-cell>
          <table:table-cell office:value-type="float" office:value="7.3814434259127926E-3" table:formula="of:=POWER([.F88]-[.E88]; 2)" table:style-name="ce1">
            <text:p>0.007381443</text:p>
          </table:table-cell>
          <table:table-cell office:value-type="float" office:value="5.5031863385006808E-3" table:formula="of:=POWER([.G88]-[.F88]; 2)" table:style-name="ce1">
            <text:p>0.005503186</text:p>
          </table:table-cell>
          <table:table-cell office:value-type="float" office:value="1.267257918767924E-2" table:formula="of:=POWER([.H88]-[.G88]; 2)" table:style-name="ce1">
            <text:p>0.012672579</text:p>
          </table:table-cell>
          <table:table-cell office:value-type="float" office:value="2.5951208003425301" table:formula="of:=POWER([.I88]-[.H88]; 2)" table:style-name="ce1">
            <text:p>2.5951208</text:p>
          </table:table-cell>
          <table:table-cell office:value-type="float" office:value="6.6434333169688789E-2" table:formula="of:=POWER([.J88]-[.I88]; 2)" table:style-name="ce1">
            <text:p>0.066434333</text:p>
          </table:table-cell>
          <table:table-cell office:value-type="float" office:value="0.11074059435494171" table:formula="of:=POWER([.K88]-[.J88]; 2)" table:style-name="ce1">
            <text:p>0.110740594</text:p>
          </table:table-cell>
          <table:table-cell office:value-type="float" office:value="5.8211790885852849E-2" table:formula="of:=POWER([.L88]-[.K88]; 2)" table:style-name="ce1">
            <text:p>0.058211791</text:p>
          </table:table-cell>
          <table:table-cell table:number-columns-repeated="16360"/>
        </table:table-row>
        <table:table-row table:style-name="ro1">
          <table:table-cell office:value-type="float" office:value="-0.93161940574645996" table:style-name="ce1">
            <text:p>-0.931619406</text:p>
          </table:table-cell>
          <table:table-cell office:value-type="float" office:value="-1.31587862968445" table:style-name="ce1">
            <text:p>-1.31587863</text:p>
          </table:table-cell>
          <table:table-cell office:value-type="float" office:value="-0.76624006032943703" table:style-name="ce1">
            <text:p>-0.76624006</text:p>
          </table:table-cell>
          <table:table-cell office:value-type="float" office:value="-0.72093147039413497" table:style-name="ce1">
            <text:p>-0.72093147</text:p>
          </table:table-cell>
          <table:table-cell office:value-type="float" office:value="-0.88263797760009799" table:style-name="ce1">
            <text:p>-0.882637978</text:p>
          </table:table-cell>
          <table:table-cell office:value-type="float" office:value="-0.80067044496536199" table:style-name="ce1">
            <text:p>-0.800670445</text:p>
          </table:table-cell>
          <table:table-cell office:value-type="float" office:value="-0.86835372447967496" table:style-name="ce1">
            <text:p>-0.868353724</text:p>
          </table:table-cell>
          <table:table-cell office:value-type="float" office:value="-0.84972351789474498" table:style-name="ce1">
            <text:p>-0.849723518</text:p>
          </table:table-cell>
          <table:table-cell office:value-type="float" office:value="-0.23979550600051899" table:style-name="ce1">
            <text:p>-0.239795506</text:p>
          </table:table-cell>
          <table:table-cell office:value-type="float" office:value="-0.13266298174858099" table:style-name="ce1">
            <text:p>-0.132662982</text:p>
          </table:table-cell>
          <table:table-cell office:value-type="float" office:value="-0.21235808730125399" table:style-name="ce1">
            <text:p>-0.212358087</text:p>
          </table:table-cell>
          <table:table-cell office:value-type="float" office:value="-0.227341383695602" table:style-name="ce1">
            <text:p>-0.227341384</text:p>
          </table:table-cell>
          <table:table-cell table:style-name="ce1"/>
          <table:table-cell office:value-type="float" office:value="0.14765515118142639" table:formula="of:=POWER([.B89]-[.A89]; 2)" table:style-name="ce1">
            <text:p>0.147655151</text:p>
          </table:table-cell>
          <table:table-cell office:value-type="float" office:value="0.30210255692262544" table:formula="of:=POWER([.C89]-[.B89]; 2)" table:style-name="ce1">
            <text:p>0.302102557</text:p>
          </table:table-cell>
          <table:table-cell office:value-type="float" office:value="2.052868321925356E-3" table:formula="of:=POWER([.D89]-[.C89]; 2)" table:style-name="ce1">
            <text:p>0.002052868</text:p>
          </table:table-cell>
          <table:table-cell office:value-type="float" office:value="2.6148994472752173E-2" table:formula="of:=POWER([.E89]-[.D89]; 2)" table:style-name="ce1">
            <text:p>0.026148994</text:p>
          </table:table-cell>
          <table:table-cell office:value-type="float" office:value="6.7186764062265106E-3" table:formula="of:=POWER([.F89]-[.E89]; 2)" table:style-name="ce1">
            <text:p>0.006718676</text:p>
          </table:table-cell>
          <table:table-cell office:value-type="float" office:value="4.5810263258126175E-3" table:formula="of:=POWER([.G89]-[.F89]; 2)" table:style-name="ce1">
            <text:p>0.004581026</text:p>
          </table:table-cell>
          <table:table-cell office:value-type="float" office:value="3.4708459739716825E-4" table:formula="of:=POWER([.H89]-[.G89]; 2)" table:style-name="ce1">
            <text:p>0.000347085</text:p>
          </table:table-cell>
          <table:table-cell office:value-type="float" office:value="0.37201217969324307" table:formula="of:=POWER([.I89]-[.H89]; 2)" table:style-name="ce1">
            <text:p>0.37201218</text:p>
          </table:table-cell>
          <table:table-cell office:value-type="float" office:value="1.1477377752592085E-2" table:formula="of:=POWER([.J89]-[.I89]; 2)" table:style-name="ce1">
            <text:p>0.011477378</text:p>
          </table:table-cell>
          <table:table-cell office:value-type="float" office:value="6.3513098490516921E-3" table:formula="of:=POWER([.K89]-[.J89]; 2)" table:style-name="ce1">
            <text:p>0.00635131</text:p>
          </table:table-cell>
          <table:table-cell office:value-type="float" office:value="2.2449917084088196E-4" table:formula="of:=POWER([.L89]-[.K89]; 2)" table:style-name="ce1">
            <text:p>0.000224499</text:p>
          </table:table-cell>
          <table:table-cell table:number-columns-repeated="16360"/>
        </table:table-row>
        <table:table-row table:style-name="ro1">
          <table:table-cell office:value-type="float" office:value="0.13219608366489399" table:style-name="ce1">
            <text:p>0.132196084</text:p>
          </table:table-cell>
          <table:table-cell office:value-type="float" office:value="0.21348327398300199" table:style-name="ce1">
            <text:p>0.213483274</text:p>
          </table:table-cell>
          <table:table-cell office:value-type="float" office:value="-5.3635789081454303E-3" table:style-name="ce1">
            <text:p>-0.005363579</text:p>
          </table:table-cell>
          <table:table-cell office:value-type="float" office:value="-5.3635789081454303E-3" table:style-name="ce1">
            <text:p>-0.005363579</text:p>
          </table:table-cell>
          <table:table-cell office:value-type="float" office:value="-5.3635789081454303E-3" table:style-name="ce1">
            <text:p>-0.005363579</text:p>
          </table:table-cell>
          <table:table-cell office:value-type="float" office:value="-5.3635789081454303E-3" table:style-name="ce1">
            <text:p>-0.005363579</text:p>
          </table:table-cell>
          <table:table-cell office:value-type="float" office:value="-5.3635789081454303E-3" table:style-name="ce1">
            <text:p>-0.005363579</text:p>
          </table:table-cell>
          <table:table-cell office:value-type="float" office:value="-5.3635789081454303E-3" table:style-name="ce1">
            <text:p>-0.005363579</text:p>
          </table:table-cell>
          <table:table-cell office:value-type="float" office:value="-5.3635789081454303E-3" table:style-name="ce1">
            <text:p>-0.005363579</text:p>
          </table:table-cell>
          <table:table-cell office:value-type="float" office:value="-5.3635789081454303E-3" table:style-name="ce1">
            <text:p>-0.005363579</text:p>
          </table:table-cell>
          <table:table-cell office:value-type="float" office:value="-5.3635789081454303E-3" table:style-name="ce1">
            <text:p>-0.005363579</text:p>
          </table:table-cell>
          <table:table-cell office:value-type="float" office:value="-5.3635789081454303E-3" table:style-name="ce1">
            <text:p>-0.005363579</text:p>
          </table:table-cell>
          <table:table-cell table:style-name="ce1"/>
          <table:table-cell office:value-type="float" office:value="6.6076073098123101E-3" table:formula="of:=POWER([.B90]-[.A90]; 2)" table:style-name="ce1">
            <text:p>0.006607607</text:p>
          </table:table-cell>
          <table:table-cell office:value-type="float" office:value="4.789394502035952E-2" table:formula="of:=POWER([.C90]-[.B90]; 2)" table:style-name="ce1">
            <text:p>0.047893945</text:p>
          </table:table-cell>
          <table:table-cell office:value-type="float" office:value="0" table:formula="of:=POWER([.D90]-[.C90]; 2)" table:style-name="ce1">
            <text:p>0</text:p>
          </table:table-cell>
          <table:table-cell office:value-type="float" office:value="0" table:formula="of:=POWER([.E90]-[.D90]; 2)" table:style-name="ce1">
            <text:p>0</text:p>
          </table:table-cell>
          <table:table-cell office:value-type="float" office:value="0" table:formula="of:=POWER([.F90]-[.E90]; 2)" table:style-name="ce1">
            <text:p>0</text:p>
          </table:table-cell>
          <table:table-cell office:value-type="float" office:value="0" table:formula="of:=POWER([.G90]-[.F90]; 2)" table:style-name="ce1">
            <text:p>0</text:p>
          </table:table-cell>
          <table:table-cell office:value-type="float" office:value="0" table:formula="of:=POWER([.H90]-[.G90]; 2)" table:style-name="ce1">
            <text:p>0</text:p>
          </table:table-cell>
          <table:table-cell office:value-type="float" office:value="0" table:formula="of:=POWER([.I90]-[.H90]; 2)" table:style-name="ce1">
            <text:p>0</text:p>
          </table:table-cell>
          <table:table-cell office:value-type="float" office:value="0" table:formula="of:=POWER([.J90]-[.I90]; 2)" table:style-name="ce1">
            <text:p>0</text:p>
          </table:table-cell>
          <table:table-cell office:value-type="float" office:value="0" table:formula="of:=POWER([.K90]-[.J90]; 2)" table:style-name="ce1">
            <text:p>0</text:p>
          </table:table-cell>
          <table:table-cell office:value-type="float" office:value="0" table:formula="of:=POWER([.L90]-[.K90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-1.9365645945072198E-2" table:style-name="ce1">
            <text:p>-0.019365646</text:p>
          </table:table-cell>
          <table:table-cell office:value-type="float" office:value="-1.9365645945072198E-2" table:style-name="ce1">
            <text:p>-0.019365646</text:p>
          </table:table-cell>
          <table:table-cell office:value-type="float" office:value="-1.9365645945072198E-2" table:style-name="ce1">
            <text:p>-0.019365646</text:p>
          </table:table-cell>
          <table:table-cell office:value-type="float" office:value="-1.9365645945072198E-2" table:style-name="ce1">
            <text:p>-0.019365646</text:p>
          </table:table-cell>
          <table:table-cell office:value-type="float" office:value="-1.9365645945072198E-2" table:style-name="ce1">
            <text:p>-0.019365646</text:p>
          </table:table-cell>
          <table:table-cell office:value-type="float" office:value="-1.9365645945072198E-2" table:style-name="ce1">
            <text:p>-0.019365646</text:p>
          </table:table-cell>
          <table:table-cell office:value-type="float" office:value="-1.9365645945072198E-2" table:style-name="ce1">
            <text:p>-0.019365646</text:p>
          </table:table-cell>
          <table:table-cell office:value-type="float" office:value="-1.9365645945072198E-2" table:style-name="ce1">
            <text:p>-0.019365646</text:p>
          </table:table-cell>
          <table:table-cell office:value-type="float" office:value="-1.9365645945072198E-2" table:style-name="ce1">
            <text:p>-0.019365646</text:p>
          </table:table-cell>
          <table:table-cell office:value-type="float" office:value="-1.9365645945072198E-2" table:style-name="ce1">
            <text:p>-0.019365646</text:p>
          </table:table-cell>
          <table:table-cell office:value-type="float" office:value="-1.9365645945072198E-2" table:style-name="ce1">
            <text:p>-0.019365646</text:p>
          </table:table-cell>
          <table:table-cell office:value-type="float" office:value="-1.9365645945072198E-2" table:style-name="ce1">
            <text:p>-0.019365646</text:p>
          </table:table-cell>
          <table:table-cell table:style-name="ce1"/>
          <table:table-cell office:value-type="float" office:value="0" table:formula="of:=POWER([.B91]-[.A91]; 2)" table:style-name="ce1">
            <text:p>0</text:p>
          </table:table-cell>
          <table:table-cell office:value-type="float" office:value="0" table:formula="of:=POWER([.C91]-[.B91]; 2)" table:style-name="ce1">
            <text:p>0</text:p>
          </table:table-cell>
          <table:table-cell office:value-type="float" office:value="0" table:formula="of:=POWER([.D91]-[.C91]; 2)" table:style-name="ce1">
            <text:p>0</text:p>
          </table:table-cell>
          <table:table-cell office:value-type="float" office:value="0" table:formula="of:=POWER([.E91]-[.D91]; 2)" table:style-name="ce1">
            <text:p>0</text:p>
          </table:table-cell>
          <table:table-cell office:value-type="float" office:value="0" table:formula="of:=POWER([.F91]-[.E91]; 2)" table:style-name="ce1">
            <text:p>0</text:p>
          </table:table-cell>
          <table:table-cell office:value-type="float" office:value="0" table:formula="of:=POWER([.G91]-[.F91]; 2)" table:style-name="ce1">
            <text:p>0</text:p>
          </table:table-cell>
          <table:table-cell office:value-type="float" office:value="0" table:formula="of:=POWER([.H91]-[.G91]; 2)" table:style-name="ce1">
            <text:p>0</text:p>
          </table:table-cell>
          <table:table-cell office:value-type="float" office:value="0" table:formula="of:=POWER([.I91]-[.H91]; 2)" table:style-name="ce1">
            <text:p>0</text:p>
          </table:table-cell>
          <table:table-cell office:value-type="float" office:value="0" table:formula="of:=POWER([.J91]-[.I91]; 2)" table:style-name="ce1">
            <text:p>0</text:p>
          </table:table-cell>
          <table:table-cell office:value-type="float" office:value="0" table:formula="of:=POWER([.K91]-[.J91]; 2)" table:style-name="ce1">
            <text:p>0</text:p>
          </table:table-cell>
          <table:table-cell office:value-type="float" office:value="0" table:formula="of:=POWER([.L91]-[.K91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0.13805408775806399" table:style-name="ce1">
            <text:p>0.138054088</text:p>
          </table:table-cell>
          <table:table-cell office:value-type="float" office:value="-4.9387793987989398E-2" table:style-name="ce1">
            <text:p>-0.049387794</text:p>
          </table:table-cell>
          <table:table-cell office:value-type="float" office:value="-4.9387793987989398E-2" table:style-name="ce1">
            <text:p>-0.049387794</text:p>
          </table:table-cell>
          <table:table-cell office:value-type="float" office:value="-4.9387793987989398E-2" table:style-name="ce1">
            <text:p>-0.049387794</text:p>
          </table:table-cell>
          <table:table-cell office:value-type="float" office:value="-4.9387793987989398E-2" table:style-name="ce1">
            <text:p>-0.049387794</text:p>
          </table:table-cell>
          <table:table-cell office:value-type="float" office:value="-4.9387793987989398E-2" table:style-name="ce1">
            <text:p>-0.049387794</text:p>
          </table:table-cell>
          <table:table-cell office:value-type="float" office:value="-4.9387793987989398E-2" table:style-name="ce1">
            <text:p>-0.049387794</text:p>
          </table:table-cell>
          <table:table-cell office:value-type="float" office:value="-4.9387793987989398E-2" table:style-name="ce1">
            <text:p>-0.049387794</text:p>
          </table:table-cell>
          <table:table-cell office:value-type="float" office:value="-4.9387793987989398E-2" table:style-name="ce1">
            <text:p>-0.049387794</text:p>
          </table:table-cell>
          <table:table-cell office:value-type="float" office:value="-4.9387793987989398E-2" table:style-name="ce1">
            <text:p>-0.049387794</text:p>
          </table:table-cell>
          <table:table-cell office:value-type="float" office:value="-4.9387793987989398E-2" table:style-name="ce1">
            <text:p>-0.049387794</text:p>
          </table:table-cell>
          <table:table-cell office:value-type="float" office:value="-4.9387793987989398E-2" table:style-name="ce1">
            <text:p>-0.049387794</text:p>
          </table:table-cell>
          <table:table-cell table:style-name="ce1"/>
          <table:table-cell office:value-type="float" office:value="3.5134459032501467E-2" table:formula="of:=POWER([.B92]-[.A92]; 2)" table:style-name="ce1">
            <text:p>0.035134459</text:p>
          </table:table-cell>
          <table:table-cell office:value-type="float" office:value="0" table:formula="of:=POWER([.C92]-[.B92]; 2)" table:style-name="ce1">
            <text:p>0</text:p>
          </table:table-cell>
          <table:table-cell office:value-type="float" office:value="0" table:formula="of:=POWER([.D92]-[.C92]; 2)" table:style-name="ce1">
            <text:p>0</text:p>
          </table:table-cell>
          <table:table-cell office:value-type="float" office:value="0" table:formula="of:=POWER([.E92]-[.D92]; 2)" table:style-name="ce1">
            <text:p>0</text:p>
          </table:table-cell>
          <table:table-cell office:value-type="float" office:value="0" table:formula="of:=POWER([.F92]-[.E92]; 2)" table:style-name="ce1">
            <text:p>0</text:p>
          </table:table-cell>
          <table:table-cell office:value-type="float" office:value="0" table:formula="of:=POWER([.G92]-[.F92]; 2)" table:style-name="ce1">
            <text:p>0</text:p>
          </table:table-cell>
          <table:table-cell office:value-type="float" office:value="0" table:formula="of:=POWER([.H92]-[.G92]; 2)" table:style-name="ce1">
            <text:p>0</text:p>
          </table:table-cell>
          <table:table-cell office:value-type="float" office:value="0" table:formula="of:=POWER([.I92]-[.H92]; 2)" table:style-name="ce1">
            <text:p>0</text:p>
          </table:table-cell>
          <table:table-cell office:value-type="float" office:value="0" table:formula="of:=POWER([.J92]-[.I92]; 2)" table:style-name="ce1">
            <text:p>0</text:p>
          </table:table-cell>
          <table:table-cell office:value-type="float" office:value="0" table:formula="of:=POWER([.K92]-[.J92]; 2)" table:style-name="ce1">
            <text:p>0</text:p>
          </table:table-cell>
          <table:table-cell office:value-type="float" office:value="0" table:formula="of:=POWER([.L92]-[.K92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-0.41323247551918002" table:style-name="ce1">
            <text:p>-0.413232476</text:p>
          </table:table-cell>
          <table:table-cell office:value-type="float" office:value="-1.1913913488388099" table:style-name="ce1">
            <text:p>-1.191391349</text:p>
          </table:table-cell>
          <table:table-cell office:value-type="float" office:value="-1.1913913488388099" table:style-name="ce1">
            <text:p>-1.191391349</text:p>
          </table:table-cell>
          <table:table-cell office:value-type="float" office:value="-1.1913913488388099" table:style-name="ce1">
            <text:p>-1.191391349</text:p>
          </table:table-cell>
          <table:table-cell office:value-type="float" office:value="-1.1913913488388099" table:style-name="ce1">
            <text:p>-1.191391349</text:p>
          </table:table-cell>
          <table:table-cell office:value-type="float" office:value="-1.1913913488388099" table:style-name="ce1">
            <text:p>-1.191391349</text:p>
          </table:table-cell>
          <table:table-cell office:value-type="float" office:value="-1.1913913488388099" table:style-name="ce1">
            <text:p>-1.191391349</text:p>
          </table:table-cell>
          <table:table-cell office:value-type="float" office:value="-1.1913913488388099" table:style-name="ce1">
            <text:p>-1.191391349</text:p>
          </table:table-cell>
          <table:table-cell office:value-type="float" office:value="-1.1913913488388099" table:style-name="ce1">
            <text:p>-1.191391349</text:p>
          </table:table-cell>
          <table:table-cell office:value-type="float" office:value="-1.1913913488388099" table:style-name="ce1">
            <text:p>-1.191391349</text:p>
          </table:table-cell>
          <table:table-cell office:value-type="float" office:value="-1.1913913488388099" table:style-name="ce1">
            <text:p>-1.191391349</text:p>
          </table:table-cell>
          <table:table-cell office:value-type="float" office:value="-1.1913913488388099" table:style-name="ce1">
            <text:p>-1.191391349</text:p>
          </table:table-cell>
          <table:table-cell table:style-name="ce1"/>
          <table:table-cell office:value-type="float" office:value="0.60553123212607574" table:formula="of:=POWER([.B93]-[.A93]; 2)" table:style-name="ce1">
            <text:p>0.605531232</text:p>
          </table:table-cell>
          <table:table-cell office:value-type="float" office:value="0" table:formula="of:=POWER([.C93]-[.B93]; 2)" table:style-name="ce1">
            <text:p>0</text:p>
          </table:table-cell>
          <table:table-cell office:value-type="float" office:value="0" table:formula="of:=POWER([.D93]-[.C93]; 2)" table:style-name="ce1">
            <text:p>0</text:p>
          </table:table-cell>
          <table:table-cell office:value-type="float" office:value="0" table:formula="of:=POWER([.E93]-[.D93]; 2)" table:style-name="ce1">
            <text:p>0</text:p>
          </table:table-cell>
          <table:table-cell office:value-type="float" office:value="0" table:formula="of:=POWER([.F93]-[.E93]; 2)" table:style-name="ce1">
            <text:p>0</text:p>
          </table:table-cell>
          <table:table-cell office:value-type="float" office:value="0" table:formula="of:=POWER([.G93]-[.F93]; 2)" table:style-name="ce1">
            <text:p>0</text:p>
          </table:table-cell>
          <table:table-cell office:value-type="float" office:value="0" table:formula="of:=POWER([.H93]-[.G93]; 2)" table:style-name="ce1">
            <text:p>0</text:p>
          </table:table-cell>
          <table:table-cell office:value-type="float" office:value="0" table:formula="of:=POWER([.I93]-[.H93]; 2)" table:style-name="ce1">
            <text:p>0</text:p>
          </table:table-cell>
          <table:table-cell office:value-type="float" office:value="0" table:formula="of:=POWER([.J93]-[.I93]; 2)" table:style-name="ce1">
            <text:p>0</text:p>
          </table:table-cell>
          <table:table-cell office:value-type="float" office:value="0" table:formula="of:=POWER([.K93]-[.J93]; 2)" table:style-name="ce1">
            <text:p>0</text:p>
          </table:table-cell>
          <table:table-cell office:value-type="float" office:value="0" table:formula="of:=POWER([.L93]-[.K93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6.5908096730709104E-2" table:style-name="ce1">
            <text:p>0.065908097</text:p>
          </table:table-cell>
          <table:table-cell office:value-type="float" office:value="-8.6177758872509003E-2" table:style-name="ce1">
            <text:p>-0.086177759</text:p>
          </table:table-cell>
          <table:table-cell office:value-type="float" office:value="7.1170128881931305E-2" table:style-name="ce1">
            <text:p>0.071170129</text:p>
          </table:table-cell>
          <table:table-cell office:value-type="float" office:value="5.29363229870796E-2" table:style-name="ce1">
            <text:p>0.052936323</text:p>
          </table:table-cell>
          <table:table-cell office:value-type="float" office:value="7.5128246098756799E-3" table:style-name="ce1">
            <text:p>0.007512825</text:p>
          </table:table-cell>
          <table:table-cell office:value-type="float" office:value="5.1606935448944603E-3" table:style-name="ce1">
            <text:p>0.005160694</text:p>
          </table:table-cell>
          <table:table-cell office:value-type="float" office:value="-2.7009908109903301E-2" table:style-name="ce1">
            <text:p>-0.027009908</text:p>
          </table:table-cell>
          <table:table-cell office:value-type="float" office:value="6.1079520732164397E-2" table:style-name="ce1">
            <text:p>0.061079521</text:p>
          </table:table-cell>
          <table:table-cell office:value-type="float" office:value="-6.6340729594230693E-2" table:style-name="ce1">
            <text:p>-0.06634073</text:p>
          </table:table-cell>
          <table:table-cell office:value-type="float" office:value="1.36949345469475E-2" table:style-name="ce1">
            <text:p>0.013694935</text:p>
          </table:table-cell>
          <table:table-cell office:value-type="float" office:value="1.28619251772761E-2" table:style-name="ce1">
            <text:p>0.012861925</text:p>
          </table:table-cell>
          <table:table-cell office:value-type="float" office:value="-3.1987063586711897E-2" table:style-name="ce1">
            <text:p>-0.031987064</text:p>
          </table:table-cell>
          <table:table-cell table:style-name="ce1"/>
          <table:table-cell office:value-type="float" office:value="2.3130107474562907E-2" table:formula="of:=POWER([.B94]-[.A94]; 2)" table:style-name="ce1">
            <text:p>0.023130107</text:p>
          </table:table-cell>
          <table:table-cell office:value-type="float" office:value="2.4758357780783946E-2" table:formula="of:=POWER([.C94]-[.B94]; 2)" table:style-name="ce1">
            <text:p>0.024758358</text:p>
          </table:table-cell>
          <table:table-cell office:value-type="float" office:value="3.324716774111288E-4" table:formula="of:=POWER([.D94]-[.C94]; 2)" table:style-name="ce1">
            <text:p>0.000332472</text:p>
          </table:table-cell>
          <table:table-cell office:value-type="float" office:value="2.0632942048238474E-3" table:formula="of:=POWER([.E94]-[.D94]; 2)" table:style-name="ce1">
            <text:p>0.002063294</text:p>
          </table:table-cell>
          <table:table-cell office:value-type="float" office:value="5.5325205468496865E-6" table:formula="of:=POWER([.F94]-[.E94]; 2)" table:style-name="ce1">
            <text:p>5.53252E-06</text:p>
          </table:table-cell>
          <table:table-cell office:value-type="float" office:value="1.0349476108316767E-3" table:formula="of:=POWER([.G94]-[.F94]; 2)" table:style-name="ce1">
            <text:p>0.001034948</text:p>
          </table:table-cell>
          <table:table-cell office:value-type="float" office:value="7.7597474737217068E-3" table:formula="of:=POWER([.H94]-[.G94]; 2)" table:style-name="ce1">
            <text:p>0.007759747</text:p>
          </table:table-cell>
          <table:table-cell office:value-type="float" office:value="1.6235920193241188E-2" table:formula="of:=POWER([.I94]-[.H94]; 2)" table:style-name="ce1">
            <text:p>0.01623592</text:p>
          </table:table-cell>
          <table:table-cell office:value-type="float" office:value="6.4057075345194756E-3" table:formula="of:=POWER([.J94]-[.I94]; 2)" table:style-name="ce1">
            <text:p>0.006405708</text:p>
          </table:table-cell>
          <table:table-cell office:value-type="float" office:value="6.9390460996034354E-7" table:formula="of:=POWER([.K94]-[.J94]; 2)" table:style-name="ce1">
            <text:p>6.93905E-07</text:p>
          </table:table-cell>
          <table:table-cell office:value-type="float" office:value="2.0114317931523218E-3" table:formula="of:=POWER([.L94]-[.K94]; 2)" table:style-name="ce1">
            <text:p>0.002011432</text:p>
          </table:table-cell>
          <table:table-cell table:number-columns-repeated="16360"/>
        </table:table-row>
        <table:table-row table:style-name="ro1">
          <table:table-cell office:value-type="float" office:value="-2.5545896962285E-2" table:style-name="ce1">
            <text:p>-0.025545897</text:p>
          </table:table-cell>
          <table:table-cell office:value-type="float" office:value="-2.5545896962285E-2" table:style-name="ce1">
            <text:p>-0.025545897</text:p>
          </table:table-cell>
          <table:table-cell office:value-type="float" office:value="-2.5545896962285E-2" table:style-name="ce1">
            <text:p>-0.025545897</text:p>
          </table:table-cell>
          <table:table-cell office:value-type="float" office:value="-2.5545896962285E-2" table:style-name="ce1">
            <text:p>-0.025545897</text:p>
          </table:table-cell>
          <table:table-cell office:value-type="float" office:value="-2.5545896962285E-2" table:style-name="ce1">
            <text:p>-0.025545897</text:p>
          </table:table-cell>
          <table:table-cell office:value-type="float" office:value="-2.5545896962285E-2" table:style-name="ce1">
            <text:p>-0.025545897</text:p>
          </table:table-cell>
          <table:table-cell office:value-type="float" office:value="-2.5545896962285E-2" table:style-name="ce1">
            <text:p>-0.025545897</text:p>
          </table:table-cell>
          <table:table-cell office:value-type="float" office:value="-2.5545896962285E-2" table:style-name="ce1">
            <text:p>-0.025545897</text:p>
          </table:table-cell>
          <table:table-cell office:value-type="float" office:value="-2.5545896962285E-2" table:style-name="ce1">
            <text:p>-0.025545897</text:p>
          </table:table-cell>
          <table:table-cell office:value-type="float" office:value="-2.5545896962285E-2" table:style-name="ce1">
            <text:p>-0.025545897</text:p>
          </table:table-cell>
          <table:table-cell office:value-type="float" office:value="-2.5545896962285E-2" table:style-name="ce1">
            <text:p>-0.025545897</text:p>
          </table:table-cell>
          <table:table-cell office:value-type="float" office:value="-2.5545896962285E-2" table:style-name="ce1">
            <text:p>-0.025545897</text:p>
          </table:table-cell>
          <table:table-cell table:style-name="ce1"/>
          <table:table-cell office:value-type="float" office:value="0" table:formula="of:=POWER([.B95]-[.A95]; 2)" table:style-name="ce1">
            <text:p>0</text:p>
          </table:table-cell>
          <table:table-cell office:value-type="float" office:value="0" table:formula="of:=POWER([.C95]-[.B95]; 2)" table:style-name="ce1">
            <text:p>0</text:p>
          </table:table-cell>
          <table:table-cell office:value-type="float" office:value="0" table:formula="of:=POWER([.D95]-[.C95]; 2)" table:style-name="ce1">
            <text:p>0</text:p>
          </table:table-cell>
          <table:table-cell office:value-type="float" office:value="0" table:formula="of:=POWER([.E95]-[.D95]; 2)" table:style-name="ce1">
            <text:p>0</text:p>
          </table:table-cell>
          <table:table-cell office:value-type="float" office:value="0" table:formula="of:=POWER([.F95]-[.E95]; 2)" table:style-name="ce1">
            <text:p>0</text:p>
          </table:table-cell>
          <table:table-cell office:value-type="float" office:value="0" table:formula="of:=POWER([.G95]-[.F95]; 2)" table:style-name="ce1">
            <text:p>0</text:p>
          </table:table-cell>
          <table:table-cell office:value-type="float" office:value="0" table:formula="of:=POWER([.H95]-[.G95]; 2)" table:style-name="ce1">
            <text:p>0</text:p>
          </table:table-cell>
          <table:table-cell office:value-type="float" office:value="0" table:formula="of:=POWER([.I95]-[.H95]; 2)" table:style-name="ce1">
            <text:p>0</text:p>
          </table:table-cell>
          <table:table-cell office:value-type="float" office:value="0" table:formula="of:=POWER([.J95]-[.I95]; 2)" table:style-name="ce1">
            <text:p>0</text:p>
          </table:table-cell>
          <table:table-cell office:value-type="float" office:value="0" table:formula="of:=POWER([.K95]-[.J95]; 2)" table:style-name="ce1">
            <text:p>0</text:p>
          </table:table-cell>
          <table:table-cell office:value-type="float" office:value="0" table:formula="of:=POWER([.L95]-[.K95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-0.56665700674056996" table:style-name="ce1">
            <text:p>-0.566657007</text:p>
          </table:table-cell>
          <table:table-cell office:value-type="float" office:value="-0.95443570613861095" table:style-name="ce1">
            <text:p>-0.954435706</text:p>
          </table:table-cell>
          <table:table-cell office:value-type="float" office:value="-0.32725131511688199" table:style-name="ce1">
            <text:p>-0.327251315</text:p>
          </table:table-cell>
          <table:table-cell office:value-type="float" office:value="-0.33863791823387102" table:style-name="ce1">
            <text:p>-0.338637918</text:p>
          </table:table-cell>
          <table:table-cell office:value-type="float" office:value="-0.37568899989128102" table:style-name="ce1">
            <text:p>-0.375689</text:p>
          </table:table-cell>
          <table:table-cell office:value-type="float" office:value="-0.400960743427277" table:style-name="ce1">
            <text:p>-0.400960743</text:p>
          </table:table-cell>
          <table:table-cell office:value-type="float" office:value="-0.36241465806961098" table:style-name="ce1">
            <text:p>-0.362414658</text:p>
          </table:table-cell>
          <table:table-cell office:value-type="float" office:value="-0.41540583968162498" table:style-name="ce1">
            <text:p>-0.41540584</text:p>
          </table:table-cell>
          <table:table-cell office:value-type="float" office:value="1.3989265076816099E-2" table:style-name="ce1">
            <text:p>0.013989265</text:p>
          </table:table-cell>
          <table:table-cell office:value-type="float" office:value="0.108345292508602" table:style-name="ce1">
            <text:p>0.108345293</text:p>
          </table:table-cell>
          <table:table-cell office:value-type="float" office:value="6.5431870520114899E-2" table:style-name="ce1">
            <text:p>0.065431871</text:p>
          </table:table-cell>
          <table:table-cell office:value-type="float" office:value="6.3598409295082106E-2" table:style-name="ce1">
            <text:p>0.063598409</text:p>
          </table:table-cell>
          <table:table-cell table:style-name="ce1"/>
          <table:table-cell office:value-type="float" office:value="0.15037231970683623" table:formula="of:=POWER([.B96]-[.A96]; 2)" table:style-name="ce1">
            <text:p>0.15037232</text:p>
          </table:table-cell>
          <table:table-cell office:value-type="float" office:value="0.39336026034129701" table:formula="of:=POWER([.C96]-[.B96]; 2)" table:style-name="ce1">
            <text:p>0.39336026</text:p>
          </table:table-cell>
          <table:table-cell office:value-type="float" office:value="1.2965473054382418E-4" table:formula="of:=POWER([.D96]-[.C96]; 2)" table:style-name="ce1">
            <text:p>0.000129655</text:p>
          </table:table-cell>
          <table:table-cell office:value-type="float" office:value="1.3727826519840639E-3" table:formula="of:=POWER([.E96]-[.D96]; 2)" table:style-name="ce1">
            <text:p>0.001372783</text:p>
          </table:table-cell>
          <table:table-cell office:value-type="float" office:value="6.3866102134915476E-4" table:formula="of:=POWER([.F96]-[.E96]; 2)" table:style-name="ce1">
            <text:p>0.000638661</text:p>
          </table:table-cell>
          <table:table-cell office:value-type="float" office:value="1.4858006964004744E-3" table:formula="of:=POWER([.G96]-[.F96]; 2)" table:style-name="ce1">
            <text:p>0.001485801</text:p>
          </table:table-cell>
          <table:table-cell office:value-type="float" office:value="2.8080653286374499E-3" table:formula="of:=POWER([.H96]-[.G96]; 2)" table:style-name="ce1">
            <text:p>0.002808065</text:p>
          </table:table-cell>
          <table:table-cell office:value-type="float" office:value="0.18438015599051258" table:formula="of:=POWER([.I96]-[.H96]; 2)" table:style-name="ce1">
            <text:p>0.184380156</text:p>
          </table:table-cell>
          <table:table-cell office:value-type="float" office:value="8.9030599127079349E-3" table:formula="of:=POWER([.J96]-[.I96]; 2)" table:style-name="ce1">
            <text:p>0.00890306</text:p>
          </table:table-cell>
          <table:table-cell office:value-type="float" office:value="1.8415617867619685E-3" table:formula="of:=POWER([.K96]-[.J96]; 2)" table:style-name="ce1">
            <text:p>0.001841562</text:p>
          </table:table-cell>
          <table:table-cell office:value-type="float" office:value="3.3615800636987483E-6" table:formula="of:=POWER([.L96]-[.K96]; 2)" table:style-name="ce1">
            <text:p>3.36158E-06</text:p>
          </table:table-cell>
          <table:table-cell table:number-columns-repeated="16360"/>
        </table:table-row>
        <table:table-row table:style-name="ro1">
          <table:table-cell office:value-type="float" office:value="-1.1497727595269701E-2" table:style-name="ce1">
            <text:p>-0.011497728</text:p>
          </table:table-cell>
          <table:table-cell office:value-type="float" office:value="-1.1497727595269701E-2" table:style-name="ce1">
            <text:p>-0.011497728</text:p>
          </table:table-cell>
          <table:table-cell office:value-type="float" office:value="-1.1497727595269701E-2" table:style-name="ce1">
            <text:p>-0.011497728</text:p>
          </table:table-cell>
          <table:table-cell office:value-type="float" office:value="-1.1497727595269701E-2" table:style-name="ce1">
            <text:p>-0.011497728</text:p>
          </table:table-cell>
          <table:table-cell office:value-type="float" office:value="-1.1497727595269701E-2" table:style-name="ce1">
            <text:p>-0.011497728</text:p>
          </table:table-cell>
          <table:table-cell office:value-type="float" office:value="-1.1497727595269701E-2" table:style-name="ce1">
            <text:p>-0.011497728</text:p>
          </table:table-cell>
          <table:table-cell office:value-type="float" office:value="-1.1497727595269701E-2" table:style-name="ce1">
            <text:p>-0.011497728</text:p>
          </table:table-cell>
          <table:table-cell office:value-type="float" office:value="-1.1497727595269701E-2" table:style-name="ce1">
            <text:p>-0.011497728</text:p>
          </table:table-cell>
          <table:table-cell office:value-type="float" office:value="-1.1497727595269701E-2" table:style-name="ce1">
            <text:p>-0.011497728</text:p>
          </table:table-cell>
          <table:table-cell office:value-type="float" office:value="-1.1497727595269701E-2" table:style-name="ce1">
            <text:p>-0.011497728</text:p>
          </table:table-cell>
          <table:table-cell office:value-type="float" office:value="-1.1497727595269701E-2" table:style-name="ce1">
            <text:p>-0.011497728</text:p>
          </table:table-cell>
          <table:table-cell office:value-type="float" office:value="-1.1497727595269701E-2" table:style-name="ce1">
            <text:p>-0.011497728</text:p>
          </table:table-cell>
          <table:table-cell table:style-name="ce1"/>
          <table:table-cell office:value-type="float" office:value="0" table:formula="of:=POWER([.B97]-[.A97]; 2)" table:style-name="ce1">
            <text:p>0</text:p>
          </table:table-cell>
          <table:table-cell office:value-type="float" office:value="0" table:formula="of:=POWER([.C97]-[.B97]; 2)" table:style-name="ce1">
            <text:p>0</text:p>
          </table:table-cell>
          <table:table-cell office:value-type="float" office:value="0" table:formula="of:=POWER([.D97]-[.C97]; 2)" table:style-name="ce1">
            <text:p>0</text:p>
          </table:table-cell>
          <table:table-cell office:value-type="float" office:value="0" table:formula="of:=POWER([.E97]-[.D97]; 2)" table:style-name="ce1">
            <text:p>0</text:p>
          </table:table-cell>
          <table:table-cell office:value-type="float" office:value="0" table:formula="of:=POWER([.F97]-[.E97]; 2)" table:style-name="ce1">
            <text:p>0</text:p>
          </table:table-cell>
          <table:table-cell office:value-type="float" office:value="0" table:formula="of:=POWER([.G97]-[.F97]; 2)" table:style-name="ce1">
            <text:p>0</text:p>
          </table:table-cell>
          <table:table-cell office:value-type="float" office:value="0" table:formula="of:=POWER([.H97]-[.G97]; 2)" table:style-name="ce1">
            <text:p>0</text:p>
          </table:table-cell>
          <table:table-cell office:value-type="float" office:value="0" table:formula="of:=POWER([.I97]-[.H97]; 2)" table:style-name="ce1">
            <text:p>0</text:p>
          </table:table-cell>
          <table:table-cell office:value-type="float" office:value="0" table:formula="of:=POWER([.J97]-[.I97]; 2)" table:style-name="ce1">
            <text:p>0</text:p>
          </table:table-cell>
          <table:table-cell office:value-type="float" office:value="0" table:formula="of:=POWER([.K97]-[.J97]; 2)" table:style-name="ce1">
            <text:p>0</text:p>
          </table:table-cell>
          <table:table-cell office:value-type="float" office:value="0" table:formula="of:=POWER([.L97]-[.K97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-0.84711438417434703" table:style-name="ce1">
            <text:p>-0.847114384</text:p>
          </table:table-cell>
          <table:table-cell office:value-type="float" office:value="-1.17704105377197" table:style-name="ce1">
            <text:p>-1.177041054</text:p>
          </table:table-cell>
          <table:table-cell office:value-type="float" office:value="-1.17704105377197" table:style-name="ce1">
            <text:p>-1.177041054</text:p>
          </table:table-cell>
          <table:table-cell office:value-type="float" office:value="-1.17704105377197" table:style-name="ce1">
            <text:p>-1.177041054</text:p>
          </table:table-cell>
          <table:table-cell office:value-type="float" office:value="-1.17704105377197" table:style-name="ce1">
            <text:p>-1.177041054</text:p>
          </table:table-cell>
          <table:table-cell office:value-type="float" office:value="-1.17704105377197" table:style-name="ce1">
            <text:p>-1.177041054</text:p>
          </table:table-cell>
          <table:table-cell office:value-type="float" office:value="-1.17704105377197" table:style-name="ce1">
            <text:p>-1.177041054</text:p>
          </table:table-cell>
          <table:table-cell office:value-type="float" office:value="-1.17704105377197" table:style-name="ce1">
            <text:p>-1.177041054</text:p>
          </table:table-cell>
          <table:table-cell office:value-type="float" office:value="-1.17704105377197" table:style-name="ce1">
            <text:p>-1.177041054</text:p>
          </table:table-cell>
          <table:table-cell office:value-type="float" office:value="-1.17704105377197" table:style-name="ce1">
            <text:p>-1.177041054</text:p>
          </table:table-cell>
          <table:table-cell office:value-type="float" office:value="-1.17704105377197" table:style-name="ce1">
            <text:p>-1.177041054</text:p>
          </table:table-cell>
          <table:table-cell office:value-type="float" office:value="-1.17704105377197" table:style-name="ce1">
            <text:p>-1.177041054</text:p>
          </table:table-cell>
          <table:table-cell table:style-name="ce1"/>
          <table:table-cell office:value-type="float" office:value="0.10885160731177906" table:formula="of:=POWER([.B98]-[.A98]; 2)" table:style-name="ce1">
            <text:p>0.108851607</text:p>
          </table:table-cell>
          <table:table-cell office:value-type="float" office:value="0" table:formula="of:=POWER([.C98]-[.B98]; 2)" table:style-name="ce1">
            <text:p>0</text:p>
          </table:table-cell>
          <table:table-cell office:value-type="float" office:value="0" table:formula="of:=POWER([.D98]-[.C98]; 2)" table:style-name="ce1">
            <text:p>0</text:p>
          </table:table-cell>
          <table:table-cell office:value-type="float" office:value="0" table:formula="of:=POWER([.E98]-[.D98]; 2)" table:style-name="ce1">
            <text:p>0</text:p>
          </table:table-cell>
          <table:table-cell office:value-type="float" office:value="0" table:formula="of:=POWER([.F98]-[.E98]; 2)" table:style-name="ce1">
            <text:p>0</text:p>
          </table:table-cell>
          <table:table-cell office:value-type="float" office:value="0" table:formula="of:=POWER([.G98]-[.F98]; 2)" table:style-name="ce1">
            <text:p>0</text:p>
          </table:table-cell>
          <table:table-cell office:value-type="float" office:value="0" table:formula="of:=POWER([.H98]-[.G98]; 2)" table:style-name="ce1">
            <text:p>0</text:p>
          </table:table-cell>
          <table:table-cell office:value-type="float" office:value="0" table:formula="of:=POWER([.I98]-[.H98]; 2)" table:style-name="ce1">
            <text:p>0</text:p>
          </table:table-cell>
          <table:table-cell office:value-type="float" office:value="0" table:formula="of:=POWER([.J98]-[.I98]; 2)" table:style-name="ce1">
            <text:p>0</text:p>
          </table:table-cell>
          <table:table-cell office:value-type="float" office:value="0" table:formula="of:=POWER([.K98]-[.J98]; 2)" table:style-name="ce1">
            <text:p>0</text:p>
          </table:table-cell>
          <table:table-cell office:value-type="float" office:value="0" table:formula="of:=POWER([.L98]-[.K98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-0.15838465094566301" table:style-name="ce1">
            <text:p>-0.158384651</text:p>
          </table:table-cell>
          <table:table-cell office:value-type="float" office:value="-6.0449093580245998E-3" table:style-name="ce1">
            <text:p>-0.006044909</text:p>
          </table:table-cell>
          <table:table-cell office:value-type="float" office:value="-2.3786388337612201E-2" table:style-name="ce1">
            <text:p>-0.023786388</text:p>
          </table:table-cell>
          <table:table-cell office:value-type="float" office:value="-3.9907764643430703E-2" table:style-name="ce1">
            <text:p>-0.039907765</text:p>
          </table:table-cell>
          <table:table-cell office:value-type="float" office:value="-4.07515913248062E-2" table:style-name="ce1">
            <text:p>-0.040751591</text:p>
          </table:table-cell>
          <table:table-cell office:value-type="float" office:value="2.04268917441368E-2" table:style-name="ce1">
            <text:p>0.020426892</text:p>
          </table:table-cell>
          <table:table-cell office:value-type="float" office:value="-3.5300511866807903E-2" table:style-name="ce1">
            <text:p>-0.035300512</text:p>
          </table:table-cell>
          <table:table-cell office:value-type="float" office:value="-6.0079202055931098E-2" table:style-name="ce1">
            <text:p>-0.060079202</text:p>
          </table:table-cell>
          <table:table-cell office:value-type="float" office:value="-2.9287802055478099E-2" table:style-name="ce1">
            <text:p>-0.029287802</text:p>
          </table:table-cell>
          <table:table-cell office:value-type="float" office:value="-2.47849207371473E-2" table:style-name="ce1">
            <text:p>-0.024784921</text:p>
          </table:table-cell>
          <table:table-cell office:value-type="float" office:value="8.9251156896352803E-3" table:style-name="ce1">
            <text:p>0.008925116</text:p>
          </table:table-cell>
          <table:table-cell office:value-type="float" office:value="-6.8598270416259793E-2" table:style-name="ce1">
            <text:p>-0.06859827</text:p>
          </table:table-cell>
          <table:table-cell table:style-name="ce1"/>
          <table:table-cell office:value-type="float" office:value="2.3207396866988448E-2" table:formula="of:=POWER([.B99]-[.A99]; 2)" table:style-name="ce1">
            <text:p>0.023207397</text:p>
          </table:table-cell>
          <table:table-cell office:value-type="float" office:value="3.147600763831487E-4" table:formula="of:=POWER([.C99]-[.B99]; 2)" table:style-name="ce1">
            <text:p>0.00031476</text:p>
          </table:table-cell>
          <table:table-cell office:value-type="float" office:value="2.5989877399380622E-4" table:formula="of:=POWER([.D99]-[.C99]; 2)" table:style-name="ce1">
            <text:p>0.000259899</text:p>
          </table:table-cell>
          <table:table-cell office:value-type="float" office:value="7.1204346820118382E-7" table:formula="of:=POWER([.E99]-[.D99]; 2)" table:style-name="ce1">
            <text:p>7.12043E-07</text:p>
          </table:table-cell>
          <table:table-cell office:value-type="float" office:value="3.7428067906169447E-3" table:formula="of:=POWER([.F99]-[.E99]; 2)" table:style-name="ce1">
            <text:p>0.003742807</text:p>
          </table:table-cell>
          <table:table-cell office:value-type="float" office:value="3.105543513217133E-3" table:formula="of:=POWER([.G99]-[.F99]; 2)" table:style-name="ce1">
            <text:p>0.003105544</text:p>
          </table:table-cell>
          <table:table-cell office:value-type="float" office:value="6.1398348748855009E-4" table:formula="of:=POWER([.H99]-[.G99]; 2)" table:style-name="ce1">
            <text:p>0.000613983</text:p>
          </table:table-cell>
          <table:table-cell office:value-type="float" office:value="9.4811031398789694E-4" table:formula="of:=POWER([.I99]-[.H99]; 2)" table:style-name="ce1">
            <text:p>0.00094811</text:p>
          </table:table-cell>
          <table:table-cell office:value-type="float" office:value="2.0275940166972518E-5" table:formula="of:=POWER([.J99]-[.I99]; 2)" table:style-name="ce1">
            <text:p>2.02759E-05</text:p>
          </table:table-cell>
          <table:table-cell office:value-type="float" office:value="1.1363665558950084E-3" table:formula="of:=POWER([.K99]-[.J99]; 2)" table:style-name="ce1">
            <text:p>0.001136367</text:p>
          </table:table-cell>
          <table:table-cell office:value-type="float" office:value="6.0098753933236848E-3" table:formula="of:=POWER([.L99]-[.K99]; 2)" table:style-name="ce1">
            <text:p>0.006009875</text:p>
          </table:table-cell>
          <table:table-cell table:number-columns-repeated="16360"/>
        </table:table-row>
        <table:table-row table:style-name="ro1">
          <table:table-cell office:value-type="float" office:value="-0.16521763801574699" table:style-name="ce1">
            <text:p>-0.165217638</text:p>
          </table:table-cell>
          <table:table-cell office:value-type="float" office:value="-0.11370450258254999" table:style-name="ce1">
            <text:p>-0.113704503</text:p>
          </table:table-cell>
          <table:table-cell office:value-type="float" office:value="-0.11370450258254999" table:style-name="ce1">
            <text:p>-0.113704503</text:p>
          </table:table-cell>
          <table:table-cell office:value-type="float" office:value="-0.11370450258254999" table:style-name="ce1">
            <text:p>-0.113704503</text:p>
          </table:table-cell>
          <table:table-cell office:value-type="float" office:value="-0.11370450258254999" table:style-name="ce1">
            <text:p>-0.113704503</text:p>
          </table:table-cell>
          <table:table-cell office:value-type="float" office:value="-0.11370450258254999" table:style-name="ce1">
            <text:p>-0.113704503</text:p>
          </table:table-cell>
          <table:table-cell office:value-type="float" office:value="-0.11370450258254999" table:style-name="ce1">
            <text:p>-0.113704503</text:p>
          </table:table-cell>
          <table:table-cell office:value-type="float" office:value="-0.11370450258254999" table:style-name="ce1">
            <text:p>-0.113704503</text:p>
          </table:table-cell>
          <table:table-cell office:value-type="float" office:value="-0.11370450258254999" table:style-name="ce1">
            <text:p>-0.113704503</text:p>
          </table:table-cell>
          <table:table-cell office:value-type="float" office:value="-0.11370450258254999" table:style-name="ce1">
            <text:p>-0.113704503</text:p>
          </table:table-cell>
          <table:table-cell office:value-type="float" office:value="-0.11370450258254999" table:style-name="ce1">
            <text:p>-0.113704503</text:p>
          </table:table-cell>
          <table:table-cell office:value-type="float" office:value="-0.11370450258254999" table:style-name="ce1">
            <text:p>-0.113704503</text:p>
          </table:table-cell>
          <table:table-cell table:style-name="ce1"/>
          <table:table-cell office:value-type="float" office:value="2.6536031221588955E-3" table:formula="of:=POWER([.B100]-[.A100]; 2)" table:style-name="ce1">
            <text:p>0.002653603</text:p>
          </table:table-cell>
          <table:table-cell office:value-type="float" office:value="0" table:formula="of:=POWER([.C100]-[.B100]; 2)" table:style-name="ce1">
            <text:p>0</text:p>
          </table:table-cell>
          <table:table-cell office:value-type="float" office:value="0" table:formula="of:=POWER([.D100]-[.C100]; 2)" table:style-name="ce1">
            <text:p>0</text:p>
          </table:table-cell>
          <table:table-cell office:value-type="float" office:value="0" table:formula="of:=POWER([.E100]-[.D100]; 2)" table:style-name="ce1">
            <text:p>0</text:p>
          </table:table-cell>
          <table:table-cell office:value-type="float" office:value="0" table:formula="of:=POWER([.F100]-[.E100]; 2)" table:style-name="ce1">
            <text:p>0</text:p>
          </table:table-cell>
          <table:table-cell office:value-type="float" office:value="0" table:formula="of:=POWER([.G100]-[.F100]; 2)" table:style-name="ce1">
            <text:p>0</text:p>
          </table:table-cell>
          <table:table-cell office:value-type="float" office:value="0" table:formula="of:=POWER([.H100]-[.G100]; 2)" table:style-name="ce1">
            <text:p>0</text:p>
          </table:table-cell>
          <table:table-cell office:value-type="float" office:value="0" table:formula="of:=POWER([.I100]-[.H100]; 2)" table:style-name="ce1">
            <text:p>0</text:p>
          </table:table-cell>
          <table:table-cell office:value-type="float" office:value="0" table:formula="of:=POWER([.J100]-[.I100]; 2)" table:style-name="ce1">
            <text:p>0</text:p>
          </table:table-cell>
          <table:table-cell office:value-type="float" office:value="0" table:formula="of:=POWER([.K100]-[.J100]; 2)" table:style-name="ce1">
            <text:p>0</text:p>
          </table:table-cell>
          <table:table-cell office:value-type="float" office:value="0" table:formula="of:=POWER([.L100]-[.K100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0.56617701053619396" table:style-name="ce1">
            <text:p>0.566177011</text:p>
          </table:table-cell>
          <table:table-cell office:value-type="float" office:value="0.94456863403320301" table:style-name="ce1">
            <text:p>0.944568634</text:p>
          </table:table-cell>
          <table:table-cell office:value-type="float" office:value="4.55578847322613E-4" table:style-name="ce1">
            <text:p>0.000455579</text:p>
          </table:table-cell>
          <table:table-cell office:value-type="float" office:value="4.55578847322613E-4" table:style-name="ce1">
            <text:p>0.000455579</text:p>
          </table:table-cell>
          <table:table-cell office:value-type="float" office:value="4.55578847322613E-4" table:style-name="ce1">
            <text:p>0.000455579</text:p>
          </table:table-cell>
          <table:table-cell office:value-type="float" office:value="4.55578847322613E-4" table:style-name="ce1">
            <text:p>0.000455579</text:p>
          </table:table-cell>
          <table:table-cell office:value-type="float" office:value="4.55578847322613E-4" table:style-name="ce1">
            <text:p>0.000455579</text:p>
          </table:table-cell>
          <table:table-cell office:value-type="float" office:value="4.55578847322613E-4" table:style-name="ce1">
            <text:p>0.000455579</text:p>
          </table:table-cell>
          <table:table-cell office:value-type="float" office:value="4.55578847322613E-4" table:style-name="ce1">
            <text:p>0.000455579</text:p>
          </table:table-cell>
          <table:table-cell office:value-type="float" office:value="4.55578847322613E-4" table:style-name="ce1">
            <text:p>0.000455579</text:p>
          </table:table-cell>
          <table:table-cell office:value-type="float" office:value="4.55578847322613E-4" table:style-name="ce1">
            <text:p>0.000455579</text:p>
          </table:table-cell>
          <table:table-cell office:value-type="float" office:value="4.55578847322613E-4" table:style-name="ce1">
            <text:p>0.000455579</text:p>
          </table:table-cell>
          <table:table-cell table:style-name="ce1"/>
          <table:table-cell office:value-type="float" office:value="0.14318022073270226" table:formula="of:=POWER([.B101]-[.A101]; 2)" table:style-name="ce1">
            <text:p>0.143180221</text:p>
          </table:table-cell>
          <table:table-cell office:value-type="float" office:value="0.8913494609724173" table:formula="of:=POWER([.C101]-[.B101]; 2)" table:style-name="ce1">
            <text:p>0.891349461</text:p>
          </table:table-cell>
          <table:table-cell office:value-type="float" office:value="0" table:formula="of:=POWER([.D101]-[.C101]; 2)" table:style-name="ce1">
            <text:p>0</text:p>
          </table:table-cell>
          <table:table-cell office:value-type="float" office:value="0" table:formula="of:=POWER([.E101]-[.D101]; 2)" table:style-name="ce1">
            <text:p>0</text:p>
          </table:table-cell>
          <table:table-cell office:value-type="float" office:value="0" table:formula="of:=POWER([.F101]-[.E101]; 2)" table:style-name="ce1">
            <text:p>0</text:p>
          </table:table-cell>
          <table:table-cell office:value-type="float" office:value="0" table:formula="of:=POWER([.G101]-[.F101]; 2)" table:style-name="ce1">
            <text:p>0</text:p>
          </table:table-cell>
          <table:table-cell office:value-type="float" office:value="0" table:formula="of:=POWER([.H101]-[.G101]; 2)" table:style-name="ce1">
            <text:p>0</text:p>
          </table:table-cell>
          <table:table-cell office:value-type="float" office:value="0" table:formula="of:=POWER([.I101]-[.H101]; 2)" table:style-name="ce1">
            <text:p>0</text:p>
          </table:table-cell>
          <table:table-cell office:value-type="float" office:value="0" table:formula="of:=POWER([.J101]-[.I101]; 2)" table:style-name="ce1">
            <text:p>0</text:p>
          </table:table-cell>
          <table:table-cell office:value-type="float" office:value="0" table:formula="of:=POWER([.K101]-[.J101]; 2)" table:style-name="ce1">
            <text:p>0</text:p>
          </table:table-cell>
          <table:table-cell office:value-type="float" office:value="0" table:formula="of:=POWER([.L101]-[.K101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0.47614654898643499" table:style-name="ce1">
            <text:p>0.476146549</text:p>
          </table:table-cell>
          <table:table-cell office:value-type="float" office:value="0.98998135328292802" table:style-name="ce1">
            <text:p>0.989981353</text:p>
          </table:table-cell>
          <table:table-cell office:value-type="float" office:value="2.4678075313568102" table:style-name="ce1">
            <text:p>2.467807531</text:p>
          </table:table-cell>
          <table:table-cell office:value-type="float" office:value="2.4794774055481001" table:style-name="ce1">
            <text:p>2.479477406</text:p>
          </table:table-cell>
          <table:table-cell office:value-type="float" office:value="2.43100810050964" table:style-name="ce1">
            <text:p>2.431008101</text:p>
          </table:table-cell>
          <table:table-cell office:value-type="float" office:value="2.45403027534485" table:style-name="ce1">
            <text:p>2.454030275</text:p>
          </table:table-cell>
          <table:table-cell office:value-type="float" office:value="2.4790558815002401" table:style-name="ce1">
            <text:p>2.479055882</text:p>
          </table:table-cell>
          <table:table-cell office:value-type="float" office:value="2.4847166538238499" table:style-name="ce1">
            <text:p>2.484716654</text:p>
          </table:table-cell>
          <table:table-cell office:value-type="float" office:value="2.4655468463897701" table:style-name="ce1">
            <text:p>2.465546846</text:p>
          </table:table-cell>
          <table:table-cell office:value-type="float" office:value="2.4556124210357702" table:style-name="ce1">
            <text:p>2.455612421</text:p>
          </table:table-cell>
          <table:table-cell office:value-type="float" office:value="2.4917562007904102" table:style-name="ce1">
            <text:p>2.491756201</text:p>
          </table:table-cell>
          <table:table-cell office:value-type="float" office:value="2.4581747055053702" table:style-name="ce1">
            <text:p>2.458174706</text:p>
          </table:table-cell>
          <table:table-cell table:style-name="ce1"/>
          <table:table-cell office:value-type="float" office:value="0.26402620610641536" table:formula="of:=POWER([.B102]-[.A102]; 2)" table:style-name="ce1">
            <text:p>0.264026206</text:p>
          </table:table-cell>
          <table:table-cell office:value-type="float" office:value="2.1839702126004576" table:formula="of:=POWER([.C102]-[.B102]; 2)" table:style-name="ce1">
            <text:p>2.183970213</text:p>
          </table:table-cell>
          <table:table-cell office:value-type="float" office:value="1.3618596364053533E-4" table:formula="of:=POWER([.D102]-[.C102]; 2)" table:style-name="ce1">
            <text:p>0.000136186</text:p>
          </table:table-cell>
          <table:table-cell office:value-type="float" office:value="2.3492735309112978E-3" table:formula="of:=POWER([.E102]-[.D102]; 2)" table:style-name="ce1">
            <text:p>0.002349274</text:p>
          </table:table-cell>
          <table:table-cell office:value-type="float" office:value="5.3002053414297494E-4" table:formula="of:=POWER([.F102]-[.E102]; 2)" table:style-name="ce1">
            <text:p>0.000530021</text:p>
          </table:table-cell>
          <table:table-cell office:value-type="float" office:value="6.2628096344470282E-4" table:formula="of:=POWER([.G102]-[.F102]; 2)" table:style-name="ce1">
            <text:p>0.000626281</text:p>
          </table:table-cell>
          <table:table-cell office:value-type="float" office:value="3.204434329974591E-5" table:formula="of:=POWER([.H102]-[.G102]; 2)" table:style-name="ce1">
            <text:p>3.20443E-05</text:p>
          </table:table-cell>
          <table:table-cell office:value-type="float" office:value="3.674815170597016E-4" table:formula="of:=POWER([.I102]-[.H102]; 2)" table:style-name="ce1">
            <text:p>0.000367482</text:p>
          </table:table-cell>
          <table:table-cell office:value-type="float" office:value="9.869280711419622E-5" table:formula="of:=POWER([.J102]-[.I102]; 2)" table:style-name="ce1">
            <text:p>9.86928E-05</text:p>
          </table:table-cell>
          <table:table-cell office:value-type="float" office:value="1.3063728149519246E-3" table:formula="of:=POWER([.K102]-[.J102]; 2)" table:style-name="ce1">
            <text:p>0.001306373</text:p>
          </table:table-cell>
          <table:table-cell office:value-type="float" office:value="1.1277168255791606E-3" table:formula="of:=POWER([.L102]-[.K102]; 2)" table:style-name="ce1">
            <text:p>0.001127717</text:p>
          </table:table-cell>
          <table:table-cell table:number-columns-repeated="16360"/>
        </table:table-row>
        <table:table-row table:style-name="ro1">
          <table:table-cell office:value-type="float" office:value="-0.116068035364151" table:style-name="ce1">
            <text:p>-0.116068035</text:p>
          </table:table-cell>
          <table:table-cell office:value-type="float" office:value="-3.7778712809085797E-2" table:style-name="ce1">
            <text:p>-0.037778713</text:p>
          </table:table-cell>
          <table:table-cell office:value-type="float" office:value="-0.55420827865600597" table:style-name="ce1">
            <text:p>-0.554208279</text:p>
          </table:table-cell>
          <table:table-cell office:value-type="float" office:value="-0.68204206228256203" table:style-name="ce1">
            <text:p>-0.682042062</text:p>
          </table:table-cell>
          <table:table-cell office:value-type="float" office:value="-0.35362491011619601" table:style-name="ce1">
            <text:p>-0.35362491</text:p>
          </table:table-cell>
          <table:table-cell office:value-type="float" office:value="-0.62674212455749501" table:style-name="ce1">
            <text:p>-0.626742125</text:p>
          </table:table-cell>
          <table:table-cell office:value-type="float" office:value="-0.51008677482605003" table:style-name="ce1">
            <text:p>-0.510086775</text:p>
          </table:table-cell>
          <table:table-cell office:value-type="float" office:value="-0.63474571704864502" table:style-name="ce1">
            <text:p>-0.634745717</text:p>
          </table:table-cell>
          <table:table-cell office:value-type="float" office:value="-0.416280686855316" table:style-name="ce1">
            <text:p>-0.416280687</text:p>
          </table:table-cell>
          <table:table-cell office:value-type="float" office:value="-0.52345478534698497" table:style-name="ce1">
            <text:p>-0.523454785</text:p>
          </table:table-cell>
          <table:table-cell office:value-type="float" office:value="-0.70788192749023404" table:style-name="ce1">
            <text:p>-0.707881927</text:p>
          </table:table-cell>
          <table:table-cell office:value-type="float" office:value="-0.39373660087585399" table:style-name="ce1">
            <text:p>-0.393736601</text:p>
          </table:table-cell>
          <table:table-cell table:style-name="ce1"/>
          <table:table-cell office:value-type="float" office:value="6.1292180261310423E-3" table:formula="of:=POWER([.B103]-[.A103]; 2)" table:style-name="ce1">
            <text:p>0.006129218</text:p>
          </table:table-cell>
          <table:table-cell office:value-type="float" office:value="0.2666994964808384" table:formula="of:=POWER([.C103]-[.B103]; 2)" table:style-name="ce1">
            <text:p>0.266699496</text:p>
          </table:table-cell>
          <table:table-cell office:value-type="float" office:value="1.6341476236281152E-2" table:formula="of:=POWER([.D103]-[.C103]; 2)" table:style-name="ce1">
            <text:p>0.016341476</text:p>
          </table:table-cell>
          <table:table-cell office:value-type="float" office:value="0.10785782583706602" table:formula="of:=POWER([.E103]-[.D103]; 2)" table:style-name="ce1">
            <text:p>0.107857826</text:p>
          </table:table-cell>
          <table:table-cell office:value-type="float" office:value="7.4593012824174507E-2" table:formula="of:=POWER([.F103]-[.E103]; 2)" table:style-name="ce1">
            <text:p>0.074593013</text:p>
          </table:table-cell>
          <table:table-cell office:value-type="float" office:value="1.360847062096574E-2" table:formula="of:=POWER([.G103]-[.F103]; 2)" table:style-name="ce1">
            <text:p>0.013608471</text:p>
          </table:table-cell>
          <table:table-cell office:value-type="float" office:value="1.5539851876056276E-2" table:formula="of:=POWER([.H103]-[.G103]; 2)" table:style-name="ce1">
            <text:p>0.015539852</text:p>
          </table:table-cell>
          <table:table-cell office:value-type="float" office:value="4.7726969417372159E-2" table:formula="of:=POWER([.I103]-[.H103]; 2)" table:style-name="ce1">
            <text:p>0.047726969</text:p>
          </table:table-cell>
          <table:table-cell office:value-type="float" office:value="1.1486287387501962E-2" table:formula="of:=POWER([.J103]-[.I103]; 2)" table:style-name="ce1">
            <text:p>0.011486287</text:p>
          </table:table-cell>
          <table:table-cell office:value-type="float" office:value="3.4013370759126194E-2" table:formula="of:=POWER([.K103]-[.J103]; 2)" table:style-name="ce1">
            <text:p>0.034013371</text:p>
          </table:table-cell>
          <table:table-cell office:value-type="float" office:value="9.8687286233655525E-2" table:formula="of:=POWER([.L103]-[.K103]; 2)" table:style-name="ce1">
            <text:p>0.098687286</text:p>
          </table:table-cell>
          <table:table-cell table:number-columns-repeated="16360"/>
        </table:table-row>
        <table:table-row table:style-name="ro1">
          <table:table-cell office:value-type="float" office:value="2.6671135798096698E-2" table:style-name="ce1">
            <text:p>0.026671136</text:p>
          </table:table-cell>
          <table:table-cell office:value-type="float" office:value="-8.9265987277030903E-2" table:style-name="ce1">
            <text:p>-0.089265987</text:p>
          </table:table-cell>
          <table:table-cell office:value-type="float" office:value="-1.0933492183685301" table:style-name="ce1">
            <text:p>-1.093349218</text:p>
          </table:table-cell>
          <table:table-cell office:value-type="float" office:value="-1.1476298570632899" table:style-name="ce1">
            <text:p>-1.147629857</text:p>
          </table:table-cell>
          <table:table-cell office:value-type="float" office:value="-1.15981233119965" table:style-name="ce1">
            <text:p>-1.159812331</text:p>
          </table:table-cell>
          <table:table-cell office:value-type="float" office:value="-1.1456938982009901" table:style-name="ce1">
            <text:p>-1.145693898</text:p>
          </table:table-cell>
          <table:table-cell office:value-type="float" office:value="-1.12467324733734" table:style-name="ce1">
            <text:p>-1.124673247</text:p>
          </table:table-cell>
          <table:table-cell office:value-type="float" office:value="-1.11822497844696" table:style-name="ce1">
            <text:p>-1.118224978</text:p>
          </table:table-cell>
          <table:table-cell office:value-type="float" office:value="-1.1711173057556199" table:style-name="ce1">
            <text:p>-1.171117306</text:p>
          </table:table-cell>
          <table:table-cell office:value-type="float" office:value="-1.1146708726882899" table:style-name="ce1">
            <text:p>-1.114670873</text:p>
          </table:table-cell>
          <table:table-cell office:value-type="float" office:value="-1.1555268764495901" table:style-name="ce1">
            <text:p>-1.155526876</text:p>
          </table:table-cell>
          <table:table-cell office:value-type="float" office:value="-1.12687575817108" table:style-name="ce1">
            <text:p>-1.126875758</text:p>
          </table:table-cell>
          <table:table-cell table:style-name="ce1"/>
          <table:table-cell office:value-type="float" office:value="1.3441416506937285E-2" table:formula="of:=POWER([.B104]-[.A104]; 2)" table:style-name="ce1">
            <text:p>0.013441417</text:p>
          </table:table-cell>
          <table:table-cell office:value-type="float" office:value="1.0081831349591448" table:formula="of:=POWER([.C104]-[.B104]; 2)" table:style-name="ce1">
            <text:p>1.008183135</text:p>
          </table:table-cell>
          <table:table-cell office:value-type="float" office:value="2.9463877371110605E-3" table:formula="of:=POWER([.D104]-[.C104]; 2)" table:style-name="ce1">
            <text:p>0.002946388</text:p>
          </table:table-cell>
          <table:table-cell office:value-type="float" office:value="1.4841267608308248E-4" table:formula="of:=POWER([.E104]-[.D104]; 2)" table:style-name="ce1">
            <text:p>0.000148413</text:p>
          </table:table-cell>
          <table:table-cell office:value-type="float" office:value="1.9933015033764853E-4" table:formula="of:=POWER([.F104]-[.E104]; 2)" table:style-name="ce1">
            <text:p>0.00019933</text:p>
          </table:table-cell>
          <table:table-cell office:value-type="float" office:value="4.4186776273147474E-4" table:formula="of:=POWER([.G104]-[.F104]; 2)" table:style-name="ce1">
            <text:p>0.000441868</text:p>
          </table:table-cell>
          <table:table-cell office:value-type="float" office:value="4.1580171682642148E-5" table:formula="of:=POWER([.H104]-[.G104]; 2)" table:style-name="ce1">
            <text:p>4.15802E-05</text:p>
          </table:table-cell>
          <table:table-cell office:value-type="float" office:value="2.7975982881264091E-3" table:formula="of:=POWER([.I104]-[.H104]; 2)" table:style-name="ce1">
            <text:p>0.002797598</text:p>
          </table:table-cell>
          <table:table-cell office:value-type="float" office:value="3.186199806024565E-3" table:formula="of:=POWER([.J104]-[.I104]; 2)" table:style-name="ce1">
            <text:p>0.0031862</text:p>
          </table:table-cell>
          <table:table-cell office:value-type="float" office:value="1.6692130433433731E-3" table:formula="of:=POWER([.K104]-[.J104]; 2)" table:style-name="ce1">
            <text:p>0.001669213</text:p>
          </table:table-cell>
          <table:table-cell office:value-type="float" office:value="8.2088657860917441E-4" table:formula="of:=POWER([.L104]-[.K104]; 2)" table:style-name="ce1">
            <text:p>0.000820887</text:p>
          </table:table-cell>
          <table:table-cell table:number-columns-repeated="16360"/>
        </table:table-row>
        <table:table-row table:style-name="ro1">
          <table:table-cell office:value-type="float" office:value="0.55586570501327504" table:style-name="ce1">
            <text:p>0.555865705</text:p>
          </table:table-cell>
          <table:table-cell office:value-type="float" office:value="0.67944163084030196" table:style-name="ce1">
            <text:p>0.679441631</text:p>
          </table:table-cell>
          <table:table-cell office:value-type="float" office:value="-1.3357025454752101E-4" table:style-name="ce1">
            <text:p>-0.00013357</text:p>
          </table:table-cell>
          <table:table-cell office:value-type="float" office:value="-1.3357025454752101E-4" table:style-name="ce1">
            <text:p>-0.00013357</text:p>
          </table:table-cell>
          <table:table-cell office:value-type="float" office:value="-1.3357025454752101E-4" table:style-name="ce1">
            <text:p>-0.00013357</text:p>
          </table:table-cell>
          <table:table-cell office:value-type="float" office:value="-1.3357025454752101E-4" table:style-name="ce1">
            <text:p>-0.00013357</text:p>
          </table:table-cell>
          <table:table-cell office:value-type="float" office:value="-1.3357025454752101E-4" table:style-name="ce1">
            <text:p>-0.00013357</text:p>
          </table:table-cell>
          <table:table-cell office:value-type="float" office:value="-1.3357025454752101E-4" table:style-name="ce1">
            <text:p>-0.00013357</text:p>
          </table:table-cell>
          <table:table-cell office:value-type="float" office:value="-1.3357025454752101E-4" table:style-name="ce1">
            <text:p>-0.00013357</text:p>
          </table:table-cell>
          <table:table-cell office:value-type="float" office:value="-1.3357025454752101E-4" table:style-name="ce1">
            <text:p>-0.00013357</text:p>
          </table:table-cell>
          <table:table-cell office:value-type="float" office:value="-1.3357025454752101E-4" table:style-name="ce1">
            <text:p>-0.00013357</text:p>
          </table:table-cell>
          <table:table-cell office:value-type="float" office:value="-1.3357025454752101E-4" table:style-name="ce1">
            <text:p>-0.00013357</text:p>
          </table:table-cell>
          <table:table-cell table:style-name="ce1"/>
          <table:table-cell office:value-type="float" office:value="1.5271009444006859E-2" table:formula="of:=POWER([.B105]-[.A105]; 2)" table:style-name="ce1">
            <text:p>0.015271009</text:p>
          </table:table-cell>
          <table:table-cell office:value-type="float" office:value="0.46182245394310512" table:formula="of:=POWER([.C105]-[.B105]; 2)" table:style-name="ce1">
            <text:p>0.461822454</text:p>
          </table:table-cell>
          <table:table-cell office:value-type="float" office:value="0" table:formula="of:=POWER([.D105]-[.C105]; 2)" table:style-name="ce1">
            <text:p>0</text:p>
          </table:table-cell>
          <table:table-cell office:value-type="float" office:value="0" table:formula="of:=POWER([.E105]-[.D105]; 2)" table:style-name="ce1">
            <text:p>0</text:p>
          </table:table-cell>
          <table:table-cell office:value-type="float" office:value="0" table:formula="of:=POWER([.F105]-[.E105]; 2)" table:style-name="ce1">
            <text:p>0</text:p>
          </table:table-cell>
          <table:table-cell office:value-type="float" office:value="0" table:formula="of:=POWER([.G105]-[.F105]; 2)" table:style-name="ce1">
            <text:p>0</text:p>
          </table:table-cell>
          <table:table-cell office:value-type="float" office:value="0" table:formula="of:=POWER([.H105]-[.G105]; 2)" table:style-name="ce1">
            <text:p>0</text:p>
          </table:table-cell>
          <table:table-cell office:value-type="float" office:value="0" table:formula="of:=POWER([.I105]-[.H105]; 2)" table:style-name="ce1">
            <text:p>0</text:p>
          </table:table-cell>
          <table:table-cell office:value-type="float" office:value="0" table:formula="of:=POWER([.J105]-[.I105]; 2)" table:style-name="ce1">
            <text:p>0</text:p>
          </table:table-cell>
          <table:table-cell office:value-type="float" office:value="0" table:formula="of:=POWER([.K105]-[.J105]; 2)" table:style-name="ce1">
            <text:p>0</text:p>
          </table:table-cell>
          <table:table-cell office:value-type="float" office:value="0" table:formula="of:=POWER([.L105]-[.K105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-0.42216187715530401" table:style-name="ce1">
            <text:p>-0.422161877</text:p>
          </table:table-cell>
          <table:table-cell office:value-type="float" office:value="-6.4352788031101201E-3" table:style-name="ce1">
            <text:p>-0.006435279</text:p>
          </table:table-cell>
          <table:table-cell office:value-type="float" office:value="-6.4352788031101201E-3" table:style-name="ce1">
            <text:p>-0.006435279</text:p>
          </table:table-cell>
          <table:table-cell office:value-type="float" office:value="-6.4352788031101201E-3" table:style-name="ce1">
            <text:p>-0.006435279</text:p>
          </table:table-cell>
          <table:table-cell office:value-type="float" office:value="-6.4352788031101201E-3" table:style-name="ce1">
            <text:p>-0.006435279</text:p>
          </table:table-cell>
          <table:table-cell office:value-type="float" office:value="-6.4352788031101201E-3" table:style-name="ce1">
            <text:p>-0.006435279</text:p>
          </table:table-cell>
          <table:table-cell office:value-type="float" office:value="-6.4352788031101201E-3" table:style-name="ce1">
            <text:p>-0.006435279</text:p>
          </table:table-cell>
          <table:table-cell office:value-type="float" office:value="-6.4352788031101201E-3" table:style-name="ce1">
            <text:p>-0.006435279</text:p>
          </table:table-cell>
          <table:table-cell office:value-type="float" office:value="-6.4352788031101201E-3" table:style-name="ce1">
            <text:p>-0.006435279</text:p>
          </table:table-cell>
          <table:table-cell office:value-type="float" office:value="-6.4352788031101201E-3" table:style-name="ce1">
            <text:p>-0.006435279</text:p>
          </table:table-cell>
          <table:table-cell office:value-type="float" office:value="-6.4352788031101201E-3" table:style-name="ce1">
            <text:p>-0.006435279</text:p>
          </table:table-cell>
          <table:table-cell office:value-type="float" office:value="-6.4352788031101201E-3" table:style-name="ce1">
            <text:p>-0.006435279</text:p>
          </table:table-cell>
          <table:table-cell table:style-name="ce1"/>
          <table:table-cell office:value-type="float" office:value="0.17282860457748633" table:formula="of:=POWER([.B106]-[.A106]; 2)" table:style-name="ce1">
            <text:p>0.172828605</text:p>
          </table:table-cell>
          <table:table-cell office:value-type="float" office:value="0" table:formula="of:=POWER([.C106]-[.B106]; 2)" table:style-name="ce1">
            <text:p>0</text:p>
          </table:table-cell>
          <table:table-cell office:value-type="float" office:value="0" table:formula="of:=POWER([.D106]-[.C106]; 2)" table:style-name="ce1">
            <text:p>0</text:p>
          </table:table-cell>
          <table:table-cell office:value-type="float" office:value="0" table:formula="of:=POWER([.E106]-[.D106]; 2)" table:style-name="ce1">
            <text:p>0</text:p>
          </table:table-cell>
          <table:table-cell office:value-type="float" office:value="0" table:formula="of:=POWER([.F106]-[.E106]; 2)" table:style-name="ce1">
            <text:p>0</text:p>
          </table:table-cell>
          <table:table-cell office:value-type="float" office:value="0" table:formula="of:=POWER([.G106]-[.F106]; 2)" table:style-name="ce1">
            <text:p>0</text:p>
          </table:table-cell>
          <table:table-cell office:value-type="float" office:value="0" table:formula="of:=POWER([.H106]-[.G106]; 2)" table:style-name="ce1">
            <text:p>0</text:p>
          </table:table-cell>
          <table:table-cell office:value-type="float" office:value="0" table:formula="of:=POWER([.I106]-[.H106]; 2)" table:style-name="ce1">
            <text:p>0</text:p>
          </table:table-cell>
          <table:table-cell office:value-type="float" office:value="0" table:formula="of:=POWER([.J106]-[.I106]; 2)" table:style-name="ce1">
            <text:p>0</text:p>
          </table:table-cell>
          <table:table-cell office:value-type="float" office:value="0" table:formula="of:=POWER([.K106]-[.J106]; 2)" table:style-name="ce1">
            <text:p>0</text:p>
          </table:table-cell>
          <table:table-cell office:value-type="float" office:value="0" table:formula="of:=POWER([.L106]-[.K106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3.07726860046387E-2" table:style-name="ce1">
            <text:p>0.030772686</text:p>
          </table:table-cell>
          <table:table-cell office:value-type="float" office:value="5.7622514665126801E-2" table:style-name="ce1">
            <text:p>0.057622515</text:p>
          </table:table-cell>
          <table:table-cell office:value-type="float" office:value="5.7622514665126801E-2" table:style-name="ce1">
            <text:p>0.057622515</text:p>
          </table:table-cell>
          <table:table-cell office:value-type="float" office:value="5.7622514665126801E-2" table:style-name="ce1">
            <text:p>0.057622515</text:p>
          </table:table-cell>
          <table:table-cell office:value-type="float" office:value="5.7622514665126801E-2" table:style-name="ce1">
            <text:p>0.057622515</text:p>
          </table:table-cell>
          <table:table-cell office:value-type="float" office:value="5.7622514665126801E-2" table:style-name="ce1">
            <text:p>0.057622515</text:p>
          </table:table-cell>
          <table:table-cell office:value-type="float" office:value="5.7622514665126801E-2" table:style-name="ce1">
            <text:p>0.057622515</text:p>
          </table:table-cell>
          <table:table-cell office:value-type="float" office:value="5.7622514665126801E-2" table:style-name="ce1">
            <text:p>0.057622515</text:p>
          </table:table-cell>
          <table:table-cell office:value-type="float" office:value="5.7622514665126801E-2" table:style-name="ce1">
            <text:p>0.057622515</text:p>
          </table:table-cell>
          <table:table-cell office:value-type="float" office:value="5.7622514665126801E-2" table:style-name="ce1">
            <text:p>0.057622515</text:p>
          </table:table-cell>
          <table:table-cell office:value-type="float" office:value="5.7622514665126801E-2" table:style-name="ce1">
            <text:p>0.057622515</text:p>
          </table:table-cell>
          <table:table-cell office:value-type="float" office:value="5.7622514665126801E-2" table:style-name="ce1">
            <text:p>0.057622515</text:p>
          </table:table-cell>
          <table:table-cell table:style-name="ce1"/>
          <table:table-cell office:value-type="float" office:value="7.2091329909756822E-4" table:formula="of:=POWER([.B107]-[.A107]; 2)" table:style-name="ce1">
            <text:p>0.000720913</text:p>
          </table:table-cell>
          <table:table-cell office:value-type="float" office:value="0" table:formula="of:=POWER([.C107]-[.B107]; 2)" table:style-name="ce1">
            <text:p>0</text:p>
          </table:table-cell>
          <table:table-cell office:value-type="float" office:value="0" table:formula="of:=POWER([.D107]-[.C107]; 2)" table:style-name="ce1">
            <text:p>0</text:p>
          </table:table-cell>
          <table:table-cell office:value-type="float" office:value="0" table:formula="of:=POWER([.E107]-[.D107]; 2)" table:style-name="ce1">
            <text:p>0</text:p>
          </table:table-cell>
          <table:table-cell office:value-type="float" office:value="0" table:formula="of:=POWER([.F107]-[.E107]; 2)" table:style-name="ce1">
            <text:p>0</text:p>
          </table:table-cell>
          <table:table-cell office:value-type="float" office:value="0" table:formula="of:=POWER([.G107]-[.F107]; 2)" table:style-name="ce1">
            <text:p>0</text:p>
          </table:table-cell>
          <table:table-cell office:value-type="float" office:value="0" table:formula="of:=POWER([.H107]-[.G107]; 2)" table:style-name="ce1">
            <text:p>0</text:p>
          </table:table-cell>
          <table:table-cell office:value-type="float" office:value="0" table:formula="of:=POWER([.I107]-[.H107]; 2)" table:style-name="ce1">
            <text:p>0</text:p>
          </table:table-cell>
          <table:table-cell office:value-type="float" office:value="0" table:formula="of:=POWER([.J107]-[.I107]; 2)" table:style-name="ce1">
            <text:p>0</text:p>
          </table:table-cell>
          <table:table-cell office:value-type="float" office:value="0" table:formula="of:=POWER([.K107]-[.J107]; 2)" table:style-name="ce1">
            <text:p>0</text:p>
          </table:table-cell>
          <table:table-cell office:value-type="float" office:value="0" table:formula="of:=POWER([.L107]-[.K107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0.57101392745971702" table:style-name="ce1">
            <text:p>0.571013927</text:p>
          </table:table-cell>
          <table:table-cell office:value-type="float" office:value="0.92594724893569902" table:style-name="ce1">
            <text:p>0.925947249</text:p>
          </table:table-cell>
          <table:table-cell office:value-type="float" office:value="6.1771628679707606E-5" table:style-name="ce1">
            <text:p>6.17716E-05</text:p>
          </table:table-cell>
          <table:table-cell office:value-type="float" office:value="6.1771628679707606E-5" table:style-name="ce1">
            <text:p>6.17716E-05</text:p>
          </table:table-cell>
          <table:table-cell office:value-type="float" office:value="6.1771628679707606E-5" table:style-name="ce1">
            <text:p>6.17716E-05</text:p>
          </table:table-cell>
          <table:table-cell office:value-type="float" office:value="6.1771628679707606E-5" table:style-name="ce1">
            <text:p>6.17716E-05</text:p>
          </table:table-cell>
          <table:table-cell office:value-type="float" office:value="6.1771628679707606E-5" table:style-name="ce1">
            <text:p>6.17716E-05</text:p>
          </table:table-cell>
          <table:table-cell office:value-type="float" office:value="6.1771628679707606E-5" table:style-name="ce1">
            <text:p>6.17716E-05</text:p>
          </table:table-cell>
          <table:table-cell office:value-type="float" office:value="6.1771628679707606E-5" table:style-name="ce1">
            <text:p>6.17716E-05</text:p>
          </table:table-cell>
          <table:table-cell office:value-type="float" office:value="6.1771628679707606E-5" table:style-name="ce1">
            <text:p>6.17716E-05</text:p>
          </table:table-cell>
          <table:table-cell office:value-type="float" office:value="6.1771628679707606E-5" table:style-name="ce1">
            <text:p>6.17716E-05</text:p>
          </table:table-cell>
          <table:table-cell office:value-type="float" office:value="6.1771628679707606E-5" table:style-name="ce1">
            <text:p>6.17716E-05</text:p>
          </table:table-cell>
          <table:table-cell table:style-name="ce1"/>
          <table:table-cell office:value-type="float" office:value="0.12597766269397279" table:formula="of:=POWER([.B108]-[.A108]; 2)" table:style-name="ce1">
            <text:p>0.125977663</text:p>
          </table:table-cell>
          <table:table-cell office:value-type="float" office:value="0.85726391708804695" table:formula="of:=POWER([.C108]-[.B108]; 2)" table:style-name="ce1">
            <text:p>0.857263917</text:p>
          </table:table-cell>
          <table:table-cell office:value-type="float" office:value="0" table:formula="of:=POWER([.D108]-[.C108]; 2)" table:style-name="ce1">
            <text:p>0</text:p>
          </table:table-cell>
          <table:table-cell office:value-type="float" office:value="0" table:formula="of:=POWER([.E108]-[.D108]; 2)" table:style-name="ce1">
            <text:p>0</text:p>
          </table:table-cell>
          <table:table-cell office:value-type="float" office:value="0" table:formula="of:=POWER([.F108]-[.E108]; 2)" table:style-name="ce1">
            <text:p>0</text:p>
          </table:table-cell>
          <table:table-cell office:value-type="float" office:value="0" table:formula="of:=POWER([.G108]-[.F108]; 2)" table:style-name="ce1">
            <text:p>0</text:p>
          </table:table-cell>
          <table:table-cell office:value-type="float" office:value="0" table:formula="of:=POWER([.H108]-[.G108]; 2)" table:style-name="ce1">
            <text:p>0</text:p>
          </table:table-cell>
          <table:table-cell office:value-type="float" office:value="0" table:formula="of:=POWER([.I108]-[.H108]; 2)" table:style-name="ce1">
            <text:p>0</text:p>
          </table:table-cell>
          <table:table-cell office:value-type="float" office:value="0" table:formula="of:=POWER([.J108]-[.I108]; 2)" table:style-name="ce1">
            <text:p>0</text:p>
          </table:table-cell>
          <table:table-cell office:value-type="float" office:value="0" table:formula="of:=POWER([.K108]-[.J108]; 2)" table:style-name="ce1">
            <text:p>0</text:p>
          </table:table-cell>
          <table:table-cell office:value-type="float" office:value="0" table:formula="of:=POWER([.L108]-[.K108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1.09721791744232" table:style-name="ce1">
            <text:p>1.097217917</text:p>
          </table:table-cell>
          <table:table-cell office:value-type="float" office:value="1.9226273298263601" table:style-name="ce1">
            <text:p>1.92262733</text:p>
          </table:table-cell>
          <table:table-cell office:value-type="float" office:value="3.3240733146667498" table:style-name="ce1">
            <text:p>3.324073315</text:p>
          </table:table-cell>
          <table:table-cell office:value-type="float" office:value="3.3397994041442902" table:style-name="ce1">
            <text:p>3.339799404</text:p>
          </table:table-cell>
          <table:table-cell office:value-type="float" office:value="3.3743548393249498" table:style-name="ce1">
            <text:p>3.374354839</text:p>
          </table:table-cell>
          <table:table-cell office:value-type="float" office:value="3.3758568763732901" table:style-name="ce1">
            <text:p>3.375856876</text:p>
          </table:table-cell>
          <table:table-cell office:value-type="float" office:value="3.3728053569793701" table:style-name="ce1">
            <text:p>3.372805357</text:p>
          </table:table-cell>
          <table:table-cell office:value-type="float" office:value="3.38332319259644" table:style-name="ce1">
            <text:p>3.383323193</text:p>
          </table:table-cell>
          <table:table-cell office:value-type="float" office:value="3.3545460700988801" table:style-name="ce1">
            <text:p>3.35454607</text:p>
          </table:table-cell>
          <table:table-cell office:value-type="float" office:value="3.3345575332641602" table:style-name="ce1">
            <text:p>3.334557533</text:p>
          </table:table-cell>
          <table:table-cell office:value-type="float" office:value="3.3047292232513401" table:style-name="ce1">
            <text:p>3.304729223</text:p>
          </table:table-cell>
          <table:table-cell office:value-type="float" office:value="3.3347244262695299" table:style-name="ce1">
            <text:p>3.334724426</text:p>
          </table:table-cell>
          <table:table-cell table:style-name="ce1"/>
          <table:table-cell office:value-type="float" office:value="0.68130069805216631" table:formula="of:=POWER([.B109]-[.A109]; 2)" table:style-name="ce1">
            <text:p>0.681300698</text:p>
          </table:table-cell>
          <table:table-cell office:value-type="float" office:value="1.9640508484252499" table:formula="of:=POWER([.C109]-[.B109]; 2)" table:style-name="ce1">
            <text:p>1.964050848</text:p>
          </table:table-cell>
          <table:table-cell office:value-type="float" office:value="2.4730989025560673E-4" table:formula="of:=POWER([.D109]-[.C109]; 2)" table:style-name="ce1">
            <text:p>0.00024731</text:p>
          </table:table-cell>
          <table:table-cell office:value-type="float" office:value="1.1940781005247687E-3" table:formula="of:=POWER([.E109]-[.D109]; 2)" table:style-name="ce1">
            <text:p>0.001194078</text:p>
          </table:table-cell>
          <table:table-cell office:value-type="float" office:value="2.2561152945868042E-6" table:formula="of:=POWER([.F109]-[.E109]; 2)" table:style-name="ce1">
            <text:p>2.25612E-06</text:p>
          </table:table-cell>
          <table:table-cell office:value-type="float" office:value="9.3117706114699463E-6" table:formula="of:=POWER([.G109]-[.F109]; 2)" table:style-name="ce1">
            <text:p>9.31177E-06</text:p>
          </table:table-cell>
          <table:table-cell office:value-type="float" office:value="1.1062486606770355E-4" table:formula="of:=POWER([.H109]-[.G109]; 2)" table:style-name="ce1">
            <text:p>0.000110625</text:p>
          </table:table-cell>
          <table:table-cell office:value-type="float" office:value="8.2812277923956961E-4" table:formula="of:=POWER([.I109]-[.H109]; 2)" table:style-name="ce1">
            <text:p>0.000828123</text:p>
          </table:table-cell>
          <table:table-cell office:value-type="float" office:value="3.9954160479295443E-4" table:formula="of:=POWER([.J109]-[.I109]; 2)" table:style-name="ce1">
            <text:p>0.000399542</text:p>
          </table:table-cell>
          <table:table-cell office:value-type="float" office:value="8.8972807822090068E-4" table:formula="of:=POWER([.K109]-[.J109]; 2)" table:style-name="ce1">
            <text:p>0.000889728</text:p>
          </table:table-cell>
          <table:table-cell office:value-type="float" office:value="8.99712204102423E-4" table:formula="of:=POWER([.L109]-[.K109]; 2)" table:style-name="ce1">
            <text:p>0.000899712</text:p>
          </table:table-cell>
          <table:table-cell table:number-columns-repeated="16360"/>
        </table:table-row>
        <table:table-row table:style-name="ro1">
          <table:table-cell office:value-type="float" office:value="0.435706287622452" table:style-name="ce1">
            <text:p>0.435706288</text:p>
          </table:table-cell>
          <table:table-cell office:value-type="float" office:value="1.10281002521515" table:style-name="ce1">
            <text:p>1.102810025</text:p>
          </table:table-cell>
          <table:table-cell office:value-type="float" office:value="-1.70379690825939E-2" table:style-name="ce1">
            <text:p>-0.017037969</text:p>
          </table:table-cell>
          <table:table-cell office:value-type="float" office:value="-1.70379690825939E-2" table:style-name="ce1">
            <text:p>-0.017037969</text:p>
          </table:table-cell>
          <table:table-cell office:value-type="float" office:value="-1.70379690825939E-2" table:style-name="ce1">
            <text:p>-0.017037969</text:p>
          </table:table-cell>
          <table:table-cell office:value-type="float" office:value="-1.70379690825939E-2" table:style-name="ce1">
            <text:p>-0.017037969</text:p>
          </table:table-cell>
          <table:table-cell office:value-type="float" office:value="-1.70379690825939E-2" table:style-name="ce1">
            <text:p>-0.017037969</text:p>
          </table:table-cell>
          <table:table-cell office:value-type="float" office:value="-1.70379690825939E-2" table:style-name="ce1">
            <text:p>-0.017037969</text:p>
          </table:table-cell>
          <table:table-cell office:value-type="float" office:value="-1.70379690825939E-2" table:style-name="ce1">
            <text:p>-0.017037969</text:p>
          </table:table-cell>
          <table:table-cell office:value-type="float" office:value="-1.70379690825939E-2" table:style-name="ce1">
            <text:p>-0.017037969</text:p>
          </table:table-cell>
          <table:table-cell office:value-type="float" office:value="-1.70379690825939E-2" table:style-name="ce1">
            <text:p>-0.017037969</text:p>
          </table:table-cell>
          <table:table-cell office:value-type="float" office:value="-1.70379690825939E-2" table:style-name="ce1">
            <text:p>-0.017037969</text:p>
          </table:table-cell>
          <table:table-cell table:style-name="ce1"/>
          <table:table-cell office:value-type="float" office:value="0.44502739671014729" table:formula="of:=POWER([.B110]-[.A110]; 2)" table:style-name="ce1">
            <text:p>0.445027397</text:p>
          </table:table-cell>
          <table:table-cell office:value-type="float" office:value="1.25405953033268" table:formula="of:=POWER([.C110]-[.B110]; 2)" table:style-name="ce1">
            <text:p>1.25405953</text:p>
          </table:table-cell>
          <table:table-cell office:value-type="float" office:value="0" table:formula="of:=POWER([.D110]-[.C110]; 2)" table:style-name="ce1">
            <text:p>0</text:p>
          </table:table-cell>
          <table:table-cell office:value-type="float" office:value="0" table:formula="of:=POWER([.E110]-[.D110]; 2)" table:style-name="ce1">
            <text:p>0</text:p>
          </table:table-cell>
          <table:table-cell office:value-type="float" office:value="0" table:formula="of:=POWER([.F110]-[.E110]; 2)" table:style-name="ce1">
            <text:p>0</text:p>
          </table:table-cell>
          <table:table-cell office:value-type="float" office:value="0" table:formula="of:=POWER([.G110]-[.F110]; 2)" table:style-name="ce1">
            <text:p>0</text:p>
          </table:table-cell>
          <table:table-cell office:value-type="float" office:value="0" table:formula="of:=POWER([.H110]-[.G110]; 2)" table:style-name="ce1">
            <text:p>0</text:p>
          </table:table-cell>
          <table:table-cell office:value-type="float" office:value="0" table:formula="of:=POWER([.I110]-[.H110]; 2)" table:style-name="ce1">
            <text:p>0</text:p>
          </table:table-cell>
          <table:table-cell office:value-type="float" office:value="0" table:formula="of:=POWER([.J110]-[.I110]; 2)" table:style-name="ce1">
            <text:p>0</text:p>
          </table:table-cell>
          <table:table-cell office:value-type="float" office:value="0" table:formula="of:=POWER([.K110]-[.J110]; 2)" table:style-name="ce1">
            <text:p>0</text:p>
          </table:table-cell>
          <table:table-cell office:value-type="float" office:value="0" table:formula="of:=POWER([.L110]-[.K110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3.1865905970335E-2" table:style-name="ce1">
            <text:p>0.031865906</text:p>
          </table:table-cell>
          <table:table-cell office:value-type="float" office:value="-0.10189321637153601" table:style-name="ce1">
            <text:p>-0.101893216</text:p>
          </table:table-cell>
          <table:table-cell office:value-type="float" office:value="-6.3264551572501703E-3" table:style-name="ce1">
            <text:p>-0.006326455</text:p>
          </table:table-cell>
          <table:table-cell office:value-type="float" office:value="-6.3264551572501703E-3" table:style-name="ce1">
            <text:p>-0.006326455</text:p>
          </table:table-cell>
          <table:table-cell office:value-type="float" office:value="-6.3264551572501703E-3" table:style-name="ce1">
            <text:p>-0.006326455</text:p>
          </table:table-cell>
          <table:table-cell office:value-type="float" office:value="-6.3264551572501703E-3" table:style-name="ce1">
            <text:p>-0.006326455</text:p>
          </table:table-cell>
          <table:table-cell office:value-type="float" office:value="-6.3264551572501703E-3" table:style-name="ce1">
            <text:p>-0.006326455</text:p>
          </table:table-cell>
          <table:table-cell office:value-type="float" office:value="-6.3264551572501703E-3" table:style-name="ce1">
            <text:p>-0.006326455</text:p>
          </table:table-cell>
          <table:table-cell office:value-type="float" office:value="-6.3264551572501703E-3" table:style-name="ce1">
            <text:p>-0.006326455</text:p>
          </table:table-cell>
          <table:table-cell office:value-type="float" office:value="-6.3264551572501703E-3" table:style-name="ce1">
            <text:p>-0.006326455</text:p>
          </table:table-cell>
          <table:table-cell office:value-type="float" office:value="-6.3264551572501703E-3" table:style-name="ce1">
            <text:p>-0.006326455</text:p>
          </table:table-cell>
          <table:table-cell office:value-type="float" office:value="-6.3264551572501703E-3" table:style-name="ce1">
            <text:p>-0.006326455</text:p>
          </table:table-cell>
          <table:table-cell table:style-name="ce1"/>
          <table:table-cell office:value-type="float" office:value="1.7891502809667618E-2" table:formula="of:=POWER([.B111]-[.A111]; 2)" table:style-name="ce1">
            <text:p>0.017891503</text:p>
          </table:table-cell>
          <table:table-cell office:value-type="float" office:value="9.1330058489883289E-3" table:formula="of:=POWER([.C111]-[.B111]; 2)" table:style-name="ce1">
            <text:p>0.009133006</text:p>
          </table:table-cell>
          <table:table-cell office:value-type="float" office:value="0" table:formula="of:=POWER([.D111]-[.C111]; 2)" table:style-name="ce1">
            <text:p>0</text:p>
          </table:table-cell>
          <table:table-cell office:value-type="float" office:value="0" table:formula="of:=POWER([.E111]-[.D111]; 2)" table:style-name="ce1">
            <text:p>0</text:p>
          </table:table-cell>
          <table:table-cell office:value-type="float" office:value="0" table:formula="of:=POWER([.F111]-[.E111]; 2)" table:style-name="ce1">
            <text:p>0</text:p>
          </table:table-cell>
          <table:table-cell office:value-type="float" office:value="0" table:formula="of:=POWER([.G111]-[.F111]; 2)" table:style-name="ce1">
            <text:p>0</text:p>
          </table:table-cell>
          <table:table-cell office:value-type="float" office:value="0" table:formula="of:=POWER([.H111]-[.G111]; 2)" table:style-name="ce1">
            <text:p>0</text:p>
          </table:table-cell>
          <table:table-cell office:value-type="float" office:value="0" table:formula="of:=POWER([.I111]-[.H111]; 2)" table:style-name="ce1">
            <text:p>0</text:p>
          </table:table-cell>
          <table:table-cell office:value-type="float" office:value="0" table:formula="of:=POWER([.J111]-[.I111]; 2)" table:style-name="ce1">
            <text:p>0</text:p>
          </table:table-cell>
          <table:table-cell office:value-type="float" office:value="0" table:formula="of:=POWER([.K111]-[.J111]; 2)" table:style-name="ce1">
            <text:p>0</text:p>
          </table:table-cell>
          <table:table-cell office:value-type="float" office:value="0" table:formula="of:=POWER([.L111]-[.K111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-2.3461256176233299E-2" table:style-name="ce1">
            <text:p>-0.023461256</text:p>
          </table:table-cell>
          <table:table-cell office:value-type="float" office:value="8.7905310094356606E-2" table:style-name="ce1">
            <text:p>0.08790531</text:p>
          </table:table-cell>
          <table:table-cell office:value-type="float" office:value="-0.14416128396987901" table:style-name="ce1">
            <text:p>-0.144161284</text:p>
          </table:table-cell>
          <table:table-cell office:value-type="float" office:value="-0.223981693387032" table:style-name="ce1">
            <text:p>-0.223981693</text:p>
          </table:table-cell>
          <table:table-cell office:value-type="float" office:value="-0.22295434772968301" table:style-name="ce1">
            <text:p>-0.222954348</text:p>
          </table:table-cell>
          <table:table-cell office:value-type="float" office:value="-0.29978373646736101" table:style-name="ce1">
            <text:p>-0.299783736</text:p>
          </table:table-cell>
          <table:table-cell office:value-type="float" office:value="-0.16337206959724401" table:style-name="ce1">
            <text:p>-0.16337207</text:p>
          </table:table-cell>
          <table:table-cell office:value-type="float" office:value="-0.258938908576965" table:style-name="ce1">
            <text:p>-0.258938909</text:p>
          </table:table-cell>
          <table:table-cell office:value-type="float" office:value="-0.27353531122207603" table:style-name="ce1">
            <text:p>-0.273535311</text:p>
          </table:table-cell>
          <table:table-cell office:value-type="float" office:value="-0.167991533875465" table:style-name="ce1">
            <text:p>-0.167991534</text:p>
          </table:table-cell>
          <table:table-cell office:value-type="float" office:value="-0.27821743488311801" table:style-name="ce1">
            <text:p>-0.278217435</text:p>
          </table:table-cell>
          <table:table-cell office:value-type="float" office:value="-0.208620235323906" table:style-name="ce1">
            <text:p>-0.208620235</text:p>
          </table:table-cell>
          <table:table-cell table:style-name="ce1"/>
          <table:table-cell office:value-type="float" office:value="1.2402512082901695E-2" table:formula="of:=POWER([.B112]-[.A112]; 2)" table:style-name="ce1">
            <text:p>0.012402512</text:p>
          </table:table-cell>
          <table:table-cell office:value-type="float" office:value="5.3854904080574723E-2" table:formula="of:=POWER([.C112]-[.B112]; 2)" table:style-name="ce1">
            <text:p>0.053854904</text:p>
          </table:table-cell>
          <table:table-cell office:value-type="float" office:value="6.3712977595219251E-3" table:formula="of:=POWER([.D112]-[.C112]; 2)" table:style-name="ce1">
            <text:p>0.006371298</text:p>
          </table:table-cell>
          <table:table-cell office:value-type="float" office:value="1.0554390996738358E-6" table:formula="of:=POWER([.E112]-[.D112]; 2)" table:style-name="ce1">
            <text:p>1.05544E-06</text:p>
          </table:table-cell>
          <table:table-cell office:value-type="float" office:value="5.9027549738052435E-3" table:formula="of:=POWER([.F112]-[.E112]; 2)" table:style-name="ce1">
            <text:p>0.005902755</text:p>
          </table:table-cell>
          <table:table-cell office:value-type="float" office:value="1.8608142858283775E-2" table:formula="of:=POWER([.G112]-[.F112]; 2)" table:style-name="ce1">
            <text:p>0.018608143</text:p>
          </table:table-cell>
          <table:table-cell office:value-type="float" office:value="9.1330207125759188E-3" table:formula="of:=POWER([.H112]-[.G112]; 2)" table:style-name="ce1">
            <text:p>0.009133021</text:p>
          </table:table-cell>
          <table:table-cell office:value-type="float" office:value="2.1305497017820422E-4" table:formula="of:=POWER([.I112]-[.H112]; 2)" table:style-name="ce1">
            <text:p>0.000213055</text:p>
          </table:table-cell>
          <table:table-cell office:value-type="float" office:value="1.1139488936591002E-2" table:formula="of:=POWER([.J112]-[.I112]; 2)" table:style-name="ce1">
            <text:p>0.011139489</text:p>
          </table:table-cell>
          <table:table-cell office:value-type="float" office:value="1.214974925294892E-2" table:formula="of:=POWER([.K112]-[.J112]; 2)" table:style-name="ce1">
            <text:p>0.012149749</text:p>
          </table:table-cell>
          <table:table-cell office:value-type="float" office:value="4.8437701864847806E-3" table:formula="of:=POWER([.L112]-[.K112]; 2)" table:style-name="ce1">
            <text:p>0.00484377</text:p>
          </table:table-cell>
          <table:table-cell table:number-columns-repeated="16360"/>
        </table:table-row>
        <table:table-row table:style-name="ro1">
          <table:table-cell office:value-type="float" office:value="-0.46565717458724998" table:style-name="ce1">
            <text:p>-0.465657175</text:p>
          </table:table-cell>
          <table:table-cell office:value-type="float" office:value="-0.72270464897155795" table:style-name="ce1">
            <text:p>-0.722704649</text:p>
          </table:table-cell>
          <table:table-cell office:value-type="float" office:value="-0.93732279539108299" table:style-name="ce1">
            <text:p>-0.937322795</text:p>
          </table:table-cell>
          <table:table-cell office:value-type="float" office:value="-1.11123287677765" table:style-name="ce1">
            <text:p>-1.111232877</text:p>
          </table:table-cell>
          <table:table-cell office:value-type="float" office:value="-1.07228755950928" table:style-name="ce1">
            <text:p>-1.07228756</text:p>
          </table:table-cell>
          <table:table-cell office:value-type="float" office:value="-1.16050672531128" table:style-name="ce1">
            <text:p>-1.160506725</text:p>
          </table:table-cell>
          <table:table-cell office:value-type="float" office:value="-1.1235477924346899" table:style-name="ce1">
            <text:p>-1.123547792</text:p>
          </table:table-cell>
          <table:table-cell office:value-type="float" office:value="-1.07103323936462" table:style-name="ce1">
            <text:p>-1.071033239</text:p>
          </table:table-cell>
          <table:table-cell office:value-type="float" office:value="-1.1454256772995" table:style-name="ce1">
            <text:p>-1.145425677</text:p>
          </table:table-cell>
          <table:table-cell office:value-type="float" office:value="-1.0575811862945601" table:style-name="ce1">
            <text:p>-1.057581186</text:p>
          </table:table-cell>
          <table:table-cell office:value-type="float" office:value="-1.07598853111267" table:style-name="ce1">
            <text:p>-1.075988531</text:p>
          </table:table-cell>
          <table:table-cell office:value-type="float" office:value="-1.09500432014465" table:style-name="ce1">
            <text:p>-1.09500432</text:p>
          </table:table-cell>
          <table:table-cell table:style-name="ce1"/>
          <table:table-cell office:value-type="float" office:value="6.6073404087351462E-2" table:formula="of:=POWER([.B113]-[.A113]; 2)" table:style-name="ce1">
            <text:p>0.066073404</text:p>
          </table:table-cell>
          <table:table-cell office:value-type="float" office:value="4.6060948772552686E-2" table:formula="of:=POWER([.C113]-[.B113]; 2)" table:style-name="ce1">
            <text:p>0.046060949</text:p>
          </table:table-cell>
          <table:table-cell office:value-type="float" office:value="3.0244716407882375E-2" table:formula="of:=POWER([.D113]-[.C113]; 2)" table:style-name="ce1">
            <text:p>0.030244716</text:p>
          </table:table-cell>
          <table:table-cell office:value-type="float" office:value="1.5167377371340007E-3" table:formula="of:=POWER([.E113]-[.D113]; 2)" table:style-name="ce1">
            <text:p>0.001516738</text:p>
          </table:table-cell>
          <table:table-cell office:value-type="float" office:value="7.7826212148007579E-3" table:formula="of:=POWER([.F113]-[.E113]; 2)" table:style-name="ce1">
            <text:p>0.007782621</text:p>
          </table:table-cell>
          <table:table-cell office:value-type="float" office:value="1.3659627193762869E-3" table:formula="of:=POWER([.G113]-[.F113]; 2)" table:style-name="ce1">
            <text:p>0.001365963</text:p>
          </table:table-cell>
          <table:table-cell office:value-type="float" office:value="2.7577782841491892E-3" table:formula="of:=POWER([.H113]-[.G113]; 2)" table:style-name="ce1">
            <text:p>0.002757778</text:p>
          </table:table-cell>
          <table:table-cell office:value-type="float" office:value="5.5342348218949625E-3" table:formula="of:=POWER([.I113]-[.H113]; 2)" table:style-name="ce1">
            <text:p>0.005534235</text:p>
          </table:table-cell>
          <table:table-cell office:value-type="float" office:value="7.716654599916958E-3" table:formula="of:=POWER([.J113]-[.I113]; 2)" table:style-name="ce1">
            <text:p>0.007716655</text:p>
          </table:table-cell>
          <table:table-cell office:value-type="float" office:value="3.3883034325279758E-4" table:formula="of:=POWER([.K113]-[.J113]; 2)" table:style-name="ce1">
            <text:p>0.00033883</text:p>
          </table:table-cell>
          <table:table-cell office:value-type="float" office:value="3.6160023250877006E-4" table:formula="of:=POWER([.L113]-[.K113]; 2)" table:style-name="ce1">
            <text:p>0.0003616</text:p>
          </table:table-cell>
          <table:table-cell table:number-columns-repeated="16360"/>
        </table:table-row>
        <table:table-row table:style-name="ro1">
          <table:table-cell office:value-type="float" office:value="0.56474578380584695" table:style-name="ce1">
            <text:p>0.564745784</text:p>
          </table:table-cell>
          <table:table-cell office:value-type="float" office:value="0.95785731077194203" table:style-name="ce1">
            <text:p>0.957857311</text:p>
          </table:table-cell>
          <table:table-cell office:value-type="float" office:value="1.9012463092803999" table:style-name="ce1">
            <text:p>1.901246309</text:p>
          </table:table-cell>
          <table:table-cell office:value-type="float" office:value="1.91296303272247" table:style-name="ce1">
            <text:p>1.912963033</text:p>
          </table:table-cell>
          <table:table-cell office:value-type="float" office:value="1.9301854372024501" table:style-name="ce1">
            <text:p>1.930185437</text:p>
          </table:table-cell>
          <table:table-cell office:value-type="float" office:value="1.8967589139938399" table:style-name="ce1">
            <text:p>1.896758914</text:p>
          </table:table-cell>
          <table:table-cell office:value-type="float" office:value="1.94079506397247" table:style-name="ce1">
            <text:p>1.940795064</text:p>
          </table:table-cell>
          <table:table-cell office:value-type="float" office:value="1.9446104764938399" table:style-name="ce1">
            <text:p>1.944610476</text:p>
          </table:table-cell>
          <table:table-cell office:value-type="float" office:value="1.89683818817139" table:style-name="ce1">
            <text:p>1.896838188</text:p>
          </table:table-cell>
          <table:table-cell office:value-type="float" office:value="1.90618395805359" table:style-name="ce1">
            <text:p>1.906183958</text:p>
          </table:table-cell>
          <table:table-cell office:value-type="float" office:value="1.9061474800109901" table:style-name="ce1">
            <text:p>1.90614748</text:p>
          </table:table-cell>
          <table:table-cell office:value-type="float" office:value="1.9067919254303001" table:style-name="ce1">
            <text:p>1.906791925</text:p>
          </table:table-cell>
          <table:table-cell table:style-name="ce1"/>
          <table:table-cell office:value-type="float" office:value="0.1545366726336149" table:formula="of:=POWER([.B114]-[.A114]; 2)" table:style-name="ce1">
            <text:p>0.154536673</text:p>
          </table:table-cell>
          <table:table-cell office:value-type="float" office:value="0.88998280250679118" table:formula="of:=POWER([.C114]-[.B114]; 2)" table:style-name="ce1">
            <text:p>0.889982803</text:p>
          </table:table-cell>
          <table:table-cell office:value-type="float" office:value="1.3728160821795471E-4" table:formula="of:=POWER([.D114]-[.C114]; 2)" table:style-name="ce1">
            <text:p>0.000137282</text:p>
          </table:table-cell>
          <table:table-cell office:value-type="float" office:value="2.9661121607203603E-4" table:formula="of:=POWER([.E114]-[.D114]; 2)" table:style-name="ce1">
            <text:p>0.000296611</text:p>
          </table:table-cell>
          <table:table-cell office:value-type="float" office:value="1.1173324538157545E-3" table:formula="of:=POWER([.F114]-[.E114]; 2)" table:style-name="ce1">
            <text:p>0.001117332</text:p>
          </table:table-cell>
          <table:table-cell office:value-type="float" office:value="1.9391825049404079E-3" table:formula="of:=POWER([.G114]-[.F114]; 2)" table:style-name="ce1">
            <text:p>0.001939183</text:p>
          </table:table-cell>
          <table:table-cell office:value-type="float" office:value="1.4557372708225868E-5" table:formula="of:=POWER([.H114]-[.G114]; 2)" table:style-name="ce1">
            <text:p>1.45574E-05</text:p>
          </table:table-cell>
          <table:table-cell office:value-type="float" office:value="2.2821915315632776E-3" table:formula="of:=POWER([.I114]-[.H114]; 2)" table:style-name="ce1">
            <text:p>0.002282192</text:p>
          </table:table-cell>
          <table:table-cell office:value-type="float" office:value="8.7343414691035262E-5" table:formula="of:=POWER([.J114]-[.I114]; 2)" table:style-name="ce1">
            <text:p>8.73434E-05</text:p>
          </table:table-cell>
          <table:table-cell office:value-type="float" office:value="1.3306475919182608E-9" table:formula="of:=POWER([.K114]-[.J114]; 2)" table:style-name="ce1">
            <text:p>1.33065E-09</text:p>
          </table:table-cell>
          <table:table-cell office:value-type="float" office:value="4.1530989846960193E-7" table:formula="of:=POWER([.L114]-[.K114]; 2)" table:style-name="ce1">
            <text:p>4.1531E-07</text:p>
          </table:table-cell>
          <table:table-cell table:number-columns-repeated="16360"/>
        </table:table-row>
        <table:table-row table:style-name="ro1">
          <table:table-cell office:value-type="float" office:value="1.8665336072444898E-2" table:style-name="ce1">
            <text:p>0.018665336</text:p>
          </table:table-cell>
          <table:table-cell office:value-type="float" office:value="-7.2201259434223203E-2" table:style-name="ce1">
            <text:p>-0.072201259</text:p>
          </table:table-cell>
          <table:table-cell office:value-type="float" office:value="2.3898720741272E-2" table:style-name="ce1">
            <text:p>0.023898721</text:p>
          </table:table-cell>
          <table:table-cell office:value-type="float" office:value="2.3898720741272E-2" table:style-name="ce1">
            <text:p>0.023898721</text:p>
          </table:table-cell>
          <table:table-cell office:value-type="float" office:value="2.3898720741272E-2" table:style-name="ce1">
            <text:p>0.023898721</text:p>
          </table:table-cell>
          <table:table-cell office:value-type="float" office:value="2.3898720741272E-2" table:style-name="ce1">
            <text:p>0.023898721</text:p>
          </table:table-cell>
          <table:table-cell office:value-type="float" office:value="2.3898720741272E-2" table:style-name="ce1">
            <text:p>0.023898721</text:p>
          </table:table-cell>
          <table:table-cell office:value-type="float" office:value="2.3898720741272E-2" table:style-name="ce1">
            <text:p>0.023898721</text:p>
          </table:table-cell>
          <table:table-cell office:value-type="float" office:value="2.3898720741272E-2" table:style-name="ce1">
            <text:p>0.023898721</text:p>
          </table:table-cell>
          <table:table-cell office:value-type="float" office:value="2.3898720741272E-2" table:style-name="ce1">
            <text:p>0.023898721</text:p>
          </table:table-cell>
          <table:table-cell office:value-type="float" office:value="2.3898720741272E-2" table:style-name="ce1">
            <text:p>0.023898721</text:p>
          </table:table-cell>
          <table:table-cell office:value-type="float" office:value="2.3898720741272E-2" table:style-name="ce1">
            <text:p>0.023898721</text:p>
          </table:table-cell>
          <table:table-cell table:style-name="ce1"/>
          <table:table-cell office:value-type="float" office:value="8.2567381789724354E-3" table:formula="of:=POWER([.B115]-[.A115]; 2)" table:style-name="ce1">
            <text:p>0.008256738</text:p>
          </table:table-cell>
          <table:table-cell office:value-type="float" office:value="9.2352061897305708E-3" table:formula="of:=POWER([.C115]-[.B115]; 2)" table:style-name="ce1">
            <text:p>0.009235206</text:p>
          </table:table-cell>
          <table:table-cell office:value-type="float" office:value="0" table:formula="of:=POWER([.D115]-[.C115]; 2)" table:style-name="ce1">
            <text:p>0</text:p>
          </table:table-cell>
          <table:table-cell office:value-type="float" office:value="0" table:formula="of:=POWER([.E115]-[.D115]; 2)" table:style-name="ce1">
            <text:p>0</text:p>
          </table:table-cell>
          <table:table-cell office:value-type="float" office:value="0" table:formula="of:=POWER([.F115]-[.E115]; 2)" table:style-name="ce1">
            <text:p>0</text:p>
          </table:table-cell>
          <table:table-cell office:value-type="float" office:value="0" table:formula="of:=POWER([.G115]-[.F115]; 2)" table:style-name="ce1">
            <text:p>0</text:p>
          </table:table-cell>
          <table:table-cell office:value-type="float" office:value="0" table:formula="of:=POWER([.H115]-[.G115]; 2)" table:style-name="ce1">
            <text:p>0</text:p>
          </table:table-cell>
          <table:table-cell office:value-type="float" office:value="0" table:formula="of:=POWER([.I115]-[.H115]; 2)" table:style-name="ce1">
            <text:p>0</text:p>
          </table:table-cell>
          <table:table-cell office:value-type="float" office:value="0" table:formula="of:=POWER([.J115]-[.I115]; 2)" table:style-name="ce1">
            <text:p>0</text:p>
          </table:table-cell>
          <table:table-cell office:value-type="float" office:value="0" table:formula="of:=POWER([.K115]-[.J115]; 2)" table:style-name="ce1">
            <text:p>0</text:p>
          </table:table-cell>
          <table:table-cell office:value-type="float" office:value="0" table:formula="of:=POWER([.L115]-[.K115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-2.0304542034864401E-2" table:style-name="ce1">
            <text:p>-0.020304542</text:p>
          </table:table-cell>
          <table:table-cell office:value-type="float" office:value="-2.0304542034864401E-2" table:style-name="ce1">
            <text:p>-0.020304542</text:p>
          </table:table-cell>
          <table:table-cell office:value-type="float" office:value="-2.0304542034864401E-2" table:style-name="ce1">
            <text:p>-0.020304542</text:p>
          </table:table-cell>
          <table:table-cell office:value-type="float" office:value="-2.0304542034864401E-2" table:style-name="ce1">
            <text:p>-0.020304542</text:p>
          </table:table-cell>
          <table:table-cell office:value-type="float" office:value="-2.0304542034864401E-2" table:style-name="ce1">
            <text:p>-0.020304542</text:p>
          </table:table-cell>
          <table:table-cell office:value-type="float" office:value="-2.0304542034864401E-2" table:style-name="ce1">
            <text:p>-0.020304542</text:p>
          </table:table-cell>
          <table:table-cell office:value-type="float" office:value="-2.0304542034864401E-2" table:style-name="ce1">
            <text:p>-0.020304542</text:p>
          </table:table-cell>
          <table:table-cell office:value-type="float" office:value="-2.0304542034864401E-2" table:style-name="ce1">
            <text:p>-0.020304542</text:p>
          </table:table-cell>
          <table:table-cell office:value-type="float" office:value="-2.0304542034864401E-2" table:style-name="ce1">
            <text:p>-0.020304542</text:p>
          </table:table-cell>
          <table:table-cell office:value-type="float" office:value="-2.0304542034864401E-2" table:style-name="ce1">
            <text:p>-0.020304542</text:p>
          </table:table-cell>
          <table:table-cell office:value-type="float" office:value="-2.0304542034864401E-2" table:style-name="ce1">
            <text:p>-0.020304542</text:p>
          </table:table-cell>
          <table:table-cell office:value-type="float" office:value="-2.0304542034864401E-2" table:style-name="ce1">
            <text:p>-0.020304542</text:p>
          </table:table-cell>
          <table:table-cell table:style-name="ce1"/>
          <table:table-cell office:value-type="float" office:value="0" table:formula="of:=POWER([.B116]-[.A116]; 2)" table:style-name="ce1">
            <text:p>0</text:p>
          </table:table-cell>
          <table:table-cell office:value-type="float" office:value="0" table:formula="of:=POWER([.C116]-[.B116]; 2)" table:style-name="ce1">
            <text:p>0</text:p>
          </table:table-cell>
          <table:table-cell office:value-type="float" office:value="0" table:formula="of:=POWER([.D116]-[.C116]; 2)" table:style-name="ce1">
            <text:p>0</text:p>
          </table:table-cell>
          <table:table-cell office:value-type="float" office:value="0" table:formula="of:=POWER([.E116]-[.D116]; 2)" table:style-name="ce1">
            <text:p>0</text:p>
          </table:table-cell>
          <table:table-cell office:value-type="float" office:value="0" table:formula="of:=POWER([.F116]-[.E116]; 2)" table:style-name="ce1">
            <text:p>0</text:p>
          </table:table-cell>
          <table:table-cell office:value-type="float" office:value="0" table:formula="of:=POWER([.G116]-[.F116]; 2)" table:style-name="ce1">
            <text:p>0</text:p>
          </table:table-cell>
          <table:table-cell office:value-type="float" office:value="0" table:formula="of:=POWER([.H116]-[.G116]; 2)" table:style-name="ce1">
            <text:p>0</text:p>
          </table:table-cell>
          <table:table-cell office:value-type="float" office:value="0" table:formula="of:=POWER([.I116]-[.H116]; 2)" table:style-name="ce1">
            <text:p>0</text:p>
          </table:table-cell>
          <table:table-cell office:value-type="float" office:value="0" table:formula="of:=POWER([.J116]-[.I116]; 2)" table:style-name="ce1">
            <text:p>0</text:p>
          </table:table-cell>
          <table:table-cell office:value-type="float" office:value="0" table:formula="of:=POWER([.K116]-[.J116]; 2)" table:style-name="ce1">
            <text:p>0</text:p>
          </table:table-cell>
          <table:table-cell office:value-type="float" office:value="0" table:formula="of:=POWER([.L116]-[.K116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2.1667551249265699E-2" table:style-name="ce1">
            <text:p>0.021667551</text:p>
          </table:table-cell>
          <table:table-cell office:value-type="float" office:value="7.6525241136550903E-2" table:style-name="ce1">
            <text:p>0.076525241</text:p>
          </table:table-cell>
          <table:table-cell office:value-type="float" office:value="7.6525241136550903E-2" table:style-name="ce1">
            <text:p>0.076525241</text:p>
          </table:table-cell>
          <table:table-cell office:value-type="float" office:value="7.6525241136550903E-2" table:style-name="ce1">
            <text:p>0.076525241</text:p>
          </table:table-cell>
          <table:table-cell office:value-type="float" office:value="7.6525241136550903E-2" table:style-name="ce1">
            <text:p>0.076525241</text:p>
          </table:table-cell>
          <table:table-cell office:value-type="float" office:value="7.6525241136550903E-2" table:style-name="ce1">
            <text:p>0.076525241</text:p>
          </table:table-cell>
          <table:table-cell office:value-type="float" office:value="7.6525241136550903E-2" table:style-name="ce1">
            <text:p>0.076525241</text:p>
          </table:table-cell>
          <table:table-cell office:value-type="float" office:value="7.6525241136550903E-2" table:style-name="ce1">
            <text:p>0.076525241</text:p>
          </table:table-cell>
          <table:table-cell office:value-type="float" office:value="7.6525241136550903E-2" table:style-name="ce1">
            <text:p>0.076525241</text:p>
          </table:table-cell>
          <table:table-cell office:value-type="float" office:value="7.6525241136550903E-2" table:style-name="ce1">
            <text:p>0.076525241</text:p>
          </table:table-cell>
          <table:table-cell office:value-type="float" office:value="7.6525241136550903E-2" table:style-name="ce1">
            <text:p>0.076525241</text:p>
          </table:table-cell>
          <table:table-cell office:value-type="float" office:value="7.6525241136550903E-2" table:style-name="ce1">
            <text:p>0.076525241</text:p>
          </table:table-cell>
          <table:table-cell table:style-name="ce1"/>
          <table:table-cell office:value-type="float" office:value="3.0093661397695534E-3" table:formula="of:=POWER([.B117]-[.A117]; 2)" table:style-name="ce1">
            <text:p>0.003009366</text:p>
          </table:table-cell>
          <table:table-cell office:value-type="float" office:value="0" table:formula="of:=POWER([.C117]-[.B117]; 2)" table:style-name="ce1">
            <text:p>0</text:p>
          </table:table-cell>
          <table:table-cell office:value-type="float" office:value="0" table:formula="of:=POWER([.D117]-[.C117]; 2)" table:style-name="ce1">
            <text:p>0</text:p>
          </table:table-cell>
          <table:table-cell office:value-type="float" office:value="0" table:formula="of:=POWER([.E117]-[.D117]; 2)" table:style-name="ce1">
            <text:p>0</text:p>
          </table:table-cell>
          <table:table-cell office:value-type="float" office:value="0" table:formula="of:=POWER([.F117]-[.E117]; 2)" table:style-name="ce1">
            <text:p>0</text:p>
          </table:table-cell>
          <table:table-cell office:value-type="float" office:value="0" table:formula="of:=POWER([.G117]-[.F117]; 2)" table:style-name="ce1">
            <text:p>0</text:p>
          </table:table-cell>
          <table:table-cell office:value-type="float" office:value="0" table:formula="of:=POWER([.H117]-[.G117]; 2)" table:style-name="ce1">
            <text:p>0</text:p>
          </table:table-cell>
          <table:table-cell office:value-type="float" office:value="0" table:formula="of:=POWER([.I117]-[.H117]; 2)" table:style-name="ce1">
            <text:p>0</text:p>
          </table:table-cell>
          <table:table-cell office:value-type="float" office:value="0" table:formula="of:=POWER([.J117]-[.I117]; 2)" table:style-name="ce1">
            <text:p>0</text:p>
          </table:table-cell>
          <table:table-cell office:value-type="float" office:value="0" table:formula="of:=POWER([.K117]-[.J117]; 2)" table:style-name="ce1">
            <text:p>0</text:p>
          </table:table-cell>
          <table:table-cell office:value-type="float" office:value="0" table:formula="of:=POWER([.L117]-[.K117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-0.114046514034271" table:style-name="ce1">
            <text:p>-0.114046514</text:p>
          </table:table-cell>
          <table:table-cell office:value-type="float" office:value="4.5562621206045199E-2" table:style-name="ce1">
            <text:p>0.045562621</text:p>
          </table:table-cell>
          <table:table-cell office:value-type="float" office:value="2.2410225123167E-2" table:style-name="ce1">
            <text:p>0.022410225</text:p>
          </table:table-cell>
          <table:table-cell office:value-type="float" office:value="2.2410225123167E-2" table:style-name="ce1">
            <text:p>0.022410225</text:p>
          </table:table-cell>
          <table:table-cell office:value-type="float" office:value="2.2410225123167E-2" table:style-name="ce1">
            <text:p>0.022410225</text:p>
          </table:table-cell>
          <table:table-cell office:value-type="float" office:value="2.2410225123167E-2" table:style-name="ce1">
            <text:p>0.022410225</text:p>
          </table:table-cell>
          <table:table-cell office:value-type="float" office:value="2.2410225123167E-2" table:style-name="ce1">
            <text:p>0.022410225</text:p>
          </table:table-cell>
          <table:table-cell office:value-type="float" office:value="2.2410225123167E-2" table:style-name="ce1">
            <text:p>0.022410225</text:p>
          </table:table-cell>
          <table:table-cell office:value-type="float" office:value="2.2410225123167E-2" table:style-name="ce1">
            <text:p>0.022410225</text:p>
          </table:table-cell>
          <table:table-cell office:value-type="float" office:value="2.2410225123167E-2" table:style-name="ce1">
            <text:p>0.022410225</text:p>
          </table:table-cell>
          <table:table-cell office:value-type="float" office:value="2.2410225123167E-2" table:style-name="ce1">
            <text:p>0.022410225</text:p>
          </table:table-cell>
          <table:table-cell office:value-type="float" office:value="2.2410225123167E-2" table:style-name="ce1">
            <text:p>0.022410225</text:p>
          </table:table-cell>
          <table:table-cell table:style-name="ce1"/>
          <table:table-cell office:value-type="float" office:value="2.5475076052161545E-2" table:formula="of:=POWER([.B118]-[.A118]; 2)" table:style-name="ce1">
            <text:p>0.025475076</text:p>
          </table:table-cell>
          <table:table-cell office:value-type="float" office:value="5.3603344437847379E-4" table:formula="of:=POWER([.C118]-[.B118]; 2)" table:style-name="ce1">
            <text:p>0.000536033</text:p>
          </table:table-cell>
          <table:table-cell office:value-type="float" office:value="0" table:formula="of:=POWER([.D118]-[.C118]; 2)" table:style-name="ce1">
            <text:p>0</text:p>
          </table:table-cell>
          <table:table-cell office:value-type="float" office:value="0" table:formula="of:=POWER([.E118]-[.D118]; 2)" table:style-name="ce1">
            <text:p>0</text:p>
          </table:table-cell>
          <table:table-cell office:value-type="float" office:value="0" table:formula="of:=POWER([.F118]-[.E118]; 2)" table:style-name="ce1">
            <text:p>0</text:p>
          </table:table-cell>
          <table:table-cell office:value-type="float" office:value="0" table:formula="of:=POWER([.G118]-[.F118]; 2)" table:style-name="ce1">
            <text:p>0</text:p>
          </table:table-cell>
          <table:table-cell office:value-type="float" office:value="0" table:formula="of:=POWER([.H118]-[.G118]; 2)" table:style-name="ce1">
            <text:p>0</text:p>
          </table:table-cell>
          <table:table-cell office:value-type="float" office:value="0" table:formula="of:=POWER([.I118]-[.H118]; 2)" table:style-name="ce1">
            <text:p>0</text:p>
          </table:table-cell>
          <table:table-cell office:value-type="float" office:value="0" table:formula="of:=POWER([.J118]-[.I118]; 2)" table:style-name="ce1">
            <text:p>0</text:p>
          </table:table-cell>
          <table:table-cell office:value-type="float" office:value="0" table:formula="of:=POWER([.K118]-[.J118]; 2)" table:style-name="ce1">
            <text:p>0</text:p>
          </table:table-cell>
          <table:table-cell office:value-type="float" office:value="0" table:formula="of:=POWER([.L118]-[.K118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-1.0053949356079099" table:style-name="ce1">
            <text:p>-1.005394936</text:p>
          </table:table-cell>
          <table:table-cell office:value-type="float" office:value="-1.5388712882995601" table:style-name="ce1">
            <text:p>-1.538871288</text:p>
          </table:table-cell>
          <table:table-cell office:value-type="float" office:value="-2.0178172588348402" table:style-name="ce1">
            <text:p>-2.017817259</text:p>
          </table:table-cell>
          <table:table-cell office:value-type="float" office:value="-2.01568531990051" table:style-name="ce1">
            <text:p>-2.01568532</text:p>
          </table:table-cell>
          <table:table-cell office:value-type="float" office:value="-2.0174865722656201" table:style-name="ce1">
            <text:p>-2.017486572</text:p>
          </table:table-cell>
          <table:table-cell office:value-type="float" office:value="-2.0080163478851301" table:style-name="ce1">
            <text:p>-2.008016348</text:p>
          </table:table-cell>
          <table:table-cell office:value-type="float" office:value="-1.9964461326599101" table:style-name="ce1">
            <text:p>-1.996446133</text:p>
          </table:table-cell>
          <table:table-cell office:value-type="float" office:value="-2.0366845130920401" table:style-name="ce1">
            <text:p>-2.036684513</text:p>
          </table:table-cell>
          <table:table-cell office:value-type="float" office:value="-1.9912010431289699" table:style-name="ce1">
            <text:p>-1.991201043</text:p>
          </table:table-cell>
          <table:table-cell office:value-type="float" office:value="-1.99930679798126" table:style-name="ce1">
            <text:p>-1.999306798</text:p>
          </table:table-cell>
          <table:table-cell office:value-type="float" office:value="-2.0438816547393799" table:style-name="ce1">
            <text:p>-2.043881655</text:p>
          </table:table-cell>
          <table:table-cell office:value-type="float" office:value="-2.0207436084747301" table:style-name="ce1">
            <text:p>-2.020743608</text:p>
          </table:table-cell>
          <table:table-cell table:style-name="ce1"/>
          <table:table-cell office:value-type="float" office:value="0.28459701888118594" table:formula="of:=POWER([.B119]-[.A119]; 2)" table:style-name="ce1">
            <text:p>0.284597019</text:p>
          </table:table-cell>
          <table:table-cell office:value-type="float" office:value="0.22938924269198138" table:formula="of:=POWER([.C119]-[.B119]; 2)" table:style-name="ce1">
            <text:p>0.229389243</text:p>
          </table:table-cell>
          <table:table-cell office:value-type="float" office:value="4.5451636197128557E-6" table:formula="of:=POWER([.D119]-[.C119]; 2)" table:style-name="ce1">
            <text:p>4.54516E-06</text:p>
          </table:table-cell>
          <table:table-cell office:value-type="float" office:value="3.244510082814672E-6" table:formula="of:=POWER([.E119]-[.D119]; 2)" table:style-name="ce1">
            <text:p>3.24451E-06</text:p>
          </table:table-cell>
          <table:table-cell office:value-type="float" office:value="8.9685149816828261E-5" table:formula="of:=POWER([.F119]-[.E119]; 2)" table:style-name="ce1">
            <text:p>8.96851E-05</text:p>
          </table:table-cell>
          <table:table-cell office:value-type="float" office:value="1.3386988035791152E-4" table:formula="of:=POWER([.G119]-[.F119]; 2)" table:style-name="ce1">
            <text:p>0.00013387</text:p>
          </table:table-cell>
          <table:table-cell office:value-type="float" office:value="1.6191272598008238E-3" table:formula="of:=POWER([.H119]-[.G119]; 2)" table:style-name="ce1">
            <text:p>0.001619127</text:p>
          </table:table-cell>
          <table:table-cell office:value-type="float" office:value="2.0687460398815072E-3" table:formula="of:=POWER([.I119]-[.H119]; 2)" table:style-name="ce1">
            <text:p>0.002068746</text:p>
          </table:table-cell>
          <table:table-cell office:value-type="float" office:value="6.5703261725423483E-5" table:formula="of:=POWER([.J119]-[.I119]; 2)" table:style-name="ce1">
            <text:p>6.57033E-05</text:p>
          </table:table-cell>
          <table:table-cell office:value-type="float" office:value="1.9869178550069068E-3" table:formula="of:=POWER([.K119]-[.J119]; 2)" table:style-name="ce1">
            <text:p>0.001986918</text:p>
          </table:table-cell>
          <table:table-cell office:value-type="float" office:value="5.353691849450732E-4" table:formula="of:=POWER([.L119]-[.K119]; 2)" table:style-name="ce1">
            <text:p>0.000535369</text:p>
          </table:table-cell>
          <table:table-cell table:number-columns-repeated="16360"/>
        </table:table-row>
        <table:table-row table:style-name="ro1">
          <table:table-cell office:value-type="float" office:value="2.8543490916490598E-3" table:style-name="ce1">
            <text:p>0.002854349</text:p>
          </table:table-cell>
          <table:table-cell office:value-type="float" office:value="2.8543490916490598E-3" table:style-name="ce1">
            <text:p>0.002854349</text:p>
          </table:table-cell>
          <table:table-cell office:value-type="float" office:value="2.8543490916490598E-3" table:style-name="ce1">
            <text:p>0.002854349</text:p>
          </table:table-cell>
          <table:table-cell office:value-type="float" office:value="2.8543490916490598E-3" table:style-name="ce1">
            <text:p>0.002854349</text:p>
          </table:table-cell>
          <table:table-cell office:value-type="float" office:value="2.8543490916490598E-3" table:style-name="ce1">
            <text:p>0.002854349</text:p>
          </table:table-cell>
          <table:table-cell office:value-type="float" office:value="2.8543490916490598E-3" table:style-name="ce1">
            <text:p>0.002854349</text:p>
          </table:table-cell>
          <table:table-cell office:value-type="float" office:value="2.8543490916490598E-3" table:style-name="ce1">
            <text:p>0.002854349</text:p>
          </table:table-cell>
          <table:table-cell office:value-type="float" office:value="2.8543490916490598E-3" table:style-name="ce1">
            <text:p>0.002854349</text:p>
          </table:table-cell>
          <table:table-cell office:value-type="float" office:value="2.8543490916490598E-3" table:style-name="ce1">
            <text:p>0.002854349</text:p>
          </table:table-cell>
          <table:table-cell office:value-type="float" office:value="2.8543490916490598E-3" table:style-name="ce1">
            <text:p>0.002854349</text:p>
          </table:table-cell>
          <table:table-cell office:value-type="float" office:value="2.8543490916490598E-3" table:style-name="ce1">
            <text:p>0.002854349</text:p>
          </table:table-cell>
          <table:table-cell office:value-type="float" office:value="2.8543490916490598E-3" table:style-name="ce1">
            <text:p>0.002854349</text:p>
          </table:table-cell>
          <table:table-cell table:style-name="ce1"/>
          <table:table-cell office:value-type="float" office:value="0" table:formula="of:=POWER([.B120]-[.A120]; 2)" table:style-name="ce1">
            <text:p>0</text:p>
          </table:table-cell>
          <table:table-cell office:value-type="float" office:value="0" table:formula="of:=POWER([.C120]-[.B120]; 2)" table:style-name="ce1">
            <text:p>0</text:p>
          </table:table-cell>
          <table:table-cell office:value-type="float" office:value="0" table:formula="of:=POWER([.D120]-[.C120]; 2)" table:style-name="ce1">
            <text:p>0</text:p>
          </table:table-cell>
          <table:table-cell office:value-type="float" office:value="0" table:formula="of:=POWER([.E120]-[.D120]; 2)" table:style-name="ce1">
            <text:p>0</text:p>
          </table:table-cell>
          <table:table-cell office:value-type="float" office:value="0" table:formula="of:=POWER([.F120]-[.E120]; 2)" table:style-name="ce1">
            <text:p>0</text:p>
          </table:table-cell>
          <table:table-cell office:value-type="float" office:value="0" table:formula="of:=POWER([.G120]-[.F120]; 2)" table:style-name="ce1">
            <text:p>0</text:p>
          </table:table-cell>
          <table:table-cell office:value-type="float" office:value="0" table:formula="of:=POWER([.H120]-[.G120]; 2)" table:style-name="ce1">
            <text:p>0</text:p>
          </table:table-cell>
          <table:table-cell office:value-type="float" office:value="0" table:formula="of:=POWER([.I120]-[.H120]; 2)" table:style-name="ce1">
            <text:p>0</text:p>
          </table:table-cell>
          <table:table-cell office:value-type="float" office:value="0" table:formula="of:=POWER([.J120]-[.I120]; 2)" table:style-name="ce1">
            <text:p>0</text:p>
          </table:table-cell>
          <table:table-cell office:value-type="float" office:value="0" table:formula="of:=POWER([.K120]-[.J120]; 2)" table:style-name="ce1">
            <text:p>0</text:p>
          </table:table-cell>
          <table:table-cell office:value-type="float" office:value="0" table:formula="of:=POWER([.L120]-[.K120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2.0240948200225799" table:style-name="ce1">
            <text:p>2.02409482</text:p>
          </table:table-cell>
          <table:table-cell office:value-type="float" office:value="2.58709764480591" table:style-name="ce1">
            <text:p>2.587097645</text:p>
          </table:table-cell>
          <table:table-cell office:value-type="float" office:value="3.7650494575500502" table:style-name="ce1">
            <text:p>3.765049458</text:p>
          </table:table-cell>
          <table:table-cell office:value-type="float" office:value="3.7692027091979998" table:style-name="ce1">
            <text:p>3.769202709</text:p>
          </table:table-cell>
          <table:table-cell office:value-type="float" office:value="3.8097686767578098" table:style-name="ce1">
            <text:p>3.809768677</text:p>
          </table:table-cell>
          <table:table-cell office:value-type="float" office:value="3.7865536212921098" table:style-name="ce1">
            <text:p>3.786553621</text:p>
          </table:table-cell>
          <table:table-cell office:value-type="float" office:value="3.7654995918273899" table:style-name="ce1">
            <text:p>3.765499592</text:p>
          </table:table-cell>
          <table:table-cell office:value-type="float" office:value="3.7930531501770002" table:style-name="ce1">
            <text:p>3.79305315</text:p>
          </table:table-cell>
          <table:table-cell office:value-type="float" office:value="3.7848019599914502" table:style-name="ce1">
            <text:p>3.78480196</text:p>
          </table:table-cell>
          <table:table-cell office:value-type="float" office:value="3.7794952392578098" table:style-name="ce1">
            <text:p>3.779495239</text:p>
          </table:table-cell>
          <table:table-cell office:value-type="float" office:value="3.78723239898682" table:style-name="ce1">
            <text:p>3.787232399</text:p>
          </table:table-cell>
          <table:table-cell office:value-type="float" office:value="3.7700316905975302" table:style-name="ce1">
            <text:p>3.770031691</text:p>
          </table:table-cell>
          <table:table-cell table:style-name="ce1"/>
          <table:table-cell office:value-type="float" office:value="0.31697218071400907" table:formula="of:=POWER([.B121]-[.A121]; 2)" table:style-name="ce1">
            <text:p>0.316972181</text:p>
          </table:table-cell>
          <table:table-cell office:value-type="float" office:value="1.3875704731472058" table:formula="of:=POWER([.C121]-[.B121]; 2)" table:style-name="ce1">
            <text:p>1.387570473</text:p>
          </table:table-cell>
          <table:table-cell office:value-type="float" office:value="1.7249499251196591E-5" table:formula="of:=POWER([.D121]-[.C121]; 2)" table:style-name="ce1">
            <text:p>1.72495E-05</text:p>
          </table:table-cell>
          <table:table-cell office:value-type="float" office:value="1.6455977240635582E-3" table:formula="of:=POWER([.E121]-[.D121]; 2)" table:style-name="ce1">
            <text:p>0.001645598</text:p>
          </table:table-cell>
          <table:table-cell office:value-type="float" office:value="5.3893880027552834E-4" table:formula="of:=POWER([.F121]-[.E121]; 2)" table:style-name="ce1">
            <text:p>0.000538939</text:p>
          </table:table-cell>
          <table:table-cell office:value-type="float" office:value="4.4327215670129385E-4" table:formula="of:=POWER([.G121]-[.F121]; 2)" table:style-name="ce1">
            <text:p>0.000443272</text:p>
          </table:table-cell>
          <table:table-cell office:value-type="float" office:value="7.591985777253774E-4" table:formula="of:=POWER([.H121]-[.G121]; 2)" table:style-name="ce1">
            <text:p>0.000759199</text:p>
          </table:table-cell>
          <table:table-cell office:value-type="float" office:value="6.808213947811637E-5" table:formula="of:=POWER([.I121]-[.H121]; 2)" table:style-name="ce1">
            <text:p>6.80821E-05</text:p>
          </table:table-cell>
          <table:table-cell office:value-type="float" office:value="2.8161284944848455E-5" table:formula="of:=POWER([.J121]-[.I121]; 2)" table:style-name="ce1">
            <text:p>2.81613E-05</text:p>
          </table:table-cell>
          <table:table-cell office:value-type="float" office:value="5.9863640672216009E-5" table:formula="of:=POWER([.K121]-[.J121]; 2)" table:style-name="ce1">
            <text:p>5.98636E-05</text:p>
          </table:table-cell>
          <table:table-cell office:value-type="float" office:value="2.9586436909338369E-4" table:formula="of:=POWER([.L121]-[.K121]; 2)" table:style-name="ce1">
            <text:p>0.000295864</text:p>
          </table:table-cell>
          <table:table-cell table:number-columns-repeated="16360"/>
        </table:table-row>
        <table:table-row table:style-name="ro1">
          <table:table-cell office:value-type="float" office:value="3.00872372463346E-3" table:style-name="ce1">
            <text:p>0.003008724</text:p>
          </table:table-cell>
          <table:table-cell office:value-type="float" office:value="3.00872372463346E-3" table:style-name="ce1">
            <text:p>0.003008724</text:p>
          </table:table-cell>
          <table:table-cell office:value-type="float" office:value="3.00872372463346E-3" table:style-name="ce1">
            <text:p>0.003008724</text:p>
          </table:table-cell>
          <table:table-cell office:value-type="float" office:value="3.00872372463346E-3" table:style-name="ce1">
            <text:p>0.003008724</text:p>
          </table:table-cell>
          <table:table-cell office:value-type="float" office:value="3.00872372463346E-3" table:style-name="ce1">
            <text:p>0.003008724</text:p>
          </table:table-cell>
          <table:table-cell office:value-type="float" office:value="3.00872372463346E-3" table:style-name="ce1">
            <text:p>0.003008724</text:p>
          </table:table-cell>
          <table:table-cell office:value-type="float" office:value="3.00872372463346E-3" table:style-name="ce1">
            <text:p>0.003008724</text:p>
          </table:table-cell>
          <table:table-cell office:value-type="float" office:value="3.00872372463346E-3" table:style-name="ce1">
            <text:p>0.003008724</text:p>
          </table:table-cell>
          <table:table-cell office:value-type="float" office:value="3.00872372463346E-3" table:style-name="ce1">
            <text:p>0.003008724</text:p>
          </table:table-cell>
          <table:table-cell office:value-type="float" office:value="3.00872372463346E-3" table:style-name="ce1">
            <text:p>0.003008724</text:p>
          </table:table-cell>
          <table:table-cell office:value-type="float" office:value="3.00872372463346E-3" table:style-name="ce1">
            <text:p>0.003008724</text:p>
          </table:table-cell>
          <table:table-cell office:value-type="float" office:value="3.00872372463346E-3" table:style-name="ce1">
            <text:p>0.003008724</text:p>
          </table:table-cell>
          <table:table-cell table:style-name="ce1"/>
          <table:table-cell office:value-type="float" office:value="0" table:formula="of:=POWER([.B122]-[.A122]; 2)" table:style-name="ce1">
            <text:p>0</text:p>
          </table:table-cell>
          <table:table-cell office:value-type="float" office:value="0" table:formula="of:=POWER([.C122]-[.B122]; 2)" table:style-name="ce1">
            <text:p>0</text:p>
          </table:table-cell>
          <table:table-cell office:value-type="float" office:value="0" table:formula="of:=POWER([.D122]-[.C122]; 2)" table:style-name="ce1">
            <text:p>0</text:p>
          </table:table-cell>
          <table:table-cell office:value-type="float" office:value="0" table:formula="of:=POWER([.E122]-[.D122]; 2)" table:style-name="ce1">
            <text:p>0</text:p>
          </table:table-cell>
          <table:table-cell office:value-type="float" office:value="0" table:formula="of:=POWER([.F122]-[.E122]; 2)" table:style-name="ce1">
            <text:p>0</text:p>
          </table:table-cell>
          <table:table-cell office:value-type="float" office:value="0" table:formula="of:=POWER([.G122]-[.F122]; 2)" table:style-name="ce1">
            <text:p>0</text:p>
          </table:table-cell>
          <table:table-cell office:value-type="float" office:value="0" table:formula="of:=POWER([.H122]-[.G122]; 2)" table:style-name="ce1">
            <text:p>0</text:p>
          </table:table-cell>
          <table:table-cell office:value-type="float" office:value="0" table:formula="of:=POWER([.I122]-[.H122]; 2)" table:style-name="ce1">
            <text:p>0</text:p>
          </table:table-cell>
          <table:table-cell office:value-type="float" office:value="0" table:formula="of:=POWER([.J122]-[.I122]; 2)" table:style-name="ce1">
            <text:p>0</text:p>
          </table:table-cell>
          <table:table-cell office:value-type="float" office:value="0" table:formula="of:=POWER([.K122]-[.J122]; 2)" table:style-name="ce1">
            <text:p>0</text:p>
          </table:table-cell>
          <table:table-cell office:value-type="float" office:value="0" table:formula="of:=POWER([.L122]-[.K122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0.51101022958755504" table:style-name="ce1">
            <text:p>0.51101023</text:p>
          </table:table-cell>
          <table:table-cell office:value-type="float" office:value="2.73379468126222E-4" table:style-name="ce1">
            <text:p>0.000273379</text:p>
          </table:table-cell>
          <table:table-cell office:value-type="float" office:value="2.73379468126222E-4" table:style-name="ce1">
            <text:p>0.000273379</text:p>
          </table:table-cell>
          <table:table-cell office:value-type="float" office:value="2.73379468126222E-4" table:style-name="ce1">
            <text:p>0.000273379</text:p>
          </table:table-cell>
          <table:table-cell office:value-type="float" office:value="2.73379468126222E-4" table:style-name="ce1">
            <text:p>0.000273379</text:p>
          </table:table-cell>
          <table:table-cell office:value-type="float" office:value="2.73379468126222E-4" table:style-name="ce1">
            <text:p>0.000273379</text:p>
          </table:table-cell>
          <table:table-cell office:value-type="float" office:value="2.73379468126222E-4" table:style-name="ce1">
            <text:p>0.000273379</text:p>
          </table:table-cell>
          <table:table-cell office:value-type="float" office:value="2.73379468126222E-4" table:style-name="ce1">
            <text:p>0.000273379</text:p>
          </table:table-cell>
          <table:table-cell office:value-type="float" office:value="2.73379468126222E-4" table:style-name="ce1">
            <text:p>0.000273379</text:p>
          </table:table-cell>
          <table:table-cell office:value-type="float" office:value="2.73379468126222E-4" table:style-name="ce1">
            <text:p>0.000273379</text:p>
          </table:table-cell>
          <table:table-cell office:value-type="float" office:value="2.73379468126222E-4" table:style-name="ce1">
            <text:p>0.000273379</text:p>
          </table:table-cell>
          <table:table-cell office:value-type="float" office:value="2.73379468126222E-4" table:style-name="ce1">
            <text:p>0.000273379</text:p>
          </table:table-cell>
          <table:table-cell table:style-name="ce1"/>
          <table:table-cell office:value-type="float" office:value="0.26085213006991592" table:formula="of:=POWER([.B123]-[.A123]; 2)" table:style-name="ce1">
            <text:p>0.26085213</text:p>
          </table:table-cell>
          <table:table-cell office:value-type="float" office:value="0" table:formula="of:=POWER([.C123]-[.B123]; 2)" table:style-name="ce1">
            <text:p>0</text:p>
          </table:table-cell>
          <table:table-cell office:value-type="float" office:value="0" table:formula="of:=POWER([.D123]-[.C123]; 2)" table:style-name="ce1">
            <text:p>0</text:p>
          </table:table-cell>
          <table:table-cell office:value-type="float" office:value="0" table:formula="of:=POWER([.E123]-[.D123]; 2)" table:style-name="ce1">
            <text:p>0</text:p>
          </table:table-cell>
          <table:table-cell office:value-type="float" office:value="0" table:formula="of:=POWER([.F123]-[.E123]; 2)" table:style-name="ce1">
            <text:p>0</text:p>
          </table:table-cell>
          <table:table-cell office:value-type="float" office:value="0" table:formula="of:=POWER([.G123]-[.F123]; 2)" table:style-name="ce1">
            <text:p>0</text:p>
          </table:table-cell>
          <table:table-cell office:value-type="float" office:value="0" table:formula="of:=POWER([.H123]-[.G123]; 2)" table:style-name="ce1">
            <text:p>0</text:p>
          </table:table-cell>
          <table:table-cell office:value-type="float" office:value="0" table:formula="of:=POWER([.I123]-[.H123]; 2)" table:style-name="ce1">
            <text:p>0</text:p>
          </table:table-cell>
          <table:table-cell office:value-type="float" office:value="0" table:formula="of:=POWER([.J123]-[.I123]; 2)" table:style-name="ce1">
            <text:p>0</text:p>
          </table:table-cell>
          <table:table-cell office:value-type="float" office:value="0" table:formula="of:=POWER([.K123]-[.J123]; 2)" table:style-name="ce1">
            <text:p>0</text:p>
          </table:table-cell>
          <table:table-cell office:value-type="float" office:value="0" table:formula="of:=POWER([.L123]-[.K123]; 2)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-1.17907822132111" table:style-name="ce1">
            <text:p>-1.179078221</text:p>
          </table:table-cell>
          <table:table-cell office:value-type="float" office:value="-1.49753534793854" table:style-name="ce1">
            <text:p>-1.497535348</text:p>
          </table:table-cell>
          <table:table-cell office:value-type="float" office:value="-2.4003434181213401" table:style-name="ce1">
            <text:p>-2.400343418</text:p>
          </table:table-cell>
          <table:table-cell office:value-type="float" office:value="-2.4627273082733199" table:style-name="ce1">
            <text:p>-2.462727308</text:p>
          </table:table-cell>
          <table:table-cell office:value-type="float" office:value="-2.5069017410278298" table:style-name="ce1">
            <text:p>-2.506901741</text:p>
          </table:table-cell>
          <table:table-cell office:value-type="float" office:value="-2.4809303283691402" table:style-name="ce1">
            <text:p>-2.480930328</text:p>
          </table:table-cell>
          <table:table-cell office:value-type="float" office:value="-2.5093412399292001" table:style-name="ce1">
            <text:p>-2.50934124</text:p>
          </table:table-cell>
          <table:table-cell office:value-type="float" office:value="-2.49272632598877" table:style-name="ce1">
            <text:p>-2.492726326</text:p>
          </table:table-cell>
          <table:table-cell office:value-type="float" office:value="-2.4915909767150901" table:style-name="ce1">
            <text:p>-2.491590977</text:p>
          </table:table-cell>
          <table:table-cell office:value-type="float" office:value="-2.4773204326629599" table:style-name="ce1">
            <text:p>-2.477320433</text:p>
          </table:table-cell>
          <table:table-cell office:value-type="float" office:value="-2.4781122207641602" table:style-name="ce1">
            <text:p>-2.478112221</text:p>
          </table:table-cell>
          <table:table-cell office:value-type="float" office:value="-2.4806184768676798" table:style-name="ce1">
            <text:p>-2.480618477</text:p>
          </table:table-cell>
          <table:table-cell table:style-name="ce1"/>
          <table:table-cell office:value-type="float" office:value="0.1014149414934299" table:formula="of:=POWER([.B124]-[.A124]; 2)" table:style-name="ce1">
            <text:p>0.101414941</text:p>
          </table:table-cell>
          <table:table-cell office:value-type="float" office:value="0.81506241158719162" table:formula="of:=POWER([.C124]-[.B124]; 2)" table:style-name="ce1">
            <text:p>0.815062412</text:p>
          </table:table-cell>
          <table:table-cell office:value-type="float" office:value="3.8917497504942773E-3" table:formula="of:=POWER([.D124]-[.C124]; 2)" table:style-name="ce1">
            <text:p>0.00389175</text:p>
          </table:table-cell>
          <table:table-cell office:value-type="float" office:value="1.9513805091827207E-3" table:formula="of:=POWER([.E124]-[.D124]; 2)" table:style-name="ce1">
            <text:p>0.001951381</text:p>
          </table:table-cell>
          <table:table-cell office:value-type="float" office:value="6.7451427548794395E-4" table:formula="of:=POWER([.F124]-[.E124]; 2)" table:style-name="ce1">
            <text:p>0.000674514</text:p>
          </table:table-cell>
          <table:table-cell office:value-type="float" office:value="8.0717989567354671E-4" table:formula="of:=POWER([.G124]-[.F124]; 2)" table:style-name="ce1">
            <text:p>0.00080718</text:p>
          </table:table-cell>
          <table:table-cell office:value-type="float" office:value="2.7605536524789951E-4" table:formula="of:=POWER([.H124]-[.G124]; 2)" table:style-name="ce1">
            <text:p>0.000276055</text:p>
          </table:table-cell>
          <table:table-cell office:value-type="float" office:value="1.2890179732453953E-6" table:formula="of:=POWER([.I124]-[.H124]; 2)" table:style-name="ce1">
            <text:p>1.28902E-06</text:p>
          </table:table-cell>
          <table:table-cell office:value-type="float" office:value="2.036484275437898E-4" table:formula="of:=POWER([.J124]-[.I124]; 2)" table:style-name="ce1">
            <text:p>0.000203648</text:p>
          </table:table-cell>
          <table:table-cell office:value-type="float" office:value="6.2692839720235413E-7" table:formula="of:=POWER([.K124]-[.J124]; 2)" table:style-name="ce1">
            <text:p>6.26928E-07</text:p>
          </table:table-cell>
          <table:table-cell office:value-type="float" office:value="6.2813196564293572E-6" table:formula="of:=POWER([.L124]-[.K124]; 2)" table:style-name="ce1">
            <text:p>6.28132E-06</text:p>
          </table:table-cell>
          <table:table-cell table:number-columns-repeated="16360"/>
        </table:table-row>
        <table:table-row table:style-name="ro1">
          <table:table-cell office:value-type="float" office:value="0.35462653636932401" table:style-name="ce1">
            <text:p>0.354626536</text:p>
          </table:table-cell>
          <table:table-cell office:value-type="float" office:value="8.7891347706317902E-2" table:style-name="ce1">
            <text:p>0.087891348</text:p>
          </table:table-cell>
          <table:table-cell office:value-type="float" office:value="8.7891347706317902E-2" table:style-name="ce1">
            <text:p>0.087891348</text:p>
          </table:table-cell>
          <table:table-cell office:value-type="float" office:value="8.7891347706317902E-2" table:style-name="ce1">
            <text:p>0.087891348</text:p>
          </table:table-cell>
          <table:table-cell office:value-type="float" office:value="8.7891347706317902E-2" table:style-name="ce1">
            <text:p>0.087891348</text:p>
          </table:table-cell>
          <table:table-cell office:value-type="float" office:value="8.7891347706317902E-2" table:style-name="ce1">
            <text:p>0.087891348</text:p>
          </table:table-cell>
          <table:table-cell office:value-type="float" office:value="8.7891347706317902E-2" table:style-name="ce1">
            <text:p>0.087891348</text:p>
          </table:table-cell>
          <table:table-cell office:value-type="float" office:value="8.7891347706317902E-2" table:style-name="ce1">
            <text:p>0.087891348</text:p>
          </table:table-cell>
          <table:table-cell office:value-type="float" office:value="8.7891347706317902E-2" table:style-name="ce1">
            <text:p>0.087891348</text:p>
          </table:table-cell>
          <table:table-cell office:value-type="float" office:value="8.7891347706317902E-2" table:style-name="ce1">
            <text:p>0.087891348</text:p>
          </table:table-cell>
          <table:table-cell office:value-type="float" office:value="8.7891347706317902E-2" table:style-name="ce1">
            <text:p>0.087891348</text:p>
          </table:table-cell>
          <table:table-cell office:value-type="float" office:value="8.7891347706317902E-2" table:style-name="ce1">
            <text:p>0.087891348</text:p>
          </table:table-cell>
          <table:table-cell table:style-name="ce1"/>
          <table:table-cell office:value-type="float" office:value="7.1147660871089466E-2" table:formula="of:=POWER([.B125]-[.A125]; 2)" table:style-name="ce1">
            <text:p>0.071147661</text:p>
          </table:table-cell>
          <table:table-cell office:value-type="float" office:value="0" table:formula="of:=POWER([.C125]-[.B125]; 2)" table:style-name="ce1">
            <text:p>0</text:p>
          </table:table-cell>
          <table:table-cell office:value-type="float" office:value="0" table:formula="of:=POWER([.D125]-[.C125]; 2)" table:style-name="ce1">
            <text:p>0</text:p>
          </table:table-cell>
          <table:table-cell office:value-type="float" office:value="0" table:formula="of:=POWER([.E125]-[.D125]; 2)" table:style-name="ce1">
            <text:p>0</text:p>
          </table:table-cell>
          <table:table-cell office:value-type="float" office:value="0" table:formula="of:=POWER([.F125]-[.E125]; 2)" table:style-name="ce1">
            <text:p>0</text:p>
          </table:table-cell>
          <table:table-cell office:value-type="float" office:value="0" table:formula="of:=POWER([.G125]-[.F125]; 2)" table:style-name="ce1">
            <text:p>0</text:p>
          </table:table-cell>
          <table:table-cell office:value-type="float" office:value="0" table:formula="of:=POWER([.H125]-[.G125]; 2)" table:style-name="ce1">
            <text:p>0</text:p>
          </table:table-cell>
          <table:table-cell office:value-type="float" office:value="0" table:formula="of:=POWER([.I125]-[.H125]; 2)" table:style-name="ce1">
            <text:p>0</text:p>
          </table:table-cell>
          <table:table-cell office:value-type="float" office:value="0" table:formula="of:=POWER([.J125]-[.I125]; 2)" table:style-name="ce1">
            <text:p>0</text:p>
          </table:table-cell>
          <table:table-cell office:value-type="float" office:value="0" table:formula="of:=POWER([.K125]-[.J125]; 2)" table:style-name="ce1">
            <text:p>0</text:p>
          </table:table-cell>
          <table:table-cell office:value-type="float" office:value="0" table:formula="of:=POWER([.L125]-[.K125]; 2)" table:style-name="ce1">
            <text:p>0</text:p>
          </table:table-cell>
          <table:table-cell table:number-columns-repeated="16360"/>
        </table:table-row>
        <table:table-row table:number-rows-repeated="10484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730</meta:generator>
    <dc:creator>Andrey Khasanov</dc:creator>
    <meta:creation-date>2017-12-20T12:33:56Z</meta:creation-date>
    <dc:date>2017-12-20T10:47:02Z</dc:date>
    <meta:editing-cycles>2</meta:editing-cycles>
    <meta:editing-duration>PT48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Weights difference</text:p>
        </chart:title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Number of initial games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Difference</text:p>
            </chart:title>
            <chart:grid chart:class="major" chart:style-name="GMa1"/>
          </chart:axis>
          <chart:series chart:label-cell-address="local-table.$C$1" chart:values-cell-range-address="local-table.$C$2:.$C$12" chart:class="chart:scatter" chart:attached-axis="primary-y" chart:style-name="G0S0">
            <chart:domain table:cell-range-address="local-table.$B$2:.$B$12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Series1</text:p>
              </table:table-cell>
            </table:table-row>
          </table:table-header-rows>
          <table:table-row>
            <table:table-cell office:value-type="string">
              <text:p>10000</text:p>
            </table:table-cell>
            <table:table-cell office:value-type="float" office:value="10000"/>
            <table:table-cell office:value-type="float" office:value="5.1399813107635097"/>
          </table:table-row>
          <table:table-row>
            <table:table-cell office:value-type="string">
              <text:p>100000</text:p>
            </table:table-cell>
            <table:table-cell office:value-type="float" office:value="100000"/>
            <table:table-cell office:value-type="float" office:value="7.9789012425182291"/>
          </table:table-row>
          <table:table-row>
            <table:table-cell office:value-type="string">
              <text:p>200000</text:p>
            </table:table-cell>
            <table:table-cell office:value-type="float" office:value="200000"/>
            <table:table-cell office:value-type="float" office:value="1.7433772028843146"/>
          </table:table-row>
          <table:table-row>
            <table:table-cell office:value-type="string">
              <text:p>300000</text:p>
            </table:table-cell>
            <table:table-cell office:value-type="float" office:value="300000"/>
            <table:table-cell office:value-type="float" office:value="1.021401975924721"/>
          </table:table-row>
          <table:table-row>
            <table:table-cell office:value-type="string">
              <text:p>400000</text:p>
            </table:table-cell>
            <table:table-cell office:value-type="float" office:value="400000"/>
            <table:table-cell office:value-type="float" office:value="0.69015677013713139"/>
          </table:table-row>
          <table:table-row>
            <table:table-cell office:value-type="string">
              <text:p>500000</text:p>
            </table:table-cell>
            <table:table-cell office:value-type="float" office:value="500000"/>
            <table:table-cell office:value-type="float" office:value="0.57175650961999913"/>
          </table:table-row>
          <table:table-row>
            <table:table-cell office:value-type="string">
              <text:p>600000</text:p>
            </table:table-cell>
            <table:table-cell office:value-type="float" office:value="600000"/>
            <table:table-cell office:value-type="float" office:value="0.68988368458657612"/>
          </table:table-row>
          <table:table-row>
            <table:table-cell office:value-type="string">
              <text:p>700000</text:p>
            </table:table-cell>
            <table:table-cell office:value-type="float" office:value="700000"/>
            <table:table-cell office:value-type="float" office:value="1.8843499759827702"/>
          </table:table-row>
          <table:table-row>
            <table:table-cell office:value-type="string">
              <text:p>800000</text:p>
            </table:table-cell>
            <table:table-cell office:value-type="float" office:value="800000"/>
            <table:table-cell office:value-type="float" office:value="0.85378856221414057"/>
          </table:table-row>
          <table:table-row>
            <table:table-cell office:value-type="string">
              <text:p>900000</text:p>
            </table:table-cell>
            <table:table-cell office:value-type="float" office:value="900000"/>
            <table:table-cell office:value-type="float" office:value="0.89296201816634657"/>
          </table:table-row>
          <table:table-row>
            <table:table-cell office:value-type="string">
              <text:p>1000000</text:p>
            </table:table-cell>
            <table:table-cell office:value-type="float" office:value="1000000"/>
            <table:table-cell office:value-type="float" office:value="0.73407206029009764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